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AMS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05671" calcext:value-type="float">
            <text:p>0.0305671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0144818" calcext:value-type="float">
            <text:p>0.0144818</text:p>
          </table:table-cell>
          <table:table-cell office:value-type="float" office:value="270" calcext:value-type="float">
            <text:p>270</text:p>
          </table:table-cell>
          <table:table-cell office:value-type="float" office:value="21.4425" calcext:value-type="float">
            <text:p>21.4425</text:p>
          </table:table-cell>
          <table:table-cell office:value-type="float" office:value="-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0.0313522" calcext:value-type="float">
            <text:p>0.0313522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0282383" calcext:value-type="float">
            <text:p>0.02823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.0314644" calcext:value-type="float">
            <text:p>0.0314644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0422064" calcext:value-type="float">
            <text:p>0.042206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0.0314967" calcext:value-type="float">
            <text:p>0.0314967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0562174" calcext:value-type="float">
            <text:p>0.056217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0.0316494" calcext:value-type="float">
            <text:p>0.0316494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0699329" calcext:value-type="float">
            <text:p>0.069932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.0317091" calcext:value-type="float">
            <text:p>0.031709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0837615" calcext:value-type="float">
            <text:p>0.083761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.0327772" calcext:value-type="float">
            <text:p>0.0327772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0945373" calcext:value-type="float">
            <text:p>0.094537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0.0332505" calcext:value-type="float">
            <text:p>0.033250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106505" calcext:value-type="float">
            <text:p>0.10650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.0335944" calcext:value-type="float">
            <text:p>0.0335944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118591" calcext:value-type="float">
            <text:p>0.11859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.0338438" calcext:value-type="float">
            <text:p>0.0338438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130797" calcext:value-type="float">
            <text:p>0.130797</text:p>
          </table:table-cell>
          <table:table-cell office:value-type="float" office:value="270" calcext:value-type="float">
            <text:p>270</text:p>
          </table:table-cell>
          <table:table-cell office:value-type="float" office:value="31.444" calcext:value-type="float">
            <text:p>31.444</text:p>
          </table:table-cell>
          <table:table-cell office:value-type="float" office:value="-0" calcext:value-type="float">
            <text:p>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0.0338649" calcext:value-type="float">
            <text:p>0.0338649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143787" calcext:value-type="float">
            <text:p>0.1437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0.0339782" calcext:value-type="float">
            <text:p>0.0339782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156335" calcext:value-type="float">
            <text:p>0.156335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0.0341437" calcext:value-type="float">
            <text:p>0.0341437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168543" calcext:value-type="float">
            <text:p>0.16854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0.0344171" calcext:value-type="float">
            <text:p>0.0344171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180065" calcext:value-type="float">
            <text:p>0.18006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0.0344995" calcext:value-type="float">
            <text:p>0.034499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192467" calcext:value-type="float">
            <text:p>0.19246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0.0345116" calcext:value-type="float">
            <text:p>0.0345116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05226" calcext:value-type="float">
            <text:p>0.2052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0.034736" calcext:value-type="float">
            <text:p>0.034736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16644" calcext:value-type="float">
            <text:p>0.21664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0.0347767" calcext:value-type="float">
            <text:p>0.0347767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29119" calcext:value-type="float">
            <text:p>0.229119</text:p>
          </table:table-cell>
          <table:table-cell office:value-type="float" office:value="270" calcext:value-type="float">
            <text:p>270</text:p>
          </table:table-cell>
          <table:table-cell office:value-type="float" office:value="11.4435" calcext:value-type="float">
            <text:p>11.4435</text:p>
          </table:table-cell>
          <table:table-cell office:value-type="float" office:value="-0" calcext:value-type="float">
            <text:p>0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0.0347998" calcext:value-type="float">
            <text:p>0.034799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41687" calcext:value-type="float">
            <text:p>0.24168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0.0350897" calcext:value-type="float">
            <text:p>0.0350897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52306" calcext:value-type="float">
            <text:p>0.25230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0.0350962" calcext:value-type="float">
            <text:p>0.0350962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64872" calcext:value-type="float">
            <text:p>0.26487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0.0356519" calcext:value-type="float">
            <text:p>0.0356519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7316" calcext:value-type="float">
            <text:p>0.2731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.0358202" calcext:value-type="float">
            <text:p>0.035820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84234" calcext:value-type="float">
            <text:p>0.28423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0.0362285" calcext:value-type="float">
            <text:p>0.0362285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9325" calcext:value-type="float">
            <text:p>0.2932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0.0362351" calcext:value-type="float">
            <text:p>0.0362351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305413" calcext:value-type="float">
            <text:p>0.30541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0.0363427" calcext:value-type="float">
            <text:p>0.0363427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316689" calcext:value-type="float">
            <text:p>0.31668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0.0364817" calcext:value-type="float">
            <text:p>0.0364817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327616" calcext:value-type="float">
            <text:p>0.32761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0.0365279" calcext:value-type="float">
            <text:p>0.0365279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339321" calcext:value-type="float">
            <text:p>0.3393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0.0366253" calcext:value-type="float">
            <text:p>0.036625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350505" calcext:value-type="float">
            <text:p>0.3505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.0367475" calcext:value-type="float">
            <text:p>0.03674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361385" calcext:value-type="float">
            <text:p>0.36138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0.0367888" calcext:value-type="float">
            <text:p>0.0367888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373012" calcext:value-type="float">
            <text:p>0.3730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.0368866" calcext:value-type="float">
            <text:p>0.0368866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384024" calcext:value-type="float">
            <text:p>0.3840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0.0373692" calcext:value-type="float">
            <text:p>0.0373692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39091" calcext:value-type="float">
            <text:p>0.3909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0.0375069" calcext:value-type="float">
            <text:p>0.0375069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401278" calcext:value-type="float">
            <text:p>0.40127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0.0375862" calcext:value-type="float">
            <text:p>0.0375862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412209" calcext:value-type="float">
            <text:p>0.41220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0.0377835" calcext:value-type="float">
            <text:p>0.0377835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421772" calcext:value-type="float">
            <text:p>0.42177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0.0380091" calcext:value-type="float">
            <text:p>0.038009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430914" calcext:value-type="float">
            <text:p>0.43091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0.0383608" calcext:value-type="float">
            <text:p>0.0383608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438503" calcext:value-type="float">
            <text:p>0.4385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0.0384139" calcext:value-type="float">
            <text:p>0.0384139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449421" calcext:value-type="float">
            <text:p>0.44942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0.0384234" calcext:value-type="float">
            <text:p>0.0384234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46083" calcext:value-type="float">
            <text:p>0.4608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0.0384427" calcext:value-type="float">
            <text:p>0.0384427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472114" calcext:value-type="float">
            <text:p>0.472114</text:p>
          </table:table-cell>
          <table:table-cell office:value-type="float" office:value="270" calcext:value-type="float">
            <text:p>270</text:p>
          </table:table-cell>
          <table:table-cell office:value-type="float" office:value="51.4426" calcext:value-type="float">
            <text:p>51.4426</text:p>
          </table:table-cell>
          <table:table-cell office:value-type="float" office:value="-0" calcext:value-type="float">
            <text:p>0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0.0384725" calcext:value-type="float">
            <text:p>0.0384725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483254" calcext:value-type="float">
            <text:p>0.483254</text:p>
          </table:table-cell>
          <table:table-cell office:value-type="float" office:value="270" calcext:value-type="float">
            <text:p>270</text:p>
          </table:table-cell>
          <table:table-cell office:value-type="float" office:value="41.4421" calcext:value-type="float">
            <text:p>41.442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0.0387009" calcext:value-type="float">
            <text:p>0.0387009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491841" calcext:value-type="float">
            <text:p>0.49184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0.0390235" calcext:value-type="float">
            <text:p>0.0390235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499118" calcext:value-type="float">
            <text:p>0.49911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0.0391824" calcext:value-type="float">
            <text:p>0.0391824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508392" calcext:value-type="float">
            <text:p>0.50839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0.0392116" calcext:value-type="float">
            <text:p>0.0392116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519302" calcext:value-type="float">
            <text:p>0.5193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0.0395716" calcext:value-type="float">
            <text:p>0.0395716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525765" calcext:value-type="float">
            <text:p>0.52576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0.0396981" calcext:value-type="float">
            <text:p>0.0396981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53524" calcext:value-type="float">
            <text:p>0.5352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0.0397194" calcext:value-type="float">
            <text:p>0.0397194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546097" calcext:value-type="float">
            <text:p>0.54609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0.039953" calcext:value-type="float">
            <text:p>0.039953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553984" calcext:value-type="float">
            <text:p>0.55398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705671" calcext:value-type="float">
            <text:p>0.0705671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319922" calcext:value-type="float">
            <text:p>0.319922</text:p>
          </table:table-cell>
          <table:table-cell office:value-type="float" office:value="270" calcext:value-type="float">
            <text:p>270</text:p>
          </table:table-cell>
          <table:table-cell office:value-type="float" office:value="21.4409" calcext:value-type="float">
            <text:p>21.4409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0.0713522" calcext:value-type="float">
            <text:p>0.0713522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322606" calcext:value-type="float">
            <text:p>0.3226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0.0714644" calcext:value-type="float">
            <text:p>0.0714644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328294" calcext:value-type="float">
            <text:p>0.32829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0.0714967" calcext:value-type="float">
            <text:p>0.0714967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334337" calcext:value-type="float">
            <text:p>0.33433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0.0716494" calcext:value-type="float">
            <text:p>0.0716494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339803" calcext:value-type="float">
            <text:p>0.33980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0.0717091" calcext:value-type="float">
            <text:p>0.071709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345693" calcext:value-type="float">
            <text:p>0.34569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0.0727772" calcext:value-type="float">
            <text:p>0.0727772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346702" calcext:value-type="float">
            <text:p>0.3467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0.0732505" calcext:value-type="float">
            <text:p>0.073250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350505" calcext:value-type="float">
            <text:p>0.35050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0.0735944" calcext:value-type="float">
            <text:p>0.0735944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354882" calcext:value-type="float">
            <text:p>0.35488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0.0738438" calcext:value-type="float">
            <text:p>0.0738438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359678" calcext:value-type="float">
            <text:p>0.359678</text:p>
          </table:table-cell>
          <table:table-cell office:value-type="float" office:value="270" calcext:value-type="float">
            <text:p>270</text:p>
          </table:table-cell>
          <table:table-cell office:value-type="float" office:value="31.4432" calcext:value-type="float">
            <text:p>31.443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0.0738649" calcext:value-type="float">
            <text:p>0.0738649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365568" calcext:value-type="float">
            <text:p>0.36556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0.0739782" calcext:value-type="float">
            <text:p>0.0739782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370992" calcext:value-type="float">
            <text:p>0.370992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0.0741437" calcext:value-type="float">
            <text:p>0.0741437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376135" calcext:value-type="float">
            <text:p>0.3761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0.0744171" calcext:value-type="float">
            <text:p>0.0744171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380701" calcext:value-type="float">
            <text:p>0.3807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0.0744995" calcext:value-type="float">
            <text:p>0.074499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386222" calcext:value-type="float">
            <text:p>0.38622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0.0745116" calcext:value-type="float">
            <text:p>0.0745116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3921" calcext:value-type="float">
            <text:p>0.39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0.074736" calcext:value-type="float">
            <text:p>0.074736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396846" calcext:value-type="float">
            <text:p>0.39684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0.0747767" calcext:value-type="float">
            <text:p>0.0747767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40255" calcext:value-type="float">
            <text:p>0.40255</text:p>
          </table:table-cell>
          <table:table-cell office:value-type="float" office:value="270" calcext:value-type="float">
            <text:p>270</text:p>
          </table:table-cell>
          <table:table-cell office:value-type="float" office:value="11.4425" calcext:value-type="float">
            <text:p>11.442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0.0747998" calcext:value-type="float">
            <text:p>0.074799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408343" calcext:value-type="float">
            <text:p>0.40834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0.0750897" calcext:value-type="float">
            <text:p>0.0750897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412662" calcext:value-type="float">
            <text:p>0.41266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0.0750962" calcext:value-type="float">
            <text:p>0.0750962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418521" calcext:value-type="float">
            <text:p>0.4185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0.0756519" calcext:value-type="float">
            <text:p>0.0756519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421298" calcext:value-type="float">
            <text:p>0.42129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0.0758202" calcext:value-type="float">
            <text:p>0.075820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426201" calcext:value-type="float">
            <text:p>0.4262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0.0762285" calcext:value-type="float">
            <text:p>0.0762285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429726" calcext:value-type="float">
            <text:p>0.42972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0.0762351" calcext:value-type="float">
            <text:p>0.0762351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435495" calcext:value-type="float">
            <text:p>0.43549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0.0763427" calcext:value-type="float">
            <text:p>0.0763427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440679" calcext:value-type="float">
            <text:p>0.4406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0.0764817" calcext:value-type="float">
            <text:p>0.0764817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445666" calcext:value-type="float">
            <text:p>0.4456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0.0765279" calcext:value-type="float">
            <text:p>0.0765279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451182" calcext:value-type="float">
            <text:p>0.45118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0.0766253" calcext:value-type="float">
            <text:p>0.076625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456386" calcext:value-type="float">
            <text:p>0.45638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0.0767475" calcext:value-type="float">
            <text:p>0.07674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461426" calcext:value-type="float">
            <text:p>0.46142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0.0767888" calcext:value-type="float">
            <text:p>0.0767888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466943" calcext:value-type="float">
            <text:p>0.46694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0.0768866" calcext:value-type="float">
            <text:p>0.0768866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472106" calcext:value-type="float">
            <text:p>0.47210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0.0773692" calcext:value-type="float">
            <text:p>0.0773692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474883" calcext:value-type="float">
            <text:p>0.4748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0.0775069" calcext:value-type="float">
            <text:p>0.0775069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479751" calcext:value-type="float">
            <text:p>0.47975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0.0775862" calcext:value-type="float">
            <text:p>0.0775862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484966" calcext:value-type="float">
            <text:p>0.4849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0.0777835" calcext:value-type="float">
            <text:p>0.0777835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489427" calcext:value-type="float">
            <text:p>0.48942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0.0780091" calcext:value-type="float">
            <text:p>0.078009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493686" calcext:value-type="float">
            <text:p>0.4936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0.0783608" calcext:value-type="float">
            <text:p>0.0783608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497119" calcext:value-type="float">
            <text:p>0.49711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0.0784139" calcext:value-type="float">
            <text:p>0.0784139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502428" calcext:value-type="float">
            <text:p>0.50242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0.0784234" calcext:value-type="float">
            <text:p>0.0784234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508012" calcext:value-type="float">
            <text:p>0.50801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0.0784427" calcext:value-type="float">
            <text:p>0.0784427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51353" calcext:value-type="float">
            <text:p>0.51353</text:p>
          </table:table-cell>
          <table:table-cell office:value-type="float" office:value="270" calcext:value-type="float">
            <text:p>270</text:p>
          </table:table-cell>
          <table:table-cell office:value-type="float" office:value="51.442" calcext:value-type="float">
            <text:p>51.442</text:p>
          </table:table-cell>
          <table:table-cell office:value-type="float" office:value="-0" calcext:value-type="float">
            <text:p>0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0.0784725" calcext:value-type="float">
            <text:p>0.0784725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518976" calcext:value-type="float">
            <text:p>0.518976</text:p>
          </table:table-cell>
          <table:table-cell office:value-type="float" office:value="270" calcext:value-type="float">
            <text:p>270</text:p>
          </table:table-cell>
          <table:table-cell office:value-type="float" office:value="41.4405" calcext:value-type="float">
            <text:p>41.440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0.0787009" calcext:value-type="float">
            <text:p>0.0787009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523095" calcext:value-type="float">
            <text:p>0.5230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0.0790235" calcext:value-type="float">
            <text:p>0.0790235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526561" calcext:value-type="float">
            <text:p>0.52656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0.0791824" calcext:value-type="float">
            <text:p>0.0791824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531095" calcext:value-type="float">
            <text:p>0.53109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0.0792116" calcext:value-type="float">
            <text:p>0.0792116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536487" calcext:value-type="float">
            <text:p>0.5364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0.0795716" calcext:value-type="float">
            <text:p>0.0795716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539623" calcext:value-type="float">
            <text:p>0.53962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0.0796981" calcext:value-type="float">
            <text:p>0.0796981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544321" calcext:value-type="float">
            <text:p>0.5443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0.0797194" calcext:value-type="float">
            <text:p>0.0797194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549728" calcext:value-type="float">
            <text:p>0.54972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0.079953" calcext:value-type="float">
            <text:p>0.079953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553659" calcext:value-type="float">
            <text:p>0.55365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10567" calcext:value-type="float">
            <text:p>0.11056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404364" calcext:value-type="float">
            <text:p>0.404364</text:p>
          </table:table-cell>
          <table:table-cell office:value-type="float" office:value="270" calcext:value-type="float">
            <text:p>270</text:p>
          </table:table-cell>
          <table:table-cell office:value-type="float" office:value="21.4392" calcext:value-type="float">
            <text:p>21.439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0.111352" calcext:value-type="float">
            <text:p>0.111352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405488" calcext:value-type="float">
            <text:p>0.40548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0.111464" calcext:value-type="float">
            <text:p>0.111464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409051" calcext:value-type="float">
            <text:p>0.40905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0.111497" calcext:value-type="float">
            <text:p>0.111497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412903" calcext:value-type="float">
            <text:p>0.4129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0.111649" calcext:value-type="float">
            <text:p>0.111649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416303" calcext:value-type="float">
            <text:p>0.41630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0.111709" calcext:value-type="float">
            <text:p>0.111709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420043" calcext:value-type="float">
            <text:p>0.42004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0.112777" calcext:value-type="float">
            <text:p>0.112777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41999" calcext:value-type="float">
            <text:p>0.4199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0.11325" calcext:value-type="float">
            <text:p>0.11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422144" calcext:value-type="float">
            <text:p>0.42214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0.113594" calcext:value-type="float">
            <text:p>0.113594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424763" calcext:value-type="float">
            <text:p>0.42476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0.113844" calcext:value-type="float">
            <text:p>0.11384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42772" calcext:value-type="float">
            <text:p>0.42772</text:p>
          </table:table-cell>
          <table:table-cell office:value-type="float" office:value="270" calcext:value-type="float">
            <text:p>270</text:p>
          </table:table-cell>
          <table:table-cell office:value-type="float" office:value="31.4411" calcext:value-type="float">
            <text:p>31.441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0.113865" calcext:value-type="float">
            <text:p>0.113865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431529" calcext:value-type="float">
            <text:p>0.43152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434984" calcext:value-type="float">
            <text:p>0.434984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0.114144" calcext:value-type="float">
            <text:p>0.11414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438231" calcext:value-type="float">
            <text:p>0.43823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0.114417" calcext:value-type="float">
            <text:p>0.114417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441053" calcext:value-type="float">
            <text:p>0.44105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0.114499" calcext:value-type="float">
            <text:p>0.114499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444602" calcext:value-type="float">
            <text:p>0.4446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0.114512" calcext:value-type="float">
            <text:p>0.114512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44842" calcext:value-type="float">
            <text:p>0.4484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0.114736" calcext:value-type="float">
            <text:p>0.114736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451401" calcext:value-type="float">
            <text:p>0.4514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0.114777" calcext:value-type="float">
            <text:p>0.114777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455098" calcext:value-type="float">
            <text:p>0.455098</text:p>
          </table:table-cell>
          <table:table-cell office:value-type="float" office:value="270" calcext:value-type="float">
            <text:p>270</text:p>
          </table:table-cell>
          <table:table-cell office:value-type="float" office:value="11.4421" calcext:value-type="float">
            <text:p>11.442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0.1148" calcext:value-type="float">
            <text:p>0.11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458863" calcext:value-type="float">
            <text:p>0.4588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0.11509" calcext:value-type="float">
            <text:p>0.11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461553" calcext:value-type="float">
            <text:p>0.46155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0.115096" calcext:value-type="float">
            <text:p>0.115096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465373" calcext:value-type="float">
            <text:p>0.46537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0.115652" calcext:value-type="float">
            <text:p>0.115652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466965" calcext:value-type="float">
            <text:p>0.46696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0.11582" calcext:value-type="float">
            <text:p>0.11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470108" calcext:value-type="float">
            <text:p>0.4701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0.116228" calcext:value-type="float">
            <text:p>0.116228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472265" calcext:value-type="float">
            <text:p>0.47226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0.116235" calcext:value-type="float">
            <text:p>0.116235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476047" calcext:value-type="float">
            <text:p>0.4760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0.116343" calcext:value-type="float">
            <text:p>0.116343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479411" calcext:value-type="float">
            <text:p>0.47941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0.116482" calcext:value-type="float">
            <text:p>0.116482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482639" calcext:value-type="float">
            <text:p>0.48263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0.116528" calcext:value-type="float">
            <text:p>0.116528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486247" calcext:value-type="float">
            <text:p>0.48624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0.116625" calcext:value-type="float">
            <text:p>0.116625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489637" calcext:value-type="float">
            <text:p>0.48963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0.116748" calcext:value-type="float">
            <text:p>0.116748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492916" calcext:value-type="float">
            <text:p>0.49291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0.116789" calcext:value-type="float">
            <text:p>0.11678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496532" calcext:value-type="float">
            <text:p>0.49653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0.116887" calcext:value-type="float">
            <text:p>0.116887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499903" calcext:value-type="float">
            <text:p>0.49990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0.117369" calcext:value-type="float">
            <text:p>0.117369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501619" calcext:value-type="float">
            <text:p>0.50161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0.117507" calcext:value-type="float">
            <text:p>0.117507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504799" calcext:value-type="float">
            <text:p>0.50479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0.117586" calcext:value-type="float">
            <text:p>0.117586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508223" calcext:value-type="float">
            <text:p>0.50822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0.117783" calcext:value-type="float">
            <text:p>0.117783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51113" calcext:value-type="float">
            <text:p>0.5111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0.118009" calcext:value-type="float">
            <text:p>0.118009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513904" calcext:value-type="float">
            <text:p>0.51390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0.118361" calcext:value-type="float">
            <text:p>0.118361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516117" calcext:value-type="float">
            <text:p>0.51611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0.118414" calcext:value-type="float">
            <text:p>0.118414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519624" calcext:value-type="float">
            <text:p>0.5196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0.118423" calcext:value-type="float">
            <text:p>0.118423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52332" calcext:value-type="float">
            <text:p>0.5233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0.118443" calcext:value-type="float">
            <text:p>0.118443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526972" calcext:value-type="float">
            <text:p>0.526972</text:p>
          </table:table-cell>
          <table:table-cell office:value-type="float" office:value="270" calcext:value-type="float">
            <text:p>270</text:p>
          </table:table-cell>
          <table:table-cell office:value-type="float" office:value="51.442" calcext:value-type="float">
            <text:p>51.4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0.118473" calcext:value-type="float">
            <text:p>0.118473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530576" calcext:value-type="float">
            <text:p>0.530576</text:p>
          </table:table-cell>
          <table:table-cell office:value-type="float" office:value="270" calcext:value-type="float">
            <text:p>270</text:p>
          </table:table-cell>
          <table:table-cell office:value-type="float" office:value="41.4392" calcext:value-type="float">
            <text:p>41.439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0.118701" calcext:value-type="float">
            <text:p>0.118701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533284" calcext:value-type="float">
            <text:p>0.53328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0.119023" calcext:value-type="float">
            <text:p>0.119023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535558" calcext:value-type="float">
            <text:p>0.53555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0.119182" calcext:value-type="float">
            <text:p>0.119182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538558" calcext:value-type="float">
            <text:p>0.53855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0.119212" calcext:value-type="float">
            <text:p>0.119212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54214" calcext:value-type="float">
            <text:p>0.5421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0.119572" calcext:value-type="float">
            <text:p>0.119572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54421" calcext:value-type="float">
            <text:p>0.544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0.119698" calcext:value-type="float">
            <text:p>0.119698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547333" calcext:value-type="float">
            <text:p>0.54733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0.119719" calcext:value-type="float">
            <text:p>0.119719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550932" calcext:value-type="float">
            <text:p>0.55093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0.119953" calcext:value-type="float">
            <text:p>0.119953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55355" calcext:value-type="float">
            <text:p>0.5535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50567" calcext:value-type="float">
            <text:p>0.15056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443939" calcext:value-type="float">
            <text:p>0.443939</text:p>
          </table:table-cell>
          <table:table-cell office:value-type="float" office:value="270" calcext:value-type="float">
            <text:p>270</text:p>
          </table:table-cell>
          <table:table-cell office:value-type="float" office:value="21.4392" calcext:value-type="float">
            <text:p>21.439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0.151352" calcext:value-type="float">
            <text:p>0.151352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444561" calcext:value-type="float">
            <text:p>0.44456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0.151464" calcext:value-type="float">
            <text:p>0.151464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447155" calcext:value-type="float">
            <text:p>0.44715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0.151497" calcext:value-type="float">
            <text:p>0.151497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449981" calcext:value-type="float">
            <text:p>0.4499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0.151649" calcext:value-type="float">
            <text:p>0.151649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452447" calcext:value-type="float">
            <text:p>0.4524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0.151709" calcext:value-type="float">
            <text:p>0.151709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455187" calcext:value-type="float">
            <text:p>0.45518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0.152777" calcext:value-type="float">
            <text:p>0.152777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454902" calcext:value-type="float">
            <text:p>0.4549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0.15325" calcext:value-type="float">
            <text:p>0.1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456386" calcext:value-type="float">
            <text:p>0.4563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0.153594" calcext:value-type="float">
            <text:p>0.153594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458246" calcext:value-type="float">
            <text:p>0.45824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0.153844" calcext:value-type="float">
            <text:p>0.15384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46038" calcext:value-type="float">
            <text:p>0.46038</text:p>
          </table:table-cell>
          <table:table-cell office:value-type="float" office:value="270" calcext:value-type="float">
            <text:p>270</text:p>
          </table:table-cell>
          <table:table-cell office:value-type="float" office:value="31.4411" calcext:value-type="float">
            <text:p>31.441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0.153865" calcext:value-type="float">
            <text:p>0.153865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463194" calcext:value-type="float">
            <text:p>0.46319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0.153978" calcext:value-type="float">
            <text:p>0.15397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465728" calcext:value-type="float">
            <text:p>0.465728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0.154144" calcext:value-type="float">
            <text:p>0.15414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4681" calcext:value-type="float">
            <text:p>0.46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0.154417" calcext:value-type="float">
            <text:p>0.154417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470138" calcext:value-type="float">
            <text:p>0.47013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0.154499" calcext:value-type="float">
            <text:p>0.154499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472752" calcext:value-type="float">
            <text:p>0.47275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0.154512" calcext:value-type="float">
            <text:p>0.154512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47558" calcext:value-type="float">
            <text:p>0.475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0.154736" calcext:value-type="float">
            <text:p>0.154736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477751" calcext:value-type="float">
            <text:p>0.47775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0.154777" calcext:value-type="float">
            <text:p>0.154777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480486" calcext:value-type="float">
            <text:p>0.480486</text:p>
          </table:table-cell>
          <table:table-cell office:value-type="float" office:value="270" calcext:value-type="float">
            <text:p>270</text:p>
          </table:table-cell>
          <table:table-cell office:value-type="float" office:value="11.4421" calcext:value-type="float">
            <text:p>11.442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0.1548" calcext:value-type="float">
            <text:p>0.1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483274" calcext:value-type="float">
            <text:p>0.48327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0.15509" calcext:value-type="float">
            <text:p>0.1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485225" calcext:value-type="float">
            <text:p>0.48522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0.155096" calcext:value-type="float">
            <text:p>0.155096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488058" calcext:value-type="float">
            <text:p>0.4880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0.155652" calcext:value-type="float">
            <text:p>0.155652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48916" calcext:value-type="float">
            <text:p>0.4891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0.15582" calcext:value-type="float">
            <text:p>0.1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491472" calcext:value-type="float">
            <text:p>0.49147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0.156228" calcext:value-type="float">
            <text:p>0.156228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493022" calcext:value-type="float">
            <text:p>0.49302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0.156235" calcext:value-type="float">
            <text:p>0.156235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495834" calcext:value-type="float">
            <text:p>0.49583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0.156343" calcext:value-type="float">
            <text:p>0.156343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498324" calcext:value-type="float">
            <text:p>0.49832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0.156482" calcext:value-type="float">
            <text:p>0.156482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50071" calcext:value-type="float">
            <text:p>0.500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0.156528" calcext:value-type="float">
            <text:p>0.156528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503391" calcext:value-type="float">
            <text:p>0.50339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0.156625" calcext:value-type="float">
            <text:p>0.156625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505904" calcext:value-type="float">
            <text:p>0.50590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0.156748" calcext:value-type="float">
            <text:p>0.156748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508333" calcext:value-type="float">
            <text:p>0.50833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0.156789" calcext:value-type="float">
            <text:p>0.15678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511023" calcext:value-type="float">
            <text:p>0.51102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0.156887" calcext:value-type="float">
            <text:p>0.156887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513526" calcext:value-type="float">
            <text:p>0.51352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0.157369" calcext:value-type="float">
            <text:p>0.157369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514764" calcext:value-type="float">
            <text:p>0.5147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0.157507" calcext:value-type="float">
            <text:p>0.157507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517125" calcext:value-type="float">
            <text:p>0.51712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0.157586" calcext:value-type="float">
            <text:p>0.157586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519673" calcext:value-type="float">
            <text:p>0.51967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0.157783" calcext:value-type="float">
            <text:p>0.157783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521829" calcext:value-type="float">
            <text:p>0.52182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0.158009" calcext:value-type="float">
            <text:p>0.158009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523885" calcext:value-type="float">
            <text:p>0.52388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0.158361" calcext:value-type="float">
            <text:p>0.158361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525517" calcext:value-type="float">
            <text:p>0.52551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0.158414" calcext:value-type="float">
            <text:p>0.158414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528136" calcext:value-type="float">
            <text:p>0.52813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0.158423" calcext:value-type="float">
            <text:p>0.158423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530898" calcext:value-type="float">
            <text:p>0.53089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0.158443" calcext:value-type="float">
            <text:p>0.158443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533627" calcext:value-type="float">
            <text:p>0.533627</text:p>
          </table:table-cell>
          <table:table-cell office:value-type="float" office:value="270" calcext:value-type="float">
            <text:p>270</text:p>
          </table:table-cell>
          <table:table-cell office:value-type="float" office:value="51.442" calcext:value-type="float">
            <text:p>51.4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0.158473" calcext:value-type="float">
            <text:p>0.158473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53632" calcext:value-type="float">
            <text:p>0.53632</text:p>
          </table:table-cell>
          <table:table-cell office:value-type="float" office:value="270" calcext:value-type="float">
            <text:p>270</text:p>
          </table:table-cell>
          <table:table-cell office:value-type="float" office:value="41.4392" calcext:value-type="float">
            <text:p>41.439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0.158701" calcext:value-type="float">
            <text:p>0.158701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538338" calcext:value-type="float">
            <text:p>0.53833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0.159023" calcext:value-type="float">
            <text:p>0.159023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540029" calcext:value-type="float">
            <text:p>0.54002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0.159182" calcext:value-type="float">
            <text:p>0.159182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542271" calcext:value-type="float">
            <text:p>0.54227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0.159212" calcext:value-type="float">
            <text:p>0.159212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544952" calcext:value-type="float">
            <text:p>0.54495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0.159572" calcext:value-type="float">
            <text:p>0.159572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546497" calcext:value-type="float">
            <text:p>0.54649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0.159698" calcext:value-type="float">
            <text:p>0.159698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548836" calcext:value-type="float">
            <text:p>0.54883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0.159719" calcext:value-type="float">
            <text:p>0.159719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551534" calcext:value-type="float">
            <text:p>0.55153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0.159953" calcext:value-type="float">
            <text:p>0.159953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553496" calcext:value-type="float">
            <text:p>0.55349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250567" calcext:value-type="float">
            <text:p>0.25056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355098" calcext:value-type="float">
            <text:p>0.355098</text:p>
          </table:table-cell>
          <table:table-cell office:value-type="float" office:value="270" calcext:value-type="float">
            <text:p>270</text:p>
          </table:table-cell>
          <table:table-cell office:value-type="float" office:value="21.438" calcext:value-type="float">
            <text:p>21.438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0.251352" calcext:value-type="float">
            <text:p>0.251352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355751" calcext:value-type="float">
            <text:p>0.35575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0.251464" calcext:value-type="float">
            <text:p>0.251464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357352" calcext:value-type="float">
            <text:p>0.35735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0.251497" calcext:value-type="float">
            <text:p>0.251497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359066" calcext:value-type="float">
            <text:p>0.3590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0.251649" calcext:value-type="float">
            <text:p>0.251649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360608" calcext:value-type="float">
            <text:p>0.3606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0.251709" calcext:value-type="float">
            <text:p>0.251709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362281" calcext:value-type="float">
            <text:p>0.3622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0.252777" calcext:value-type="float">
            <text:p>0.252777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362501" calcext:value-type="float">
            <text:p>0.36250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0.25325" calcext:value-type="float">
            <text:p>0.2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363572" calcext:value-type="float">
            <text:p>0.36357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0.253594" calcext:value-type="float">
            <text:p>0.253594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364824" calcext:value-type="float">
            <text:p>0.3648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0.253844" calcext:value-type="float">
            <text:p>0.25384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366209" calcext:value-type="float">
            <text:p>0.366209</text:p>
          </table:table-cell>
          <table:table-cell office:value-type="float" office:value="270" calcext:value-type="float">
            <text:p>270</text:p>
          </table:table-cell>
          <table:table-cell office:value-type="float" office:value="31.4397" calcext:value-type="float">
            <text:p>31.4397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0.253865" calcext:value-type="float">
            <text:p>0.253865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367923" calcext:value-type="float">
            <text:p>0.36792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0.253978" calcext:value-type="float">
            <text:p>0.25397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369502" calcext:value-type="float">
            <text:p>0.369502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0.254144" calcext:value-type="float">
            <text:p>0.25414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371003" calcext:value-type="float">
            <text:p>0.3710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0.254417" calcext:value-type="float">
            <text:p>0.254417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372344" calcext:value-type="float">
            <text:p>0.37234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0.254499" calcext:value-type="float">
            <text:p>0.254499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373963" calcext:value-type="float">
            <text:p>0.37396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0.254512" calcext:value-type="float">
            <text:p>0.254512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375684" calcext:value-type="float">
            <text:p>0.37568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0.254736" calcext:value-type="float">
            <text:p>0.254736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377091" calcext:value-type="float">
            <text:p>0.37709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0.254777" calcext:value-type="float">
            <text:p>0.254777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378768" calcext:value-type="float">
            <text:p>0.378768</text:p>
          </table:table-cell>
          <table:table-cell office:value-type="float" office:value="270" calcext:value-type="float">
            <text:p>270</text:p>
          </table:table-cell>
          <table:table-cell office:value-type="float" office:value="11.4412" calcext:value-type="float">
            <text:p>11.441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0.2548" calcext:value-type="float">
            <text:p>0.2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380471" calcext:value-type="float">
            <text:p>0.3804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0.25509" calcext:value-type="float">
            <text:p>0.2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381774" calcext:value-type="float">
            <text:p>0.38177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0.255096" calcext:value-type="float">
            <text:p>0.255096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3835" calcext:value-type="float">
            <text:p>0.38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0.255652" calcext:value-type="float">
            <text:p>0.255652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384398" calcext:value-type="float">
            <text:p>0.38439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0.25582" calcext:value-type="float">
            <text:p>0.2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385875" calcext:value-type="float">
            <text:p>0.38587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0.256228" calcext:value-type="float">
            <text:p>0.256228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386988" calcext:value-type="float">
            <text:p>0.38698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0.256235" calcext:value-type="float">
            <text:p>0.256235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388706" calcext:value-type="float">
            <text:p>0.38870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0.256343" calcext:value-type="float">
            <text:p>0.256343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390269" calcext:value-type="float">
            <text:p>0.39026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0.256482" calcext:value-type="float">
            <text:p>0.256482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391784" calcext:value-type="float">
            <text:p>0.39178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0.256528" calcext:value-type="float">
            <text:p>0.256528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393439" calcext:value-type="float">
            <text:p>0.39343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0.256625" calcext:value-type="float">
            <text:p>0.256625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395014" calcext:value-type="float">
            <text:p>0.39501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0.256748" calcext:value-type="float">
            <text:p>0.256748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39655" calcext:value-type="float">
            <text:p>0.3965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0.256789" calcext:value-type="float">
            <text:p>0.25678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398211" calcext:value-type="float">
            <text:p>0.39821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0.256887" calcext:value-type="float">
            <text:p>0.256887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399782" calcext:value-type="float">
            <text:p>0.39978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0.257369" calcext:value-type="float">
            <text:p>0.257369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400752" calcext:value-type="float">
            <text:p>0.40075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0.257507" calcext:value-type="float">
            <text:p>0.257507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402257" calcext:value-type="float">
            <text:p>0.40225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0.257586" calcext:value-type="float">
            <text:p>0.257586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403852" calcext:value-type="float">
            <text:p>0.40385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0.257783" calcext:value-type="float">
            <text:p>0.257783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40526" calcext:value-type="float">
            <text:p>0.4052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0.258009" calcext:value-type="float">
            <text:p>0.258009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406621" calcext:value-type="float">
            <text:p>0.4066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0.258361" calcext:value-type="float">
            <text:p>0.258361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407781" calcext:value-type="float">
            <text:p>0.4077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0.258414" calcext:value-type="float">
            <text:p>0.258414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40941" calcext:value-type="float">
            <text:p>0.4094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0.258423" calcext:value-type="float">
            <text:p>0.258423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411108" calcext:value-type="float">
            <text:p>0.4111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0.258443" calcext:value-type="float">
            <text:p>0.258443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41279" calcext:value-type="float">
            <text:p>0.41279</text:p>
          </table:table-cell>
          <table:table-cell office:value-type="float" office:value="270" calcext:value-type="float">
            <text:p>270</text:p>
          </table:table-cell>
          <table:table-cell office:value-type="float" office:value="51.4656" calcext:value-type="float">
            <text:p>51.46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0.258473" calcext:value-type="float">
            <text:p>0.258473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414455" calcext:value-type="float">
            <text:p>0.414455</text:p>
          </table:table-cell>
          <table:table-cell office:value-type="float" office:value="270" calcext:value-type="float">
            <text:p>270</text:p>
          </table:table-cell>
          <table:table-cell office:value-type="float" office:value="41.4377" calcext:value-type="float">
            <text:p>41.4377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0.258701" calcext:value-type="float">
            <text:p>0.258701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415801" calcext:value-type="float">
            <text:p>0.4158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0.259023" calcext:value-type="float">
            <text:p>0.259023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416992" calcext:value-type="float">
            <text:p>0.41699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0.259182" calcext:value-type="float">
            <text:p>0.259182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418444" calcext:value-type="float">
            <text:p>0.41844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0.259212" calcext:value-type="float">
            <text:p>0.259212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420105" calcext:value-type="float">
            <text:p>0.4201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0.259572" calcext:value-type="float">
            <text:p>0.259572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421227" calcext:value-type="float">
            <text:p>0.42122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0.259698" calcext:value-type="float">
            <text:p>0.259698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422727" calcext:value-type="float">
            <text:p>0.42272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0.259719" calcext:value-type="float">
            <text:p>0.259719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424396" calcext:value-type="float">
            <text:p>0.42439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0.259953" calcext:value-type="float">
            <text:p>0.259953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425718" calcext:value-type="float">
            <text:p>0.42571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350567" calcext:value-type="float">
            <text:p>0.35056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316942" calcext:value-type="float">
            <text:p>0.316942</text:p>
          </table:table-cell>
          <table:table-cell office:value-type="float" office:value="270" calcext:value-type="float">
            <text:p>270</text:p>
          </table:table-cell>
          <table:table-cell office:value-type="float" office:value="21.4353" calcext:value-type="float">
            <text:p>21.4353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0.351352" calcext:value-type="float">
            <text:p>0.351352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317493" calcext:value-type="float">
            <text:p>0.31749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0.351464" calcext:value-type="float">
            <text:p>0.351464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318652" calcext:value-type="float">
            <text:p>0.31865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0.351497" calcext:value-type="float">
            <text:p>0.351497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319882" calcext:value-type="float">
            <text:p>0.31988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0.351649" calcext:value-type="float">
            <text:p>0.351649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321002" calcext:value-type="float">
            <text:p>0.3210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0.351709" calcext:value-type="float">
            <text:p>0.351709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322206" calcext:value-type="float">
            <text:p>0.3222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0.352777" calcext:value-type="float">
            <text:p>0.352777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322485" calcext:value-type="float">
            <text:p>0.32248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0.35325" calcext:value-type="float">
            <text:p>0.3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323306" calcext:value-type="float">
            <text:p>0.3233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0.353594" calcext:value-type="float">
            <text:p>0.353594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324243" calcext:value-type="float">
            <text:p>0.32424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float" office:value="0.353844" calcext:value-type="float">
            <text:p>0.35384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325266" calcext:value-type="float">
            <text:p>0.325266</text:p>
          </table:table-cell>
          <table:table-cell office:value-type="float" office:value="270" calcext:value-type="float">
            <text:p>270</text:p>
          </table:table-cell>
          <table:table-cell office:value-type="float" office:value="31.4375" calcext:value-type="float">
            <text:p>31.437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0.353865" calcext:value-type="float">
            <text:p>0.353865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326497" calcext:value-type="float">
            <text:p>0.32649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0.353978" calcext:value-type="float">
            <text:p>0.35397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327644" calcext:value-type="float">
            <text:p>0.327644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0.354144" calcext:value-type="float">
            <text:p>0.35414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32874" calcext:value-type="float">
            <text:p>0.3287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0.354417" calcext:value-type="float">
            <text:p>0.354417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329736" calcext:value-type="float">
            <text:p>0.32973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0.354499" calcext:value-type="float">
            <text:p>0.354499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330908" calcext:value-type="float">
            <text:p>0.3309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float" office:value="0.354512" calcext:value-type="float">
            <text:p>0.354512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332145" calcext:value-type="float">
            <text:p>0.33214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0.354736" calcext:value-type="float">
            <text:p>0.354736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333183" calcext:value-type="float">
            <text:p>0.3331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0.354777" calcext:value-type="float">
            <text:p>0.354777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334393" calcext:value-type="float">
            <text:p>0.334393</text:p>
          </table:table-cell>
          <table:table-cell office:value-type="float" office:value="270" calcext:value-type="float">
            <text:p>270</text:p>
          </table:table-cell>
          <table:table-cell office:value-type="float" office:value="11.4394" calcext:value-type="float">
            <text:p>11.4394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float" office:value="0.3548" calcext:value-type="float">
            <text:p>0.3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335618" calcext:value-type="float">
            <text:p>0.3356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0.35509" calcext:value-type="float">
            <text:p>0.3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336591" calcext:value-type="float">
            <text:p>0.33659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0.355096" calcext:value-type="float">
            <text:p>0.355096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337831" calcext:value-type="float">
            <text:p>0.33783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0.355652" calcext:value-type="float">
            <text:p>0.355652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338548" calcext:value-type="float">
            <text:p>0.33854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0.35582" calcext:value-type="float">
            <text:p>0.3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339632" calcext:value-type="float">
            <text:p>0.33963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0.356228" calcext:value-type="float">
            <text:p>0.356228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340486" calcext:value-type="float">
            <text:p>0.34048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0.356235" calcext:value-type="float">
            <text:p>0.356235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341722" calcext:value-type="float">
            <text:p>0.34172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0.356343" calcext:value-type="float">
            <text:p>0.356343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342861" calcext:value-type="float">
            <text:p>0.34286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0.356482" calcext:value-type="float">
            <text:p>0.356482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343969" calcext:value-type="float">
            <text:p>0.34396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0.356528" calcext:value-type="float">
            <text:p>0.356528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345166" calcext:value-type="float">
            <text:p>0.3451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0.356625" calcext:value-type="float">
            <text:p>0.356625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346313" calcext:value-type="float">
            <text:p>0.34631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0.356748" calcext:value-type="float">
            <text:p>0.356748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347435" calcext:value-type="float">
            <text:p>0.34743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0.356789" calcext:value-type="float">
            <text:p>0.35678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348636" calcext:value-type="float">
            <text:p>0.34863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0.356887" calcext:value-type="float">
            <text:p>0.356887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349781" calcext:value-type="float">
            <text:p>0.34978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float" office:value="0.357369" calcext:value-type="float">
            <text:p>0.357369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350547" calcext:value-type="float">
            <text:p>0.35054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0.357507" calcext:value-type="float">
            <text:p>0.357507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35165" calcext:value-type="float">
            <text:p>0.3516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0.357586" calcext:value-type="float">
            <text:p>0.357586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35281" calcext:value-type="float">
            <text:p>0.352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0.357783" calcext:value-type="float">
            <text:p>0.357783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353853" calcext:value-type="float">
            <text:p>0.35385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0.358009" calcext:value-type="float">
            <text:p>0.358009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354866" calcext:value-type="float">
            <text:p>0.3548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0.358361" calcext:value-type="float">
            <text:p>0.358361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355753" calcext:value-type="float">
            <text:p>0.35575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0.358414" calcext:value-type="float">
            <text:p>0.358414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356936" calcext:value-type="float">
            <text:p>0.35693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0.358423" calcext:value-type="float">
            <text:p>0.358423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358161" calcext:value-type="float">
            <text:p>0.35816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float" office:value="0.358443" calcext:value-type="float">
            <text:p>0.358443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359377" calcext:value-type="float">
            <text:p>0.359377</text:p>
          </table:table-cell>
          <table:table-cell office:value-type="float" office:value="270" calcext:value-type="float">
            <text:p>270</text:p>
          </table:table-cell>
          <table:table-cell office:value-type="float" office:value="51.527" calcext:value-type="float">
            <text:p>51.52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float" office:value="0.358473" calcext:value-type="float">
            <text:p>0.358473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360582" calcext:value-type="float">
            <text:p>0.360582</text:p>
          </table:table-cell>
          <table:table-cell office:value-type="float" office:value="270" calcext:value-type="float">
            <text:p>270</text:p>
          </table:table-cell>
          <table:table-cell office:value-type="float" office:value="41.435" calcext:value-type="float">
            <text:p>41.43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0.358701" calcext:value-type="float">
            <text:p>0.358701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361586" calcext:value-type="float">
            <text:p>0.3615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0.359023" calcext:value-type="float">
            <text:p>0.359023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362494" calcext:value-type="float">
            <text:p>0.36249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0.359182" calcext:value-type="float">
            <text:p>0.359182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363566" calcext:value-type="float">
            <text:p>0.36356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0.359212" calcext:value-type="float">
            <text:p>0.359212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364769" calcext:value-type="float">
            <text:p>0.36476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0.359572" calcext:value-type="float">
            <text:p>0.359572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365635" calcext:value-type="float">
            <text:p>0.3656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0.359698" calcext:value-type="float">
            <text:p>0.359698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366737" calcext:value-type="float">
            <text:p>0.36673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0.359719" calcext:value-type="float">
            <text:p>0.359719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367946" calcext:value-type="float">
            <text:p>0.36794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0.359953" calcext:value-type="float">
            <text:p>0.359953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368937" calcext:value-type="float">
            <text:p>0.36893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50567" calcext:value-type="float">
            <text:p>0.45056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95722" calcext:value-type="float">
            <text:p>0.295722</text:p>
          </table:table-cell>
          <table:table-cell office:value-type="float" office:value="270" calcext:value-type="float">
            <text:p>270</text:p>
          </table:table-cell>
          <table:table-cell office:value-type="float" office:value="21.4341" calcext:value-type="float">
            <text:p>21.434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0.451352" calcext:value-type="float">
            <text:p>0.451352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96189" calcext:value-type="float">
            <text:p>0.29618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0.451464" calcext:value-type="float">
            <text:p>0.451464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97095" calcext:value-type="float">
            <text:p>0.29709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0.451497" calcext:value-type="float">
            <text:p>0.451497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98055" calcext:value-type="float">
            <text:p>0.29805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0.451649" calcext:value-type="float">
            <text:p>0.451649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98934" calcext:value-type="float">
            <text:p>0.29893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0.451709" calcext:value-type="float">
            <text:p>0.451709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99874" calcext:value-type="float">
            <text:p>0.29987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0.452777" calcext:value-type="float">
            <text:p>0.452777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300145" calcext:value-type="float">
            <text:p>0.30014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float" office:value="0.45325" calcext:value-type="float">
            <text:p>0.4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300808" calcext:value-type="float">
            <text:p>0.3008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0.453594" calcext:value-type="float">
            <text:p>0.453594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301556" calcext:value-type="float">
            <text:p>0.30155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0.453844" calcext:value-type="float">
            <text:p>0.45384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302365" calcext:value-type="float">
            <text:p>0.302365</text:p>
          </table:table-cell>
          <table:table-cell office:value-type="float" office:value="270" calcext:value-type="float">
            <text:p>270</text:p>
          </table:table-cell>
          <table:table-cell office:value-type="float" office:value="31.4366" calcext:value-type="float">
            <text:p>31.4366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0.453865" calcext:value-type="float">
            <text:p>0.453865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303327" calcext:value-type="float">
            <text:p>0.30332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0.453978" calcext:value-type="float">
            <text:p>0.45397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304226" calcext:value-type="float">
            <text:p>0.304226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0.454144" calcext:value-type="float">
            <text:p>0.45414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30509" calcext:value-type="float">
            <text:p>0.3050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0.454417" calcext:value-type="float">
            <text:p>0.454417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305881" calcext:value-type="float">
            <text:p>0.3058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0.454499" calcext:value-type="float">
            <text:p>0.454499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306799" calcext:value-type="float">
            <text:p>0.30679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0.454512" calcext:value-type="float">
            <text:p>0.454512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307765" calcext:value-type="float">
            <text:p>0.30776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0.454736" calcext:value-type="float">
            <text:p>0.454736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308586" calcext:value-type="float">
            <text:p>0.3085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0.454777" calcext:value-type="float">
            <text:p>0.454777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309532" calcext:value-type="float">
            <text:p>0.309532</text:p>
          </table:table-cell>
          <table:table-cell office:value-type="float" office:value="270" calcext:value-type="float">
            <text:p>270</text:p>
          </table:table-cell>
          <table:table-cell office:value-type="float" office:value="11.4316" calcext:value-type="float">
            <text:p>11.4316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0.4548" calcext:value-type="float">
            <text:p>0.4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31049" calcext:value-type="float">
            <text:p>0.3104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0.45509" calcext:value-type="float">
            <text:p>0.4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311265" calcext:value-type="float">
            <text:p>0.31126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0.455096" calcext:value-type="float">
            <text:p>0.455096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312233" calcext:value-type="float">
            <text:p>0.31223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0.455652" calcext:value-type="float">
            <text:p>0.455652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312824" calcext:value-type="float">
            <text:p>0.3128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0.45582" calcext:value-type="float">
            <text:p>0.4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313679" calcext:value-type="float">
            <text:p>0.3136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0.456228" calcext:value-type="float">
            <text:p>0.456228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314369" calcext:value-type="float">
            <text:p>0.31436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0.456235" calcext:value-type="float">
            <text:p>0.456235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315334" calcext:value-type="float">
            <text:p>0.31533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0.456343" calcext:value-type="float">
            <text:p>0.456343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31623" calcext:value-type="float">
            <text:p>0.3162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0.456482" calcext:value-type="float">
            <text:p>0.456482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317104" calcext:value-type="float">
            <text:p>0.31710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0.456528" calcext:value-type="float">
            <text:p>0.456528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318041" calcext:value-type="float">
            <text:p>0.31804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0.456625" calcext:value-type="float">
            <text:p>0.456625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318943" calcext:value-type="float">
            <text:p>0.31894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0.456748" calcext:value-type="float">
            <text:p>0.456748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319827" calcext:value-type="float">
            <text:p>0.31982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0.456789" calcext:value-type="float">
            <text:p>0.45678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320767" calcext:value-type="float">
            <text:p>0.32076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0.456887" calcext:value-type="float">
            <text:p>0.456887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321667" calcext:value-type="float">
            <text:p>0.32166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0.457369" calcext:value-type="float">
            <text:p>0.457369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322295" calcext:value-type="float">
            <text:p>0.3222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0.457507" calcext:value-type="float">
            <text:p>0.457507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323166" calcext:value-type="float">
            <text:p>0.3231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float" office:value="0.457586" calcext:value-type="float">
            <text:p>0.457586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324077" calcext:value-type="float">
            <text:p>0.32407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0.457783" calcext:value-type="float">
            <text:p>0.457783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324905" calcext:value-type="float">
            <text:p>0.3249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0.458009" calcext:value-type="float">
            <text:p>0.458009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325711" calcext:value-type="float">
            <text:p>0.32571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0.458361" calcext:value-type="float">
            <text:p>0.458361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326427" calcext:value-type="float">
            <text:p>0.32642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float" office:value="0.458414" calcext:value-type="float">
            <text:p>0.458414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327355" calcext:value-type="float">
            <text:p>0.32735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0.458423" calcext:value-type="float">
            <text:p>0.458423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328314" calcext:value-type="float">
            <text:p>0.32831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0.458443" calcext:value-type="float">
            <text:p>0.458443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329265" calcext:value-type="float">
            <text:p>0.329265</text:p>
          </table:table-cell>
          <table:table-cell office:value-type="float" office:value="270" calcext:value-type="float">
            <text:p>270</text:p>
          </table:table-cell>
          <table:table-cell office:value-type="float" office:value="51.6262" calcext:value-type="float">
            <text:p>51.626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0.458473" calcext:value-type="float">
            <text:p>0.458473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33021" calcext:value-type="float">
            <text:p>0.33021</text:p>
          </table:table-cell>
          <table:table-cell office:value-type="float" office:value="270" calcext:value-type="float">
            <text:p>270</text:p>
          </table:table-cell>
          <table:table-cell office:value-type="float" office:value="41.4339" calcext:value-type="float">
            <text:p>41.4339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0.458701" calcext:value-type="float">
            <text:p>0.458701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33101" calcext:value-type="float">
            <text:p>0.331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0.459023" calcext:value-type="float">
            <text:p>0.459023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331742" calcext:value-type="float">
            <text:p>0.33174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0.459182" calcext:value-type="float">
            <text:p>0.459182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332591" calcext:value-type="float">
            <text:p>0.33259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float" office:value="0.459212" calcext:value-type="float">
            <text:p>0.459212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333534" calcext:value-type="float">
            <text:p>0.33353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float" office:value="0.459572" calcext:value-type="float">
            <text:p>0.459572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334236" calcext:value-type="float">
            <text:p>0.33423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float" office:value="0.459698" calcext:value-type="float">
            <text:p>0.459698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335107" calcext:value-type="float">
            <text:p>0.33510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float" office:value="0.459719" calcext:value-type="float">
            <text:p>0.459719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336054" calcext:value-type="float">
            <text:p>0.33605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float" office:value="0.459953" calcext:value-type="float">
            <text:p>0.459953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336846" calcext:value-type="float">
            <text:p>0.33684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550567" calcext:value-type="float">
            <text:p>0.55056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82211" calcext:value-type="float">
            <text:p>0.282211</text:p>
          </table:table-cell>
          <table:table-cell office:value-type="float" office:value="270" calcext:value-type="float">
            <text:p>270</text:p>
          </table:table-cell>
          <table:table-cell office:value-type="float" office:value="21.4326" calcext:value-type="float">
            <text:p>21.4326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float" office:value="0.551352" calcext:value-type="float">
            <text:p>0.551352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82612" calcext:value-type="float">
            <text:p>0.2826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float" office:value="0.551464" calcext:value-type="float">
            <text:p>0.551464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83357" calcext:value-type="float">
            <text:p>0.28335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float" office:value="0.551497" calcext:value-type="float">
            <text:p>0.551497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84143" calcext:value-type="float">
            <text:p>0.28414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float" office:value="0.551649" calcext:value-type="float">
            <text:p>0.551649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84867" calcext:value-type="float">
            <text:p>0.28486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float" office:value="0.551709" calcext:value-type="float">
            <text:p>0.551709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85638" calcext:value-type="float">
            <text:p>0.28563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float" office:value="0.552777" calcext:value-type="float">
            <text:p>0.552777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85887" calcext:value-type="float">
            <text:p>0.2858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float" office:value="0.55325" calcext:value-type="float">
            <text:p>0.5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86443" calcext:value-type="float">
            <text:p>0.28644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float" office:value="0.553594" calcext:value-type="float">
            <text:p>0.553594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87065" calcext:value-type="float">
            <text:p>0.28706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float" office:value="0.553844" calcext:value-type="float">
            <text:p>0.55384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87735" calcext:value-type="float">
            <text:p>0.287735</text:p>
          </table:table-cell>
          <table:table-cell office:value-type="float" office:value="270" calcext:value-type="float">
            <text:p>270</text:p>
          </table:table-cell>
          <table:table-cell office:value-type="float" office:value="31.4359" calcext:value-type="float">
            <text:p>31.4359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float" office:value="0.553865" calcext:value-type="float">
            <text:p>0.553865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88523" calcext:value-type="float">
            <text:p>0.28852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float" office:value="0.553978" calcext:value-type="float">
            <text:p>0.55397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89263" calcext:value-type="float">
            <text:p>0.289263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float" office:value="0.554144" calcext:value-type="float">
            <text:p>0.55414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89975" calcext:value-type="float">
            <text:p>0.28997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float" office:value="0.554417" calcext:value-type="float">
            <text:p>0.554417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90631" calcext:value-type="float">
            <text:p>0.29063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float" office:value="0.554499" calcext:value-type="float">
            <text:p>0.554499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91386" calcext:value-type="float">
            <text:p>0.29138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float" office:value="0.554512" calcext:value-type="float">
            <text:p>0.554512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92178" calcext:value-type="float">
            <text:p>0.29217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float" office:value="0.554736" calcext:value-type="float">
            <text:p>0.554736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92858" calcext:value-type="float">
            <text:p>0.2928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float" office:value="0.554777" calcext:value-type="float">
            <text:p>0.554777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93634" calcext:value-type="float">
            <text:p>0.293634</text:p>
          </table:table-cell>
          <table:table-cell office:value-type="float" office:value="270" calcext:value-type="float">
            <text:p>270</text:p>
          </table:table-cell>
          <table:table-cell office:value-type="float" office:value="11.4301" calcext:value-type="float">
            <text:p>11.430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float" office:value="0.5548" calcext:value-type="float">
            <text:p>0.5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9442" calcext:value-type="float">
            <text:p>0.2944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float" office:value="0.55509" calcext:value-type="float">
            <text:p>0.5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95063" calcext:value-type="float">
            <text:p>0.29506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float" office:value="0.555096" calcext:value-type="float">
            <text:p>0.555096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95857" calcext:value-type="float">
            <text:p>0.29585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float" office:value="0.555652" calcext:value-type="float">
            <text:p>0.555652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96358" calcext:value-type="float">
            <text:p>0.29635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float" office:value="0.55582" calcext:value-type="float">
            <text:p>0.5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97065" calcext:value-type="float">
            <text:p>0.29706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float" office:value="0.556228" calcext:value-type="float">
            <text:p>0.556228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97643" calcext:value-type="float">
            <text:p>0.29764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float" office:value="0.556235" calcext:value-type="float">
            <text:p>0.556235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98435" calcext:value-type="float">
            <text:p>0.29843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float" office:value="0.556343" calcext:value-type="float">
            <text:p>0.556343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99173" calcext:value-type="float">
            <text:p>0.29917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float" office:value="0.556482" calcext:value-type="float">
            <text:p>0.556482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99894" calcext:value-type="float">
            <text:p>0.29989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float" office:value="0.556528" calcext:value-type="float">
            <text:p>0.556528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300664" calcext:value-type="float">
            <text:p>0.3006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float" office:value="0.556625" calcext:value-type="float">
            <text:p>0.556625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301407" calcext:value-type="float">
            <text:p>0.30140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float" office:value="0.556748" calcext:value-type="float">
            <text:p>0.556748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302136" calcext:value-type="float">
            <text:p>0.30213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float" office:value="0.556789" calcext:value-type="float">
            <text:p>0.55678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302908" calcext:value-type="float">
            <text:p>0.3029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float" office:value="0.556887" calcext:value-type="float">
            <text:p>0.556887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30365" calcext:value-type="float">
            <text:p>0.3036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float" office:value="0.557369" calcext:value-type="float">
            <text:p>0.557369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304181" calcext:value-type="float">
            <text:p>0.3041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float" office:value="0.557507" calcext:value-type="float">
            <text:p>0.557507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3049" calcext:value-type="float">
            <text:p>0.304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float" office:value="0.557586" calcext:value-type="float">
            <text:p>0.557586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305651" calcext:value-type="float">
            <text:p>0.30565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float" office:value="0.557783" calcext:value-type="float">
            <text:p>0.557783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306336" calcext:value-type="float">
            <text:p>0.30633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float" office:value="0.558009" calcext:value-type="float">
            <text:p>0.558009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307006" calcext:value-type="float">
            <text:p>0.3070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float" office:value="0.558361" calcext:value-type="float">
            <text:p>0.558361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307605" calcext:value-type="float">
            <text:p>0.30760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float" office:value="0.558414" calcext:value-type="float">
            <text:p>0.558414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308369" calcext:value-type="float">
            <text:p>0.30836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float" office:value="0.558423" calcext:value-type="float">
            <text:p>0.558423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309156" calcext:value-type="float">
            <text:p>0.30915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float" office:value="0.558443" calcext:value-type="float">
            <text:p>0.558443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309938" calcext:value-type="float">
            <text:p>0.309938</text:p>
          </table:table-cell>
          <table:table-cell office:value-type="float" office:value="270" calcext:value-type="float">
            <text:p>270</text:p>
          </table:table-cell>
          <table:table-cell office:value-type="float" office:value="51.7631" calcext:value-type="float">
            <text:p>51.7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float" office:value="0.558473" calcext:value-type="float">
            <text:p>0.558473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310714" calcext:value-type="float">
            <text:p>0.310714</text:p>
          </table:table-cell>
          <table:table-cell office:value-type="float" office:value="270" calcext:value-type="float">
            <text:p>270</text:p>
          </table:table-cell>
          <table:table-cell office:value-type="float" office:value="41.4326" calcext:value-type="float">
            <text:p>41.4326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float" office:value="0.558701" calcext:value-type="float">
            <text:p>0.558701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31138" calcext:value-type="float">
            <text:p>0.3113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float" office:value="0.559023" calcext:value-type="float">
            <text:p>0.559023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311992" calcext:value-type="float">
            <text:p>0.31199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float" office:value="0.559182" calcext:value-type="float">
            <text:p>0.559182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312695" calcext:value-type="float">
            <text:p>0.31269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float" office:value="0.559212" calcext:value-type="float">
            <text:p>0.559212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31347" calcext:value-type="float">
            <text:p>0.313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float" office:value="0.559572" calcext:value-type="float">
            <text:p>0.559572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314059" calcext:value-type="float">
            <text:p>0.31405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float" office:value="0.559698" calcext:value-type="float">
            <text:p>0.559698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314779" calcext:value-type="float">
            <text:p>0.3147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float" office:value="0.559719" calcext:value-type="float">
            <text:p>0.559719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315558" calcext:value-type="float">
            <text:p>0.31555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float" office:value="0.559953" calcext:value-type="float">
            <text:p>0.559953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316217" calcext:value-type="float">
            <text:p>0.31621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50567" calcext:value-type="float">
            <text:p>0.65056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72853" calcext:value-type="float">
            <text:p>0.272853</text:p>
          </table:table-cell>
          <table:table-cell office:value-type="float" office:value="270" calcext:value-type="float">
            <text:p>270</text:p>
          </table:table-cell>
          <table:table-cell office:value-type="float" office:value="21.4312" calcext:value-type="float">
            <text:p>21.431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float" office:value="0.651352" calcext:value-type="float">
            <text:p>0.651352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73204" calcext:value-type="float">
            <text:p>0.27320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float" office:value="0.651464" calcext:value-type="float">
            <text:p>0.651464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73836" calcext:value-type="float">
            <text:p>0.27383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float" office:value="0.651497" calcext:value-type="float">
            <text:p>0.651497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74502" calcext:value-type="float">
            <text:p>0.27450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float" office:value="0.651649" calcext:value-type="float">
            <text:p>0.651649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75117" calcext:value-type="float">
            <text:p>0.27511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float" office:value="0.651709" calcext:value-type="float">
            <text:p>0.651709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75771" calcext:value-type="float">
            <text:p>0.2757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float" office:value="0.652777" calcext:value-type="float">
            <text:p>0.652777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75998" calcext:value-type="float">
            <text:p>0.27599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float" office:value="0.65325" calcext:value-type="float">
            <text:p>0.6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76476" calcext:value-type="float">
            <text:p>0.27647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float" office:value="0.653594" calcext:value-type="float">
            <text:p>0.653594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77008" calcext:value-type="float">
            <text:p>0.277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float" office:value="0.653844" calcext:value-type="float">
            <text:p>0.65384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77579" calcext:value-type="float">
            <text:p>0.277579</text:p>
          </table:table-cell>
          <table:table-cell office:value-type="float" office:value="270" calcext:value-type="float">
            <text:p>270</text:p>
          </table:table-cell>
          <table:table-cell office:value-type="float" office:value="31.4352" calcext:value-type="float">
            <text:p>31.435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float" office:value="0.653865" calcext:value-type="float">
            <text:p>0.653865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78247" calcext:value-type="float">
            <text:p>0.2782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float" office:value="0.653978" calcext:value-type="float">
            <text:p>0.65397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78876" calcext:value-type="float">
            <text:p>0.278876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float" office:value="0.654144" calcext:value-type="float">
            <text:p>0.65414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79482" calcext:value-type="float">
            <text:p>0.27948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float" office:value="0.654417" calcext:value-type="float">
            <text:p>0.654417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80042" calcext:value-type="float">
            <text:p>0.28004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float" office:value="0.654499" calcext:value-type="float">
            <text:p>0.654499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80683" calcext:value-type="float">
            <text:p>0.28068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float" office:value="0.654512" calcext:value-type="float">
            <text:p>0.654512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81354" calcext:value-type="float">
            <text:p>0.28135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float" office:value="0.654736" calcext:value-type="float">
            <text:p>0.654736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81933" calcext:value-type="float">
            <text:p>0.28193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float" office:value="0.654777" calcext:value-type="float">
            <text:p>0.654777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82592" calcext:value-type="float">
            <text:p>0.282592</text:p>
          </table:table-cell>
          <table:table-cell office:value-type="float" office:value="270" calcext:value-type="float">
            <text:p>270</text:p>
          </table:table-cell>
          <table:table-cell office:value-type="float" office:value="11.4231" calcext:value-type="float">
            <text:p>11.423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float" office:value="0.6548" calcext:value-type="float">
            <text:p>0.6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83258" calcext:value-type="float">
            <text:p>0.2832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float" office:value="0.65509" calcext:value-type="float">
            <text:p>0.6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83808" calcext:value-type="float">
            <text:p>0.2838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float" office:value="0.655096" calcext:value-type="float">
            <text:p>0.655096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84481" calcext:value-type="float">
            <text:p>0.2844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float" office:value="0.655652" calcext:value-type="float">
            <text:p>0.655652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84915" calcext:value-type="float">
            <text:p>0.28491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float" office:value="0.65582" calcext:value-type="float">
            <text:p>0.6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85517" calcext:value-type="float">
            <text:p>0.28551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float" office:value="0.656228" calcext:value-type="float">
            <text:p>0.656228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86014" calcext:value-type="float">
            <text:p>0.28601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float" office:value="0.656235" calcext:value-type="float">
            <text:p>0.656235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86686" calcext:value-type="float">
            <text:p>0.28668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float" office:value="0.656343" calcext:value-type="float">
            <text:p>0.656343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87313" calcext:value-type="float">
            <text:p>0.28731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float" office:value="0.656482" calcext:value-type="float">
            <text:p>0.656482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87927" calcext:value-type="float">
            <text:p>0.28792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float" office:value="0.656528" calcext:value-type="float">
            <text:p>0.656528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88581" calcext:value-type="float">
            <text:p>0.2885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float" office:value="0.656625" calcext:value-type="float">
            <text:p>0.656625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89212" calcext:value-type="float">
            <text:p>0.28921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float" office:value="0.656748" calcext:value-type="float">
            <text:p>0.656748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89832" calcext:value-type="float">
            <text:p>0.28983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float" office:value="0.656789" calcext:value-type="float">
            <text:p>0.65678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90488" calcext:value-type="float">
            <text:p>0.29048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float" office:value="0.656887" calcext:value-type="float">
            <text:p>0.656887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91119" calcext:value-type="float">
            <text:p>0.29111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float" office:value="0.657369" calcext:value-type="float">
            <text:p>0.657369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91578" calcext:value-type="float">
            <text:p>0.29157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float" office:value="0.657507" calcext:value-type="float">
            <text:p>0.657507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92191" calcext:value-type="float">
            <text:p>0.29219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float" office:value="0.657586" calcext:value-type="float">
            <text:p>0.657586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92829" calcext:value-type="float">
            <text:p>0.29282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float" office:value="0.657783" calcext:value-type="float">
            <text:p>0.657783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93414" calcext:value-type="float">
            <text:p>0.29341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float" office:value="0.658009" calcext:value-type="float">
            <text:p>0.658009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93986" calcext:value-type="float">
            <text:p>0.2939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float" office:value="0.658361" calcext:value-type="float">
            <text:p>0.658361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94501" calcext:value-type="float">
            <text:p>0.2945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float" office:value="0.658414" calcext:value-type="float">
            <text:p>0.658414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9515" calcext:value-type="float">
            <text:p>0.2951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float" office:value="0.658423" calcext:value-type="float">
            <text:p>0.658423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95818" calcext:value-type="float">
            <text:p>0.29581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float" office:value="0.658443" calcext:value-type="float">
            <text:p>0.658443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96481" calcext:value-type="float">
            <text:p>0.296481</text:p>
          </table:table-cell>
          <table:table-cell office:value-type="float" office:value="270" calcext:value-type="float">
            <text:p>270</text:p>
          </table:table-cell>
          <table:table-cell office:value-type="float" office:value="51.9595" calcext:value-type="float">
            <text:p>51.95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float" office:value="0.658473" calcext:value-type="float">
            <text:p>0.658473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9714" calcext:value-type="float">
            <text:p>0.29714</text:p>
          </table:table-cell>
          <table:table-cell office:value-type="float" office:value="270" calcext:value-type="float">
            <text:p>270</text:p>
          </table:table-cell>
          <table:table-cell office:value-type="float" office:value="41.4311" calcext:value-type="float">
            <text:p>41.431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float" office:value="0.658701" calcext:value-type="float">
            <text:p>0.658701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97709" calcext:value-type="float">
            <text:p>0.29770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float" office:value="0.659023" calcext:value-type="float">
            <text:p>0.659023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98235" calcext:value-type="float">
            <text:p>0.29823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float" office:value="0.659182" calcext:value-type="float">
            <text:p>0.659182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98835" calcext:value-type="float">
            <text:p>0.29883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float" office:value="0.659212" calcext:value-type="float">
            <text:p>0.659212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99493" calcext:value-type="float">
            <text:p>0.29949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float" office:value="0.659572" calcext:value-type="float">
            <text:p>0.659572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300001" calcext:value-type="float">
            <text:p>0.3000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float" office:value="0.659698" calcext:value-type="float">
            <text:p>0.659698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300614" calcext:value-type="float">
            <text:p>0.30061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float" office:value="0.659719" calcext:value-type="float">
            <text:p>0.659719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301276" calcext:value-type="float">
            <text:p>0.30127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float" office:value="0.659953" calcext:value-type="float">
            <text:p>0.659953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30184" calcext:value-type="float">
            <text:p>0.3018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50567" calcext:value-type="float">
            <text:p>0.75056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65989" calcext:value-type="float">
            <text:p>0.265989</text:p>
          </table:table-cell>
          <table:table-cell office:value-type="float" office:value="270" calcext:value-type="float">
            <text:p>270</text:p>
          </table:table-cell>
          <table:table-cell office:value-type="float" office:value="21.4299" calcext:value-type="float">
            <text:p>21.4299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float" office:value="0.751352" calcext:value-type="float">
            <text:p>0.751352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663" calcext:value-type="float">
            <text:p>0.26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float" office:value="0.751464" calcext:value-type="float">
            <text:p>0.751464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6685" calcext:value-type="float">
            <text:p>0.2668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float" office:value="0.751497" calcext:value-type="float">
            <text:p>0.751497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67427" calcext:value-type="float">
            <text:p>0.26742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float" office:value="0.751649" calcext:value-type="float">
            <text:p>0.751649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67962" calcext:value-type="float">
            <text:p>0.26796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float" office:value="0.751709" calcext:value-type="float">
            <text:p>0.751709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68529" calcext:value-type="float">
            <text:p>0.26852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float" office:value="0.752777" calcext:value-type="float">
            <text:p>0.752777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68736" calcext:value-type="float">
            <text:p>0.26873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float" office:value="0.75325" calcext:value-type="float">
            <text:p>0.7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69155" calcext:value-type="float">
            <text:p>0.26915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float" office:value="0.753594" calcext:value-type="float">
            <text:p>0.753594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6962" calcext:value-type="float">
            <text:p>0.2696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float" office:value="0.753844" calcext:value-type="float">
            <text:p>0.75384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70118" calcext:value-type="float">
            <text:p>0.270118</text:p>
          </table:table-cell>
          <table:table-cell office:value-type="float" office:value="270" calcext:value-type="float">
            <text:p>270</text:p>
          </table:table-cell>
          <table:table-cell office:value-type="float" office:value="31.4344" calcext:value-type="float">
            <text:p>31.4344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float" office:value="0.753865" calcext:value-type="float">
            <text:p>0.753865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70697" calcext:value-type="float">
            <text:p>0.27069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float" office:value="0.753978" calcext:value-type="float">
            <text:p>0.75397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71244" calcext:value-type="float">
            <text:p>0.271244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float" office:value="0.754144" calcext:value-type="float">
            <text:p>0.75414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71771" calcext:value-type="float">
            <text:p>0.2717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float" office:value="0.754417" calcext:value-type="float">
            <text:p>0.754417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7226" calcext:value-type="float">
            <text:p>0.272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float" office:value="0.754499" calcext:value-type="float">
            <text:p>0.754499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72817" calcext:value-type="float">
            <text:p>0.27281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float" office:value="0.754512" calcext:value-type="float">
            <text:p>0.754512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73399" calcext:value-type="float">
            <text:p>0.27339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float" office:value="0.754736" calcext:value-type="float">
            <text:p>0.754736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73904" calcext:value-type="float">
            <text:p>0.27390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float" office:value="0.754777" calcext:value-type="float">
            <text:p>0.754777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74476" calcext:value-type="float">
            <text:p>0.274476</text:p>
          </table:table-cell>
          <table:table-cell office:value-type="float" office:value="270" calcext:value-type="float">
            <text:p>270</text:p>
          </table:table-cell>
          <table:table-cell office:value-type="float" office:value="11.4214" calcext:value-type="float">
            <text:p>11.4214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0.7548" calcext:value-type="float">
            <text:p>0.7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75054" calcext:value-type="float">
            <text:p>0.27505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float" office:value="0.75509" calcext:value-type="float">
            <text:p>0.7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75535" calcext:value-type="float">
            <text:p>0.27553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float" office:value="0.755096" calcext:value-type="float">
            <text:p>0.755096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76118" calcext:value-type="float">
            <text:p>0.2761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float" office:value="0.755652" calcext:value-type="float">
            <text:p>0.755652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76501" calcext:value-type="float">
            <text:p>0.27650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float" office:value="0.75582" calcext:value-type="float">
            <text:p>0.7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77025" calcext:value-type="float">
            <text:p>0.27702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float" office:value="0.756228" calcext:value-type="float">
            <text:p>0.756228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77461" calcext:value-type="float">
            <text:p>0.27746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float" office:value="0.756235" calcext:value-type="float">
            <text:p>0.756235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78044" calcext:value-type="float">
            <text:p>0.27804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float" office:value="0.756343" calcext:value-type="float">
            <text:p>0.756343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7859" calcext:value-type="float">
            <text:p>0.2785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float" office:value="0.756482" calcext:value-type="float">
            <text:p>0.756482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79124" calcext:value-type="float">
            <text:p>0.27912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0.756528" calcext:value-type="float">
            <text:p>0.756528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79692" calcext:value-type="float">
            <text:p>0.27969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float" office:value="0.756625" calcext:value-type="float">
            <text:p>0.756625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80241" calcext:value-type="float">
            <text:p>0.28024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float" office:value="0.756748" calcext:value-type="float">
            <text:p>0.756748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80781" calcext:value-type="float">
            <text:p>0.28078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float" office:value="0.756789" calcext:value-type="float">
            <text:p>0.75678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8135" calcext:value-type="float">
            <text:p>0.281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float" office:value="0.756887" calcext:value-type="float">
            <text:p>0.756887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81899" calcext:value-type="float">
            <text:p>0.28189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float" office:value="0.757369" calcext:value-type="float">
            <text:p>0.757369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82304" calcext:value-type="float">
            <text:p>0.28230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float" office:value="0.757507" calcext:value-type="float">
            <text:p>0.757507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82837" calcext:value-type="float">
            <text:p>0.28283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float" office:value="0.757586" calcext:value-type="float">
            <text:p>0.757586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83391" calcext:value-type="float">
            <text:p>0.28339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float" office:value="0.757783" calcext:value-type="float">
            <text:p>0.757783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83902" calcext:value-type="float">
            <text:p>0.2839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float" office:value="0.758009" calcext:value-type="float">
            <text:p>0.758009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84401" calcext:value-type="float">
            <text:p>0.2844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0.758361" calcext:value-type="float">
            <text:p>0.758361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84853" calcext:value-type="float">
            <text:p>0.28485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float" office:value="0.758414" calcext:value-type="float">
            <text:p>0.758414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85417" calcext:value-type="float">
            <text:p>0.28541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0.758423" calcext:value-type="float">
            <text:p>0.758423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85997" calcext:value-type="float">
            <text:p>0.28599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float" office:value="0.758443" calcext:value-type="float">
            <text:p>0.758443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86573" calcext:value-type="float">
            <text:p>0.286573</text:p>
          </table:table-cell>
          <table:table-cell office:value-type="float" office:value="270" calcext:value-type="float">
            <text:p>270</text:p>
          </table:table-cell>
          <table:table-cell office:value-type="float" office:value="52.176" calcext:value-type="float">
            <text:p>52.17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0.758473" calcext:value-type="float">
            <text:p>0.758473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87146" calcext:value-type="float">
            <text:p>0.287146</text:p>
          </table:table-cell>
          <table:table-cell office:value-type="float" office:value="270" calcext:value-type="float">
            <text:p>270</text:p>
          </table:table-cell>
          <table:table-cell office:value-type="float" office:value="41.4307" calcext:value-type="float">
            <text:p>41.43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float" office:value="0.758701" calcext:value-type="float">
            <text:p>0.758701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87643" calcext:value-type="float">
            <text:p>0.28764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float" office:value="0.759023" calcext:value-type="float">
            <text:p>0.759023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88104" calcext:value-type="float">
            <text:p>0.28810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float" office:value="0.759182" calcext:value-type="float">
            <text:p>0.759182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88626" calcext:value-type="float">
            <text:p>0.28862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float" office:value="0.759212" calcext:value-type="float">
            <text:p>0.759212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89198" calcext:value-type="float">
            <text:p>0.28919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float" office:value="0.759572" calcext:value-type="float">
            <text:p>0.759572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89644" calcext:value-type="float">
            <text:p>0.28964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float" office:value="0.759698" calcext:value-type="float">
            <text:p>0.759698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90178" calcext:value-type="float">
            <text:p>0.29017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float" office:value="0.759719" calcext:value-type="float">
            <text:p>0.759719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90753" calcext:value-type="float">
            <text:p>0.29075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float" office:value="0.759953" calcext:value-type="float">
            <text:p>0.759953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91246" calcext:value-type="float">
            <text:p>0.29124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850567" calcext:value-type="float">
            <text:p>0.85056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60739" calcext:value-type="float">
            <text:p>0.260739</text:p>
          </table:table-cell>
          <table:table-cell office:value-type="float" office:value="270" calcext:value-type="float">
            <text:p>270</text:p>
          </table:table-cell>
          <table:table-cell office:value-type="float" office:value="21.4287" calcext:value-type="float">
            <text:p>21.4287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float" office:value="0.851352" calcext:value-type="float">
            <text:p>0.851352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61018" calcext:value-type="float">
            <text:p>0.2610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float" office:value="0.851464" calcext:value-type="float">
            <text:p>0.851464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61504" calcext:value-type="float">
            <text:p>0.26150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float" office:value="0.851497" calcext:value-type="float">
            <text:p>0.851497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62014" calcext:value-type="float">
            <text:p>0.26201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float" office:value="0.851649" calcext:value-type="float">
            <text:p>0.851649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62487" calcext:value-type="float">
            <text:p>0.2624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float" office:value="0.851709" calcext:value-type="float">
            <text:p>0.851709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62988" calcext:value-type="float">
            <text:p>0.26298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float" office:value="0.852777" calcext:value-type="float">
            <text:p>0.852777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63178" calcext:value-type="float">
            <text:p>0.26317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float" office:value="0.85325" calcext:value-type="float">
            <text:p>0.8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63551" calcext:value-type="float">
            <text:p>0.26355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float" office:value="0.853594" calcext:value-type="float">
            <text:p>0.853594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63963" calcext:value-type="float">
            <text:p>0.26396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float" office:value="0.853844" calcext:value-type="float">
            <text:p>0.85384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64404" calcext:value-type="float">
            <text:p>0.264404</text:p>
          </table:table-cell>
          <table:table-cell office:value-type="float" office:value="270" calcext:value-type="float">
            <text:p>270</text:p>
          </table:table-cell>
          <table:table-cell office:value-type="float" office:value="31.4336" calcext:value-type="float">
            <text:p>31.4336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float" office:value="0.853865" calcext:value-type="float">
            <text:p>0.853865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64916" calcext:value-type="float">
            <text:p>0.26491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float" office:value="0.853978" calcext:value-type="float">
            <text:p>0.85397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65399" calcext:value-type="float">
            <text:p>0.265399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float" office:value="0.854144" calcext:value-type="float">
            <text:p>0.85414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65866" calcext:value-type="float">
            <text:p>0.2658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float" office:value="0.854417" calcext:value-type="float">
            <text:p>0.854417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66299" calcext:value-type="float">
            <text:p>0.26629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float" office:value="0.854499" calcext:value-type="float">
            <text:p>0.854499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66792" calcext:value-type="float">
            <text:p>0.26679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float" office:value="0.854512" calcext:value-type="float">
            <text:p>0.854512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67306" calcext:value-type="float">
            <text:p>0.2673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float" office:value="0.854736" calcext:value-type="float">
            <text:p>0.854736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67754" calcext:value-type="float">
            <text:p>0.26775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float" office:value="0.854777" calcext:value-type="float">
            <text:p>0.854777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68259" calcext:value-type="float">
            <text:p>0.268259</text:p>
          </table:table-cell>
          <table:table-cell office:value-type="float" office:value="270" calcext:value-type="float">
            <text:p>270</text:p>
          </table:table-cell>
          <table:table-cell office:value-type="float" office:value="11.4145" calcext:value-type="float">
            <text:p>11.414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float" office:value="0.8548" calcext:value-type="float">
            <text:p>0.8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68769" calcext:value-type="float">
            <text:p>0.26876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float" office:value="0.85509" calcext:value-type="float">
            <text:p>0.8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69196" calcext:value-type="float">
            <text:p>0.26919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float" office:value="0.855096" calcext:value-type="float">
            <text:p>0.855096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69712" calcext:value-type="float">
            <text:p>0.2697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float" office:value="0.855652" calcext:value-type="float">
            <text:p>0.855652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70054" calcext:value-type="float">
            <text:p>0.27005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float" office:value="0.85582" calcext:value-type="float">
            <text:p>0.8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70518" calcext:value-type="float">
            <text:p>0.2705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float" office:value="0.856228" calcext:value-type="float">
            <text:p>0.856228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70906" calcext:value-type="float">
            <text:p>0.27090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float" office:value="0.856235" calcext:value-type="float">
            <text:p>0.856235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71421" calcext:value-type="float">
            <text:p>0.27142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float" office:value="0.856343" calcext:value-type="float">
            <text:p>0.856343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71904" calcext:value-type="float">
            <text:p>0.27190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float" office:value="0.856482" calcext:value-type="float">
            <text:p>0.856482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72376" calcext:value-type="float">
            <text:p>0.27237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float" office:value="0.856528" calcext:value-type="float">
            <text:p>0.856528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72878" calcext:value-type="float">
            <text:p>0.27287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float" office:value="0.856625" calcext:value-type="float">
            <text:p>0.856625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73364" calcext:value-type="float">
            <text:p>0.27336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float" office:value="0.856748" calcext:value-type="float">
            <text:p>0.856748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73842" calcext:value-type="float">
            <text:p>0.27384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float" office:value="0.856789" calcext:value-type="float">
            <text:p>0.85678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74345" calcext:value-type="float">
            <text:p>0.27434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float" office:value="0.856887" calcext:value-type="float">
            <text:p>0.856887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74831" calcext:value-type="float">
            <text:p>0.2748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float" office:value="0.857369" calcext:value-type="float">
            <text:p>0.857369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75192" calcext:value-type="float">
            <text:p>0.27519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float" office:value="0.857507" calcext:value-type="float">
            <text:p>0.857507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75664" calcext:value-type="float">
            <text:p>0.2756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35" calcext:value-type="float">
            <text:p>535</text:p>
          </table:table-cell>
          <table:table-cell office:value-type="float" office:value="0.857586" calcext:value-type="float">
            <text:p>0.857586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76155" calcext:value-type="float">
            <text:p>0.27615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float" office:value="0.857783" calcext:value-type="float">
            <text:p>0.857783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76607" calcext:value-type="float">
            <text:p>0.27660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float" office:value="0.858009" calcext:value-type="float">
            <text:p>0.858009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77051" calcext:value-type="float">
            <text:p>0.27705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float" office:value="0.858361" calcext:value-type="float">
            <text:p>0.858361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77453" calcext:value-type="float">
            <text:p>0.27745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float" office:value="0.858414" calcext:value-type="float">
            <text:p>0.858414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77951" calcext:value-type="float">
            <text:p>0.27795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float" office:value="0.858423" calcext:value-type="float">
            <text:p>0.858423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78464" calcext:value-type="float">
            <text:p>0.27846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float" office:value="0.858443" calcext:value-type="float">
            <text:p>0.858443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78973" calcext:value-type="float">
            <text:p>0.278973</text:p>
          </table:table-cell>
          <table:table-cell office:value-type="float" office:value="270" calcext:value-type="float">
            <text:p>270</text:p>
          </table:table-cell>
          <table:table-cell office:value-type="float" office:value="52.4303" calcext:value-type="float">
            <text:p>52.43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float" office:value="0.858473" calcext:value-type="float">
            <text:p>0.858473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79479" calcext:value-type="float">
            <text:p>0.279479</text:p>
          </table:table-cell>
          <table:table-cell office:value-type="float" office:value="270" calcext:value-type="float">
            <text:p>270</text:p>
          </table:table-cell>
          <table:table-cell office:value-type="float" office:value="41.4564" calcext:value-type="float">
            <text:p>41.45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float" office:value="0.858701" calcext:value-type="float">
            <text:p>0.858701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79921" calcext:value-type="float">
            <text:p>0.2799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float" office:value="0.859023" calcext:value-type="float">
            <text:p>0.859023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80331" calcext:value-type="float">
            <text:p>0.2803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float" office:value="0.859182" calcext:value-type="float">
            <text:p>0.859182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80794" calcext:value-type="float">
            <text:p>0.28079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float" office:value="0.859212" calcext:value-type="float">
            <text:p>0.859212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813" calcext:value-type="float">
            <text:p>0.281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float" office:value="0.859572" calcext:value-type="float">
            <text:p>0.859572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81697" calcext:value-type="float">
            <text:p>0.28169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48" calcext:value-type="float">
            <text:p>548</text:p>
          </table:table-cell>
          <table:table-cell office:value-type="float" office:value="0.859698" calcext:value-type="float">
            <text:p>0.859698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8217" calcext:value-type="float">
            <text:p>0.2821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float" office:value="0.859719" calcext:value-type="float">
            <text:p>0.859719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82678" calcext:value-type="float">
            <text:p>0.28267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float" office:value="0.859953" calcext:value-type="float">
            <text:p>0.859953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83116" calcext:value-type="float">
            <text:p>0.28311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950567" calcext:value-type="float">
            <text:p>0.95056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56593" calcext:value-type="float">
            <text:p>0.256593</text:p>
          </table:table-cell>
          <table:table-cell office:value-type="float" office:value="270" calcext:value-type="float">
            <text:p>270</text:p>
          </table:table-cell>
          <table:table-cell office:value-type="float" office:value="21.4274" calcext:value-type="float">
            <text:p>21.4274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float" office:value="0.951352" calcext:value-type="float">
            <text:p>0.951352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56847" calcext:value-type="float">
            <text:p>0.25684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float" office:value="0.951464" calcext:value-type="float">
            <text:p>0.951464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57282" calcext:value-type="float">
            <text:p>0.25728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float" office:value="0.951497" calcext:value-type="float">
            <text:p>0.951497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57738" calcext:value-type="float">
            <text:p>0.25773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float" office:value="0.951649" calcext:value-type="float">
            <text:p>0.951649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58162" calcext:value-type="float">
            <text:p>0.25816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float" office:value="0.951709" calcext:value-type="float">
            <text:p>0.951709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58611" calcext:value-type="float">
            <text:p>0.25861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float" office:value="0.952777" calcext:value-type="float">
            <text:p>0.952777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58786" calcext:value-type="float">
            <text:p>0.25878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float" office:value="0.95325" calcext:value-type="float">
            <text:p>0.9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59122" calcext:value-type="float">
            <text:p>0.2591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59" calcext:value-type="float">
            <text:p>559</text:p>
          </table:table-cell>
          <table:table-cell office:value-type="float" office:value="0.953594" calcext:value-type="float">
            <text:p>0.953594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59493" calcext:value-type="float">
            <text:p>0.25949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float" office:value="0.953844" calcext:value-type="float">
            <text:p>0.95384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59889" calcext:value-type="float">
            <text:p>0.259889</text:p>
          </table:table-cell>
          <table:table-cell office:value-type="float" office:value="270" calcext:value-type="float">
            <text:p>270</text:p>
          </table:table-cell>
          <table:table-cell office:value-type="float" office:value="31.4328" calcext:value-type="float">
            <text:p>31.4328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561" calcext:value-type="float">
            <text:p>561</text:p>
          </table:table-cell>
          <table:table-cell office:value-type="float" office:value="0.953865" calcext:value-type="float">
            <text:p>0.953865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60347" calcext:value-type="float">
            <text:p>0.2603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float" office:value="0.953978" calcext:value-type="float">
            <text:p>0.95397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6078" calcext:value-type="float">
            <text:p>0.26078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float" office:value="0.954144" calcext:value-type="float">
            <text:p>0.95414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61199" calcext:value-type="float">
            <text:p>0.26119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float" office:value="0.954417" calcext:value-type="float">
            <text:p>0.954417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61588" calcext:value-type="float">
            <text:p>0.26158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float" office:value="0.954499" calcext:value-type="float">
            <text:p>0.954499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62029" calcext:value-type="float">
            <text:p>0.26202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float" office:value="0.954512" calcext:value-type="float">
            <text:p>0.954512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6249" calcext:value-type="float">
            <text:p>0.2624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float" office:value="0.954736" calcext:value-type="float">
            <text:p>0.954736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62892" calcext:value-type="float">
            <text:p>0.26289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float" office:value="0.954777" calcext:value-type="float">
            <text:p>0.954777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63344" calcext:value-type="float">
            <text:p>0.263344</text:p>
          </table:table-cell>
          <table:table-cell office:value-type="float" office:value="270" calcext:value-type="float">
            <text:p>270</text:p>
          </table:table-cell>
          <table:table-cell office:value-type="float" office:value="11.4062" calcext:value-type="float">
            <text:p>11.406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float" office:value="0.9548" calcext:value-type="float">
            <text:p>0.9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63801" calcext:value-type="float">
            <text:p>0.2638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float" office:value="0.95509" calcext:value-type="float">
            <text:p>0.9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64185" calcext:value-type="float">
            <text:p>0.26418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float" office:value="0.955096" calcext:value-type="float">
            <text:p>0.955096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64646" calcext:value-type="float">
            <text:p>0.26464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float" office:value="0.955652" calcext:value-type="float">
            <text:p>0.955652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64956" calcext:value-type="float">
            <text:p>0.26495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float" office:value="0.95582" calcext:value-type="float">
            <text:p>0.9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65372" calcext:value-type="float">
            <text:p>0.26537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float" office:value="0.956228" calcext:value-type="float">
            <text:p>0.956228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65722" calcext:value-type="float">
            <text:p>0.26572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float" office:value="0.956235" calcext:value-type="float">
            <text:p>0.956235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66183" calcext:value-type="float">
            <text:p>0.26618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float" office:value="0.956343" calcext:value-type="float">
            <text:p>0.956343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66616" calcext:value-type="float">
            <text:p>0.26661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float" office:value="0.956482" calcext:value-type="float">
            <text:p>0.956482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6704" calcext:value-type="float">
            <text:p>0.2670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float" office:value="0.956528" calcext:value-type="float">
            <text:p>0.956528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6749" calcext:value-type="float">
            <text:p>0.2674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float" office:value="0.956625" calcext:value-type="float">
            <text:p>0.956625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67925" calcext:value-type="float">
            <text:p>0.26792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float" office:value="0.956748" calcext:value-type="float">
            <text:p>0.956748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68354" calcext:value-type="float">
            <text:p>0.26835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float" office:value="0.956789" calcext:value-type="float">
            <text:p>0.95678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68805" calcext:value-type="float">
            <text:p>0.26880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2" calcext:value-type="float">
            <text:p>582</text:p>
          </table:table-cell>
          <table:table-cell office:value-type="float" office:value="0.956887" calcext:value-type="float">
            <text:p>0.956887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6924" calcext:value-type="float">
            <text:p>0.269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float" office:value="0.957369" calcext:value-type="float">
            <text:p>0.957369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69567" calcext:value-type="float">
            <text:p>0.26956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float" office:value="0.957507" calcext:value-type="float">
            <text:p>0.957507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6999" calcext:value-type="float">
            <text:p>0.2699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float" office:value="0.957586" calcext:value-type="float">
            <text:p>0.957586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7043" calcext:value-type="float">
            <text:p>0.2704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float" office:value="0.957783" calcext:value-type="float">
            <text:p>0.957783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70836" calcext:value-type="float">
            <text:p>0.27083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float" office:value="0.958009" calcext:value-type="float">
            <text:p>0.958009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71235" calcext:value-type="float">
            <text:p>0.2712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float" office:value="0.958361" calcext:value-type="float">
            <text:p>0.958361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71597" calcext:value-type="float">
            <text:p>0.27159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float" office:value="0.958414" calcext:value-type="float">
            <text:p>0.958414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72044" calcext:value-type="float">
            <text:p>0.27204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float" office:value="0.958423" calcext:value-type="float">
            <text:p>0.958423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72503" calcext:value-type="float">
            <text:p>0.27250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91" calcext:value-type="float">
            <text:p>591</text:p>
          </table:table-cell>
          <table:table-cell office:value-type="float" office:value="0.958443" calcext:value-type="float">
            <text:p>0.958443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72959" calcext:value-type="float">
            <text:p>0.272959</text:p>
          </table:table-cell>
          <table:table-cell office:value-type="float" office:value="270" calcext:value-type="float">
            <text:p>270</text:p>
          </table:table-cell>
          <table:table-cell office:value-type="float" office:value="52.7223" calcext:value-type="float">
            <text:p>52.722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float" office:value="0.958473" calcext:value-type="float">
            <text:p>0.958473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73413" calcext:value-type="float">
            <text:p>0.273413</text:p>
          </table:table-cell>
          <table:table-cell office:value-type="float" office:value="270" calcext:value-type="float">
            <text:p>270</text:p>
          </table:table-cell>
          <table:table-cell office:value-type="float" office:value="41.5198" calcext:value-type="float">
            <text:p>41.519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float" office:value="0.958701" calcext:value-type="float">
            <text:p>0.958701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73809" calcext:value-type="float">
            <text:p>0.27380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94" calcext:value-type="float">
            <text:p>594</text:p>
          </table:table-cell>
          <table:table-cell office:value-type="float" office:value="0.959023" calcext:value-type="float">
            <text:p>0.959023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74179" calcext:value-type="float">
            <text:p>0.27417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95" calcext:value-type="float">
            <text:p>595</text:p>
          </table:table-cell>
          <table:table-cell office:value-type="float" office:value="0.959182" calcext:value-type="float">
            <text:p>0.959182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74595" calcext:value-type="float">
            <text:p>0.27459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float" office:value="0.959212" calcext:value-type="float">
            <text:p>0.959212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75048" calcext:value-type="float">
            <text:p>0.27504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float" office:value="0.959572" calcext:value-type="float">
            <text:p>0.959572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75406" calcext:value-type="float">
            <text:p>0.2754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98" calcext:value-type="float">
            <text:p>598</text:p>
          </table:table-cell>
          <table:table-cell office:value-type="float" office:value="0.959698" calcext:value-type="float">
            <text:p>0.959698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75831" calcext:value-type="float">
            <text:p>0.27583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99" calcext:value-type="float">
            <text:p>599</text:p>
          </table:table-cell>
          <table:table-cell office:value-type="float" office:value="0.959719" calcext:value-type="float">
            <text:p>0.959719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76286" calcext:value-type="float">
            <text:p>0.27628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float" office:value="0.959953" calcext:value-type="float">
            <text:p>0.959953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7668" calcext:value-type="float">
            <text:p>0.2766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05057" calcext:value-type="float">
            <text:p>1.0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53237" calcext:value-type="float">
            <text:p>0.253237</text:p>
          </table:table-cell>
          <table:table-cell office:value-type="float" office:value="270" calcext:value-type="float">
            <text:p>270</text:p>
          </table:table-cell>
          <table:table-cell office:value-type="float" office:value="21.426" calcext:value-type="float">
            <text:p>21.426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float" office:value="1.05135" calcext:value-type="float">
            <text:p>1.0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53469" calcext:value-type="float">
            <text:p>0.25346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float" office:value="1.05146" calcext:value-type="float">
            <text:p>1.0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53863" calcext:value-type="float">
            <text:p>0.25386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float" office:value="1.0515" calcext:value-type="float">
            <text:p>1.0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54276" calcext:value-type="float">
            <text:p>0.25427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float" office:value="1.05165" calcext:value-type="float">
            <text:p>1.0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5466" calcext:value-type="float">
            <text:p>0.2546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float" office:value="1.05171" calcext:value-type="float">
            <text:p>1.0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55067" calcext:value-type="float">
            <text:p>0.25506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float" office:value="1.05278" calcext:value-type="float">
            <text:p>1.0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55228" calcext:value-type="float">
            <text:p>0.25522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float" office:value="1.05325" calcext:value-type="float">
            <text:p>1.0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55534" calcext:value-type="float">
            <text:p>0.25553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float" office:value="1.05359" calcext:value-type="float">
            <text:p>1.0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55871" calcext:value-type="float">
            <text:p>0.25587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float" office:value="1.05384" calcext:value-type="float">
            <text:p>1.0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5623" calcext:value-type="float">
            <text:p>0.25623</text:p>
          </table:table-cell>
          <table:table-cell office:value-type="float" office:value="270" calcext:value-type="float">
            <text:p>270</text:p>
          </table:table-cell>
          <table:table-cell office:value-type="float" office:value="31.4508" calcext:value-type="float">
            <text:p>31.45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float" office:value="1.05386" calcext:value-type="float">
            <text:p>1.0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56645" calcext:value-type="float">
            <text:p>0.25664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float" office:value="1.05398" calcext:value-type="float">
            <text:p>1.0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57038" calcext:value-type="float">
            <text:p>0.257038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float" office:value="1.05414" calcext:value-type="float">
            <text:p>1.0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57417" calcext:value-type="float">
            <text:p>0.25741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float" office:value="1.05442" calcext:value-type="float">
            <text:p>1.0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5777" calcext:value-type="float">
            <text:p>0.2577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float" office:value="1.0545" calcext:value-type="float">
            <text:p>1.0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5817" calcext:value-type="float">
            <text:p>0.2581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float" office:value="1.05451" calcext:value-type="float">
            <text:p>1.0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58587" calcext:value-type="float">
            <text:p>0.25858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float" office:value="1.05474" calcext:value-type="float">
            <text:p>1.0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58951" calcext:value-type="float">
            <text:p>0.25895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float" office:value="1.05478" calcext:value-type="float">
            <text:p>1.0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59361" calcext:value-type="float">
            <text:p>0.259361</text:p>
          </table:table-cell>
          <table:table-cell office:value-type="float" office:value="270" calcext:value-type="float">
            <text:p>270</text:p>
          </table:table-cell>
          <table:table-cell office:value-type="float" office:value="11.4075" calcext:value-type="float">
            <text:p>11.407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float" office:value="1.0548" calcext:value-type="float">
            <text:p>1.0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59775" calcext:value-type="float">
            <text:p>0.25977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float" office:value="1.05509" calcext:value-type="float">
            <text:p>1.0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60123" calcext:value-type="float">
            <text:p>0.26012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float" office:value="1.0551" calcext:value-type="float">
            <text:p>1.0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60541" calcext:value-type="float">
            <text:p>0.26054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office:value-type="float" office:value="1.05565" calcext:value-type="float">
            <text:p>1.0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60823" calcext:value-type="float">
            <text:p>0.26082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float" office:value="1.05582" calcext:value-type="float">
            <text:p>1.0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61201" calcext:value-type="float">
            <text:p>0.2612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float" office:value="1.05623" calcext:value-type="float">
            <text:p>1.0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61519" calcext:value-type="float">
            <text:p>0.26151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float" office:value="1.05624" calcext:value-type="float">
            <text:p>1.0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61937" calcext:value-type="float">
            <text:p>0.26193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float" office:value="1.05634" calcext:value-type="float">
            <text:p>1.0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62329" calcext:value-type="float">
            <text:p>0.26232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float" office:value="1.05648" calcext:value-type="float">
            <text:p>1.0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62713" calcext:value-type="float">
            <text:p>0.26271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office:value-type="float" office:value="1.05653" calcext:value-type="float">
            <text:p>1.0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63121" calcext:value-type="float">
            <text:p>0.2631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float" office:value="1.05663" calcext:value-type="float">
            <text:p>1.0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63516" calcext:value-type="float">
            <text:p>0.26351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office:value-type="float" office:value="1.05675" calcext:value-type="float">
            <text:p>1.0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63904" calcext:value-type="float">
            <text:p>0.26390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31" calcext:value-type="float">
            <text:p>631</text:p>
          </table:table-cell>
          <table:table-cell office:value-type="float" office:value="1.05679" calcext:value-type="float">
            <text:p>1.0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64313" calcext:value-type="float">
            <text:p>0.26431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office:value-type="float" office:value="1.05689" calcext:value-type="float">
            <text:p>1.0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64707" calcext:value-type="float">
            <text:p>0.26470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office:value-type="float" office:value="1.05737" calcext:value-type="float">
            <text:p>1.0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65005" calcext:value-type="float">
            <text:p>0.26500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float" office:value="1.05751" calcext:value-type="float">
            <text:p>1.0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65389" calcext:value-type="float">
            <text:p>0.26538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office:value-type="float" office:value="1.05759" calcext:value-type="float">
            <text:p>1.0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65788" calcext:value-type="float">
            <text:p>0.26578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float" office:value="1.05778" calcext:value-type="float">
            <text:p>1.0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66157" calcext:value-type="float">
            <text:p>0.26615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office:value-type="float" office:value="1.05801" calcext:value-type="float">
            <text:p>1.0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66518" calcext:value-type="float">
            <text:p>0.2665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38" calcext:value-type="float">
            <text:p>638</text:p>
          </table:table-cell>
          <table:table-cell office:value-type="float" office:value="1.05836" calcext:value-type="float">
            <text:p>1.0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66848" calcext:value-type="float">
            <text:p>0.26684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office:value-type="float" office:value="1.05841" calcext:value-type="float">
            <text:p>1.0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67253" calcext:value-type="float">
            <text:p>0.26725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40" calcext:value-type="float">
            <text:p>640</text:p>
          </table:table-cell>
          <table:table-cell office:value-type="float" office:value="1.05842" calcext:value-type="float">
            <text:p>1.0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67669" calcext:value-type="float">
            <text:p>0.26766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41" calcext:value-type="float">
            <text:p>641</text:p>
          </table:table-cell>
          <table:table-cell office:value-type="float" office:value="1.05844" calcext:value-type="float">
            <text:p>1.0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68082" calcext:value-type="float">
            <text:p>0.268082</text:p>
          </table:table-cell>
          <table:table-cell office:value-type="float" office:value="270" calcext:value-type="float">
            <text:p>270</text:p>
          </table:table-cell>
          <table:table-cell office:value-type="float" office:value="53.0521" calcext:value-type="float">
            <text:p>53.05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office:value-type="float" office:value="1.05847" calcext:value-type="float">
            <text:p>1.0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68493" calcext:value-type="float">
            <text:p>0.268493</text:p>
          </table:table-cell>
          <table:table-cell office:value-type="float" office:value="270" calcext:value-type="float">
            <text:p>270</text:p>
          </table:table-cell>
          <table:table-cell office:value-type="float" office:value="41.6209" calcext:value-type="float">
            <text:p>41.62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office:value-type="float" office:value="1.0587" calcext:value-type="float">
            <text:p>1.0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68853" calcext:value-type="float">
            <text:p>0.26885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float" office:value="1.05902" calcext:value-type="float">
            <text:p>1.0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69189" calcext:value-type="float">
            <text:p>0.26918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office:value-type="float" office:value="1.05918" calcext:value-type="float">
            <text:p>1.0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69566" calcext:value-type="float">
            <text:p>0.26956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office:value-type="float" office:value="1.05921" calcext:value-type="float">
            <text:p>1.0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69977" calcext:value-type="float">
            <text:p>0.26997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office:value-type="float" office:value="1.05957" calcext:value-type="float">
            <text:p>1.0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70303" calcext:value-type="float">
            <text:p>0.2703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48" calcext:value-type="float">
            <text:p>648</text:p>
          </table:table-cell>
          <table:table-cell office:value-type="float" office:value="1.0597" calcext:value-type="float">
            <text:p>1.0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70688" calcext:value-type="float">
            <text:p>0.27068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49" calcext:value-type="float">
            <text:p>649</text:p>
          </table:table-cell>
          <table:table-cell office:value-type="float" office:value="1.05972" calcext:value-type="float">
            <text:p>1.0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71101" calcext:value-type="float">
            <text:p>0.27110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float" office:value="1.05995" calcext:value-type="float">
            <text:p>1.0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71459" calcext:value-type="float">
            <text:p>0.27145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15057" calcext:value-type="float">
            <text:p>1.1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50464" calcext:value-type="float">
            <text:p>0.250464</text:p>
          </table:table-cell>
          <table:table-cell office:value-type="float" office:value="270" calcext:value-type="float">
            <text:p>270</text:p>
          </table:table-cell>
          <table:table-cell office:value-type="float" office:value="21.4247" calcext:value-type="float">
            <text:p>21.4247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office:value-type="float" office:value="1.15135" calcext:value-type="float">
            <text:p>1.1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50678" calcext:value-type="float">
            <text:p>0.25067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float" office:value="1.15146" calcext:value-type="float">
            <text:p>1.1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51038" calcext:value-type="float">
            <text:p>0.25103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office:value-type="float" office:value="1.1515" calcext:value-type="float">
            <text:p>1.1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51415" calcext:value-type="float">
            <text:p>0.25141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office:value-type="float" office:value="1.15165" calcext:value-type="float">
            <text:p>1.1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51766" calcext:value-type="float">
            <text:p>0.25176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56" calcext:value-type="float">
            <text:p>656</text:p>
          </table:table-cell>
          <table:table-cell office:value-type="float" office:value="1.15171" calcext:value-type="float">
            <text:p>1.1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52138" calcext:value-type="float">
            <text:p>0.25213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float" office:value="1.15278" calcext:value-type="float">
            <text:p>1.1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52288" calcext:value-type="float">
            <text:p>0.25228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float" office:value="1.15325" calcext:value-type="float">
            <text:p>1.1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52568" calcext:value-type="float">
            <text:p>0.25256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59" calcext:value-type="float">
            <text:p>659</text:p>
          </table:table-cell>
          <table:table-cell office:value-type="float" office:value="1.15359" calcext:value-type="float">
            <text:p>1.1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52877" calcext:value-type="float">
            <text:p>0.25287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office:value-type="float" office:value="1.15384" calcext:value-type="float">
            <text:p>1.1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53206" calcext:value-type="float">
            <text:p>0.253206</text:p>
          </table:table-cell>
          <table:table-cell office:value-type="float" office:value="270" calcext:value-type="float">
            <text:p>270</text:p>
          </table:table-cell>
          <table:table-cell office:value-type="float" office:value="31.5064" calcext:value-type="float">
            <text:p>31.50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61" calcext:value-type="float">
            <text:p>661</text:p>
          </table:table-cell>
          <table:table-cell office:value-type="float" office:value="1.15386" calcext:value-type="float">
            <text:p>1.1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53585" calcext:value-type="float">
            <text:p>0.25358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62" calcext:value-type="float">
            <text:p>662</text:p>
          </table:table-cell>
          <table:table-cell office:value-type="float" office:value="1.15398" calcext:value-type="float">
            <text:p>1.1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53944" calcext:value-type="float">
            <text:p>0.253944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63" calcext:value-type="float">
            <text:p>663</text:p>
          </table:table-cell>
          <table:table-cell office:value-type="float" office:value="1.15414" calcext:value-type="float">
            <text:p>1.1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54291" calcext:value-type="float">
            <text:p>0.25429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float" office:value="1.15442" calcext:value-type="float">
            <text:p>1.1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54614" calcext:value-type="float">
            <text:p>0.25461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65" calcext:value-type="float">
            <text:p>665</text:p>
          </table:table-cell>
          <table:table-cell office:value-type="float" office:value="1.1545" calcext:value-type="float">
            <text:p>1.1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54979" calcext:value-type="float">
            <text:p>0.25497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66" calcext:value-type="float">
            <text:p>666</text:p>
          </table:table-cell>
          <table:table-cell office:value-type="float" office:value="1.15451" calcext:value-type="float">
            <text:p>1.1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5536" calcext:value-type="float">
            <text:p>0.2553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67" calcext:value-type="float">
            <text:p>667</text:p>
          </table:table-cell>
          <table:table-cell office:value-type="float" office:value="1.15474" calcext:value-type="float">
            <text:p>1.1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55694" calcext:value-type="float">
            <text:p>0.25569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float" office:value="1.15478" calcext:value-type="float">
            <text:p>1.1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56068" calcext:value-type="float">
            <text:p>0.256068</text:p>
          </table:table-cell>
          <table:table-cell office:value-type="float" office:value="270" calcext:value-type="float">
            <text:p>270</text:p>
          </table:table-cell>
          <table:table-cell office:value-type="float" office:value="11.4087" calcext:value-type="float">
            <text:p>11.4087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float" office:value="1.1548" calcext:value-type="float">
            <text:p>1.1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56446" calcext:value-type="float">
            <text:p>0.25644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float" office:value="1.15509" calcext:value-type="float">
            <text:p>1.1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56765" calcext:value-type="float">
            <text:p>0.25676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671" calcext:value-type="float">
            <text:p>671</text:p>
          </table:table-cell>
          <table:table-cell office:value-type="float" office:value="1.1551" calcext:value-type="float">
            <text:p>1.1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57147" calcext:value-type="float">
            <text:p>0.25714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float" office:value="1.15565" calcext:value-type="float">
            <text:p>1.1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57406" calcext:value-type="float">
            <text:p>0.25740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73" calcext:value-type="float">
            <text:p>673</text:p>
          </table:table-cell>
          <table:table-cell office:value-type="float" office:value="1.15582" calcext:value-type="float">
            <text:p>1.1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57752" calcext:value-type="float">
            <text:p>0.25775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float" office:value="1.15623" calcext:value-type="float">
            <text:p>1.1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58044" calcext:value-type="float">
            <text:p>0.25804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float" office:value="1.15624" calcext:value-type="float">
            <text:p>1.1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58425" calcext:value-type="float">
            <text:p>0.25842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76" calcext:value-type="float">
            <text:p>676</text:p>
          </table:table-cell>
          <table:table-cell office:value-type="float" office:value="1.15634" calcext:value-type="float">
            <text:p>1.1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58784" calcext:value-type="float">
            <text:p>0.25878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77" calcext:value-type="float">
            <text:p>677</text:p>
          </table:table-cell>
          <table:table-cell office:value-type="float" office:value="1.15648" calcext:value-type="float">
            <text:p>1.1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59135" calcext:value-type="float">
            <text:p>0.2591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float" office:value="1.15653" calcext:value-type="float">
            <text:p>1.1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59508" calcext:value-type="float">
            <text:p>0.2595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float" office:value="1.15663" calcext:value-type="float">
            <text:p>1.1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59869" calcext:value-type="float">
            <text:p>0.25986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office:value-type="float" office:value="1.15675" calcext:value-type="float">
            <text:p>1.1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60224" calcext:value-type="float">
            <text:p>0.2602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81" calcext:value-type="float">
            <text:p>681</text:p>
          </table:table-cell>
          <table:table-cell office:value-type="float" office:value="1.15679" calcext:value-type="float">
            <text:p>1.1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60597" calcext:value-type="float">
            <text:p>0.26059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82" calcext:value-type="float">
            <text:p>682</text:p>
          </table:table-cell>
          <table:table-cell office:value-type="float" office:value="1.15689" calcext:value-type="float">
            <text:p>1.1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60958" calcext:value-type="float">
            <text:p>0.26095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office:value-type="float" office:value="1.15737" calcext:value-type="float">
            <text:p>1.1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61232" calcext:value-type="float">
            <text:p>0.26123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84" calcext:value-type="float">
            <text:p>684</text:p>
          </table:table-cell>
          <table:table-cell office:value-type="float" office:value="1.15751" calcext:value-type="float">
            <text:p>1.1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61583" calcext:value-type="float">
            <text:p>0.2615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office:value-type="float" office:value="1.15759" calcext:value-type="float">
            <text:p>1.1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61947" calcext:value-type="float">
            <text:p>0.26194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86" calcext:value-type="float">
            <text:p>686</text:p>
          </table:table-cell>
          <table:table-cell office:value-type="float" office:value="1.15778" calcext:value-type="float">
            <text:p>1.1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62285" calcext:value-type="float">
            <text:p>0.26228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office:value-type="float" office:value="1.15801" calcext:value-type="float">
            <text:p>1.1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62616" calcext:value-type="float">
            <text:p>0.26261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88" calcext:value-type="float">
            <text:p>688</text:p>
          </table:table-cell>
          <table:table-cell office:value-type="float" office:value="1.15836" calcext:value-type="float">
            <text:p>1.1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62919" calcext:value-type="float">
            <text:p>0.26291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89" calcext:value-type="float">
            <text:p>689</text:p>
          </table:table-cell>
          <table:table-cell office:value-type="float" office:value="1.15841" calcext:value-type="float">
            <text:p>1.1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63289" calcext:value-type="float">
            <text:p>0.26328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90" calcext:value-type="float">
            <text:p>690</text:p>
          </table:table-cell>
          <table:table-cell office:value-type="float" office:value="1.15842" calcext:value-type="float">
            <text:p>1.1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63669" calcext:value-type="float">
            <text:p>0.26366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office:value-type="float" office:value="1.15844" calcext:value-type="float">
            <text:p>1.1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64046" calcext:value-type="float">
            <text:p>0.264046</text:p>
          </table:table-cell>
          <table:table-cell office:value-type="float" office:value="270" calcext:value-type="float">
            <text:p>270</text:p>
          </table:table-cell>
          <table:table-cell office:value-type="float" office:value="53.4195" calcext:value-type="float">
            <text:p>53.41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92" calcext:value-type="float">
            <text:p>692</text:p>
          </table:table-cell>
          <table:table-cell office:value-type="float" office:value="1.15847" calcext:value-type="float">
            <text:p>1.1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64422" calcext:value-type="float">
            <text:p>0.264422</text:p>
          </table:table-cell>
          <table:table-cell office:value-type="float" office:value="270" calcext:value-type="float">
            <text:p>270</text:p>
          </table:table-cell>
          <table:table-cell office:value-type="float" office:value="41.7596" calcext:value-type="float">
            <text:p>41.75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93" calcext:value-type="float">
            <text:p>693</text:p>
          </table:table-cell>
          <table:table-cell office:value-type="float" office:value="1.1587" calcext:value-type="float">
            <text:p>1.1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64752" calcext:value-type="float">
            <text:p>0.26475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94" calcext:value-type="float">
            <text:p>694</text:p>
          </table:table-cell>
          <table:table-cell office:value-type="float" office:value="1.15902" calcext:value-type="float">
            <text:p>1.1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6506" calcext:value-type="float">
            <text:p>0.2650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95" calcext:value-type="float">
            <text:p>695</text:p>
          </table:table-cell>
          <table:table-cell office:value-type="float" office:value="1.15918" calcext:value-type="float">
            <text:p>1.1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65405" calcext:value-type="float">
            <text:p>0.2654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96" calcext:value-type="float">
            <text:p>696</text:p>
          </table:table-cell>
          <table:table-cell office:value-type="float" office:value="1.15921" calcext:value-type="float">
            <text:p>1.1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65781" calcext:value-type="float">
            <text:p>0.26578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office:value-type="float" office:value="1.15957" calcext:value-type="float">
            <text:p>1.1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6608" calcext:value-type="float">
            <text:p>0.266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98" calcext:value-type="float">
            <text:p>698</text:p>
          </table:table-cell>
          <table:table-cell office:value-type="float" office:value="1.1597" calcext:value-type="float">
            <text:p>1.1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66433" calcext:value-type="float">
            <text:p>0.26643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99" calcext:value-type="float">
            <text:p>699</text:p>
          </table:table-cell>
          <table:table-cell office:value-type="float" office:value="1.15972" calcext:value-type="float">
            <text:p>1.1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66809" calcext:value-type="float">
            <text:p>0.26680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00" calcext:value-type="float">
            <text:p>700</text:p>
          </table:table-cell>
          <table:table-cell office:value-type="float" office:value="1.15995" calcext:value-type="float">
            <text:p>1.1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67137" calcext:value-type="float">
            <text:p>0.26713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25057" calcext:value-type="float">
            <text:p>1.2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48135" calcext:value-type="float">
            <text:p>0.248135</text:p>
          </table:table-cell>
          <table:table-cell office:value-type="float" office:value="270" calcext:value-type="float">
            <text:p>270</text:p>
          </table:table-cell>
          <table:table-cell office:value-type="float" office:value="21.4234" calcext:value-type="float">
            <text:p>21.4234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702" calcext:value-type="float">
            <text:p>702</text:p>
          </table:table-cell>
          <table:table-cell office:value-type="float" office:value="1.25135" calcext:value-type="float">
            <text:p>1.2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48333" calcext:value-type="float">
            <text:p>0.24833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03" calcext:value-type="float">
            <text:p>703</text:p>
          </table:table-cell>
          <table:table-cell office:value-type="float" office:value="1.25146" calcext:value-type="float">
            <text:p>1.2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48664" calcext:value-type="float">
            <text:p>0.24866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04" calcext:value-type="float">
            <text:p>704</text:p>
          </table:table-cell>
          <table:table-cell office:value-type="float" office:value="1.2515" calcext:value-type="float">
            <text:p>1.2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49012" calcext:value-type="float">
            <text:p>0.2490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office:value-type="float" office:value="1.25165" calcext:value-type="float">
            <text:p>1.2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49335" calcext:value-type="float">
            <text:p>0.24933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06" calcext:value-type="float">
            <text:p>706</text:p>
          </table:table-cell>
          <table:table-cell office:value-type="float" office:value="1.25171" calcext:value-type="float">
            <text:p>1.2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49677" calcext:value-type="float">
            <text:p>0.24967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07" calcext:value-type="float">
            <text:p>707</text:p>
          </table:table-cell>
          <table:table-cell office:value-type="float" office:value="1.25278" calcext:value-type="float">
            <text:p>1.2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49817" calcext:value-type="float">
            <text:p>0.24981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08" calcext:value-type="float">
            <text:p>708</text:p>
          </table:table-cell>
          <table:table-cell office:value-type="float" office:value="1.25325" calcext:value-type="float">
            <text:p>1.2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50076" calcext:value-type="float">
            <text:p>0.25007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office:value-type="float" office:value="1.25359" calcext:value-type="float">
            <text:p>1.2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50361" calcext:value-type="float">
            <text:p>0.25036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10" calcext:value-type="float">
            <text:p>710</text:p>
          </table:table-cell>
          <table:table-cell office:value-type="float" office:value="1.25384" calcext:value-type="float">
            <text:p>1.2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50664" calcext:value-type="float">
            <text:p>0.250664</text:p>
          </table:table-cell>
          <table:table-cell office:value-type="float" office:value="270" calcext:value-type="float">
            <text:p>270</text:p>
          </table:table-cell>
          <table:table-cell office:value-type="float" office:value="31.5998" calcext:value-type="float">
            <text:p>31.599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float" office:value="1.25386" calcext:value-type="float">
            <text:p>1.2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51013" calcext:value-type="float">
            <text:p>0.25101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12" calcext:value-type="float">
            <text:p>712</text:p>
          </table:table-cell>
          <table:table-cell office:value-type="float" office:value="1.25398" calcext:value-type="float">
            <text:p>1.2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51343" calcext:value-type="float">
            <text:p>0.251343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office:value-type="float" office:value="1.25414" calcext:value-type="float">
            <text:p>1.2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51663" calcext:value-type="float">
            <text:p>0.2516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office:value-type="float" office:value="1.25442" calcext:value-type="float">
            <text:p>1.2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51961" calcext:value-type="float">
            <text:p>0.25196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5" calcext:value-type="float">
            <text:p>715</text:p>
          </table:table-cell>
          <table:table-cell office:value-type="float" office:value="1.2545" calcext:value-type="float">
            <text:p>1.2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52297" calcext:value-type="float">
            <text:p>0.25229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16" calcext:value-type="float">
            <text:p>716</text:p>
          </table:table-cell>
          <table:table-cell office:value-type="float" office:value="1.25451" calcext:value-type="float">
            <text:p>1.2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52648" calcext:value-type="float">
            <text:p>0.25264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office:value-type="float" office:value="1.25474" calcext:value-type="float">
            <text:p>1.2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52955" calcext:value-type="float">
            <text:p>0.25295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8" calcext:value-type="float">
            <text:p>718</text:p>
          </table:table-cell>
          <table:table-cell office:value-type="float" office:value="1.25478" calcext:value-type="float">
            <text:p>1.2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533" calcext:value-type="float">
            <text:p>0.2533</text:p>
          </table:table-cell>
          <table:table-cell office:value-type="float" office:value="270" calcext:value-type="float">
            <text:p>270</text:p>
          </table:table-cell>
          <table:table-cell office:value-type="float" office:value="11.4097" calcext:value-type="float">
            <text:p>11.4097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office:value-type="float" office:value="1.2548" calcext:value-type="float">
            <text:p>1.2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53648" calcext:value-type="float">
            <text:p>0.25364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office:value-type="float" office:value="1.25509" calcext:value-type="float">
            <text:p>1.2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53942" calcext:value-type="float">
            <text:p>0.25394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721" calcext:value-type="float">
            <text:p>721</text:p>
          </table:table-cell>
          <table:table-cell office:value-type="float" office:value="1.2551" calcext:value-type="float">
            <text:p>1.2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54293" calcext:value-type="float">
            <text:p>0.25429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float" office:value="1.25565" calcext:value-type="float">
            <text:p>1.2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54533" calcext:value-type="float">
            <text:p>0.25453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office:value-type="float" office:value="1.25582" calcext:value-type="float">
            <text:p>1.2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54852" calcext:value-type="float">
            <text:p>0.25485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4" calcext:value-type="float">
            <text:p>724</text:p>
          </table:table-cell>
          <table:table-cell office:value-type="float" office:value="1.25623" calcext:value-type="float">
            <text:p>1.2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55121" calcext:value-type="float">
            <text:p>0.25512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25" calcext:value-type="float">
            <text:p>725</text:p>
          </table:table-cell>
          <table:table-cell office:value-type="float" office:value="1.25624" calcext:value-type="float">
            <text:p>1.2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55472" calcext:value-type="float">
            <text:p>0.25547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26" calcext:value-type="float">
            <text:p>726</text:p>
          </table:table-cell>
          <table:table-cell office:value-type="float" office:value="1.25634" calcext:value-type="float">
            <text:p>1.2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55803" calcext:value-type="float">
            <text:p>0.2558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7" calcext:value-type="float">
            <text:p>727</text:p>
          </table:table-cell>
          <table:table-cell office:value-type="float" office:value="1.25648" calcext:value-type="float">
            <text:p>1.2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56127" calcext:value-type="float">
            <text:p>0.25612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float" office:value="1.25653" calcext:value-type="float">
            <text:p>1.2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5647" calcext:value-type="float">
            <text:p>0.2564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9" calcext:value-type="float">
            <text:p>729</text:p>
          </table:table-cell>
          <table:table-cell office:value-type="float" office:value="1.25663" calcext:value-type="float">
            <text:p>1.2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56802" calcext:value-type="float">
            <text:p>0.2568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office:value-type="float" office:value="1.25675" calcext:value-type="float">
            <text:p>1.2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57129" calcext:value-type="float">
            <text:p>0.25712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office:value-type="float" office:value="1.25679" calcext:value-type="float">
            <text:p>1.2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57473" calcext:value-type="float">
            <text:p>0.25747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office:value-type="float" office:value="1.25689" calcext:value-type="float">
            <text:p>1.2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57805" calcext:value-type="float">
            <text:p>0.2578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33" calcext:value-type="float">
            <text:p>733</text:p>
          </table:table-cell>
          <table:table-cell office:value-type="float" office:value="1.25737" calcext:value-type="float">
            <text:p>1.2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58058" calcext:value-type="float">
            <text:p>0.2580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34" calcext:value-type="float">
            <text:p>734</text:p>
          </table:table-cell>
          <table:table-cell office:value-type="float" office:value="1.25751" calcext:value-type="float">
            <text:p>1.2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58382" calcext:value-type="float">
            <text:p>0.25838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35" calcext:value-type="float">
            <text:p>735</text:p>
          </table:table-cell>
          <table:table-cell office:value-type="float" office:value="1.25759" calcext:value-type="float">
            <text:p>1.2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58718" calcext:value-type="float">
            <text:p>0.2587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36" calcext:value-type="float">
            <text:p>736</text:p>
          </table:table-cell>
          <table:table-cell office:value-type="float" office:value="1.25778" calcext:value-type="float">
            <text:p>1.2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59029" calcext:value-type="float">
            <text:p>0.25902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37" calcext:value-type="float">
            <text:p>737</text:p>
          </table:table-cell>
          <table:table-cell office:value-type="float" office:value="1.25801" calcext:value-type="float">
            <text:p>1.2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59335" calcext:value-type="float">
            <text:p>0.2593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office:value-type="float" office:value="1.25836" calcext:value-type="float">
            <text:p>1.2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59614" calcext:value-type="float">
            <text:p>0.25961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39" calcext:value-type="float">
            <text:p>739</text:p>
          </table:table-cell>
          <table:table-cell office:value-type="float" office:value="1.25841" calcext:value-type="float">
            <text:p>1.2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59955" calcext:value-type="float">
            <text:p>0.25995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office:value-type="float" office:value="1.25842" calcext:value-type="float">
            <text:p>1.2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60305" calcext:value-type="float">
            <text:p>0.2603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office:value-type="float" office:value="1.25844" calcext:value-type="float">
            <text:p>1.2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60652" calcext:value-type="float">
            <text:p>0.260652</text:p>
          </table:table-cell>
          <table:table-cell office:value-type="float" office:value="270" calcext:value-type="float">
            <text:p>270</text:p>
          </table:table-cell>
          <table:table-cell office:value-type="float" office:value="53.8246" calcext:value-type="float">
            <text:p>53.824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42" calcext:value-type="float">
            <text:p>742</text:p>
          </table:table-cell>
          <table:table-cell office:value-type="float" office:value="1.25847" calcext:value-type="float">
            <text:p>1.2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60998" calcext:value-type="float">
            <text:p>0.260998</text:p>
          </table:table-cell>
          <table:table-cell office:value-type="float" office:value="270" calcext:value-type="float">
            <text:p>270</text:p>
          </table:table-cell>
          <table:table-cell office:value-type="float" office:value="41.936" calcext:value-type="float">
            <text:p>41.9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office:value-type="float" office:value="1.2587" calcext:value-type="float">
            <text:p>1.2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61302" calcext:value-type="float">
            <text:p>0.26130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44" calcext:value-type="float">
            <text:p>744</text:p>
          </table:table-cell>
          <table:table-cell office:value-type="float" office:value="1.25902" calcext:value-type="float">
            <text:p>1.2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61587" calcext:value-type="float">
            <text:p>0.2615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45" calcext:value-type="float">
            <text:p>745</text:p>
          </table:table-cell>
          <table:table-cell office:value-type="float" office:value="1.25918" calcext:value-type="float">
            <text:p>1.2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61905" calcext:value-type="float">
            <text:p>0.2619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float" office:value="1.25921" calcext:value-type="float">
            <text:p>1.2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62251" calcext:value-type="float">
            <text:p>0.26225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47" calcext:value-type="float">
            <text:p>747</text:p>
          </table:table-cell>
          <table:table-cell office:value-type="float" office:value="1.25957" calcext:value-type="float">
            <text:p>1.2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62527" calcext:value-type="float">
            <text:p>0.26252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48" calcext:value-type="float">
            <text:p>748</text:p>
          </table:table-cell>
          <table:table-cell office:value-type="float" office:value="1.2597" calcext:value-type="float">
            <text:p>1.2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62852" calcext:value-type="float">
            <text:p>0.26285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float" office:value="1.25972" calcext:value-type="float">
            <text:p>1.2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63199" calcext:value-type="float">
            <text:p>0.26319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50" calcext:value-type="float">
            <text:p>750</text:p>
          </table:table-cell>
          <table:table-cell office:value-type="float" office:value="1.25995" calcext:value-type="float">
            <text:p>1.2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63502" calcext:value-type="float">
            <text:p>0.2635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35057" calcext:value-type="float">
            <text:p>1.3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4615" calcext:value-type="float">
            <text:p>0.24615</text:p>
          </table:table-cell>
          <table:table-cell office:value-type="float" office:value="270" calcext:value-type="float">
            <text:p>270</text:p>
          </table:table-cell>
          <table:table-cell office:value-type="float" office:value="21.4221" calcext:value-type="float">
            <text:p>21.422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office:value-type="float" office:value="1.35135" calcext:value-type="float">
            <text:p>1.3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46335" calcext:value-type="float">
            <text:p>0.2463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office:value-type="float" office:value="1.35146" calcext:value-type="float">
            <text:p>1.3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46642" calcext:value-type="float">
            <text:p>0.24664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54" calcext:value-type="float">
            <text:p>754</text:p>
          </table:table-cell>
          <table:table-cell office:value-type="float" office:value="1.3515" calcext:value-type="float">
            <text:p>1.3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46964" calcext:value-type="float">
            <text:p>0.2469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55" calcext:value-type="float">
            <text:p>755</text:p>
          </table:table-cell>
          <table:table-cell office:value-type="float" office:value="1.35165" calcext:value-type="float">
            <text:p>1.3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47263" calcext:value-type="float">
            <text:p>0.24726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56" calcext:value-type="float">
            <text:p>756</text:p>
          </table:table-cell>
          <table:table-cell office:value-type="float" office:value="1.35171" calcext:value-type="float">
            <text:p>1.3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4758" calcext:value-type="float">
            <text:p>0.247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57" calcext:value-type="float">
            <text:p>757</text:p>
          </table:table-cell>
          <table:table-cell office:value-type="float" office:value="1.35278" calcext:value-type="float">
            <text:p>1.3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47712" calcext:value-type="float">
            <text:p>0.24771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58" calcext:value-type="float">
            <text:p>758</text:p>
          </table:table-cell>
          <table:table-cell office:value-type="float" office:value="1.35325" calcext:value-type="float">
            <text:p>1.3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47952" calcext:value-type="float">
            <text:p>0.24795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59" calcext:value-type="float">
            <text:p>759</text:p>
          </table:table-cell>
          <table:table-cell office:value-type="float" office:value="1.35359" calcext:value-type="float">
            <text:p>1.3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48216" calcext:value-type="float">
            <text:p>0.24821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60" calcext:value-type="float">
            <text:p>760</text:p>
          </table:table-cell>
          <table:table-cell office:value-type="float" office:value="1.35384" calcext:value-type="float">
            <text:p>1.3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48497" calcext:value-type="float">
            <text:p>0.248497</text:p>
          </table:table-cell>
          <table:table-cell office:value-type="float" office:value="270" calcext:value-type="float">
            <text:p>270</text:p>
          </table:table-cell>
          <table:table-cell office:value-type="float" office:value="31.7477" calcext:value-type="float">
            <text:p>31.74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61" calcext:value-type="float">
            <text:p>761</text:p>
          </table:table-cell>
          <table:table-cell office:value-type="float" office:value="1.35386" calcext:value-type="float">
            <text:p>1.3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4882" calcext:value-type="float">
            <text:p>0.2488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office:value-type="float" office:value="1.35398" calcext:value-type="float">
            <text:p>1.3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49127" calcext:value-type="float">
            <text:p>0.249127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float" office:value="1.35414" calcext:value-type="float">
            <text:p>1.3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49423" calcext:value-type="float">
            <text:p>0.24942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64" calcext:value-type="float">
            <text:p>764</text:p>
          </table:table-cell>
          <table:table-cell office:value-type="float" office:value="1.35442" calcext:value-type="float">
            <text:p>1.3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497" calcext:value-type="float">
            <text:p>0.249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office:value-type="float" office:value="1.3545" calcext:value-type="float">
            <text:p>1.3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50011" calcext:value-type="float">
            <text:p>0.25001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66" calcext:value-type="float">
            <text:p>766</text:p>
          </table:table-cell>
          <table:table-cell office:value-type="float" office:value="1.35451" calcext:value-type="float">
            <text:p>1.3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50336" calcext:value-type="float">
            <text:p>0.25033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67" calcext:value-type="float">
            <text:p>767</text:p>
          </table:table-cell>
          <table:table-cell office:value-type="float" office:value="1.35474" calcext:value-type="float">
            <text:p>1.3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50621" calcext:value-type="float">
            <text:p>0.2506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68" calcext:value-type="float">
            <text:p>768</text:p>
          </table:table-cell>
          <table:table-cell office:value-type="float" office:value="1.35478" calcext:value-type="float">
            <text:p>1.3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5094" calcext:value-type="float">
            <text:p>0.25094</text:p>
          </table:table-cell>
          <table:table-cell office:value-type="float" office:value="270" calcext:value-type="float">
            <text:p>270</text:p>
          </table:table-cell>
          <table:table-cell office:value-type="float" office:value="11.4109" calcext:value-type="float">
            <text:p>11.4109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769" calcext:value-type="float">
            <text:p>769</text:p>
          </table:table-cell>
          <table:table-cell office:value-type="float" office:value="1.3548" calcext:value-type="float">
            <text:p>1.3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51263" calcext:value-type="float">
            <text:p>0.2512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float" office:value="1.35509" calcext:value-type="float">
            <text:p>1.3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51536" calcext:value-type="float">
            <text:p>0.25153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771" calcext:value-type="float">
            <text:p>771</text:p>
          </table:table-cell>
          <table:table-cell office:value-type="float" office:value="1.3551" calcext:value-type="float">
            <text:p>1.3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51861" calcext:value-type="float">
            <text:p>0.25186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72" calcext:value-type="float">
            <text:p>772</text:p>
          </table:table-cell>
          <table:table-cell office:value-type="float" office:value="1.35565" calcext:value-type="float">
            <text:p>1.3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52084" calcext:value-type="float">
            <text:p>0.25208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73" calcext:value-type="float">
            <text:p>773</text:p>
          </table:table-cell>
          <table:table-cell office:value-type="float" office:value="1.35582" calcext:value-type="float">
            <text:p>1.3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5238" calcext:value-type="float">
            <text:p>0.2523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74" calcext:value-type="float">
            <text:p>774</text:p>
          </table:table-cell>
          <table:table-cell office:value-type="float" office:value="1.35623" calcext:value-type="float">
            <text:p>1.3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5263" calcext:value-type="float">
            <text:p>0.2526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75" calcext:value-type="float">
            <text:p>775</text:p>
          </table:table-cell>
          <table:table-cell office:value-type="float" office:value="1.35624" calcext:value-type="float">
            <text:p>1.3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52955" calcext:value-type="float">
            <text:p>0.25295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office:value-type="float" office:value="1.35634" calcext:value-type="float">
            <text:p>1.3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53261" calcext:value-type="float">
            <text:p>0.25326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77" calcext:value-type="float">
            <text:p>777</text:p>
          </table:table-cell>
          <table:table-cell office:value-type="float" office:value="1.35648" calcext:value-type="float">
            <text:p>1.3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53562" calcext:value-type="float">
            <text:p>0.25356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78" calcext:value-type="float">
            <text:p>778</text:p>
          </table:table-cell>
          <table:table-cell office:value-type="float" office:value="1.35653" calcext:value-type="float">
            <text:p>1.3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5388" calcext:value-type="float">
            <text:p>0.2538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79" calcext:value-type="float">
            <text:p>779</text:p>
          </table:table-cell>
          <table:table-cell office:value-type="float" office:value="1.35663" calcext:value-type="float">
            <text:p>1.3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54188" calcext:value-type="float">
            <text:p>0.25418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80" calcext:value-type="float">
            <text:p>780</text:p>
          </table:table-cell>
          <table:table-cell office:value-type="float" office:value="1.35675" calcext:value-type="float">
            <text:p>1.3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54491" calcext:value-type="float">
            <text:p>0.25449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81" calcext:value-type="float">
            <text:p>781</text:p>
          </table:table-cell>
          <table:table-cell office:value-type="float" office:value="1.35679" calcext:value-type="float">
            <text:p>1.3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54809" calcext:value-type="float">
            <text:p>0.25480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office:value-type="float" office:value="1.35689" calcext:value-type="float">
            <text:p>1.3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55117" calcext:value-type="float">
            <text:p>0.25511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83" calcext:value-type="float">
            <text:p>783</text:p>
          </table:table-cell>
          <table:table-cell office:value-type="float" office:value="1.35737" calcext:value-type="float">
            <text:p>1.3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55353" calcext:value-type="float">
            <text:p>0.25535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84" calcext:value-type="float">
            <text:p>784</text:p>
          </table:table-cell>
          <table:table-cell office:value-type="float" office:value="1.35751" calcext:value-type="float">
            <text:p>1.3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55653" calcext:value-type="float">
            <text:p>0.25565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85" calcext:value-type="float">
            <text:p>785</text:p>
          </table:table-cell>
          <table:table-cell office:value-type="float" office:value="1.35759" calcext:value-type="float">
            <text:p>1.3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55964" calcext:value-type="float">
            <text:p>0.2559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86" calcext:value-type="float">
            <text:p>786</text:p>
          </table:table-cell>
          <table:table-cell office:value-type="float" office:value="1.35778" calcext:value-type="float">
            <text:p>1.3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56253" calcext:value-type="float">
            <text:p>0.25625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87" calcext:value-type="float">
            <text:p>787</text:p>
          </table:table-cell>
          <table:table-cell office:value-type="float" office:value="1.35801" calcext:value-type="float">
            <text:p>1.3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56536" calcext:value-type="float">
            <text:p>0.25653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88" calcext:value-type="float">
            <text:p>788</text:p>
          </table:table-cell>
          <table:table-cell office:value-type="float" office:value="1.35836" calcext:value-type="float">
            <text:p>1.3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56796" calcext:value-type="float">
            <text:p>0.25679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89" calcext:value-type="float">
            <text:p>789</text:p>
          </table:table-cell>
          <table:table-cell office:value-type="float" office:value="1.35841" calcext:value-type="float">
            <text:p>1.3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57112" calcext:value-type="float">
            <text:p>0.25711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90" calcext:value-type="float">
            <text:p>790</text:p>
          </table:table-cell>
          <table:table-cell office:value-type="float" office:value="1.35842" calcext:value-type="float">
            <text:p>1.3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57436" calcext:value-type="float">
            <text:p>0.25743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91" calcext:value-type="float">
            <text:p>791</text:p>
          </table:table-cell>
          <table:table-cell office:value-type="float" office:value="1.35844" calcext:value-type="float">
            <text:p>1.3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57758" calcext:value-type="float">
            <text:p>0.257758</text:p>
          </table:table-cell>
          <table:table-cell office:value-type="float" office:value="270" calcext:value-type="float">
            <text:p>270</text:p>
          </table:table-cell>
          <table:table-cell office:value-type="float" office:value="54.2673" calcext:value-type="float">
            <text:p>54.267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92" calcext:value-type="float">
            <text:p>792</text:p>
          </table:table-cell>
          <table:table-cell office:value-type="float" office:value="1.35847" calcext:value-type="float">
            <text:p>1.3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58078" calcext:value-type="float">
            <text:p>0.258078</text:p>
          </table:table-cell>
          <table:table-cell office:value-type="float" office:value="270" calcext:value-type="float">
            <text:p>270</text:p>
          </table:table-cell>
          <table:table-cell office:value-type="float" office:value="42.1501" calcext:value-type="float">
            <text:p>42.15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93" calcext:value-type="float">
            <text:p>793</text:p>
          </table:table-cell>
          <table:table-cell office:value-type="float" office:value="1.3587" calcext:value-type="float">
            <text:p>1.3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58361" calcext:value-type="float">
            <text:p>0.25836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94" calcext:value-type="float">
            <text:p>794</text:p>
          </table:table-cell>
          <table:table-cell office:value-type="float" office:value="1.35902" calcext:value-type="float">
            <text:p>1.3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58625" calcext:value-type="float">
            <text:p>0.25862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95" calcext:value-type="float">
            <text:p>795</text:p>
          </table:table-cell>
          <table:table-cell office:value-type="float" office:value="1.35918" calcext:value-type="float">
            <text:p>1.3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5892" calcext:value-type="float">
            <text:p>0.2589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96" calcext:value-type="float">
            <text:p>796</text:p>
          </table:table-cell>
          <table:table-cell office:value-type="float" office:value="1.35921" calcext:value-type="float">
            <text:p>1.3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5924" calcext:value-type="float">
            <text:p>0.259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797" calcext:value-type="float">
            <text:p>797</text:p>
          </table:table-cell>
          <table:table-cell office:value-type="float" office:value="1.35957" calcext:value-type="float">
            <text:p>1.3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59497" calcext:value-type="float">
            <text:p>0.25949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98" calcext:value-type="float">
            <text:p>798</text:p>
          </table:table-cell>
          <table:table-cell office:value-type="float" office:value="1.3597" calcext:value-type="float">
            <text:p>1.3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59799" calcext:value-type="float">
            <text:p>0.25979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99" calcext:value-type="float">
            <text:p>799</text:p>
          </table:table-cell>
          <table:table-cell office:value-type="float" office:value="1.35972" calcext:value-type="float">
            <text:p>1.3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6012" calcext:value-type="float">
            <text:p>0.2601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float" office:value="1.35995" calcext:value-type="float">
            <text:p>1.3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60401" calcext:value-type="float">
            <text:p>0.26040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5057" calcext:value-type="float">
            <text:p>1.4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4444" calcext:value-type="float">
            <text:p>0.24444</text:p>
          </table:table-cell>
          <table:table-cell office:value-type="float" office:value="270" calcext:value-type="float">
            <text:p>270</text:p>
          </table:table-cell>
          <table:table-cell office:value-type="float" office:value="21.4208" calcext:value-type="float">
            <text:p>21.4208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float" office:value="1.45135" calcext:value-type="float">
            <text:p>1.4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44612" calcext:value-type="float">
            <text:p>0.2446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office:value-type="float" office:value="1.45146" calcext:value-type="float">
            <text:p>1.4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44898" calcext:value-type="float">
            <text:p>0.24489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04" calcext:value-type="float">
            <text:p>804</text:p>
          </table:table-cell>
          <table:table-cell office:value-type="float" office:value="1.4515" calcext:value-type="float">
            <text:p>1.4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45198" calcext:value-type="float">
            <text:p>0.24519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office:value-type="float" office:value="1.45165" calcext:value-type="float">
            <text:p>1.4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45477" calcext:value-type="float">
            <text:p>0.24547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06" calcext:value-type="float">
            <text:p>806</text:p>
          </table:table-cell>
          <table:table-cell office:value-type="float" office:value="1.45171" calcext:value-type="float">
            <text:p>1.4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45772" calcext:value-type="float">
            <text:p>0.24577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07" calcext:value-type="float">
            <text:p>807</text:p>
          </table:table-cell>
          <table:table-cell office:value-type="float" office:value="1.45278" calcext:value-type="float">
            <text:p>1.4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45896" calcext:value-type="float">
            <text:p>0.24589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08" calcext:value-type="float">
            <text:p>808</text:p>
          </table:table-cell>
          <table:table-cell office:value-type="float" office:value="1.45325" calcext:value-type="float">
            <text:p>1.4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4612" calcext:value-type="float">
            <text:p>0.246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09" calcext:value-type="float">
            <text:p>809</text:p>
          </table:table-cell>
          <table:table-cell office:value-type="float" office:value="1.45359" calcext:value-type="float">
            <text:p>1.4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46367" calcext:value-type="float">
            <text:p>0.24636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10" calcext:value-type="float">
            <text:p>810</text:p>
          </table:table-cell>
          <table:table-cell office:value-type="float" office:value="1.45384" calcext:value-type="float">
            <text:p>1.4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46629" calcext:value-type="float">
            <text:p>0.246629</text:p>
          </table:table-cell>
          <table:table-cell office:value-type="float" office:value="270" calcext:value-type="float">
            <text:p>270</text:p>
          </table:table-cell>
          <table:table-cell office:value-type="float" office:value="31.9205" calcext:value-type="float">
            <text:p>31.920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11" calcext:value-type="float">
            <text:p>811</text:p>
          </table:table-cell>
          <table:table-cell office:value-type="float" office:value="1.45386" calcext:value-type="float">
            <text:p>1.4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4693" calcext:value-type="float">
            <text:p>0.2469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office:value-type="float" office:value="1.45398" calcext:value-type="float">
            <text:p>1.4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47215" calcext:value-type="float">
            <text:p>0.247215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office:value-type="float" office:value="1.45414" calcext:value-type="float">
            <text:p>1.4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47491" calcext:value-type="float">
            <text:p>0.24749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office:value-type="float" office:value="1.45442" calcext:value-type="float">
            <text:p>1.4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47749" calcext:value-type="float">
            <text:p>0.24774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float" office:value="1.4545" calcext:value-type="float">
            <text:p>1.4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4804" calcext:value-type="float">
            <text:p>0.2480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float" office:value="1.45451" calcext:value-type="float">
            <text:p>1.4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48342" calcext:value-type="float">
            <text:p>0.24834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17" calcext:value-type="float">
            <text:p>817</text:p>
          </table:table-cell>
          <table:table-cell office:value-type="float" office:value="1.45474" calcext:value-type="float">
            <text:p>1.4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48608" calcext:value-type="float">
            <text:p>0.2486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18" calcext:value-type="float">
            <text:p>818</text:p>
          </table:table-cell>
          <table:table-cell office:value-type="float" office:value="1.45478" calcext:value-type="float">
            <text:p>1.4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48905" calcext:value-type="float">
            <text:p>0.248905</text:p>
          </table:table-cell>
          <table:table-cell office:value-type="float" office:value="270" calcext:value-type="float">
            <text:p>270</text:p>
          </table:table-cell>
          <table:table-cell office:value-type="float" office:value="11.4119" calcext:value-type="float">
            <text:p>11.4119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819" calcext:value-type="float">
            <text:p>819</text:p>
          </table:table-cell>
          <table:table-cell office:value-type="float" office:value="1.4548" calcext:value-type="float">
            <text:p>1.4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49205" calcext:value-type="float">
            <text:p>0.24920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20" calcext:value-type="float">
            <text:p>820</text:p>
          </table:table-cell>
          <table:table-cell office:value-type="float" office:value="1.45509" calcext:value-type="float">
            <text:p>1.4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4946" calcext:value-type="float">
            <text:p>0.2494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821" calcext:value-type="float">
            <text:p>821</text:p>
          </table:table-cell>
          <table:table-cell office:value-type="float" office:value="1.4551" calcext:value-type="float">
            <text:p>1.4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49763" calcext:value-type="float">
            <text:p>0.2497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office:value-type="float" office:value="1.45565" calcext:value-type="float">
            <text:p>1.4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49972" calcext:value-type="float">
            <text:p>0.24997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23" calcext:value-type="float">
            <text:p>823</text:p>
          </table:table-cell>
          <table:table-cell office:value-type="float" office:value="1.45582" calcext:value-type="float">
            <text:p>1.4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50247" calcext:value-type="float">
            <text:p>0.25024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office:value-type="float" office:value="1.45623" calcext:value-type="float">
            <text:p>1.4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50481" calcext:value-type="float">
            <text:p>0.25048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25" calcext:value-type="float">
            <text:p>825</text:p>
          </table:table-cell>
          <table:table-cell office:value-type="float" office:value="1.45624" calcext:value-type="float">
            <text:p>1.4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50784" calcext:value-type="float">
            <text:p>0.25078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float" office:value="1.45634" calcext:value-type="float">
            <text:p>1.4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51069" calcext:value-type="float">
            <text:p>0.25106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float" office:value="1.45648" calcext:value-type="float">
            <text:p>1.4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51349" calcext:value-type="float">
            <text:p>0.25134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office:value-type="float" office:value="1.45653" calcext:value-type="float">
            <text:p>1.4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51645" calcext:value-type="float">
            <text:p>0.25164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29" calcext:value-type="float">
            <text:p>829</text:p>
          </table:table-cell>
          <table:table-cell office:value-type="float" office:value="1.45663" calcext:value-type="float">
            <text:p>1.4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51932" calcext:value-type="float">
            <text:p>0.25193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office:value-type="float" office:value="1.45675" calcext:value-type="float">
            <text:p>1.4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52215" calcext:value-type="float">
            <text:p>0.25221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office:value-type="float" office:value="1.45679" calcext:value-type="float">
            <text:p>1.4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52512" calcext:value-type="float">
            <text:p>0.2525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office:value-type="float" office:value="1.45689" calcext:value-type="float">
            <text:p>1.4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52798" calcext:value-type="float">
            <text:p>0.25279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office:value-type="float" office:value="1.45737" calcext:value-type="float">
            <text:p>1.4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53018" calcext:value-type="float">
            <text:p>0.2530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float" office:value="1.45751" calcext:value-type="float">
            <text:p>1.4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53298" calcext:value-type="float">
            <text:p>0.25329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35" calcext:value-type="float">
            <text:p>835</text:p>
          </table:table-cell>
          <table:table-cell office:value-type="float" office:value="1.45759" calcext:value-type="float">
            <text:p>1.4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53588" calcext:value-type="float">
            <text:p>0.25358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36" calcext:value-type="float">
            <text:p>836</text:p>
          </table:table-cell>
          <table:table-cell office:value-type="float" office:value="1.45778" calcext:value-type="float">
            <text:p>1.4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53858" calcext:value-type="float">
            <text:p>0.25385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float" office:value="1.45801" calcext:value-type="float">
            <text:p>1.4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54122" calcext:value-type="float">
            <text:p>0.2541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office:value-type="float" office:value="1.45836" calcext:value-type="float">
            <text:p>1.4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54364" calcext:value-type="float">
            <text:p>0.2543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39" calcext:value-type="float">
            <text:p>839</text:p>
          </table:table-cell>
          <table:table-cell office:value-type="float" office:value="1.45841" calcext:value-type="float">
            <text:p>1.4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54658" calcext:value-type="float">
            <text:p>0.25465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office:value-type="float" office:value="1.45842" calcext:value-type="float">
            <text:p>1.4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5496" calcext:value-type="float">
            <text:p>0.2549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41" calcext:value-type="float">
            <text:p>841</text:p>
          </table:table-cell>
          <table:table-cell office:value-type="float" office:value="1.45844" calcext:value-type="float">
            <text:p>1.4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5526" calcext:value-type="float">
            <text:p>0.25526</text:p>
          </table:table-cell>
          <table:table-cell office:value-type="float" office:value="270" calcext:value-type="float">
            <text:p>270</text:p>
          </table:table-cell>
          <table:table-cell office:value-type="float" office:value="54.7478" calcext:value-type="float">
            <text:p>54.747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42" calcext:value-type="float">
            <text:p>842</text:p>
          </table:table-cell>
          <table:table-cell office:value-type="float" office:value="1.45847" calcext:value-type="float">
            <text:p>1.4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55559" calcext:value-type="float">
            <text:p>0.255559</text:p>
          </table:table-cell>
          <table:table-cell office:value-type="float" office:value="270" calcext:value-type="float">
            <text:p>270</text:p>
          </table:table-cell>
          <table:table-cell office:value-type="float" office:value="42.4018" calcext:value-type="float">
            <text:p>42.40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43" calcext:value-type="float">
            <text:p>843</text:p>
          </table:table-cell>
          <table:table-cell office:value-type="float" office:value="1.4587" calcext:value-type="float">
            <text:p>1.4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55822" calcext:value-type="float">
            <text:p>0.2558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office:value-type="float" office:value="1.45902" calcext:value-type="float">
            <text:p>1.4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56069" calcext:value-type="float">
            <text:p>0.25606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45" calcext:value-type="float">
            <text:p>845</text:p>
          </table:table-cell>
          <table:table-cell office:value-type="float" office:value="1.45918" calcext:value-type="float">
            <text:p>1.4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56344" calcext:value-type="float">
            <text:p>0.25634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office:value-type="float" office:value="1.45921" calcext:value-type="float">
            <text:p>1.4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56643" calcext:value-type="float">
            <text:p>0.25664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float" office:value="1.45957" calcext:value-type="float">
            <text:p>1.4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56883" calcext:value-type="float">
            <text:p>0.2568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office:value-type="float" office:value="1.4597" calcext:value-type="float">
            <text:p>1.4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57164" calcext:value-type="float">
            <text:p>0.2571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49" calcext:value-type="float">
            <text:p>849</text:p>
          </table:table-cell>
          <table:table-cell office:value-type="float" office:value="1.45972" calcext:value-type="float">
            <text:p>1.4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57463" calcext:value-type="float">
            <text:p>0.25746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float" office:value="1.45995" calcext:value-type="float">
            <text:p>1.4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57725" calcext:value-type="float">
            <text:p>0.25772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55057" calcext:value-type="float">
            <text:p>1.5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42949" calcext:value-type="float">
            <text:p>0.242949</text:p>
          </table:table-cell>
          <table:table-cell office:value-type="float" office:value="270" calcext:value-type="float">
            <text:p>270</text:p>
          </table:table-cell>
          <table:table-cell office:value-type="float" office:value="21.4193" calcext:value-type="float">
            <text:p>21.4193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float" office:value="1.55135" calcext:value-type="float">
            <text:p>1.5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43112" calcext:value-type="float">
            <text:p>0.2431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53" calcext:value-type="float">
            <text:p>853</text:p>
          </table:table-cell>
          <table:table-cell office:value-type="float" office:value="1.55146" calcext:value-type="float">
            <text:p>1.5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4338" calcext:value-type="float">
            <text:p>0.2433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office:value-type="float" office:value="1.5515" calcext:value-type="float">
            <text:p>1.5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4366" calcext:value-type="float">
            <text:p>0.243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55" calcext:value-type="float">
            <text:p>855</text:p>
          </table:table-cell>
          <table:table-cell office:value-type="float" office:value="1.55165" calcext:value-type="float">
            <text:p>1.5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43921" calcext:value-type="float">
            <text:p>0.24392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office:value-type="float" office:value="1.55171" calcext:value-type="float">
            <text:p>1.5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44197" calcext:value-type="float">
            <text:p>0.24419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57" calcext:value-type="float">
            <text:p>857</text:p>
          </table:table-cell>
          <table:table-cell office:value-type="float" office:value="1.55278" calcext:value-type="float">
            <text:p>1.5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44314" calcext:value-type="float">
            <text:p>0.24431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office:value-type="float" office:value="1.55325" calcext:value-type="float">
            <text:p>1.5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44525" calcext:value-type="float">
            <text:p>0.24452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59" calcext:value-type="float">
            <text:p>859</text:p>
          </table:table-cell>
          <table:table-cell office:value-type="float" office:value="1.55359" calcext:value-type="float">
            <text:p>1.5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44755" calcext:value-type="float">
            <text:p>0.24475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60" calcext:value-type="float">
            <text:p>860</text:p>
          </table:table-cell>
          <table:table-cell office:value-type="float" office:value="1.55384" calcext:value-type="float">
            <text:p>1.5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45001" calcext:value-type="float">
            <text:p>0.245001</text:p>
          </table:table-cell>
          <table:table-cell office:value-type="float" office:value="270" calcext:value-type="float">
            <text:p>270</text:p>
          </table:table-cell>
          <table:table-cell office:value-type="float" office:value="32.1311" calcext:value-type="float">
            <text:p>32.131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61" calcext:value-type="float">
            <text:p>861</text:p>
          </table:table-cell>
          <table:table-cell office:value-type="float" office:value="1.55386" calcext:value-type="float">
            <text:p>1.5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45283" calcext:value-type="float">
            <text:p>0.24528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62" calcext:value-type="float">
            <text:p>862</text:p>
          </table:table-cell>
          <table:table-cell office:value-type="float" office:value="1.55398" calcext:value-type="float">
            <text:p>1.5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4555" calcext:value-type="float">
            <text:p>0.24555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63" calcext:value-type="float">
            <text:p>863</text:p>
          </table:table-cell>
          <table:table-cell office:value-type="float" office:value="1.55414" calcext:value-type="float">
            <text:p>1.5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45808" calcext:value-type="float">
            <text:p>0.2458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64" calcext:value-type="float">
            <text:p>864</text:p>
          </table:table-cell>
          <table:table-cell office:value-type="float" office:value="1.55442" calcext:value-type="float">
            <text:p>1.5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4605" calcext:value-type="float">
            <text:p>0.2460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65" calcext:value-type="float">
            <text:p>865</text:p>
          </table:table-cell>
          <table:table-cell office:value-type="float" office:value="1.5545" calcext:value-type="float">
            <text:p>1.5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46322" calcext:value-type="float">
            <text:p>0.24632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66" calcext:value-type="float">
            <text:p>866</text:p>
          </table:table-cell>
          <table:table-cell office:value-type="float" office:value="1.55451" calcext:value-type="float">
            <text:p>1.5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46604" calcext:value-type="float">
            <text:p>0.24660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67" calcext:value-type="float">
            <text:p>867</text:p>
          </table:table-cell>
          <table:table-cell office:value-type="float" office:value="1.55474" calcext:value-type="float">
            <text:p>1.5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46853" calcext:value-type="float">
            <text:p>0.24685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office:value-type="float" office:value="1.55478" calcext:value-type="float">
            <text:p>1.5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47132" calcext:value-type="float">
            <text:p>0.247132</text:p>
          </table:table-cell>
          <table:table-cell office:value-type="float" office:value="269" calcext:value-type="float">
            <text:p>269</text:p>
          </table:table-cell>
          <table:table-cell office:value-type="float" office:value="11.413" calcext:value-type="float">
            <text:p>11.413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869" calcext:value-type="float">
            <text:p>869</text:p>
          </table:table-cell>
          <table:table-cell office:value-type="float" office:value="1.5548" calcext:value-type="float">
            <text:p>1.5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47413" calcext:value-type="float">
            <text:p>0.24741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70" calcext:value-type="float">
            <text:p>870</text:p>
          </table:table-cell>
          <table:table-cell office:value-type="float" office:value="1.55509" calcext:value-type="float">
            <text:p>1.5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47651" calcext:value-type="float">
            <text:p>0.24765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871" calcext:value-type="float">
            <text:p>871</text:p>
          </table:table-cell>
          <table:table-cell office:value-type="float" office:value="1.5551" calcext:value-type="float">
            <text:p>1.5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47935" calcext:value-type="float">
            <text:p>0.2479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72" calcext:value-type="float">
            <text:p>872</text:p>
          </table:table-cell>
          <table:table-cell office:value-type="float" office:value="1.55565" calcext:value-type="float">
            <text:p>1.5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48131" calcext:value-type="float">
            <text:p>0.2481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73" calcext:value-type="float">
            <text:p>873</text:p>
          </table:table-cell>
          <table:table-cell office:value-type="float" office:value="1.55582" calcext:value-type="float">
            <text:p>1.5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48389" calcext:value-type="float">
            <text:p>0.24838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74" calcext:value-type="float">
            <text:p>874</text:p>
          </table:table-cell>
          <table:table-cell office:value-type="float" office:value="1.55623" calcext:value-type="float">
            <text:p>1.5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48608" calcext:value-type="float">
            <text:p>0.2486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75" calcext:value-type="float">
            <text:p>875</text:p>
          </table:table-cell>
          <table:table-cell office:value-type="float" office:value="1.55624" calcext:value-type="float">
            <text:p>1.5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48891" calcext:value-type="float">
            <text:p>0.24889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76" calcext:value-type="float">
            <text:p>876</text:p>
          </table:table-cell>
          <table:table-cell office:value-type="float" office:value="1.55634" calcext:value-type="float">
            <text:p>1.5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49158" calcext:value-type="float">
            <text:p>0.2491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77" calcext:value-type="float">
            <text:p>877</text:p>
          </table:table-cell>
          <table:table-cell office:value-type="float" office:value="1.55648" calcext:value-type="float">
            <text:p>1.5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49421" calcext:value-type="float">
            <text:p>0.2494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78" calcext:value-type="float">
            <text:p>878</text:p>
          </table:table-cell>
          <table:table-cell office:value-type="float" office:value="1.55653" calcext:value-type="float">
            <text:p>1.5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49698" calcext:value-type="float">
            <text:p>0.24969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office:value-type="float" office:value="1.55663" calcext:value-type="float">
            <text:p>1.5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49966" calcext:value-type="float">
            <text:p>0.24996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80" calcext:value-type="float">
            <text:p>880</text:p>
          </table:table-cell>
          <table:table-cell office:value-type="float" office:value="1.55675" calcext:value-type="float">
            <text:p>1.5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50231" calcext:value-type="float">
            <text:p>0.2502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81" calcext:value-type="float">
            <text:p>881</text:p>
          </table:table-cell>
          <table:table-cell office:value-type="float" office:value="1.55679" calcext:value-type="float">
            <text:p>1.5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50509" calcext:value-type="float">
            <text:p>0.25050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82" calcext:value-type="float">
            <text:p>882</text:p>
          </table:table-cell>
          <table:table-cell office:value-type="float" office:value="1.55689" calcext:value-type="float">
            <text:p>1.5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50777" calcext:value-type="float">
            <text:p>0.25077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office:value-type="float" office:value="1.55737" calcext:value-type="float">
            <text:p>1.5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50984" calcext:value-type="float">
            <text:p>0.25098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84" calcext:value-type="float">
            <text:p>884</text:p>
          </table:table-cell>
          <table:table-cell office:value-type="float" office:value="1.55751" calcext:value-type="float">
            <text:p>1.5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51246" calcext:value-type="float">
            <text:p>0.25124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85" calcext:value-type="float">
            <text:p>885</text:p>
          </table:table-cell>
          <table:table-cell office:value-type="float" office:value="1.55759" calcext:value-type="float">
            <text:p>1.5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51517" calcext:value-type="float">
            <text:p>0.25151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86" calcext:value-type="float">
            <text:p>886</text:p>
          </table:table-cell>
          <table:table-cell office:value-type="float" office:value="1.55778" calcext:value-type="float">
            <text:p>1.5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5177" calcext:value-type="float">
            <text:p>0.2517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87" calcext:value-type="float">
            <text:p>887</text:p>
          </table:table-cell>
          <table:table-cell office:value-type="float" office:value="1.55801" calcext:value-type="float">
            <text:p>1.5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52017" calcext:value-type="float">
            <text:p>0.25201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float" office:value="1.55836" calcext:value-type="float">
            <text:p>1.5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52245" calcext:value-type="float">
            <text:p>0.25224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89" calcext:value-type="float">
            <text:p>889</text:p>
          </table:table-cell>
          <table:table-cell office:value-type="float" office:value="1.55841" calcext:value-type="float">
            <text:p>1.5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5252" calcext:value-type="float">
            <text:p>0.2525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90" calcext:value-type="float">
            <text:p>890</text:p>
          </table:table-cell>
          <table:table-cell office:value-type="float" office:value="1.55842" calcext:value-type="float">
            <text:p>1.5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52802" calcext:value-type="float">
            <text:p>0.2528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91" calcext:value-type="float">
            <text:p>891</text:p>
          </table:table-cell>
          <table:table-cell office:value-type="float" office:value="1.55844" calcext:value-type="float">
            <text:p>1.5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53083" calcext:value-type="float">
            <text:p>0.253083</text:p>
          </table:table-cell>
          <table:table-cell office:value-type="float" office:value="270" calcext:value-type="float">
            <text:p>270</text:p>
          </table:table-cell>
          <table:table-cell office:value-type="float" office:value="55.2658" calcext:value-type="float">
            <text:p>55.26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92" calcext:value-type="float">
            <text:p>892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53363" calcext:value-type="float">
            <text:p>0.253363</text:p>
          </table:table-cell>
          <table:table-cell office:value-type="float" office:value="270" calcext:value-type="float">
            <text:p>270</text:p>
          </table:table-cell>
          <table:table-cell office:value-type="float" office:value="42.6912" calcext:value-type="float">
            <text:p>42.69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93" calcext:value-type="float">
            <text:p>893</text:p>
          </table:table-cell>
          <table:table-cell office:value-type="float" office:value="1.5587" calcext:value-type="float">
            <text:p>1.5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53609" calcext:value-type="float">
            <text:p>0.25360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94" calcext:value-type="float">
            <text:p>894</text:p>
          </table:table-cell>
          <table:table-cell office:value-type="float" office:value="1.55902" calcext:value-type="float">
            <text:p>1.5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53841" calcext:value-type="float">
            <text:p>0.25384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95" calcext:value-type="float">
            <text:p>895</text:p>
          </table:table-cell>
          <table:table-cell office:value-type="float" office:value="1.55918" calcext:value-type="float">
            <text:p>1.5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54099" calcext:value-type="float">
            <text:p>0.25409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96" calcext:value-type="float">
            <text:p>896</text:p>
          </table:table-cell>
          <table:table-cell office:value-type="float" office:value="1.55921" calcext:value-type="float">
            <text:p>1.5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54378" calcext:value-type="float">
            <text:p>0.25437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897" calcext:value-type="float">
            <text:p>897</text:p>
          </table:table-cell>
          <table:table-cell office:value-type="float" office:value="1.55957" calcext:value-type="float">
            <text:p>1.5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54603" calcext:value-type="float">
            <text:p>0.2546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98" calcext:value-type="float">
            <text:p>898</text:p>
          </table:table-cell>
          <table:table-cell office:value-type="float" office:value="1.5597" calcext:value-type="float">
            <text:p>1.5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54866" calcext:value-type="float">
            <text:p>0.2548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99" calcext:value-type="float">
            <text:p>899</text:p>
          </table:table-cell>
          <table:table-cell office:value-type="float" office:value="1.55972" calcext:value-type="float">
            <text:p>1.5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55147" calcext:value-type="float">
            <text:p>0.2551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00" calcext:value-type="float">
            <text:p>900</text:p>
          </table:table-cell>
          <table:table-cell office:value-type="float" office:value="1.55995" calcext:value-type="float">
            <text:p>1.5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55392" calcext:value-type="float">
            <text:p>0.25539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65057" calcext:value-type="float">
            <text:p>1.6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4164" calcext:value-type="float">
            <text:p>0.24164</text:p>
          </table:table-cell>
          <table:table-cell office:value-type="float" office:value="270" calcext:value-type="float">
            <text:p>270</text:p>
          </table:table-cell>
          <table:table-cell office:value-type="float" office:value="21.4263" calcext:value-type="float">
            <text:p>21.426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02" calcext:value-type="float">
            <text:p>902</text:p>
          </table:table-cell>
          <table:table-cell office:value-type="float" office:value="1.65135" calcext:value-type="float">
            <text:p>1.6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41793" calcext:value-type="float">
            <text:p>0.24179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03" calcext:value-type="float">
            <text:p>903</text:p>
          </table:table-cell>
          <table:table-cell office:value-type="float" office:value="1.65146" calcext:value-type="float">
            <text:p>1.6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42045" calcext:value-type="float">
            <text:p>0.24204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04" calcext:value-type="float">
            <text:p>904</text:p>
          </table:table-cell>
          <table:table-cell office:value-type="float" office:value="1.6515" calcext:value-type="float">
            <text:p>1.6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42308" calcext:value-type="float">
            <text:p>0.2423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05" calcext:value-type="float">
            <text:p>905</text:p>
          </table:table-cell>
          <table:table-cell office:value-type="float" office:value="1.65165" calcext:value-type="float">
            <text:p>1.6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42553" calcext:value-type="float">
            <text:p>0.24255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06" calcext:value-type="float">
            <text:p>906</text:p>
          </table:table-cell>
          <table:table-cell office:value-type="float" office:value="1.65171" calcext:value-type="float">
            <text:p>1.6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42813" calcext:value-type="float">
            <text:p>0.24281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07" calcext:value-type="float">
            <text:p>907</text:p>
          </table:table-cell>
          <table:table-cell office:value-type="float" office:value="1.65278" calcext:value-type="float">
            <text:p>1.6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42924" calcext:value-type="float">
            <text:p>0.2429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08" calcext:value-type="float">
            <text:p>908</text:p>
          </table:table-cell>
          <table:table-cell office:value-type="float" office:value="1.65325" calcext:value-type="float">
            <text:p>1.6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43122" calcext:value-type="float">
            <text:p>0.2431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09" calcext:value-type="float">
            <text:p>909</text:p>
          </table:table-cell>
          <table:table-cell office:value-type="float" office:value="1.65359" calcext:value-type="float">
            <text:p>1.6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43339" calcext:value-type="float">
            <text:p>0.24333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10" calcext:value-type="float">
            <text:p>910</text:p>
          </table:table-cell>
          <table:table-cell office:value-type="float" office:value="1.65384" calcext:value-type="float">
            <text:p>1.6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4357" calcext:value-type="float">
            <text:p>0.24357</text:p>
          </table:table-cell>
          <table:table-cell office:value-type="float" office:value="270" calcext:value-type="float">
            <text:p>270</text:p>
          </table:table-cell>
          <table:table-cell office:value-type="float" office:value="32.3792" calcext:value-type="float">
            <text:p>32.37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11" calcext:value-type="float">
            <text:p>911</text:p>
          </table:table-cell>
          <table:table-cell office:value-type="float" office:value="1.65386" calcext:value-type="float">
            <text:p>1.6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43835" calcext:value-type="float">
            <text:p>0.24383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12" calcext:value-type="float">
            <text:p>912</text:p>
          </table:table-cell>
          <table:table-cell office:value-type="float" office:value="1.65398" calcext:value-type="float">
            <text:p>1.6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44085" calcext:value-type="float">
            <text:p>0.244085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13" calcext:value-type="float">
            <text:p>913</text:p>
          </table:table-cell>
          <table:table-cell office:value-type="float" office:value="1.65414" calcext:value-type="float">
            <text:p>1.6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44329" calcext:value-type="float">
            <text:p>0.24432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14" calcext:value-type="float">
            <text:p>914</text:p>
          </table:table-cell>
          <table:table-cell office:value-type="float" office:value="1.65442" calcext:value-type="float">
            <text:p>1.6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44556" calcext:value-type="float">
            <text:p>0.24455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15" calcext:value-type="float">
            <text:p>915</text:p>
          </table:table-cell>
          <table:table-cell office:value-type="float" office:value="1.6545" calcext:value-type="float">
            <text:p>1.6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44811" calcext:value-type="float">
            <text:p>0.24481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16" calcext:value-type="float">
            <text:p>916</text:p>
          </table:table-cell>
          <table:table-cell office:value-type="float" office:value="1.65451" calcext:value-type="float">
            <text:p>1.6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45077" calcext:value-type="float">
            <text:p>0.24507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17" calcext:value-type="float">
            <text:p>917</text:p>
          </table:table-cell>
          <table:table-cell office:value-type="float" office:value="1.65474" calcext:value-type="float">
            <text:p>1.6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45311" calcext:value-type="float">
            <text:p>0.24531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18" calcext:value-type="float">
            <text:p>918</text:p>
          </table:table-cell>
          <table:table-cell office:value-type="float" office:value="1.65478" calcext:value-type="float">
            <text:p>1.6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45573" calcext:value-type="float">
            <text:p>0.245573</text:p>
          </table:table-cell>
          <table:table-cell office:value-type="float" office:value="269" calcext:value-type="float">
            <text:p>269</text:p>
          </table:table-cell>
          <table:table-cell office:value-type="float" office:value="11.414" calcext:value-type="float">
            <text:p>11.414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919" calcext:value-type="float">
            <text:p>919</text:p>
          </table:table-cell>
          <table:table-cell office:value-type="float" office:value="1.6548" calcext:value-type="float">
            <text:p>1.6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45837" calcext:value-type="float">
            <text:p>0.24583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20" calcext:value-type="float">
            <text:p>920</text:p>
          </table:table-cell>
          <table:table-cell office:value-type="float" office:value="1.65509" calcext:value-type="float">
            <text:p>1.6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46061" calcext:value-type="float">
            <text:p>0.24606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921" calcext:value-type="float">
            <text:p>921</text:p>
          </table:table-cell>
          <table:table-cell office:value-type="float" office:value="1.6551" calcext:value-type="float">
            <text:p>1.6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46328" calcext:value-type="float">
            <text:p>0.24632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22" calcext:value-type="float">
            <text:p>922</text:p>
          </table:table-cell>
          <table:table-cell office:value-type="float" office:value="1.65565" calcext:value-type="float">
            <text:p>1.6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46512" calcext:value-type="float">
            <text:p>0.24651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office:value-type="float" office:value="1.65582" calcext:value-type="float">
            <text:p>1.6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46755" calcext:value-type="float">
            <text:p>0.24675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24" calcext:value-type="float">
            <text:p>924</text:p>
          </table:table-cell>
          <table:table-cell office:value-type="float" office:value="1.65623" calcext:value-type="float">
            <text:p>1.6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46961" calcext:value-type="float">
            <text:p>0.24696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25" calcext:value-type="float">
            <text:p>925</text:p>
          </table:table-cell>
          <table:table-cell office:value-type="float" office:value="1.65624" calcext:value-type="float">
            <text:p>1.6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47227" calcext:value-type="float">
            <text:p>0.24722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26" calcext:value-type="float">
            <text:p>926</text:p>
          </table:table-cell>
          <table:table-cell office:value-type="float" office:value="1.65634" calcext:value-type="float">
            <text:p>1.6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47479" calcext:value-type="float">
            <text:p>0.2474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27" calcext:value-type="float">
            <text:p>927</text:p>
          </table:table-cell>
          <table:table-cell office:value-type="float" office:value="1.65648" calcext:value-type="float">
            <text:p>1.6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47725" calcext:value-type="float">
            <text:p>0.24772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28" calcext:value-type="float">
            <text:p>928</text:p>
          </table:table-cell>
          <table:table-cell office:value-type="float" office:value="1.65653" calcext:value-type="float">
            <text:p>1.6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47985" calcext:value-type="float">
            <text:p>0.24798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29" calcext:value-type="float">
            <text:p>929</text:p>
          </table:table-cell>
          <table:table-cell office:value-type="float" office:value="1.65663" calcext:value-type="float">
            <text:p>1.6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48238" calcext:value-type="float">
            <text:p>0.24823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30" calcext:value-type="float">
            <text:p>930</text:p>
          </table:table-cell>
          <table:table-cell office:value-type="float" office:value="1.65675" calcext:value-type="float">
            <text:p>1.6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48487" calcext:value-type="float">
            <text:p>0.2484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31" calcext:value-type="float">
            <text:p>931</text:p>
          </table:table-cell>
          <table:table-cell office:value-type="float" office:value="1.65679" calcext:value-type="float">
            <text:p>1.6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48748" calcext:value-type="float">
            <text:p>0.24874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32" calcext:value-type="float">
            <text:p>932</text:p>
          </table:table-cell>
          <table:table-cell office:value-type="float" office:value="1.65689" calcext:value-type="float">
            <text:p>1.6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49" calcext:value-type="float">
            <text:p>0.24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33" calcext:value-type="float">
            <text:p>933</text:p>
          </table:table-cell>
          <table:table-cell office:value-type="float" office:value="1.65737" calcext:value-type="float">
            <text:p>1.6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49195" calcext:value-type="float">
            <text:p>0.2491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34" calcext:value-type="float">
            <text:p>934</text:p>
          </table:table-cell>
          <table:table-cell office:value-type="float" office:value="1.65751" calcext:value-type="float">
            <text:p>1.6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49441" calcext:value-type="float">
            <text:p>0.24944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35" calcext:value-type="float">
            <text:p>935</text:p>
          </table:table-cell>
          <table:table-cell office:value-type="float" office:value="1.65759" calcext:value-type="float">
            <text:p>1.6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49696" calcext:value-type="float">
            <text:p>0.24969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36" calcext:value-type="float">
            <text:p>936</text:p>
          </table:table-cell>
          <table:table-cell office:value-type="float" office:value="1.65778" calcext:value-type="float">
            <text:p>1.6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49934" calcext:value-type="float">
            <text:p>0.24993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37" calcext:value-type="float">
            <text:p>937</text:p>
          </table:table-cell>
          <table:table-cell office:value-type="float" office:value="1.65801" calcext:value-type="float">
            <text:p>1.6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50167" calcext:value-type="float">
            <text:p>0.25016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38" calcext:value-type="float">
            <text:p>938</text:p>
          </table:table-cell>
          <table:table-cell office:value-type="float" office:value="1.65836" calcext:value-type="float">
            <text:p>1.6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50381" calcext:value-type="float">
            <text:p>0.2503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39" calcext:value-type="float">
            <text:p>939</text:p>
          </table:table-cell>
          <table:table-cell office:value-type="float" office:value="1.65841" calcext:value-type="float">
            <text:p>1.6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50639" calcext:value-type="float">
            <text:p>0.25063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40" calcext:value-type="float">
            <text:p>940</text:p>
          </table:table-cell>
          <table:table-cell office:value-type="float" office:value="1.65842" calcext:value-type="float">
            <text:p>1.6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50905" calcext:value-type="float">
            <text:p>0.2509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41" calcext:value-type="float">
            <text:p>941</text:p>
          </table:table-cell>
          <table:table-cell office:value-type="float" office:value="1.65844" calcext:value-type="float">
            <text:p>1.6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51169" calcext:value-type="float">
            <text:p>0.251169</text:p>
          </table:table-cell>
          <table:table-cell office:value-type="float" office:value="270" calcext:value-type="float">
            <text:p>270</text:p>
          </table:table-cell>
          <table:table-cell office:value-type="float" office:value="55.8215" calcext:value-type="float">
            <text:p>55.821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42" calcext:value-type="float">
            <text:p>942</text:p>
          </table:table-cell>
          <table:table-cell office:value-type="float" office:value="1.65847" calcext:value-type="float">
            <text:p>1.6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51431" calcext:value-type="float">
            <text:p>0.251431</text:p>
          </table:table-cell>
          <table:table-cell office:value-type="float" office:value="270" calcext:value-type="float">
            <text:p>270</text:p>
          </table:table-cell>
          <table:table-cell office:value-type="float" office:value="43.0182" calcext:value-type="float">
            <text:p>43.018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43" calcext:value-type="float">
            <text:p>943</text:p>
          </table:table-cell>
          <table:table-cell office:value-type="float" office:value="1.6587" calcext:value-type="float">
            <text:p>1.6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51664" calcext:value-type="float">
            <text:p>0.2516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44" calcext:value-type="float">
            <text:p>944</text:p>
          </table:table-cell>
          <table:table-cell office:value-type="float" office:value="1.65902" calcext:value-type="float">
            <text:p>1.6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51882" calcext:value-type="float">
            <text:p>0.25188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45" calcext:value-type="float">
            <text:p>945</text:p>
          </table:table-cell>
          <table:table-cell office:value-type="float" office:value="1.65918" calcext:value-type="float">
            <text:p>1.6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52124" calcext:value-type="float">
            <text:p>0.2521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46" calcext:value-type="float">
            <text:p>946</text:p>
          </table:table-cell>
          <table:table-cell office:value-type="float" office:value="1.65921" calcext:value-type="float">
            <text:p>1.6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52387" calcext:value-type="float">
            <text:p>0.2523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47" calcext:value-type="float">
            <text:p>947</text:p>
          </table:table-cell>
          <table:table-cell office:value-type="float" office:value="1.65957" calcext:value-type="float">
            <text:p>1.6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52599" calcext:value-type="float">
            <text:p>0.25259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48" calcext:value-type="float">
            <text:p>948</text:p>
          </table:table-cell>
          <table:table-cell office:value-type="float" office:value="1.6597" calcext:value-type="float">
            <text:p>1.6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52846" calcext:value-type="float">
            <text:p>0.25284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49" calcext:value-type="float">
            <text:p>949</text:p>
          </table:table-cell>
          <table:table-cell office:value-type="float" office:value="1.65972" calcext:value-type="float">
            <text:p>1.6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53109" calcext:value-type="float">
            <text:p>0.25310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float" office:value="1.65995" calcext:value-type="float">
            <text:p>1.6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53341" calcext:value-type="float">
            <text:p>0.25334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75057" calcext:value-type="float">
            <text:p>1.7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4048" calcext:value-type="float">
            <text:p>0.24048</text:p>
          </table:table-cell>
          <table:table-cell office:value-type="float" office:value="270" calcext:value-type="float">
            <text:p>270</text:p>
          </table:table-cell>
          <table:table-cell office:value-type="float" office:value="21.4689" calcext:value-type="float">
            <text:p>21.468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52" calcext:value-type="float">
            <text:p>952</text:p>
          </table:table-cell>
          <table:table-cell office:value-type="float" office:value="1.75135" calcext:value-type="float">
            <text:p>1.7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40625" calcext:value-type="float">
            <text:p>0.24062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53" calcext:value-type="float">
            <text:p>953</text:p>
          </table:table-cell>
          <table:table-cell office:value-type="float" office:value="1.75146" calcext:value-type="float">
            <text:p>1.7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40862" calcext:value-type="float">
            <text:p>0.24086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54" calcext:value-type="float">
            <text:p>954</text:p>
          </table:table-cell>
          <table:table-cell office:value-type="float" office:value="1.7515" calcext:value-type="float">
            <text:p>1.7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4111" calcext:value-type="float">
            <text:p>0.2411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55" calcext:value-type="float">
            <text:p>955</text:p>
          </table:table-cell>
          <table:table-cell office:value-type="float" office:value="1.75165" calcext:value-type="float">
            <text:p>1.7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41342" calcext:value-type="float">
            <text:p>0.24134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56" calcext:value-type="float">
            <text:p>956</text:p>
          </table:table-cell>
          <table:table-cell office:value-type="float" office:value="1.75171" calcext:value-type="float">
            <text:p>1.7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41587" calcext:value-type="float">
            <text:p>0.24158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57" calcext:value-type="float">
            <text:p>957</text:p>
          </table:table-cell>
          <table:table-cell office:value-type="float" office:value="1.75278" calcext:value-type="float">
            <text:p>1.7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41692" calcext:value-type="float">
            <text:p>0.24169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58" calcext:value-type="float">
            <text:p>958</text:p>
          </table:table-cell>
          <table:table-cell office:value-type="float" office:value="1.75325" calcext:value-type="float">
            <text:p>1.7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41879" calcext:value-type="float">
            <text:p>0.2418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59" calcext:value-type="float">
            <text:p>959</text:p>
          </table:table-cell>
          <table:table-cell office:value-type="float" office:value="1.75359" calcext:value-type="float">
            <text:p>1.7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42084" calcext:value-type="float">
            <text:p>0.24208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60" calcext:value-type="float">
            <text:p>960</text:p>
          </table:table-cell>
          <table:table-cell office:value-type="float" office:value="1.75384" calcext:value-type="float">
            <text:p>1.7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42302" calcext:value-type="float">
            <text:p>0.242302</text:p>
          </table:table-cell>
          <table:table-cell office:value-type="float" office:value="270" calcext:value-type="float">
            <text:p>270</text:p>
          </table:table-cell>
          <table:table-cell office:value-type="float" office:value="32.6651" calcext:value-type="float">
            <text:p>32.66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61" calcext:value-type="float">
            <text:p>961</text:p>
          </table:table-cell>
          <table:table-cell office:value-type="float" office:value="1.75386" calcext:value-type="float">
            <text:p>1.7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42552" calcext:value-type="float">
            <text:p>0.24255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62" calcext:value-type="float">
            <text:p>962</text:p>
          </table:table-cell>
          <table:table-cell office:value-type="float" office:value="1.75398" calcext:value-type="float">
            <text:p>1.7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42788" calcext:value-type="float">
            <text:p>0.242788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63" calcext:value-type="float">
            <text:p>963</text:p>
          </table:table-cell>
          <table:table-cell office:value-type="float" office:value="1.75414" calcext:value-type="float">
            <text:p>1.7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43018" calcext:value-type="float">
            <text:p>0.2430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64" calcext:value-type="float">
            <text:p>964</text:p>
          </table:table-cell>
          <table:table-cell office:value-type="float" office:value="1.75442" calcext:value-type="float">
            <text:p>1.7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43232" calcext:value-type="float">
            <text:p>0.24323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65" calcext:value-type="float">
            <text:p>965</text:p>
          </table:table-cell>
          <table:table-cell office:value-type="float" office:value="1.7545" calcext:value-type="float">
            <text:p>1.7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43473" calcext:value-type="float">
            <text:p>0.24347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66" calcext:value-type="float">
            <text:p>966</text:p>
          </table:table-cell>
          <table:table-cell office:value-type="float" office:value="1.75451" calcext:value-type="float">
            <text:p>1.7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43724" calcext:value-type="float">
            <text:p>0.24372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67" calcext:value-type="float">
            <text:p>967</text:p>
          </table:table-cell>
          <table:table-cell office:value-type="float" office:value="1.75474" calcext:value-type="float">
            <text:p>1.7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43945" calcext:value-type="float">
            <text:p>0.24394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68" calcext:value-type="float">
            <text:p>968</text:p>
          </table:table-cell>
          <table:table-cell office:value-type="float" office:value="1.75478" calcext:value-type="float">
            <text:p>1.7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44191" calcext:value-type="float">
            <text:p>0.244191</text:p>
          </table:table-cell>
          <table:table-cell office:value-type="float" office:value="269" calcext:value-type="float">
            <text:p>269</text:p>
          </table:table-cell>
          <table:table-cell office:value-type="float" office:value="11.4152" calcext:value-type="float">
            <text:p>11.415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969" calcext:value-type="float">
            <text:p>969</text:p>
          </table:table-cell>
          <table:table-cell office:value-type="float" office:value="1.7548" calcext:value-type="float">
            <text:p>1.7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4444" calcext:value-type="float">
            <text:p>0.2444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float" office:value="1.75509" calcext:value-type="float">
            <text:p>1.7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44652" calcext:value-type="float">
            <text:p>0.24465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971" calcext:value-type="float">
            <text:p>971</text:p>
          </table:table-cell>
          <table:table-cell office:value-type="float" office:value="1.7551" calcext:value-type="float">
            <text:p>1.7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44904" calcext:value-type="float">
            <text:p>0.24490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72" calcext:value-type="float">
            <text:p>972</text:p>
          </table:table-cell>
          <table:table-cell office:value-type="float" office:value="1.75565" calcext:value-type="float">
            <text:p>1.7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45078" calcext:value-type="float">
            <text:p>0.24507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73" calcext:value-type="float">
            <text:p>973</text:p>
          </table:table-cell>
          <table:table-cell office:value-type="float" office:value="1.75582" calcext:value-type="float">
            <text:p>1.7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45307" calcext:value-type="float">
            <text:p>0.24530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74" calcext:value-type="float">
            <text:p>974</text:p>
          </table:table-cell>
          <table:table-cell office:value-type="float" office:value="1.75623" calcext:value-type="float">
            <text:p>1.7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45502" calcext:value-type="float">
            <text:p>0.2455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75" calcext:value-type="float">
            <text:p>975</text:p>
          </table:table-cell>
          <table:table-cell office:value-type="float" office:value="1.75624" calcext:value-type="float">
            <text:p>1.7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45753" calcext:value-type="float">
            <text:p>0.24575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76" calcext:value-type="float">
            <text:p>976</text:p>
          </table:table-cell>
          <table:table-cell office:value-type="float" office:value="1.75634" calcext:value-type="float">
            <text:p>1.7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4599" calcext:value-type="float">
            <text:p>0.2459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77" calcext:value-type="float">
            <text:p>977</text:p>
          </table:table-cell>
          <table:table-cell office:value-type="float" office:value="1.75648" calcext:value-type="float">
            <text:p>1.7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46223" calcext:value-type="float">
            <text:p>0.24622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78" calcext:value-type="float">
            <text:p>978</text:p>
          </table:table-cell>
          <table:table-cell office:value-type="float" office:value="1.75653" calcext:value-type="float">
            <text:p>1.7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46468" calcext:value-type="float">
            <text:p>0.24646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79" calcext:value-type="float">
            <text:p>979</text:p>
          </table:table-cell>
          <table:table-cell office:value-type="float" office:value="1.75663" calcext:value-type="float">
            <text:p>1.7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46706" calcext:value-type="float">
            <text:p>0.24670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80" calcext:value-type="float">
            <text:p>980</text:p>
          </table:table-cell>
          <table:table-cell office:value-type="float" office:value="1.75675" calcext:value-type="float">
            <text:p>1.7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46941" calcext:value-type="float">
            <text:p>0.24694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81" calcext:value-type="float">
            <text:p>981</text:p>
          </table:table-cell>
          <table:table-cell office:value-type="float" office:value="1.75679" calcext:value-type="float">
            <text:p>1.7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47187" calcext:value-type="float">
            <text:p>0.24718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82" calcext:value-type="float">
            <text:p>982</text:p>
          </table:table-cell>
          <table:table-cell office:value-type="float" office:value="1.75689" calcext:value-type="float">
            <text:p>1.7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47426" calcext:value-type="float">
            <text:p>0.24742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83" calcext:value-type="float">
            <text:p>983</text:p>
          </table:table-cell>
          <table:table-cell office:value-type="float" office:value="1.75737" calcext:value-type="float">
            <text:p>1.7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4761" calcext:value-type="float">
            <text:p>0.2476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84" calcext:value-type="float">
            <text:p>984</text:p>
          </table:table-cell>
          <table:table-cell office:value-type="float" office:value="1.75751" calcext:value-type="float">
            <text:p>1.7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47842" calcext:value-type="float">
            <text:p>0.24784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85" calcext:value-type="float">
            <text:p>985</text:p>
          </table:table-cell>
          <table:table-cell office:value-type="float" office:value="1.75759" calcext:value-type="float">
            <text:p>1.7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48083" calcext:value-type="float">
            <text:p>0.2480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86" calcext:value-type="float">
            <text:p>986</text:p>
          </table:table-cell>
          <table:table-cell office:value-type="float" office:value="1.75778" calcext:value-type="float">
            <text:p>1.7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48307" calcext:value-type="float">
            <text:p>0.24830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87" calcext:value-type="float">
            <text:p>987</text:p>
          </table:table-cell>
          <table:table-cell office:value-type="float" office:value="1.75801" calcext:value-type="float">
            <text:p>1.7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48527" calcext:value-type="float">
            <text:p>0.24852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88" calcext:value-type="float">
            <text:p>988</text:p>
          </table:table-cell>
          <table:table-cell office:value-type="float" office:value="1.75836" calcext:value-type="float">
            <text:p>1.7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48729" calcext:value-type="float">
            <text:p>0.24872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89" calcext:value-type="float">
            <text:p>989</text:p>
          </table:table-cell>
          <table:table-cell office:value-type="float" office:value="1.75841" calcext:value-type="float">
            <text:p>1.7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48973" calcext:value-type="float">
            <text:p>0.24897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90" calcext:value-type="float">
            <text:p>990</text:p>
          </table:table-cell>
          <table:table-cell office:value-type="float" office:value="1.75842" calcext:value-type="float">
            <text:p>1.7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49223" calcext:value-type="float">
            <text:p>0.24922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91" calcext:value-type="float">
            <text:p>991</text:p>
          </table:table-cell>
          <table:table-cell office:value-type="float" office:value="1.75844" calcext:value-type="float">
            <text:p>1.7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49472" calcext:value-type="float">
            <text:p>0.249472</text:p>
          </table:table-cell>
          <table:table-cell office:value-type="float" office:value="270" calcext:value-type="float">
            <text:p>270</text:p>
          </table:table-cell>
          <table:table-cell office:value-type="float" office:value="56.4148" calcext:value-type="float">
            <text:p>56.41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92" calcext:value-type="float">
            <text:p>992</text:p>
          </table:table-cell>
          <table:table-cell office:value-type="float" office:value="1.75847" calcext:value-type="float">
            <text:p>1.7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4972" calcext:value-type="float">
            <text:p>0.24972</text:p>
          </table:table-cell>
          <table:table-cell office:value-type="float" office:value="270" calcext:value-type="float">
            <text:p>270</text:p>
          </table:table-cell>
          <table:table-cell office:value-type="float" office:value="43.3828" calcext:value-type="float">
            <text:p>43.38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93" calcext:value-type="float">
            <text:p>993</text:p>
          </table:table-cell>
          <table:table-cell office:value-type="float" office:value="1.7587" calcext:value-type="float">
            <text:p>1.7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49939" calcext:value-type="float">
            <text:p>0.24993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94" calcext:value-type="float">
            <text:p>994</text:p>
          </table:table-cell>
          <table:table-cell office:value-type="float" office:value="1.75902" calcext:value-type="float">
            <text:p>1.7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50145" calcext:value-type="float">
            <text:p>0.25014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95" calcext:value-type="float">
            <text:p>995</text:p>
          </table:table-cell>
          <table:table-cell office:value-type="float" office:value="1.75918" calcext:value-type="float">
            <text:p>1.7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50374" calcext:value-type="float">
            <text:p>0.25037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96" calcext:value-type="float">
            <text:p>996</text:p>
          </table:table-cell>
          <table:table-cell office:value-type="float" office:value="1.75921" calcext:value-type="float">
            <text:p>1.7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50621" calcext:value-type="float">
            <text:p>0.25062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997" calcext:value-type="float">
            <text:p>997</text:p>
          </table:table-cell>
          <table:table-cell office:value-type="float" office:value="1.75957" calcext:value-type="float">
            <text:p>1.7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50822" calcext:value-type="float">
            <text:p>0.2508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98" calcext:value-type="float">
            <text:p>998</text:p>
          </table:table-cell>
          <table:table-cell office:value-type="float" office:value="1.7597" calcext:value-type="float">
            <text:p>1.7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51055" calcext:value-type="float">
            <text:p>0.25105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99" calcext:value-type="float">
            <text:p>999</text:p>
          </table:table-cell>
          <table:table-cell office:value-type="float" office:value="1.75972" calcext:value-type="float">
            <text:p>1.7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51304" calcext:value-type="float">
            <text:p>0.25130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00" calcext:value-type="float">
            <text:p>1000</text:p>
          </table:table-cell>
          <table:table-cell office:value-type="float" office:value="1.75995" calcext:value-type="float">
            <text:p>1.7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51522" calcext:value-type="float">
            <text:p>0.25152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.85057" calcext:value-type="float">
            <text:p>1.8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9445" calcext:value-type="float">
            <text:p>0.239445</text:p>
          </table:table-cell>
          <table:table-cell office:value-type="float" office:value="270" calcext:value-type="float">
            <text:p>270</text:p>
          </table:table-cell>
          <table:table-cell office:value-type="float" office:value="21.5492" calcext:value-type="float">
            <text:p>21.54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02" calcext:value-type="float">
            <text:p>1002</text:p>
          </table:table-cell>
          <table:table-cell office:value-type="float" office:value="1.85135" calcext:value-type="float">
            <text:p>1.8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9583" calcext:value-type="float">
            <text:p>0.2395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3" calcext:value-type="float">
            <text:p>1003</text:p>
          </table:table-cell>
          <table:table-cell office:value-type="float" office:value="1.85146" calcext:value-type="float">
            <text:p>1.8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9807" calcext:value-type="float">
            <text:p>0.23980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float" office:value="1.8515" calcext:value-type="float">
            <text:p>1.8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40042" calcext:value-type="float">
            <text:p>0.24004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office:value-type="float" office:value="1.85165" calcext:value-type="float">
            <text:p>1.8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40261" calcext:value-type="float">
            <text:p>0.24026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06" calcext:value-type="float">
            <text:p>1006</text:p>
          </table:table-cell>
          <table:table-cell office:value-type="float" office:value="1.85171" calcext:value-type="float">
            <text:p>1.8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40493" calcext:value-type="float">
            <text:p>0.24049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7" calcext:value-type="float">
            <text:p>1007</text:p>
          </table:table-cell>
          <table:table-cell office:value-type="float" office:value="1.85278" calcext:value-type="float">
            <text:p>1.8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40593" calcext:value-type="float">
            <text:p>0.24059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08" calcext:value-type="float">
            <text:p>1008</text:p>
          </table:table-cell>
          <table:table-cell office:value-type="float" office:value="1.85325" calcext:value-type="float">
            <text:p>1.8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4077" calcext:value-type="float">
            <text:p>0.2407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9" calcext:value-type="float">
            <text:p>1009</text:p>
          </table:table-cell>
          <table:table-cell office:value-type="float" office:value="1.85359" calcext:value-type="float">
            <text:p>1.8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40965" calcext:value-type="float">
            <text:p>0.24096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10" calcext:value-type="float">
            <text:p>1010</text:p>
          </table:table-cell>
          <table:table-cell office:value-type="float" office:value="1.85384" calcext:value-type="float">
            <text:p>1.8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41171" calcext:value-type="float">
            <text:p>0.241171</text:p>
          </table:table-cell>
          <table:table-cell office:value-type="float" office:value="270" calcext:value-type="float">
            <text:p>270</text:p>
          </table:table-cell>
          <table:table-cell office:value-type="float" office:value="32.9885" calcext:value-type="float">
            <text:p>32.98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11" calcext:value-type="float">
            <text:p>1011</text:p>
          </table:table-cell>
          <table:table-cell office:value-type="float" office:value="1.85386" calcext:value-type="float">
            <text:p>1.8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41407" calcext:value-type="float">
            <text:p>0.24140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12" calcext:value-type="float">
            <text:p>1012</text:p>
          </table:table-cell>
          <table:table-cell office:value-type="float" office:value="1.85398" calcext:value-type="float">
            <text:p>1.8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41631" calcext:value-type="float">
            <text:p>0.241631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13" calcext:value-type="float">
            <text:p>1013</text:p>
          </table:table-cell>
          <table:table-cell office:value-type="float" office:value="1.85414" calcext:value-type="float">
            <text:p>1.8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41848" calcext:value-type="float">
            <text:p>0.24184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4" calcext:value-type="float">
            <text:p>1014</text:p>
          </table:table-cell>
          <table:table-cell office:value-type="float" office:value="1.85442" calcext:value-type="float">
            <text:p>1.8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42051" calcext:value-type="float">
            <text:p>0.24205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5" calcext:value-type="float">
            <text:p>1015</text:p>
          </table:table-cell>
          <table:table-cell office:value-type="float" office:value="1.8545" calcext:value-type="float">
            <text:p>1.8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42279" calcext:value-type="float">
            <text:p>0.24227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16" calcext:value-type="float">
            <text:p>1016</text:p>
          </table:table-cell>
          <table:table-cell office:value-type="float" office:value="1.85451" calcext:value-type="float">
            <text:p>1.8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42516" calcext:value-type="float">
            <text:p>0.24251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7" calcext:value-type="float">
            <text:p>1017</text:p>
          </table:table-cell>
          <table:table-cell office:value-type="float" office:value="1.85474" calcext:value-type="float">
            <text:p>1.8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42726" calcext:value-type="float">
            <text:p>0.2427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8" calcext:value-type="float">
            <text:p>1018</text:p>
          </table:table-cell>
          <table:table-cell office:value-type="float" office:value="1.85478" calcext:value-type="float">
            <text:p>1.8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42959" calcext:value-type="float">
            <text:p>0.242959</text:p>
          </table:table-cell>
          <table:table-cell office:value-type="float" office:value="269" calcext:value-type="float">
            <text:p>269</text:p>
          </table:table-cell>
          <table:table-cell office:value-type="float" office:value="11.4244" calcext:value-type="float">
            <text:p>11.42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19" calcext:value-type="float">
            <text:p>1019</text:p>
          </table:table-cell>
          <table:table-cell office:value-type="float" office:value="1.8548" calcext:value-type="float">
            <text:p>1.8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43195" calcext:value-type="float">
            <text:p>0.2431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20" calcext:value-type="float">
            <text:p>1020</text:p>
          </table:table-cell>
          <table:table-cell office:value-type="float" office:value="1.85509" calcext:value-type="float">
            <text:p>1.8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43395" calcext:value-type="float">
            <text:p>0.24339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021" calcext:value-type="float">
            <text:p>1021</text:p>
          </table:table-cell>
          <table:table-cell office:value-type="float" office:value="1.8551" calcext:value-type="float">
            <text:p>1.8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43633" calcext:value-type="float">
            <text:p>0.24363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22" calcext:value-type="float">
            <text:p>1022</text:p>
          </table:table-cell>
          <table:table-cell office:value-type="float" office:value="1.85565" calcext:value-type="float">
            <text:p>1.8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43799" calcext:value-type="float">
            <text:p>0.24379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23" calcext:value-type="float">
            <text:p>1023</text:p>
          </table:table-cell>
          <table:table-cell office:value-type="float" office:value="1.85582" calcext:value-type="float">
            <text:p>1.8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44015" calcext:value-type="float">
            <text:p>0.24401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1.85623" calcext:value-type="float">
            <text:p>1.8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442" calcext:value-type="float">
            <text:p>0.244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25" calcext:value-type="float">
            <text:p>1025</text:p>
          </table:table-cell>
          <table:table-cell office:value-type="float" office:value="1.85624" calcext:value-type="float">
            <text:p>1.8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44437" calcext:value-type="float">
            <text:p>0.24443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26" calcext:value-type="float">
            <text:p>1026</text:p>
          </table:table-cell>
          <table:table-cell office:value-type="float" office:value="1.85634" calcext:value-type="float">
            <text:p>1.8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44662" calcext:value-type="float">
            <text:p>0.24466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27" calcext:value-type="float">
            <text:p>1027</text:p>
          </table:table-cell>
          <table:table-cell office:value-type="float" office:value="1.85648" calcext:value-type="float">
            <text:p>1.8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44882" calcext:value-type="float">
            <text:p>0.24488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28" calcext:value-type="float">
            <text:p>1028</text:p>
          </table:table-cell>
          <table:table-cell office:value-type="float" office:value="1.85653" calcext:value-type="float">
            <text:p>1.8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45114" calcext:value-type="float">
            <text:p>0.24511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29" calcext:value-type="float">
            <text:p>1029</text:p>
          </table:table-cell>
          <table:table-cell office:value-type="float" office:value="1.85663" calcext:value-type="float">
            <text:p>1.8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4534" calcext:value-type="float">
            <text:p>0.2453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30" calcext:value-type="float">
            <text:p>1030</text:p>
          </table:table-cell>
          <table:table-cell office:value-type="float" office:value="1.85675" calcext:value-type="float">
            <text:p>1.8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45562" calcext:value-type="float">
            <text:p>0.24556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31" calcext:value-type="float">
            <text:p>1031</text:p>
          </table:table-cell>
          <table:table-cell office:value-type="float" office:value="1.85679" calcext:value-type="float">
            <text:p>1.8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45795" calcext:value-type="float">
            <text:p>0.2457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32" calcext:value-type="float">
            <text:p>1032</text:p>
          </table:table-cell>
          <table:table-cell office:value-type="float" office:value="1.85689" calcext:value-type="float">
            <text:p>1.8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4602" calcext:value-type="float">
            <text:p>0.246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33" calcext:value-type="float">
            <text:p>1033</text:p>
          </table:table-cell>
          <table:table-cell office:value-type="float" office:value="1.85737" calcext:value-type="float">
            <text:p>1.8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46195" calcext:value-type="float">
            <text:p>0.2461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34" calcext:value-type="float">
            <text:p>1034</text:p>
          </table:table-cell>
          <table:table-cell office:value-type="float" office:value="1.85751" calcext:value-type="float">
            <text:p>1.8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46415" calcext:value-type="float">
            <text:p>0.24641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35" calcext:value-type="float">
            <text:p>1035</text:p>
          </table:table-cell>
          <table:table-cell office:value-type="float" office:value="1.85759" calcext:value-type="float">
            <text:p>1.8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46643" calcext:value-type="float">
            <text:p>0.24664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36" calcext:value-type="float">
            <text:p>1036</text:p>
          </table:table-cell>
          <table:table-cell office:value-type="float" office:value="1.85778" calcext:value-type="float">
            <text:p>1.8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46855" calcext:value-type="float">
            <text:p>0.24685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37" calcext:value-type="float">
            <text:p>1037</text:p>
          </table:table-cell>
          <table:table-cell office:value-type="float" office:value="1.85801" calcext:value-type="float">
            <text:p>1.8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47063" calcext:value-type="float">
            <text:p>0.2470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38" calcext:value-type="float">
            <text:p>1038</text:p>
          </table:table-cell>
          <table:table-cell office:value-type="float" office:value="1.85836" calcext:value-type="float">
            <text:p>1.8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47254" calcext:value-type="float">
            <text:p>0.24725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39" calcext:value-type="float">
            <text:p>1039</text:p>
          </table:table-cell>
          <table:table-cell office:value-type="float" office:value="1.85841" calcext:value-type="float">
            <text:p>1.8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47486" calcext:value-type="float">
            <text:p>0.24748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40" calcext:value-type="float">
            <text:p>1040</text:p>
          </table:table-cell>
          <table:table-cell office:value-type="float" office:value="1.85842" calcext:value-type="float">
            <text:p>1.8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47723" calcext:value-type="float">
            <text:p>0.24772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41" calcext:value-type="float">
            <text:p>1041</text:p>
          </table:table-cell>
          <table:table-cell office:value-type="float" office:value="1.85844" calcext:value-type="float">
            <text:p>1.8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47958" calcext:value-type="float">
            <text:p>0.247958</text:p>
          </table:table-cell>
          <table:table-cell office:value-type="float" office:value="270" calcext:value-type="float">
            <text:p>270</text:p>
          </table:table-cell>
          <table:table-cell office:value-type="float" office:value="57.1181" calcext:value-type="float">
            <text:p>57.11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42" calcext:value-type="float">
            <text:p>1042</text:p>
          </table:table-cell>
          <table:table-cell office:value-type="float" office:value="1.85847" calcext:value-type="float">
            <text:p>1.8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48192" calcext:value-type="float">
            <text:p>0.248192</text:p>
          </table:table-cell>
          <table:table-cell office:value-type="float" office:value="270" calcext:value-type="float">
            <text:p>270</text:p>
          </table:table-cell>
          <table:table-cell office:value-type="float" office:value="43.8321" calcext:value-type="float">
            <text:p>43.83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43" calcext:value-type="float">
            <text:p>1043</text:p>
          </table:table-cell>
          <table:table-cell office:value-type="float" office:value="1.8587" calcext:value-type="float">
            <text:p>1.8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484" calcext:value-type="float">
            <text:p>0.248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float" office:value="1.85902" calcext:value-type="float">
            <text:p>1.8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48595" calcext:value-type="float">
            <text:p>0.24859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45" calcext:value-type="float">
            <text:p>1045</text:p>
          </table:table-cell>
          <table:table-cell office:value-type="float" office:value="1.85918" calcext:value-type="float">
            <text:p>1.8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48812" calcext:value-type="float">
            <text:p>0.24881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46" calcext:value-type="float">
            <text:p>1046</text:p>
          </table:table-cell>
          <table:table-cell office:value-type="float" office:value="1.85921" calcext:value-type="float">
            <text:p>1.8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49046" calcext:value-type="float">
            <text:p>0.24904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47" calcext:value-type="float">
            <text:p>1047</text:p>
          </table:table-cell>
          <table:table-cell office:value-type="float" office:value="1.85957" calcext:value-type="float">
            <text:p>1.8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49236" calcext:value-type="float">
            <text:p>0.24923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48" calcext:value-type="float">
            <text:p>1048</text:p>
          </table:table-cell>
          <table:table-cell office:value-type="float" office:value="1.8597" calcext:value-type="float">
            <text:p>1.8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49457" calcext:value-type="float">
            <text:p>0.24945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49" calcext:value-type="float">
            <text:p>1049</text:p>
          </table:table-cell>
          <table:table-cell office:value-type="float" office:value="1.85972" calcext:value-type="float">
            <text:p>1.8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49692" calcext:value-type="float">
            <text:p>0.24969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50" calcext:value-type="float">
            <text:p>1050</text:p>
          </table:table-cell>
          <table:table-cell office:value-type="float" office:value="1.85995" calcext:value-type="float">
            <text:p>1.8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49899" calcext:value-type="float">
            <text:p>0.24989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.95057" calcext:value-type="float">
            <text:p>1.9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8517" calcext:value-type="float">
            <text:p>0.238517</text:p>
          </table:table-cell>
          <table:table-cell office:value-type="float" office:value="270" calcext:value-type="float">
            <text:p>270</text:p>
          </table:table-cell>
          <table:table-cell office:value-type="float" office:value="21.6671" calcext:value-type="float">
            <text:p>21.667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52" calcext:value-type="float">
            <text:p>1052</text:p>
          </table:table-cell>
          <table:table-cell office:value-type="float" office:value="1.95135" calcext:value-type="float">
            <text:p>1.9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8648" calcext:value-type="float">
            <text:p>0.23864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53" calcext:value-type="float">
            <text:p>1053</text:p>
          </table:table-cell>
          <table:table-cell office:value-type="float" office:value="1.95146" calcext:value-type="float">
            <text:p>1.9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8861" calcext:value-type="float">
            <text:p>0.23886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float" office:value="1.9515" calcext:value-type="float">
            <text:p>1.9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9083" calcext:value-type="float">
            <text:p>0.2390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float" office:value="1.95165" calcext:value-type="float">
            <text:p>1.9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9292" calcext:value-type="float">
            <text:p>0.23929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float" office:value="1.95171" calcext:value-type="float">
            <text:p>1.9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9511" calcext:value-type="float">
            <text:p>0.23951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57" calcext:value-type="float">
            <text:p>1057</text:p>
          </table:table-cell>
          <table:table-cell office:value-type="float" office:value="1.95278" calcext:value-type="float">
            <text:p>1.9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9607" calcext:value-type="float">
            <text:p>0.23960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58" calcext:value-type="float">
            <text:p>1058</text:p>
          </table:table-cell>
          <table:table-cell office:value-type="float" office:value="1.95325" calcext:value-type="float">
            <text:p>1.9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9775" calcext:value-type="float">
            <text:p>0.23977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59" calcext:value-type="float">
            <text:p>1059</text:p>
          </table:table-cell>
          <table:table-cell office:value-type="float" office:value="1.95359" calcext:value-type="float">
            <text:p>1.9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996" calcext:value-type="float">
            <text:p>0.2399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60" calcext:value-type="float">
            <text:p>1060</text:p>
          </table:table-cell>
          <table:table-cell office:value-type="float" office:value="1.95384" calcext:value-type="float">
            <text:p>1.9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40156" calcext:value-type="float">
            <text:p>0.240156</text:p>
          </table:table-cell>
          <table:table-cell office:value-type="float" office:value="270" calcext:value-type="float">
            <text:p>270</text:p>
          </table:table-cell>
          <table:table-cell office:value-type="float" office:value="33.3496" calcext:value-type="float">
            <text:p>33.34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61" calcext:value-type="float">
            <text:p>1061</text:p>
          </table:table-cell>
          <table:table-cell office:value-type="float" office:value="1.95386" calcext:value-type="float">
            <text:p>1.9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4038" calcext:value-type="float">
            <text:p>0.2403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62" calcext:value-type="float">
            <text:p>1062</text:p>
          </table:table-cell>
          <table:table-cell office:value-type="float" office:value="1.95398" calcext:value-type="float">
            <text:p>1.9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40592" calcext:value-type="float">
            <text:p>0.240592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63" calcext:value-type="float">
            <text:p>1063</text:p>
          </table:table-cell>
          <table:table-cell office:value-type="float" office:value="1.95414" calcext:value-type="float">
            <text:p>1.9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40798" calcext:value-type="float">
            <text:p>0.24079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64" calcext:value-type="float">
            <text:p>1064</text:p>
          </table:table-cell>
          <table:table-cell office:value-type="float" office:value="1.95442" calcext:value-type="float">
            <text:p>1.9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40991" calcext:value-type="float">
            <text:p>0.24099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65" calcext:value-type="float">
            <text:p>1065</text:p>
          </table:table-cell>
          <table:table-cell office:value-type="float" office:value="1.9545" calcext:value-type="float">
            <text:p>1.9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41208" calcext:value-type="float">
            <text:p>0.2412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66" calcext:value-type="float">
            <text:p>1066</text:p>
          </table:table-cell>
          <table:table-cell office:value-type="float" office:value="1.95451" calcext:value-type="float">
            <text:p>1.9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41433" calcext:value-type="float">
            <text:p>0.24143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67" calcext:value-type="float">
            <text:p>1067</text:p>
          </table:table-cell>
          <table:table-cell office:value-type="float" office:value="1.95474" calcext:value-type="float">
            <text:p>1.9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41631" calcext:value-type="float">
            <text:p>0.24163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68" calcext:value-type="float">
            <text:p>1068</text:p>
          </table:table-cell>
          <table:table-cell office:value-type="float" office:value="1.95478" calcext:value-type="float">
            <text:p>1.9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41853" calcext:value-type="float">
            <text:p>0.241853</text:p>
          </table:table-cell>
          <table:table-cell office:value-type="float" office:value="269" calcext:value-type="float">
            <text:p>269</text:p>
          </table:table-cell>
          <table:table-cell office:value-type="float" office:value="11.4692" calcext:value-type="float">
            <text:p>11.46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69" calcext:value-type="float">
            <text:p>1069</text:p>
          </table:table-cell>
          <table:table-cell office:value-type="float" office:value="1.9548" calcext:value-type="float">
            <text:p>1.9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42076" calcext:value-type="float">
            <text:p>0.24207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70" calcext:value-type="float">
            <text:p>1070</text:p>
          </table:table-cell>
          <table:table-cell office:value-type="float" office:value="1.95509" calcext:value-type="float">
            <text:p>1.9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42267" calcext:value-type="float">
            <text:p>0.24226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071" calcext:value-type="float">
            <text:p>1071</text:p>
          </table:table-cell>
          <table:table-cell office:value-type="float" office:value="1.9551" calcext:value-type="float">
            <text:p>1.9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42492" calcext:value-type="float">
            <text:p>0.24249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72" calcext:value-type="float">
            <text:p>1072</text:p>
          </table:table-cell>
          <table:table-cell office:value-type="float" office:value="1.95565" calcext:value-type="float">
            <text:p>1.9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4265" calcext:value-type="float">
            <text:p>0.2426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73" calcext:value-type="float">
            <text:p>1073</text:p>
          </table:table-cell>
          <table:table-cell office:value-type="float" office:value="1.95582" calcext:value-type="float">
            <text:p>1.9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42855" calcext:value-type="float">
            <text:p>0.24285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float" office:value="1.95623" calcext:value-type="float">
            <text:p>1.9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43031" calcext:value-type="float">
            <text:p>0.2430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75" calcext:value-type="float">
            <text:p>1075</text:p>
          </table:table-cell>
          <table:table-cell office:value-type="float" office:value="1.95624" calcext:value-type="float">
            <text:p>1.9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43256" calcext:value-type="float">
            <text:p>0.24325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76" calcext:value-type="float">
            <text:p>1076</text:p>
          </table:table-cell>
          <table:table-cell office:value-type="float" office:value="1.95634" calcext:value-type="float">
            <text:p>1.9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43469" calcext:value-type="float">
            <text:p>0.24346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77" calcext:value-type="float">
            <text:p>1077</text:p>
          </table:table-cell>
          <table:table-cell office:value-type="float" office:value="1.95648" calcext:value-type="float">
            <text:p>1.9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43678" calcext:value-type="float">
            <text:p>0.24367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78" calcext:value-type="float">
            <text:p>1078</text:p>
          </table:table-cell>
          <table:table-cell office:value-type="float" office:value="1.95653" calcext:value-type="float">
            <text:p>1.9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43899" calcext:value-type="float">
            <text:p>0.24389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79" calcext:value-type="float">
            <text:p>1079</text:p>
          </table:table-cell>
          <table:table-cell office:value-type="float" office:value="1.95663" calcext:value-type="float">
            <text:p>1.9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44113" calcext:value-type="float">
            <text:p>0.24411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80" calcext:value-type="float">
            <text:p>1080</text:p>
          </table:table-cell>
          <table:table-cell office:value-type="float" office:value="1.95675" calcext:value-type="float">
            <text:p>1.9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44324" calcext:value-type="float">
            <text:p>0.2443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81" calcext:value-type="float">
            <text:p>1081</text:p>
          </table:table-cell>
          <table:table-cell office:value-type="float" office:value="1.95679" calcext:value-type="float">
            <text:p>1.9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44545" calcext:value-type="float">
            <text:p>0.24454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82" calcext:value-type="float">
            <text:p>1082</text:p>
          </table:table-cell>
          <table:table-cell office:value-type="float" office:value="1.95689" calcext:value-type="float">
            <text:p>1.9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44759" calcext:value-type="float">
            <text:p>0.24475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83" calcext:value-type="float">
            <text:p>1083</text:p>
          </table:table-cell>
          <table:table-cell office:value-type="float" office:value="1.95737" calcext:value-type="float">
            <text:p>1.9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44925" calcext:value-type="float">
            <text:p>0.24492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84" calcext:value-type="float">
            <text:p>1084</text:p>
          </table:table-cell>
          <table:table-cell office:value-type="float" office:value="1.95751" calcext:value-type="float">
            <text:p>1.9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45134" calcext:value-type="float">
            <text:p>0.24513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85" calcext:value-type="float">
            <text:p>1085</text:p>
          </table:table-cell>
          <table:table-cell office:value-type="float" office:value="1.95759" calcext:value-type="float">
            <text:p>1.9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4535" calcext:value-type="float">
            <text:p>0.245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86" calcext:value-type="float">
            <text:p>1086</text:p>
          </table:table-cell>
          <table:table-cell office:value-type="float" office:value="1.95778" calcext:value-type="float">
            <text:p>1.9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45551" calcext:value-type="float">
            <text:p>0.24555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87" calcext:value-type="float">
            <text:p>1087</text:p>
          </table:table-cell>
          <table:table-cell office:value-type="float" office:value="1.95801" calcext:value-type="float">
            <text:p>1.9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45749" calcext:value-type="float">
            <text:p>0.24574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88" calcext:value-type="float">
            <text:p>1088</text:p>
          </table:table-cell>
          <table:table-cell office:value-type="float" office:value="1.95836" calcext:value-type="float">
            <text:p>1.9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45931" calcext:value-type="float">
            <text:p>0.24593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89" calcext:value-type="float">
            <text:p>1089</text:p>
          </table:table-cell>
          <table:table-cell office:value-type="float" office:value="1.95841" calcext:value-type="float">
            <text:p>1.9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4615" calcext:value-type="float">
            <text:p>0.2461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90" calcext:value-type="float">
            <text:p>1090</text:p>
          </table:table-cell>
          <table:table-cell office:value-type="float" office:value="1.95842" calcext:value-type="float">
            <text:p>1.9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46375" calcext:value-type="float">
            <text:p>0.24637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91" calcext:value-type="float">
            <text:p>1091</text:p>
          </table:table-cell>
          <table:table-cell office:value-type="float" office:value="1.95844" calcext:value-type="float">
            <text:p>1.9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46599" calcext:value-type="float">
            <text:p>0.246599</text:p>
          </table:table-cell>
          <table:table-cell office:value-type="float" office:value="270" calcext:value-type="float">
            <text:p>270</text:p>
          </table:table-cell>
          <table:table-cell office:value-type="float" office:value="57.7907" calcext:value-type="float">
            <text:p>57.79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92" calcext:value-type="float">
            <text:p>1092</text:p>
          </table:table-cell>
          <table:table-cell office:value-type="float" office:value="1.95847" calcext:value-type="float">
            <text:p>1.9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46821" calcext:value-type="float">
            <text:p>0.246821</text:p>
          </table:table-cell>
          <table:table-cell office:value-type="float" office:value="270" calcext:value-type="float">
            <text:p>270</text:p>
          </table:table-cell>
          <table:table-cell office:value-type="float" office:value="44.2761" calcext:value-type="float">
            <text:p>44.276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93" calcext:value-type="float">
            <text:p>1093</text:p>
          </table:table-cell>
          <table:table-cell office:value-type="float" office:value="1.9587" calcext:value-type="float">
            <text:p>1.9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47018" calcext:value-type="float">
            <text:p>0.2470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94" calcext:value-type="float">
            <text:p>1094</text:p>
          </table:table-cell>
          <table:table-cell office:value-type="float" office:value="1.95902" calcext:value-type="float">
            <text:p>1.9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95" calcext:value-type="float">
            <text:p>1095</text:p>
          </table:table-cell>
          <table:table-cell office:value-type="float" office:value="1.95918" calcext:value-type="float">
            <text:p>1.9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47409" calcext:value-type="float">
            <text:p>0.24740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96" calcext:value-type="float">
            <text:p>1096</text:p>
          </table:table-cell>
          <table:table-cell office:value-type="float" office:value="1.95921" calcext:value-type="float">
            <text:p>1.9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47632" calcext:value-type="float">
            <text:p>0.24763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097" calcext:value-type="float">
            <text:p>1097</text:p>
          </table:table-cell>
          <table:table-cell office:value-type="float" office:value="1.95957" calcext:value-type="float">
            <text:p>1.9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47812" calcext:value-type="float">
            <text:p>0.2478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98" calcext:value-type="float">
            <text:p>1098</text:p>
          </table:table-cell>
          <table:table-cell office:value-type="float" office:value="1.9597" calcext:value-type="float">
            <text:p>1.9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48022" calcext:value-type="float">
            <text:p>0.2480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99" calcext:value-type="float">
            <text:p>1099</text:p>
          </table:table-cell>
          <table:table-cell office:value-type="float" office:value="1.95972" calcext:value-type="float">
            <text:p>1.9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48245" calcext:value-type="float">
            <text:p>0.24824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00" calcext:value-type="float">
            <text:p>1100</text:p>
          </table:table-cell>
          <table:table-cell office:value-type="float" office:value="1.95995" calcext:value-type="float">
            <text:p>1.9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48441" calcext:value-type="float">
            <text:p>0.24844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.05057" calcext:value-type="float">
            <text:p>2.0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7679" calcext:value-type="float">
            <text:p>0.237679</text:p>
          </table:table-cell>
          <table:table-cell office:value-type="float" office:value="270" calcext:value-type="float">
            <text:p>270</text:p>
          </table:table-cell>
          <table:table-cell office:value-type="float" office:value="21.8227" calcext:value-type="float">
            <text:p>21.822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02" calcext:value-type="float">
            <text:p>1102</text:p>
          </table:table-cell>
          <table:table-cell office:value-type="float" office:value="2.05135" calcext:value-type="float">
            <text:p>2.0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7803" calcext:value-type="float">
            <text:p>0.2378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 office:value-type="float" office:value="2.05146" calcext:value-type="float">
            <text:p>2.0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8006" calcext:value-type="float">
            <text:p>0.23800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04" calcext:value-type="float">
            <text:p>1104</text:p>
          </table:table-cell>
          <table:table-cell office:value-type="float" office:value="2.0515" calcext:value-type="float">
            <text:p>2.0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8218" calcext:value-type="float">
            <text:p>0.2382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05" calcext:value-type="float">
            <text:p>1105</text:p>
          </table:table-cell>
          <table:table-cell office:value-type="float" office:value="2.05165" calcext:value-type="float">
            <text:p>2.0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8416" calcext:value-type="float">
            <text:p>0.23841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06" calcext:value-type="float">
            <text:p>1106</text:p>
          </table:table-cell>
          <table:table-cell office:value-type="float" office:value="2.05171" calcext:value-type="float">
            <text:p>2.0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8625" calcext:value-type="float">
            <text:p>0.23862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 office:value-type="float" office:value="2.05278" calcext:value-type="float">
            <text:p>2.0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8717" calcext:value-type="float">
            <text:p>0.23871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  <table:table-cell office:value-type="float" office:value="2.05325" calcext:value-type="float">
            <text:p>2.0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8877" calcext:value-type="float">
            <text:p>0.23887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  <table:table-cell office:value-type="float" office:value="2.05359" calcext:value-type="float">
            <text:p>2.0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9053" calcext:value-type="float">
            <text:p>0.23905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10" calcext:value-type="float">
            <text:p>1110</text:p>
          </table:table-cell>
          <table:table-cell office:value-type="float" office:value="2.05384" calcext:value-type="float">
            <text:p>2.0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9239" calcext:value-type="float">
            <text:p>0.239239</text:p>
          </table:table-cell>
          <table:table-cell office:value-type="float" office:value="270" calcext:value-type="float">
            <text:p>270</text:p>
          </table:table-cell>
          <table:table-cell office:value-type="float" office:value="33.7483" calcext:value-type="float">
            <text:p>33.748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11" calcext:value-type="float">
            <text:p>1111</text:p>
          </table:table-cell>
          <table:table-cell office:value-type="float" office:value="2.05386" calcext:value-type="float">
            <text:p>2.0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9452" calcext:value-type="float">
            <text:p>0.23945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12" calcext:value-type="float">
            <text:p>1112</text:p>
          </table:table-cell>
          <table:table-cell office:value-type="float" office:value="2.05398" calcext:value-type="float">
            <text:p>2.0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9655" calcext:value-type="float">
            <text:p>0.239655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13" calcext:value-type="float">
            <text:p>1113</text:p>
          </table:table-cell>
          <table:table-cell office:value-type="float" office:value="2.05414" calcext:value-type="float">
            <text:p>2.0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9851" calcext:value-type="float">
            <text:p>0.23985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14" calcext:value-type="float">
            <text:p>1114</text:p>
          </table:table-cell>
          <table:table-cell office:value-type="float" office:value="2.05442" calcext:value-type="float">
            <text:p>2.0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40034" calcext:value-type="float">
            <text:p>0.24003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15" calcext:value-type="float">
            <text:p>1115</text:p>
          </table:table-cell>
          <table:table-cell office:value-type="float" office:value="2.0545" calcext:value-type="float">
            <text:p>2.0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4024" calcext:value-type="float">
            <text:p>0.240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16" calcext:value-type="float">
            <text:p>1116</text:p>
          </table:table-cell>
          <table:table-cell office:value-type="float" office:value="2.05451" calcext:value-type="float">
            <text:p>2.0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40454" calcext:value-type="float">
            <text:p>0.24045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17" calcext:value-type="float">
            <text:p>1117</text:p>
          </table:table-cell>
          <table:table-cell office:value-type="float" office:value="2.05474" calcext:value-type="float">
            <text:p>2.0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40643" calcext:value-type="float">
            <text:p>0.24064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18" calcext:value-type="float">
            <text:p>1118</text:p>
          </table:table-cell>
          <table:table-cell office:value-type="float" office:value="2.05478" calcext:value-type="float">
            <text:p>2.0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40854" calcext:value-type="float">
            <text:p>0.240854</text:p>
          </table:table-cell>
          <table:table-cell office:value-type="float" office:value="269" calcext:value-type="float">
            <text:p>269</text:p>
          </table:table-cell>
          <table:table-cell office:value-type="float" office:value="11.5518" calcext:value-type="float">
            <text:p>11.55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19" calcext:value-type="float">
            <text:p>1119</text:p>
          </table:table-cell>
          <table:table-cell office:value-type="float" office:value="2.0548" calcext:value-type="float">
            <text:p>2.0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41067" calcext:value-type="float">
            <text:p>0.24106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20" calcext:value-type="float">
            <text:p>1120</text:p>
          </table:table-cell>
          <table:table-cell office:value-type="float" office:value="2.05509" calcext:value-type="float">
            <text:p>2.0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41248" calcext:value-type="float">
            <text:p>0.24124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121" calcext:value-type="float">
            <text:p>1121</text:p>
          </table:table-cell>
          <table:table-cell office:value-type="float" office:value="2.0551" calcext:value-type="float">
            <text:p>2.0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41463" calcext:value-type="float">
            <text:p>0.2414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22" calcext:value-type="float">
            <text:p>1122</text:p>
          </table:table-cell>
          <table:table-cell office:value-type="float" office:value="2.05565" calcext:value-type="float">
            <text:p>2.0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41613" calcext:value-type="float">
            <text:p>0.24161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23" calcext:value-type="float">
            <text:p>1123</text:p>
          </table:table-cell>
          <table:table-cell office:value-type="float" office:value="2.05582" calcext:value-type="float">
            <text:p>2.0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41808" calcext:value-type="float">
            <text:p>0.2418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24" calcext:value-type="float">
            <text:p>1124</text:p>
          </table:table-cell>
          <table:table-cell office:value-type="float" office:value="2.05623" calcext:value-type="float">
            <text:p>2.0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41976" calcext:value-type="float">
            <text:p>0.24197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25" calcext:value-type="float">
            <text:p>1125</text:p>
          </table:table-cell>
          <table:table-cell office:value-type="float" office:value="2.05624" calcext:value-type="float">
            <text:p>2.0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4219" calcext:value-type="float">
            <text:p>0.2421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26" calcext:value-type="float">
            <text:p>1126</text:p>
          </table:table-cell>
          <table:table-cell office:value-type="float" office:value="2.05634" calcext:value-type="float">
            <text:p>2.0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42393" calcext:value-type="float">
            <text:p>0.24239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27" calcext:value-type="float">
            <text:p>1127</text:p>
          </table:table-cell>
          <table:table-cell office:value-type="float" office:value="2.05648" calcext:value-type="float">
            <text:p>2.0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42592" calcext:value-type="float">
            <text:p>0.24259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28" calcext:value-type="float">
            <text:p>1128</text:p>
          </table:table-cell>
          <table:table-cell office:value-type="float" office:value="2.05653" calcext:value-type="float">
            <text:p>2.0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42801" calcext:value-type="float">
            <text:p>0.2428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29" calcext:value-type="float">
            <text:p>1129</text:p>
          </table:table-cell>
          <table:table-cell office:value-type="float" office:value="2.05663" calcext:value-type="float">
            <text:p>2.0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43005" calcext:value-type="float">
            <text:p>0.2430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30" calcext:value-type="float">
            <text:p>1130</text:p>
          </table:table-cell>
          <table:table-cell office:value-type="float" office:value="2.05675" calcext:value-type="float">
            <text:p>2.0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43206" calcext:value-type="float">
            <text:p>0.24320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31" calcext:value-type="float">
            <text:p>1131</text:p>
          </table:table-cell>
          <table:table-cell office:value-type="float" office:value="2.05679" calcext:value-type="float">
            <text:p>2.0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43416" calcext:value-type="float">
            <text:p>0.24341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32" calcext:value-type="float">
            <text:p>1132</text:p>
          </table:table-cell>
          <table:table-cell office:value-type="float" office:value="2.05689" calcext:value-type="float">
            <text:p>2.0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4362" calcext:value-type="float">
            <text:p>0.2436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33" calcext:value-type="float">
            <text:p>1133</text:p>
          </table:table-cell>
          <table:table-cell office:value-type="float" office:value="2.05737" calcext:value-type="float">
            <text:p>2.0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43778" calcext:value-type="float">
            <text:p>0.24377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34" calcext:value-type="float">
            <text:p>1134</text:p>
          </table:table-cell>
          <table:table-cell office:value-type="float" office:value="2.05751" calcext:value-type="float">
            <text:p>2.0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43977" calcext:value-type="float">
            <text:p>0.24397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35" calcext:value-type="float">
            <text:p>1135</text:p>
          </table:table-cell>
          <table:table-cell office:value-type="float" office:value="2.05759" calcext:value-type="float">
            <text:p>2.0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44183" calcext:value-type="float">
            <text:p>0.2441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36" calcext:value-type="float">
            <text:p>1136</text:p>
          </table:table-cell>
          <table:table-cell office:value-type="float" office:value="2.05778" calcext:value-type="float">
            <text:p>2.0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44374" calcext:value-type="float">
            <text:p>0.24437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37" calcext:value-type="float">
            <text:p>1137</text:p>
          </table:table-cell>
          <table:table-cell office:value-type="float" office:value="2.05801" calcext:value-type="float">
            <text:p>2.0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44563" calcext:value-type="float">
            <text:p>0.2445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38" calcext:value-type="float">
            <text:p>1138</text:p>
          </table:table-cell>
          <table:table-cell office:value-type="float" office:value="2.05836" calcext:value-type="float">
            <text:p>2.0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44736" calcext:value-type="float">
            <text:p>0.24473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39" calcext:value-type="float">
            <text:p>1139</text:p>
          </table:table-cell>
          <table:table-cell office:value-type="float" office:value="2.05841" calcext:value-type="float">
            <text:p>2.0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44945" calcext:value-type="float">
            <text:p>0.24494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40" calcext:value-type="float">
            <text:p>1140</text:p>
          </table:table-cell>
          <table:table-cell office:value-type="float" office:value="2.05842" calcext:value-type="float">
            <text:p>2.0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45159" calcext:value-type="float">
            <text:p>0.24515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41" calcext:value-type="float">
            <text:p>1141</text:p>
          </table:table-cell>
          <table:table-cell office:value-type="float" office:value="2.05844" calcext:value-type="float">
            <text:p>2.0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45371" calcext:value-type="float">
            <text:p>0.245371</text:p>
          </table:table-cell>
          <table:table-cell office:value-type="float" office:value="270" calcext:value-type="float">
            <text:p>270</text:p>
          </table:table-cell>
          <table:table-cell office:value-type="float" office:value="58.5008" calcext:value-type="float">
            <text:p>58.50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42" calcext:value-type="float">
            <text:p>1142</text:p>
          </table:table-cell>
          <table:table-cell office:value-type="float" office:value="2.05847" calcext:value-type="float">
            <text:p>2.0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45583" calcext:value-type="float">
            <text:p>0.245583</text:p>
          </table:table-cell>
          <table:table-cell office:value-type="float" office:value="270" calcext:value-type="float">
            <text:p>270</text:p>
          </table:table-cell>
          <table:table-cell office:value-type="float" office:value="44.7577" calcext:value-type="float">
            <text:p>44.75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43" calcext:value-type="float">
            <text:p>1143</text:p>
          </table:table-cell>
          <table:table-cell office:value-type="float" office:value="2.0587" calcext:value-type="float">
            <text:p>2.0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45771" calcext:value-type="float">
            <text:p>0.2457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44" calcext:value-type="float">
            <text:p>1144</text:p>
          </table:table-cell>
          <table:table-cell office:value-type="float" office:value="2.05902" calcext:value-type="float">
            <text:p>2.0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45947" calcext:value-type="float">
            <text:p>0.2459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45" calcext:value-type="float">
            <text:p>1145</text:p>
          </table:table-cell>
          <table:table-cell office:value-type="float" office:value="2.05918" calcext:value-type="float">
            <text:p>2.0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46143" calcext:value-type="float">
            <text:p>0.24614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46" calcext:value-type="float">
            <text:p>1146</text:p>
          </table:table-cell>
          <table:table-cell office:value-type="float" office:value="2.05921" calcext:value-type="float">
            <text:p>2.0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46354" calcext:value-type="float">
            <text:p>0.24635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47" calcext:value-type="float">
            <text:p>1147</text:p>
          </table:table-cell>
          <table:table-cell office:value-type="float" office:value="2.05957" calcext:value-type="float">
            <text:p>2.0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46526" calcext:value-type="float">
            <text:p>0.2465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48" calcext:value-type="float">
            <text:p>1148</text:p>
          </table:table-cell>
          <table:table-cell office:value-type="float" office:value="2.0597" calcext:value-type="float">
            <text:p>2.0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49" calcext:value-type="float">
            <text:p>1149</text:p>
          </table:table-cell>
          <table:table-cell office:value-type="float" office:value="2.05972" calcext:value-type="float">
            <text:p>2.0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46938" calcext:value-type="float">
            <text:p>0.24693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50" calcext:value-type="float">
            <text:p>1150</text:p>
          </table:table-cell>
          <table:table-cell office:value-type="float" office:value="2.05995" calcext:value-type="float">
            <text:p>2.0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47125" calcext:value-type="float">
            <text:p>0.24712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.15057" calcext:value-type="float">
            <text:p>2.1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6919" calcext:value-type="float">
            <text:p>0.236919</text:p>
          </table:table-cell>
          <table:table-cell office:value-type="float" office:value="270" calcext:value-type="float">
            <text:p>270</text:p>
          </table:table-cell>
          <table:table-cell office:value-type="float" office:value="22.016" calcext:value-type="float">
            <text:p>22.0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52" calcext:value-type="float">
            <text:p>1152</text:p>
          </table:table-cell>
          <table:table-cell office:value-type="float" office:value="2.15135" calcext:value-type="float">
            <text:p>2.1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7038" calcext:value-type="float">
            <text:p>0.23703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53" calcext:value-type="float">
            <text:p>1153</text:p>
          </table:table-cell>
          <table:table-cell office:value-type="float" office:value="2.15146" calcext:value-type="float">
            <text:p>2.1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7231" calcext:value-type="float">
            <text:p>0.2372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54" calcext:value-type="float">
            <text:p>1154</text:p>
          </table:table-cell>
          <table:table-cell office:value-type="float" office:value="2.1515" calcext:value-type="float">
            <text:p>2.1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7433" calcext:value-type="float">
            <text:p>0.23743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55" calcext:value-type="float">
            <text:p>1155</text:p>
          </table:table-cell>
          <table:table-cell office:value-type="float" office:value="2.15165" calcext:value-type="float">
            <text:p>2.1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7622" calcext:value-type="float">
            <text:p>0.23762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56" calcext:value-type="float">
            <text:p>1156</text:p>
          </table:table-cell>
          <table:table-cell office:value-type="float" office:value="2.15171" calcext:value-type="float">
            <text:p>2.1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7821" calcext:value-type="float">
            <text:p>0.2378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57" calcext:value-type="float">
            <text:p>1157</text:p>
          </table:table-cell>
          <table:table-cell office:value-type="float" office:value="2.15278" calcext:value-type="float">
            <text:p>2.1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7909" calcext:value-type="float">
            <text:p>0.23790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58" calcext:value-type="float">
            <text:p>1158</text:p>
          </table:table-cell>
          <table:table-cell office:value-type="float" office:value="2.15325" calcext:value-type="float">
            <text:p>2.1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8062" calcext:value-type="float">
            <text:p>0.23806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59" calcext:value-type="float">
            <text:p>1159</text:p>
          </table:table-cell>
          <table:table-cell office:value-type="float" office:value="2.15359" calcext:value-type="float">
            <text:p>2.1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823" calcext:value-type="float">
            <text:p>0.2382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60" calcext:value-type="float">
            <text:p>1160</text:p>
          </table:table-cell>
          <table:table-cell office:value-type="float" office:value="2.15384" calcext:value-type="float">
            <text:p>2.1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8408" calcext:value-type="float">
            <text:p>0.238408</text:p>
          </table:table-cell>
          <table:table-cell office:value-type="float" office:value="270" calcext:value-type="float">
            <text:p>270</text:p>
          </table:table-cell>
          <table:table-cell office:value-type="float" office:value="34.1846" calcext:value-type="float">
            <text:p>34.184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61" calcext:value-type="float">
            <text:p>1161</text:p>
          </table:table-cell>
          <table:table-cell office:value-type="float" office:value="2.15386" calcext:value-type="float">
            <text:p>2.1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8611" calcext:value-type="float">
            <text:p>0.23861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62" calcext:value-type="float">
            <text:p>1162</text:p>
          </table:table-cell>
          <table:table-cell office:value-type="float" office:value="2.15398" calcext:value-type="float">
            <text:p>2.1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8804" calcext:value-type="float">
            <text:p>0.238804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63" calcext:value-type="float">
            <text:p>1163</text:p>
          </table:table-cell>
          <table:table-cell office:value-type="float" office:value="2.15414" calcext:value-type="float">
            <text:p>2.1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8991" calcext:value-type="float">
            <text:p>0.23899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64" calcext:value-type="float">
            <text:p>1164</text:p>
          </table:table-cell>
          <table:table-cell office:value-type="float" office:value="2.15442" calcext:value-type="float">
            <text:p>2.1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9166" calcext:value-type="float">
            <text:p>0.2391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65" calcext:value-type="float">
            <text:p>1165</text:p>
          </table:table-cell>
          <table:table-cell office:value-type="float" office:value="2.1545" calcext:value-type="float">
            <text:p>2.1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9363" calcext:value-type="float">
            <text:p>0.23936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66" calcext:value-type="float">
            <text:p>1166</text:p>
          </table:table-cell>
          <table:table-cell office:value-type="float" office:value="2.15451" calcext:value-type="float">
            <text:p>2.1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9567" calcext:value-type="float">
            <text:p>0.23956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67" calcext:value-type="float">
            <text:p>1167</text:p>
          </table:table-cell>
          <table:table-cell office:value-type="float" office:value="2.15474" calcext:value-type="float">
            <text:p>2.1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9747" calcext:value-type="float">
            <text:p>0.23974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68" calcext:value-type="float">
            <text:p>1168</text:p>
          </table:table-cell>
          <table:table-cell office:value-type="float" office:value="2.15478" calcext:value-type="float">
            <text:p>2.1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9948" calcext:value-type="float">
            <text:p>0.239948</text:p>
          </table:table-cell>
          <table:table-cell office:value-type="float" office:value="269" calcext:value-type="float">
            <text:p>269</text:p>
          </table:table-cell>
          <table:table-cell office:value-type="float" office:value="11.6721" calcext:value-type="float">
            <text:p>11.672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69" calcext:value-type="float">
            <text:p>1169</text:p>
          </table:table-cell>
          <table:table-cell office:value-type="float" office:value="2.1548" calcext:value-type="float">
            <text:p>2.1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40151" calcext:value-type="float">
            <text:p>0.24015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0" calcext:value-type="float">
            <text:p>1170</text:p>
          </table:table-cell>
          <table:table-cell office:value-type="float" office:value="2.15509" calcext:value-type="float">
            <text:p>2.1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40324" calcext:value-type="float">
            <text:p>0.2403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171" calcext:value-type="float">
            <text:p>1171</text:p>
          </table:table-cell>
          <table:table-cell office:value-type="float" office:value="2.1551" calcext:value-type="float">
            <text:p>2.1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40529" calcext:value-type="float">
            <text:p>0.24052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2" calcext:value-type="float">
            <text:p>1172</text:p>
          </table:table-cell>
          <table:table-cell office:value-type="float" office:value="2.15565" calcext:value-type="float">
            <text:p>2.1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40672" calcext:value-type="float">
            <text:p>0.24067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73" calcext:value-type="float">
            <text:p>1173</text:p>
          </table:table-cell>
          <table:table-cell office:value-type="float" office:value="2.15582" calcext:value-type="float">
            <text:p>2.1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40859" calcext:value-type="float">
            <text:p>0.24085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4" calcext:value-type="float">
            <text:p>1174</text:p>
          </table:table-cell>
          <table:table-cell office:value-type="float" office:value="2.15623" calcext:value-type="float">
            <text:p>2.1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41018" calcext:value-type="float">
            <text:p>0.24101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75" calcext:value-type="float">
            <text:p>1175</text:p>
          </table:table-cell>
          <table:table-cell office:value-type="float" office:value="2.15624" calcext:value-type="float">
            <text:p>2.1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41223" calcext:value-type="float">
            <text:p>0.24122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76" calcext:value-type="float">
            <text:p>1176</text:p>
          </table:table-cell>
          <table:table-cell office:value-type="float" office:value="2.15634" calcext:value-type="float">
            <text:p>2.1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41416" calcext:value-type="float">
            <text:p>0.24141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7" calcext:value-type="float">
            <text:p>1177</text:p>
          </table:table-cell>
          <table:table-cell office:value-type="float" office:value="2.15648" calcext:value-type="float">
            <text:p>2.1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41606" calcext:value-type="float">
            <text:p>0.2416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8" calcext:value-type="float">
            <text:p>1178</text:p>
          </table:table-cell>
          <table:table-cell office:value-type="float" office:value="2.15653" calcext:value-type="float">
            <text:p>2.1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41806" calcext:value-type="float">
            <text:p>0.2418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9" calcext:value-type="float">
            <text:p>1179</text:p>
          </table:table-cell>
          <table:table-cell office:value-type="float" office:value="2.15663" calcext:value-type="float">
            <text:p>2.1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42" calcext:value-type="float">
            <text:p>0.24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80" calcext:value-type="float">
            <text:p>1180</text:p>
          </table:table-cell>
          <table:table-cell office:value-type="float" office:value="2.15675" calcext:value-type="float">
            <text:p>2.1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42192" calcext:value-type="float">
            <text:p>0.24219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81" calcext:value-type="float">
            <text:p>1181</text:p>
          </table:table-cell>
          <table:table-cell office:value-type="float" office:value="2.15679" calcext:value-type="float">
            <text:p>2.1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42392" calcext:value-type="float">
            <text:p>0.24239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2" calcext:value-type="float">
            <text:p>1182</text:p>
          </table:table-cell>
          <table:table-cell office:value-type="float" office:value="2.15689" calcext:value-type="float">
            <text:p>2.1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42587" calcext:value-type="float">
            <text:p>0.2425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83" calcext:value-type="float">
            <text:p>1183</text:p>
          </table:table-cell>
          <table:table-cell office:value-type="float" office:value="2.15737" calcext:value-type="float">
            <text:p>2.1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42738" calcext:value-type="float">
            <text:p>0.24273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4" calcext:value-type="float">
            <text:p>1184</text:p>
          </table:table-cell>
          <table:table-cell office:value-type="float" office:value="2.15751" calcext:value-type="float">
            <text:p>2.1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42927" calcext:value-type="float">
            <text:p>0.24292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5" calcext:value-type="float">
            <text:p>1185</text:p>
          </table:table-cell>
          <table:table-cell office:value-type="float" office:value="2.15759" calcext:value-type="float">
            <text:p>2.1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43124" calcext:value-type="float">
            <text:p>0.24312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6" calcext:value-type="float">
            <text:p>1186</text:p>
          </table:table-cell>
          <table:table-cell office:value-type="float" office:value="2.15778" calcext:value-type="float">
            <text:p>2.1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43306" calcext:value-type="float">
            <text:p>0.24330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87" calcext:value-type="float">
            <text:p>1187</text:p>
          </table:table-cell>
          <table:table-cell office:value-type="float" office:value="2.15801" calcext:value-type="float">
            <text:p>2.1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43486" calcext:value-type="float">
            <text:p>0.2434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8" calcext:value-type="float">
            <text:p>1188</text:p>
          </table:table-cell>
          <table:table-cell office:value-type="float" office:value="2.15836" calcext:value-type="float">
            <text:p>2.1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43652" calcext:value-type="float">
            <text:p>0.24365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9" calcext:value-type="float">
            <text:p>1189</text:p>
          </table:table-cell>
          <table:table-cell office:value-type="float" office:value="2.15841" calcext:value-type="float">
            <text:p>2.1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43851" calcext:value-type="float">
            <text:p>0.24385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90" calcext:value-type="float">
            <text:p>1190</text:p>
          </table:table-cell>
          <table:table-cell office:value-type="float" office:value="2.15842" calcext:value-type="float">
            <text:p>2.1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44055" calcext:value-type="float">
            <text:p>0.24405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91" calcext:value-type="float">
            <text:p>1191</text:p>
          </table:table-cell>
          <table:table-cell office:value-type="float" office:value="2.15844" calcext:value-type="float">
            <text:p>2.1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44258" calcext:value-type="float">
            <text:p>0.244258</text:p>
          </table:table-cell>
          <table:table-cell office:value-type="float" office:value="270" calcext:value-type="float">
            <text:p>270</text:p>
          </table:table-cell>
          <table:table-cell office:value-type="float" office:value="59.2485" calcext:value-type="float">
            <text:p>59.24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92" calcext:value-type="float">
            <text:p>1192</text:p>
          </table:table-cell>
          <table:table-cell office:value-type="float" office:value="2.15847" calcext:value-type="float">
            <text:p>2.1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44459" calcext:value-type="float">
            <text:p>0.244459</text:p>
          </table:table-cell>
          <table:table-cell office:value-type="float" office:value="270" calcext:value-type="float">
            <text:p>270</text:p>
          </table:table-cell>
          <table:table-cell office:value-type="float" office:value="45.2768" calcext:value-type="float">
            <text:p>45.276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93" calcext:value-type="float">
            <text:p>1193</text:p>
          </table:table-cell>
          <table:table-cell office:value-type="float" office:value="2.1587" calcext:value-type="float">
            <text:p>2.1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44638" calcext:value-type="float">
            <text:p>0.24463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94" calcext:value-type="float">
            <text:p>1194</text:p>
          </table:table-cell>
          <table:table-cell office:value-type="float" office:value="2.15902" calcext:value-type="float">
            <text:p>2.1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44807" calcext:value-type="float">
            <text:p>0.24480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95" calcext:value-type="float">
            <text:p>1195</text:p>
          </table:table-cell>
          <table:table-cell office:value-type="float" office:value="2.15918" calcext:value-type="float">
            <text:p>2.1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44994" calcext:value-type="float">
            <text:p>0.24499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96" calcext:value-type="float">
            <text:p>1196</text:p>
          </table:table-cell>
          <table:table-cell office:value-type="float" office:value="2.15921" calcext:value-type="float">
            <text:p>2.1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45196" calcext:value-type="float">
            <text:p>0.24519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197" calcext:value-type="float">
            <text:p>1197</text:p>
          </table:table-cell>
          <table:table-cell office:value-type="float" office:value="2.15957" calcext:value-type="float">
            <text:p>2.1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4536" calcext:value-type="float">
            <text:p>0.2453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98" calcext:value-type="float">
            <text:p>1198</text:p>
          </table:table-cell>
          <table:table-cell office:value-type="float" office:value="2.1597" calcext:value-type="float">
            <text:p>2.1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4555" calcext:value-type="float">
            <text:p>0.2455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99" calcext:value-type="float">
            <text:p>1199</text:p>
          </table:table-cell>
          <table:table-cell office:value-type="float" office:value="2.15972" calcext:value-type="float">
            <text:p>2.1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45753" calcext:value-type="float">
            <text:p>0.24575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00" calcext:value-type="float">
            <text:p>1200</text:p>
          </table:table-cell>
          <table:table-cell office:value-type="float" office:value="2.15995" calcext:value-type="float">
            <text:p>2.1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45931" calcext:value-type="float">
            <text:p>0.2459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.25057" calcext:value-type="float">
            <text:p>2.2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6226" calcext:value-type="float">
            <text:p>0.236226</text:p>
          </table:table-cell>
          <table:table-cell office:value-type="float" office:value="270" calcext:value-type="float">
            <text:p>270</text:p>
          </table:table-cell>
          <table:table-cell office:value-type="float" office:value="22.2469" calcext:value-type="float">
            <text:p>22.24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02" calcext:value-type="float">
            <text:p>1202</text:p>
          </table:table-cell>
          <table:table-cell office:value-type="float" office:value="2.25135" calcext:value-type="float">
            <text:p>2.2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634" calcext:value-type="float">
            <text:p>0.2363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03" calcext:value-type="float">
            <text:p>1203</text:p>
          </table:table-cell>
          <table:table-cell office:value-type="float" office:value="2.25146" calcext:value-type="float">
            <text:p>2.2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6525" calcext:value-type="float">
            <text:p>0.23652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04" calcext:value-type="float">
            <text:p>1204</text:p>
          </table:table-cell>
          <table:table-cell office:value-type="float" office:value="2.2515" calcext:value-type="float">
            <text:p>2.2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6718" calcext:value-type="float">
            <text:p>0.2367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05" calcext:value-type="float">
            <text:p>1205</text:p>
          </table:table-cell>
          <table:table-cell office:value-type="float" office:value="2.25165" calcext:value-type="float">
            <text:p>2.2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6899" calcext:value-type="float">
            <text:p>0.23689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06" calcext:value-type="float">
            <text:p>1206</text:p>
          </table:table-cell>
          <table:table-cell office:value-type="float" office:value="2.25171" calcext:value-type="float">
            <text:p>2.2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7089" calcext:value-type="float">
            <text:p>0.23708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07" calcext:value-type="float">
            <text:p>1207</text:p>
          </table:table-cell>
          <table:table-cell office:value-type="float" office:value="2.25278" calcext:value-type="float">
            <text:p>2.2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7173" calcext:value-type="float">
            <text:p>0.23717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08" calcext:value-type="float">
            <text:p>1208</text:p>
          </table:table-cell>
          <table:table-cell office:value-type="float" office:value="2.25325" calcext:value-type="float">
            <text:p>2.2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732" calcext:value-type="float">
            <text:p>0.2373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09" calcext:value-type="float">
            <text:p>1209</text:p>
          </table:table-cell>
          <table:table-cell office:value-type="float" office:value="2.25359" calcext:value-type="float">
            <text:p>2.2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748" calcext:value-type="float">
            <text:p>0.2374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10" calcext:value-type="float">
            <text:p>1210</text:p>
          </table:table-cell>
          <table:table-cell office:value-type="float" office:value="2.25384" calcext:value-type="float">
            <text:p>2.2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765" calcext:value-type="float">
            <text:p>0.23765</text:p>
          </table:table-cell>
          <table:table-cell office:value-type="float" office:value="270" calcext:value-type="float">
            <text:p>270</text:p>
          </table:table-cell>
          <table:table-cell office:value-type="float" office:value="34.6585" calcext:value-type="float">
            <text:p>34.65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11" calcext:value-type="float">
            <text:p>1211</text:p>
          </table:table-cell>
          <table:table-cell office:value-type="float" office:value="2.25386" calcext:value-type="float">
            <text:p>2.2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7844" calcext:value-type="float">
            <text:p>0.23784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12" calcext:value-type="float">
            <text:p>1212</text:p>
          </table:table-cell>
          <table:table-cell office:value-type="float" office:value="2.25398" calcext:value-type="float">
            <text:p>2.2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8029" calcext:value-type="float">
            <text:p>0.238029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13" calcext:value-type="float">
            <text:p>1213</text:p>
          </table:table-cell>
          <table:table-cell office:value-type="float" office:value="2.25414" calcext:value-type="float">
            <text:p>2.2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8208" calcext:value-type="float">
            <text:p>0.2382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4" calcext:value-type="float">
            <text:p>1214</text:p>
          </table:table-cell>
          <table:table-cell office:value-type="float" office:value="2.25442" calcext:value-type="float">
            <text:p>2.2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8375" calcext:value-type="float">
            <text:p>0.23837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5" calcext:value-type="float">
            <text:p>1215</text:p>
          </table:table-cell>
          <table:table-cell office:value-type="float" office:value="2.2545" calcext:value-type="float">
            <text:p>2.2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8563" calcext:value-type="float">
            <text:p>0.23856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16" calcext:value-type="float">
            <text:p>1216</text:p>
          </table:table-cell>
          <table:table-cell office:value-type="float" office:value="2.25451" calcext:value-type="float">
            <text:p>2.2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8758" calcext:value-type="float">
            <text:p>0.2387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7" calcext:value-type="float">
            <text:p>1217</text:p>
          </table:table-cell>
          <table:table-cell office:value-type="float" office:value="2.25474" calcext:value-type="float">
            <text:p>2.2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8931" calcext:value-type="float">
            <text:p>0.23893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office:value-type="float" office:value="2.25478" calcext:value-type="float">
            <text:p>2.2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9123" calcext:value-type="float">
            <text:p>0.239123</text:p>
          </table:table-cell>
          <table:table-cell office:value-type="float" office:value="270" calcext:value-type="float">
            <text:p>270</text:p>
          </table:table-cell>
          <table:table-cell office:value-type="float" office:value="11.8499" calcext:value-type="float">
            <text:p>11.84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19" calcext:value-type="float">
            <text:p>1219</text:p>
          </table:table-cell>
          <table:table-cell office:value-type="float" office:value="2.2548" calcext:value-type="float">
            <text:p>2.2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9316" calcext:value-type="float">
            <text:p>0.23931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0" calcext:value-type="float">
            <text:p>1220</text:p>
          </table:table-cell>
          <table:table-cell office:value-type="float" office:value="2.25509" calcext:value-type="float">
            <text:p>2.2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9482" calcext:value-type="float">
            <text:p>0.23948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221" calcext:value-type="float">
            <text:p>1221</text:p>
          </table:table-cell>
          <table:table-cell office:value-type="float" office:value="2.2551" calcext:value-type="float">
            <text:p>2.2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9678" calcext:value-type="float">
            <text:p>0.23967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2" calcext:value-type="float">
            <text:p>1222</text:p>
          </table:table-cell>
          <table:table-cell office:value-type="float" office:value="2.25565" calcext:value-type="float">
            <text:p>2.2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9815" calcext:value-type="float">
            <text:p>0.23981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23" calcext:value-type="float">
            <text:p>1223</text:p>
          </table:table-cell>
          <table:table-cell office:value-type="float" office:value="2.25582" calcext:value-type="float">
            <text:p>2.2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9993" calcext:value-type="float">
            <text:p>0.23999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4" calcext:value-type="float">
            <text:p>1224</text:p>
          </table:table-cell>
          <table:table-cell office:value-type="float" office:value="2.25623" calcext:value-type="float">
            <text:p>2.2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40146" calcext:value-type="float">
            <text:p>0.24014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float" office:value="2.25624" calcext:value-type="float">
            <text:p>2.2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40341" calcext:value-type="float">
            <text:p>0.24034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26" calcext:value-type="float">
            <text:p>1226</text:p>
          </table:table-cell>
          <table:table-cell office:value-type="float" office:value="2.25634" calcext:value-type="float">
            <text:p>2.2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40526" calcext:value-type="float">
            <text:p>0.2405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7" calcext:value-type="float">
            <text:p>1227</text:p>
          </table:table-cell>
          <table:table-cell office:value-type="float" office:value="2.25648" calcext:value-type="float">
            <text:p>2.2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40707" calcext:value-type="float">
            <text:p>0.24070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8" calcext:value-type="float">
            <text:p>1228</text:p>
          </table:table-cell>
          <table:table-cell office:value-type="float" office:value="2.25653" calcext:value-type="float">
            <text:p>2.2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40899" calcext:value-type="float">
            <text:p>0.24089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float" office:value="2.25663" calcext:value-type="float">
            <text:p>2.2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41084" calcext:value-type="float">
            <text:p>0.24108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30" calcext:value-type="float">
            <text:p>1230</text:p>
          </table:table-cell>
          <table:table-cell office:value-type="float" office:value="2.25675" calcext:value-type="float">
            <text:p>2.2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41268" calcext:value-type="float">
            <text:p>0.24126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31" calcext:value-type="float">
            <text:p>1231</text:p>
          </table:table-cell>
          <table:table-cell office:value-type="float" office:value="2.25679" calcext:value-type="float">
            <text:p>2.2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41459" calcext:value-type="float">
            <text:p>0.24145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2" calcext:value-type="float">
            <text:p>1232</text:p>
          </table:table-cell>
          <table:table-cell office:value-type="float" office:value="2.25689" calcext:value-type="float">
            <text:p>2.2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41645" calcext:value-type="float">
            <text:p>0.24164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33" calcext:value-type="float">
            <text:p>1233</text:p>
          </table:table-cell>
          <table:table-cell office:value-type="float" office:value="2.25737" calcext:value-type="float">
            <text:p>2.2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41789" calcext:value-type="float">
            <text:p>0.24178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4" calcext:value-type="float">
            <text:p>1234</text:p>
          </table:table-cell>
          <table:table-cell office:value-type="float" office:value="2.25751" calcext:value-type="float">
            <text:p>2.2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41971" calcext:value-type="float">
            <text:p>0.2419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5" calcext:value-type="float">
            <text:p>1235</text:p>
          </table:table-cell>
          <table:table-cell office:value-type="float" office:value="2.25759" calcext:value-type="float">
            <text:p>2.2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42158" calcext:value-type="float">
            <text:p>0.2421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6" calcext:value-type="float">
            <text:p>1236</text:p>
          </table:table-cell>
          <table:table-cell office:value-type="float" office:value="2.25778" calcext:value-type="float">
            <text:p>2.2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42333" calcext:value-type="float">
            <text:p>0.24233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37" calcext:value-type="float">
            <text:p>1237</text:p>
          </table:table-cell>
          <table:table-cell office:value-type="float" office:value="2.25801" calcext:value-type="float">
            <text:p>2.2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42505" calcext:value-type="float">
            <text:p>0.24250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8" calcext:value-type="float">
            <text:p>1238</text:p>
          </table:table-cell>
          <table:table-cell office:value-type="float" office:value="2.25836" calcext:value-type="float">
            <text:p>2.2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42663" calcext:value-type="float">
            <text:p>0.2426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9" calcext:value-type="float">
            <text:p>1239</text:p>
          </table:table-cell>
          <table:table-cell office:value-type="float" office:value="2.25841" calcext:value-type="float">
            <text:p>2.2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42854" calcext:value-type="float">
            <text:p>0.24285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40" calcext:value-type="float">
            <text:p>1240</text:p>
          </table:table-cell>
          <table:table-cell office:value-type="float" office:value="2.25842" calcext:value-type="float">
            <text:p>2.2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43049" calcext:value-type="float">
            <text:p>0.24304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41" calcext:value-type="float">
            <text:p>1241</text:p>
          </table:table-cell>
          <table:table-cell office:value-type="float" office:value="2.25844" calcext:value-type="float">
            <text:p>2.2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43243" calcext:value-type="float">
            <text:p>0.243243</text:p>
          </table:table-cell>
          <table:table-cell office:value-type="float" office:value="270" calcext:value-type="float">
            <text:p>270</text:p>
          </table:table-cell>
          <table:table-cell office:value-type="float" office:value="60.0336" calcext:value-type="float">
            <text:p>60.03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42" calcext:value-type="float">
            <text:p>1242</text:p>
          </table:table-cell>
          <table:table-cell office:value-type="float" office:value="2.25847" calcext:value-type="float">
            <text:p>2.2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43435" calcext:value-type="float">
            <text:p>0.243435</text:p>
          </table:table-cell>
          <table:table-cell office:value-type="float" office:value="270" calcext:value-type="float">
            <text:p>270</text:p>
          </table:table-cell>
          <table:table-cell office:value-type="float" office:value="45.8335" calcext:value-type="float">
            <text:p>45.833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43" calcext:value-type="float">
            <text:p>1243</text:p>
          </table:table-cell>
          <table:table-cell office:value-type="float" office:value="2.2587" calcext:value-type="float">
            <text:p>2.2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43607" calcext:value-type="float">
            <text:p>0.24360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44" calcext:value-type="float">
            <text:p>1244</text:p>
          </table:table-cell>
          <table:table-cell office:value-type="float" office:value="2.25902" calcext:value-type="float">
            <text:p>2.2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43768" calcext:value-type="float">
            <text:p>0.24376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45" calcext:value-type="float">
            <text:p>1245</text:p>
          </table:table-cell>
          <table:table-cell office:value-type="float" office:value="2.25918" calcext:value-type="float">
            <text:p>2.2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43947" calcext:value-type="float">
            <text:p>0.2439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46" calcext:value-type="float">
            <text:p>1246</text:p>
          </table:table-cell>
          <table:table-cell office:value-type="float" office:value="2.25921" calcext:value-type="float">
            <text:p>2.2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44139" calcext:value-type="float">
            <text:p>0.24413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47" calcext:value-type="float">
            <text:p>1247</text:p>
          </table:table-cell>
          <table:table-cell office:value-type="float" office:value="2.25957" calcext:value-type="float">
            <text:p>2.2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44296" calcext:value-type="float">
            <text:p>0.24429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48" calcext:value-type="float">
            <text:p>1248</text:p>
          </table:table-cell>
          <table:table-cell office:value-type="float" office:value="2.2597" calcext:value-type="float">
            <text:p>2.2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44479" calcext:value-type="float">
            <text:p>0.2444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49" calcext:value-type="float">
            <text:p>1249</text:p>
          </table:table-cell>
          <table:table-cell office:value-type="float" office:value="2.25972" calcext:value-type="float">
            <text:p>2.2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44672" calcext:value-type="float">
            <text:p>0.24467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50" calcext:value-type="float">
            <text:p>1250</text:p>
          </table:table-cell>
          <table:table-cell office:value-type="float" office:value="2.25995" calcext:value-type="float">
            <text:p>2.2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44843" calcext:value-type="float">
            <text:p>0.24484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.35057" calcext:value-type="float">
            <text:p>2.3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5593" calcext:value-type="float">
            <text:p>0.235593</text:p>
          </table:table-cell>
          <table:table-cell office:value-type="float" office:value="270" calcext:value-type="float">
            <text:p>270</text:p>
          </table:table-cell>
          <table:table-cell office:value-type="float" office:value="22.5155" calcext:value-type="float">
            <text:p>22.51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52" calcext:value-type="float">
            <text:p>1252</text:p>
          </table:table-cell>
          <table:table-cell office:value-type="float" office:value="2.35135" calcext:value-type="float">
            <text:p>2.3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5702" calcext:value-type="float">
            <text:p>0.23570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53" calcext:value-type="float">
            <text:p>1253</text:p>
          </table:table-cell>
          <table:table-cell office:value-type="float" office:value="2.35146" calcext:value-type="float">
            <text:p>2.3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5879" calcext:value-type="float">
            <text:p>0.23587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54" calcext:value-type="float">
            <text:p>1254</text:p>
          </table:table-cell>
          <table:table-cell office:value-type="float" office:value="2.3515" calcext:value-type="float">
            <text:p>2.3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6064" calcext:value-type="float">
            <text:p>0.2360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55" calcext:value-type="float">
            <text:p>1255</text:p>
          </table:table-cell>
          <table:table-cell office:value-type="float" office:value="2.35165" calcext:value-type="float">
            <text:p>2.3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6237" calcext:value-type="float">
            <text:p>0.23623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56" calcext:value-type="float">
            <text:p>1256</text:p>
          </table:table-cell>
          <table:table-cell office:value-type="float" office:value="2.35171" calcext:value-type="float">
            <text:p>2.3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6419" calcext:value-type="float">
            <text:p>0.23641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57" calcext:value-type="float">
            <text:p>1257</text:p>
          </table:table-cell>
          <table:table-cell office:value-type="float" office:value="2.35278" calcext:value-type="float">
            <text:p>2.3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65" calcext:value-type="float">
            <text:p>0.236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58" calcext:value-type="float">
            <text:p>1258</text:p>
          </table:table-cell>
          <table:table-cell office:value-type="float" office:value="2.35325" calcext:value-type="float">
            <text:p>2.3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6641" calcext:value-type="float">
            <text:p>0.23664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59" calcext:value-type="float">
            <text:p>1259</text:p>
          </table:table-cell>
          <table:table-cell office:value-type="float" office:value="2.35359" calcext:value-type="float">
            <text:p>2.3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6794" calcext:value-type="float">
            <text:p>0.23679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60" calcext:value-type="float">
            <text:p>1260</text:p>
          </table:table-cell>
          <table:table-cell office:value-type="float" office:value="2.35384" calcext:value-type="float">
            <text:p>2.3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6957" calcext:value-type="float">
            <text:p>0.236957</text:p>
          </table:table-cell>
          <table:table-cell office:value-type="float" office:value="270" calcext:value-type="float">
            <text:p>270</text:p>
          </table:table-cell>
          <table:table-cell office:value-type="float" office:value="35.1699" calcext:value-type="float">
            <text:p>35.16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61" calcext:value-type="float">
            <text:p>1261</text:p>
          </table:table-cell>
          <table:table-cell office:value-type="float" office:value="2.35386" calcext:value-type="float">
            <text:p>2.3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7143" calcext:value-type="float">
            <text:p>0.23714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62" calcext:value-type="float">
            <text:p>1262</text:p>
          </table:table-cell>
          <table:table-cell office:value-type="float" office:value="2.35398" calcext:value-type="float">
            <text:p>2.3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732" calcext:value-type="float">
            <text:p>0.23732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63" calcext:value-type="float">
            <text:p>1263</text:p>
          </table:table-cell>
          <table:table-cell office:value-type="float" office:value="2.35414" calcext:value-type="float">
            <text:p>2.3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7491" calcext:value-type="float">
            <text:p>0.23749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float" office:value="2.35442" calcext:value-type="float">
            <text:p>2.3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7651" calcext:value-type="float">
            <text:p>0.23765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65" calcext:value-type="float">
            <text:p>1265</text:p>
          </table:table-cell>
          <table:table-cell office:value-type="float" office:value="2.3545" calcext:value-type="float">
            <text:p>2.3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7831" calcext:value-type="float">
            <text:p>0.2378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66" calcext:value-type="float">
            <text:p>1266</text:p>
          </table:table-cell>
          <table:table-cell office:value-type="float" office:value="2.35451" calcext:value-type="float">
            <text:p>2.3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8018" calcext:value-type="float">
            <text:p>0.2380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67" calcext:value-type="float">
            <text:p>1267</text:p>
          </table:table-cell>
          <table:table-cell office:value-type="float" office:value="2.35474" calcext:value-type="float">
            <text:p>2.3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8183" calcext:value-type="float">
            <text:p>0.2381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68" calcext:value-type="float">
            <text:p>1268</text:p>
          </table:table-cell>
          <table:table-cell office:value-type="float" office:value="2.35478" calcext:value-type="float">
            <text:p>2.3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8367" calcext:value-type="float">
            <text:p>0.238367</text:p>
          </table:table-cell>
          <table:table-cell office:value-type="float" office:value="270" calcext:value-type="float">
            <text:p>270</text:p>
          </table:table-cell>
          <table:table-cell office:value-type="float" office:value="12.0496" calcext:value-type="float">
            <text:p>12.049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69" calcext:value-type="float">
            <text:p>1269</text:p>
          </table:table-cell>
          <table:table-cell office:value-type="float" office:value="2.3548" calcext:value-type="float">
            <text:p>2.3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8553" calcext:value-type="float">
            <text:p>0.23855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0" calcext:value-type="float">
            <text:p>1270</text:p>
          </table:table-cell>
          <table:table-cell office:value-type="float" office:value="2.35509" calcext:value-type="float">
            <text:p>2.3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8711" calcext:value-type="float">
            <text:p>0.23871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271" calcext:value-type="float">
            <text:p>1271</text:p>
          </table:table-cell>
          <table:table-cell office:value-type="float" office:value="2.3551" calcext:value-type="float">
            <text:p>2.3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8899" calcext:value-type="float">
            <text:p>0.23889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2" calcext:value-type="float">
            <text:p>1272</text:p>
          </table:table-cell>
          <table:table-cell office:value-type="float" office:value="2.35565" calcext:value-type="float">
            <text:p>2.3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903" calcext:value-type="float">
            <text:p>0.2390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73" calcext:value-type="float">
            <text:p>1273</text:p>
          </table:table-cell>
          <table:table-cell office:value-type="float" office:value="2.35582" calcext:value-type="float">
            <text:p>2.3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9201" calcext:value-type="float">
            <text:p>0.2392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4" calcext:value-type="float">
            <text:p>1274</text:p>
          </table:table-cell>
          <table:table-cell office:value-type="float" office:value="2.35623" calcext:value-type="float">
            <text:p>2.3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9347" calcext:value-type="float">
            <text:p>0.2393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75" calcext:value-type="float">
            <text:p>1275</text:p>
          </table:table-cell>
          <table:table-cell office:value-type="float" office:value="2.35624" calcext:value-type="float">
            <text:p>2.3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9535" calcext:value-type="float">
            <text:p>0.23953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76" calcext:value-type="float">
            <text:p>1276</text:p>
          </table:table-cell>
          <table:table-cell office:value-type="float" office:value="2.35634" calcext:value-type="float">
            <text:p>2.3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9712" calcext:value-type="float">
            <text:p>0.2397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7" calcext:value-type="float">
            <text:p>1277</text:p>
          </table:table-cell>
          <table:table-cell office:value-type="float" office:value="2.35648" calcext:value-type="float">
            <text:p>2.3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9885" calcext:value-type="float">
            <text:p>0.23988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8" calcext:value-type="float">
            <text:p>1278</text:p>
          </table:table-cell>
          <table:table-cell office:value-type="float" office:value="2.35653" calcext:value-type="float">
            <text:p>2.3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40068" calcext:value-type="float">
            <text:p>0.24006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9" calcext:value-type="float">
            <text:p>1279</text:p>
          </table:table-cell>
          <table:table-cell office:value-type="float" office:value="2.35663" calcext:value-type="float">
            <text:p>2.3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40246" calcext:value-type="float">
            <text:p>0.24024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80" calcext:value-type="float">
            <text:p>1280</text:p>
          </table:table-cell>
          <table:table-cell office:value-type="float" office:value="2.35675" calcext:value-type="float">
            <text:p>2.3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40422" calcext:value-type="float">
            <text:p>0.24042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81" calcext:value-type="float">
            <text:p>1281</text:p>
          </table:table-cell>
          <table:table-cell office:value-type="float" office:value="2.35679" calcext:value-type="float">
            <text:p>2.3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40605" calcext:value-type="float">
            <text:p>0.24060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2" calcext:value-type="float">
            <text:p>1282</text:p>
          </table:table-cell>
          <table:table-cell office:value-type="float" office:value="2.35689" calcext:value-type="float">
            <text:p>2.3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40783" calcext:value-type="float">
            <text:p>0.24078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83" calcext:value-type="float">
            <text:p>1283</text:p>
          </table:table-cell>
          <table:table-cell office:value-type="float" office:value="2.35737" calcext:value-type="float">
            <text:p>2.3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40922" calcext:value-type="float">
            <text:p>0.2409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4" calcext:value-type="float">
            <text:p>1284</text:p>
          </table:table-cell>
          <table:table-cell office:value-type="float" office:value="2.35751" calcext:value-type="float">
            <text:p>2.3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41095" calcext:value-type="float">
            <text:p>0.2410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5" calcext:value-type="float">
            <text:p>1285</text:p>
          </table:table-cell>
          <table:table-cell office:value-type="float" office:value="2.35759" calcext:value-type="float">
            <text:p>2.3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41275" calcext:value-type="float">
            <text:p>0.24127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6" calcext:value-type="float">
            <text:p>1286</text:p>
          </table:table-cell>
          <table:table-cell office:value-type="float" office:value="2.35778" calcext:value-type="float">
            <text:p>2.3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41443" calcext:value-type="float">
            <text:p>0.24144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87" calcext:value-type="float">
            <text:p>1287</text:p>
          </table:table-cell>
          <table:table-cell office:value-type="float" office:value="2.35801" calcext:value-type="float">
            <text:p>2.3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41607" calcext:value-type="float">
            <text:p>0.24160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8" calcext:value-type="float">
            <text:p>1288</text:p>
          </table:table-cell>
          <table:table-cell office:value-type="float" office:value="2.35836" calcext:value-type="float">
            <text:p>2.3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41759" calcext:value-type="float">
            <text:p>0.24175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9" calcext:value-type="float">
            <text:p>1289</text:p>
          </table:table-cell>
          <table:table-cell office:value-type="float" office:value="2.35841" calcext:value-type="float">
            <text:p>2.3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41941" calcext:value-type="float">
            <text:p>0.24194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90" calcext:value-type="float">
            <text:p>1290</text:p>
          </table:table-cell>
          <table:table-cell office:value-type="float" office:value="2.35842" calcext:value-type="float">
            <text:p>2.3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42128" calcext:value-type="float">
            <text:p>0.24212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91" calcext:value-type="float">
            <text:p>1291</text:p>
          </table:table-cell>
          <table:table-cell office:value-type="float" office:value="2.35844" calcext:value-type="float">
            <text:p>2.3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42314" calcext:value-type="float">
            <text:p>0.242314</text:p>
          </table:table-cell>
          <table:table-cell office:value-type="float" office:value="270" calcext:value-type="float">
            <text:p>270</text:p>
          </table:table-cell>
          <table:table-cell office:value-type="float" office:value="60.8562" calcext:value-type="float">
            <text:p>60.856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92" calcext:value-type="float">
            <text:p>1292</text:p>
          </table:table-cell>
          <table:table-cell office:value-type="float" office:value="2.35847" calcext:value-type="float">
            <text:p>2.3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42498" calcext:value-type="float">
            <text:p>0.242498</text:p>
          </table:table-cell>
          <table:table-cell office:value-type="float" office:value="270" calcext:value-type="float">
            <text:p>270</text:p>
          </table:table-cell>
          <table:table-cell office:value-type="float" office:value="46.4277" calcext:value-type="float">
            <text:p>46.42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93" calcext:value-type="float">
            <text:p>1293</text:p>
          </table:table-cell>
          <table:table-cell office:value-type="float" office:value="2.3587" calcext:value-type="float">
            <text:p>2.3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42662" calcext:value-type="float">
            <text:p>0.24266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4" calcext:value-type="float">
            <text:p>1294</text:p>
          </table:table-cell>
          <table:table-cell office:value-type="float" office:value="2.35902" calcext:value-type="float">
            <text:p>2.3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42817" calcext:value-type="float">
            <text:p>0.24281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95" calcext:value-type="float">
            <text:p>1295</text:p>
          </table:table-cell>
          <table:table-cell office:value-type="float" office:value="2.35918" calcext:value-type="float">
            <text:p>2.3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42988" calcext:value-type="float">
            <text:p>0.24298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96" calcext:value-type="float">
            <text:p>1296</text:p>
          </table:table-cell>
          <table:table-cell office:value-type="float" office:value="2.35921" calcext:value-type="float">
            <text:p>2.3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43173" calcext:value-type="float">
            <text:p>0.24317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297" calcext:value-type="float">
            <text:p>1297</text:p>
          </table:table-cell>
          <table:table-cell office:value-type="float" office:value="2.35957" calcext:value-type="float">
            <text:p>2.3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43323" calcext:value-type="float">
            <text:p>0.24332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8" calcext:value-type="float">
            <text:p>1298</text:p>
          </table:table-cell>
          <table:table-cell office:value-type="float" office:value="2.3597" calcext:value-type="float">
            <text:p>2.3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43498" calcext:value-type="float">
            <text:p>0.24349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9" calcext:value-type="float">
            <text:p>1299</text:p>
          </table:table-cell>
          <table:table-cell office:value-type="float" office:value="2.35972" calcext:value-type="float">
            <text:p>2.3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43683" calcext:value-type="float">
            <text:p>0.24368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00" calcext:value-type="float">
            <text:p>1300</text:p>
          </table:table-cell>
          <table:table-cell office:value-type="float" office:value="2.35995" calcext:value-type="float">
            <text:p>2.3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43847" calcext:value-type="float">
            <text:p>0.2438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.45057" calcext:value-type="float">
            <text:p>2.4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5011" calcext:value-type="float">
            <text:p>0.235011</text:p>
          </table:table-cell>
          <table:table-cell office:value-type="float" office:value="270" calcext:value-type="float">
            <text:p>270</text:p>
          </table:table-cell>
          <table:table-cell office:value-type="float" office:value="22.8217" calcext:value-type="float">
            <text:p>22.82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02" calcext:value-type="float">
            <text:p>1302</text:p>
          </table:table-cell>
          <table:table-cell office:value-type="float" office:value="2.45135" calcext:value-type="float">
            <text:p>2.4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5116" calcext:value-type="float">
            <text:p>0.23511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03" calcext:value-type="float">
            <text:p>1303</text:p>
          </table:table-cell>
          <table:table-cell office:value-type="float" office:value="2.45146" calcext:value-type="float">
            <text:p>2.4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5286" calcext:value-type="float">
            <text:p>0.23528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04" calcext:value-type="float">
            <text:p>1304</text:p>
          </table:table-cell>
          <table:table-cell office:value-type="float" office:value="2.4515" calcext:value-type="float">
            <text:p>2.4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5463" calcext:value-type="float">
            <text:p>0.2354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05" calcext:value-type="float">
            <text:p>1305</text:p>
          </table:table-cell>
          <table:table-cell office:value-type="float" office:value="2.45165" calcext:value-type="float">
            <text:p>2.4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5629" calcext:value-type="float">
            <text:p>0.23562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06" calcext:value-type="float">
            <text:p>1306</text:p>
          </table:table-cell>
          <table:table-cell office:value-type="float" office:value="2.45171" calcext:value-type="float">
            <text:p>2.4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5804" calcext:value-type="float">
            <text:p>0.23580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07" calcext:value-type="float">
            <text:p>1307</text:p>
          </table:table-cell>
          <table:table-cell office:value-type="float" office:value="2.45278" calcext:value-type="float">
            <text:p>2.4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5882" calcext:value-type="float">
            <text:p>0.23588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08" calcext:value-type="float">
            <text:p>1308</text:p>
          </table:table-cell>
          <table:table-cell office:value-type="float" office:value="2.45325" calcext:value-type="float">
            <text:p>2.4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6017" calcext:value-type="float">
            <text:p>0.23601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09" calcext:value-type="float">
            <text:p>1309</text:p>
          </table:table-cell>
          <table:table-cell office:value-type="float" office:value="2.45359" calcext:value-type="float">
            <text:p>2.4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6164" calcext:value-type="float">
            <text:p>0.23616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10" calcext:value-type="float">
            <text:p>1310</text:p>
          </table:table-cell>
          <table:table-cell office:value-type="float" office:value="2.45384" calcext:value-type="float">
            <text:p>2.4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632" calcext:value-type="float">
            <text:p>0.23632</text:p>
          </table:table-cell>
          <table:table-cell office:value-type="float" office:value="270" calcext:value-type="float">
            <text:p>270</text:p>
          </table:table-cell>
          <table:table-cell office:value-type="float" office:value="35.7822" calcext:value-type="float">
            <text:p>35.78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11" calcext:value-type="float">
            <text:p>1311</text:p>
          </table:table-cell>
          <table:table-cell office:value-type="float" office:value="2.45386" calcext:value-type="float">
            <text:p>2.4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6499" calcext:value-type="float">
            <text:p>0.23649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12" calcext:value-type="float">
            <text:p>1312</text:p>
          </table:table-cell>
          <table:table-cell office:value-type="float" office:value="2.45398" calcext:value-type="float">
            <text:p>2.4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6668" calcext:value-type="float">
            <text:p>0.236668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13" calcext:value-type="float">
            <text:p>1313</text:p>
          </table:table-cell>
          <table:table-cell office:value-type="float" office:value="2.45414" calcext:value-type="float">
            <text:p>2.4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6833" calcext:value-type="float">
            <text:p>0.23683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14" calcext:value-type="float">
            <text:p>1314</text:p>
          </table:table-cell>
          <table:table-cell office:value-type="float" office:value="2.45442" calcext:value-type="float">
            <text:p>2.4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6987" calcext:value-type="float">
            <text:p>0.23698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15" calcext:value-type="float">
            <text:p>1315</text:p>
          </table:table-cell>
          <table:table-cell office:value-type="float" office:value="2.4545" calcext:value-type="float">
            <text:p>2.4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7159" calcext:value-type="float">
            <text:p>0.23715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16" calcext:value-type="float">
            <text:p>1316</text:p>
          </table:table-cell>
          <table:table-cell office:value-type="float" office:value="2.45451" calcext:value-type="float">
            <text:p>2.4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7338" calcext:value-type="float">
            <text:p>0.23733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17" calcext:value-type="float">
            <text:p>1317</text:p>
          </table:table-cell>
          <table:table-cell office:value-type="float" office:value="2.45474" calcext:value-type="float">
            <text:p>2.4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7497" calcext:value-type="float">
            <text:p>0.23749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18" calcext:value-type="float">
            <text:p>1318</text:p>
          </table:table-cell>
          <table:table-cell office:value-type="float" office:value="2.45478" calcext:value-type="float">
            <text:p>2.4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7673" calcext:value-type="float">
            <text:p>0.237673</text:p>
          </table:table-cell>
          <table:table-cell office:value-type="float" office:value="270" calcext:value-type="float">
            <text:p>270</text:p>
          </table:table-cell>
          <table:table-cell office:value-type="float" office:value="12.2871" calcext:value-type="float">
            <text:p>12.287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19" calcext:value-type="float">
            <text:p>1319</text:p>
          </table:table-cell>
          <table:table-cell office:value-type="float" office:value="2.4548" calcext:value-type="float">
            <text:p>2.4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7851" calcext:value-type="float">
            <text:p>0.23785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0" calcext:value-type="float">
            <text:p>1320</text:p>
          </table:table-cell>
          <table:table-cell office:value-type="float" office:value="2.45509" calcext:value-type="float">
            <text:p>2.4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8004" calcext:value-type="float">
            <text:p>0.23800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321" calcext:value-type="float">
            <text:p>1321</text:p>
          </table:table-cell>
          <table:table-cell office:value-type="float" office:value="2.4551" calcext:value-type="float">
            <text:p>2.4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8183" calcext:value-type="float">
            <text:p>0.2381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2" calcext:value-type="float">
            <text:p>1322</text:p>
          </table:table-cell>
          <table:table-cell office:value-type="float" office:value="2.45565" calcext:value-type="float">
            <text:p>2.4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831" calcext:value-type="float">
            <text:p>0.238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23" calcext:value-type="float">
            <text:p>1323</text:p>
          </table:table-cell>
          <table:table-cell office:value-type="float" office:value="2.45582" calcext:value-type="float">
            <text:p>2.4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8473" calcext:value-type="float">
            <text:p>0.23847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4" calcext:value-type="float">
            <text:p>1324</text:p>
          </table:table-cell>
          <table:table-cell office:value-type="float" office:value="2.45623" calcext:value-type="float">
            <text:p>2.4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8614" calcext:value-type="float">
            <text:p>0.23861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25" calcext:value-type="float">
            <text:p>1325</text:p>
          </table:table-cell>
          <table:table-cell office:value-type="float" office:value="2.45624" calcext:value-type="float">
            <text:p>2.4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8794" calcext:value-type="float">
            <text:p>0.23879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26" calcext:value-type="float">
            <text:p>1326</text:p>
          </table:table-cell>
          <table:table-cell office:value-type="float" office:value="2.45634" calcext:value-type="float">
            <text:p>2.4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8963" calcext:value-type="float">
            <text:p>0.2389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7" calcext:value-type="float">
            <text:p>1327</text:p>
          </table:table-cell>
          <table:table-cell office:value-type="float" office:value="2.45648" calcext:value-type="float">
            <text:p>2.4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913" calcext:value-type="float">
            <text:p>0.2391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8" calcext:value-type="float">
            <text:p>1328</text:p>
          </table:table-cell>
          <table:table-cell office:value-type="float" office:value="2.45653" calcext:value-type="float">
            <text:p>2.4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9306" calcext:value-type="float">
            <text:p>0.2393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9" calcext:value-type="float">
            <text:p>1329</text:p>
          </table:table-cell>
          <table:table-cell office:value-type="float" office:value="2.45663" calcext:value-type="float">
            <text:p>2.4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9476" calcext:value-type="float">
            <text:p>0.23947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30" calcext:value-type="float">
            <text:p>1330</text:p>
          </table:table-cell>
          <table:table-cell office:value-type="float" office:value="2.45675" calcext:value-type="float">
            <text:p>2.4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9645" calcext:value-type="float">
            <text:p>0.23964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31" calcext:value-type="float">
            <text:p>1331</text:p>
          </table:table-cell>
          <table:table-cell office:value-type="float" office:value="2.45679" calcext:value-type="float">
            <text:p>2.4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9821" calcext:value-type="float">
            <text:p>0.2398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2" calcext:value-type="float">
            <text:p>1332</text:p>
          </table:table-cell>
          <table:table-cell office:value-type="float" office:value="2.45689" calcext:value-type="float">
            <text:p>2.4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9992" calcext:value-type="float">
            <text:p>0.23999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33" calcext:value-type="float">
            <text:p>1333</text:p>
          </table:table-cell>
          <table:table-cell office:value-type="float" office:value="2.45737" calcext:value-type="float">
            <text:p>2.4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40125" calcext:value-type="float">
            <text:p>0.24012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4" calcext:value-type="float">
            <text:p>1334</text:p>
          </table:table-cell>
          <table:table-cell office:value-type="float" office:value="2.45751" calcext:value-type="float">
            <text:p>2.4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40291" calcext:value-type="float">
            <text:p>0.24029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float" office:value="2.45759" calcext:value-type="float">
            <text:p>2.4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40464" calcext:value-type="float">
            <text:p>0.2404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6" calcext:value-type="float">
            <text:p>1336</text:p>
          </table:table-cell>
          <table:table-cell office:value-type="float" office:value="2.45778" calcext:value-type="float">
            <text:p>2.4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40624" calcext:value-type="float">
            <text:p>0.2406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37" calcext:value-type="float">
            <text:p>1337</text:p>
          </table:table-cell>
          <table:table-cell office:value-type="float" office:value="2.45801" calcext:value-type="float">
            <text:p>2.4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40782" calcext:value-type="float">
            <text:p>0.24078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8" calcext:value-type="float">
            <text:p>1338</text:p>
          </table:table-cell>
          <table:table-cell office:value-type="float" office:value="2.45836" calcext:value-type="float">
            <text:p>2.4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40928" calcext:value-type="float">
            <text:p>0.24092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9" calcext:value-type="float">
            <text:p>1339</text:p>
          </table:table-cell>
          <table:table-cell office:value-type="float" office:value="2.45841" calcext:value-type="float">
            <text:p>2.4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41103" calcext:value-type="float">
            <text:p>0.24110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40" calcext:value-type="float">
            <text:p>1340</text:p>
          </table:table-cell>
          <table:table-cell office:value-type="float" office:value="2.45842" calcext:value-type="float">
            <text:p>2.4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41282" calcext:value-type="float">
            <text:p>0.24128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41" calcext:value-type="float">
            <text:p>1341</text:p>
          </table:table-cell>
          <table:table-cell office:value-type="float" office:value="2.45844" calcext:value-type="float">
            <text:p>2.4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4146" calcext:value-type="float">
            <text:p>0.24146</text:p>
          </table:table-cell>
          <table:table-cell office:value-type="float" office:value="270" calcext:value-type="float">
            <text:p>270</text:p>
          </table:table-cell>
          <table:table-cell office:value-type="float" office:value="61.7163" calcext:value-type="float">
            <text:p>61.716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42" calcext:value-type="float">
            <text:p>1342</text:p>
          </table:table-cell>
          <table:table-cell office:value-type="float" office:value="2.45847" calcext:value-type="float">
            <text:p>2.4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41637" calcext:value-type="float">
            <text:p>0.241637</text:p>
          </table:table-cell>
          <table:table-cell office:value-type="float" office:value="270" calcext:value-type="float">
            <text:p>270</text:p>
          </table:table-cell>
          <table:table-cell office:value-type="float" office:value="47.0583" calcext:value-type="float">
            <text:p>47.058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43" calcext:value-type="float">
            <text:p>1343</text:p>
          </table:table-cell>
          <table:table-cell office:value-type="float" office:value="2.4587" calcext:value-type="float">
            <text:p>2.4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41795" calcext:value-type="float">
            <text:p>0.2417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44" calcext:value-type="float">
            <text:p>1344</text:p>
          </table:table-cell>
          <table:table-cell office:value-type="float" office:value="2.45902" calcext:value-type="float">
            <text:p>2.4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41943" calcext:value-type="float">
            <text:p>0.24194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45" calcext:value-type="float">
            <text:p>1345</text:p>
          </table:table-cell>
          <table:table-cell office:value-type="float" office:value="2.45918" calcext:value-type="float">
            <text:p>2.4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42108" calcext:value-type="float">
            <text:p>0.2421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46" calcext:value-type="float">
            <text:p>1346</text:p>
          </table:table-cell>
          <table:table-cell office:value-type="float" office:value="2.45921" calcext:value-type="float">
            <text:p>2.4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42285" calcext:value-type="float">
            <text:p>0.24228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47" calcext:value-type="float">
            <text:p>1347</text:p>
          </table:table-cell>
          <table:table-cell office:value-type="float" office:value="2.45957" calcext:value-type="float">
            <text:p>2.4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42429" calcext:value-type="float">
            <text:p>0.24242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48" calcext:value-type="float">
            <text:p>1348</text:p>
          </table:table-cell>
          <table:table-cell office:value-type="float" office:value="2.4597" calcext:value-type="float">
            <text:p>2.4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42597" calcext:value-type="float">
            <text:p>0.24259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49" calcext:value-type="float">
            <text:p>1349</text:p>
          </table:table-cell>
          <table:table-cell office:value-type="float" office:value="2.45972" calcext:value-type="float">
            <text:p>2.4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42775" calcext:value-type="float">
            <text:p>0.24277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50" calcext:value-type="float">
            <text:p>1350</text:p>
          </table:table-cell>
          <table:table-cell office:value-type="float" office:value="2.45995" calcext:value-type="float">
            <text:p>2.4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42931" calcext:value-type="float">
            <text:p>0.2429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.55057" calcext:value-type="float">
            <text:p>2.5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4474" calcext:value-type="float">
            <text:p>0.234474</text:p>
          </table:table-cell>
          <table:table-cell office:value-type="float" office:value="270" calcext:value-type="float">
            <text:p>270</text:p>
          </table:table-cell>
          <table:table-cell office:value-type="float" office:value="23.1655" calcext:value-type="float">
            <text:p>23.16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52" calcext:value-type="float">
            <text:p>1352</text:p>
          </table:table-cell>
          <table:table-cell office:value-type="float" office:value="2.55135" calcext:value-type="float">
            <text:p>2.5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4576" calcext:value-type="float">
            <text:p>0.23457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53" calcext:value-type="float">
            <text:p>1353</text:p>
          </table:table-cell>
          <table:table-cell office:value-type="float" office:value="2.55146" calcext:value-type="float">
            <text:p>2.5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4739" calcext:value-type="float">
            <text:p>0.23473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float" office:value="2.5515" calcext:value-type="float">
            <text:p>2.5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4909" calcext:value-type="float">
            <text:p>0.23490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55" calcext:value-type="float">
            <text:p>1355</text:p>
          </table:table-cell>
          <table:table-cell office:value-type="float" office:value="2.55165" calcext:value-type="float">
            <text:p>2.5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5069" calcext:value-type="float">
            <text:p>0.23506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56" calcext:value-type="float">
            <text:p>1356</text:p>
          </table:table-cell>
          <table:table-cell office:value-type="float" office:value="2.55171" calcext:value-type="float">
            <text:p>2.5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5237" calcext:value-type="float">
            <text:p>0.23523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57" calcext:value-type="float">
            <text:p>1357</text:p>
          </table:table-cell>
          <table:table-cell office:value-type="float" office:value="2.55278" calcext:value-type="float">
            <text:p>2.5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5312" calcext:value-type="float">
            <text:p>0.23531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58" calcext:value-type="float">
            <text:p>1358</text:p>
          </table:table-cell>
          <table:table-cell office:value-type="float" office:value="2.55325" calcext:value-type="float">
            <text:p>2.5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5442" calcext:value-type="float">
            <text:p>0.23544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59" calcext:value-type="float">
            <text:p>1359</text:p>
          </table:table-cell>
          <table:table-cell office:value-type="float" office:value="2.55359" calcext:value-type="float">
            <text:p>2.5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5583" calcext:value-type="float">
            <text:p>0.23558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60" calcext:value-type="float">
            <text:p>1360</text:p>
          </table:table-cell>
          <table:table-cell office:value-type="float" office:value="2.55384" calcext:value-type="float">
            <text:p>2.5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5734" calcext:value-type="float">
            <text:p>0.235734</text:p>
          </table:table-cell>
          <table:table-cell office:value-type="float" office:value="270" calcext:value-type="float">
            <text:p>270</text:p>
          </table:table-cell>
          <table:table-cell office:value-type="float" office:value="36.3729" calcext:value-type="float">
            <text:p>36.372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61" calcext:value-type="float">
            <text:p>1361</text:p>
          </table:table-cell>
          <table:table-cell office:value-type="float" office:value="2.55386" calcext:value-type="float">
            <text:p>2.5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5905" calcext:value-type="float">
            <text:p>0.2359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62" calcext:value-type="float">
            <text:p>1362</text:p>
          </table:table-cell>
          <table:table-cell office:value-type="float" office:value="2.55398" calcext:value-type="float">
            <text:p>2.5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6068" calcext:value-type="float">
            <text:p>0.236068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63" calcext:value-type="float">
            <text:p>1363</text:p>
          </table:table-cell>
          <table:table-cell office:value-type="float" office:value="2.55414" calcext:value-type="float">
            <text:p>2.5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6226" calcext:value-type="float">
            <text:p>0.2362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64" calcext:value-type="float">
            <text:p>1364</text:p>
          </table:table-cell>
          <table:table-cell office:value-type="float" office:value="2.55442" calcext:value-type="float">
            <text:p>2.5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6374" calcext:value-type="float">
            <text:p>0.23637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65" calcext:value-type="float">
            <text:p>1365</text:p>
          </table:table-cell>
          <table:table-cell office:value-type="float" office:value="2.5545" calcext:value-type="float">
            <text:p>2.5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6539" calcext:value-type="float">
            <text:p>0.23653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66" calcext:value-type="float">
            <text:p>1366</text:p>
          </table:table-cell>
          <table:table-cell office:value-type="float" office:value="2.55451" calcext:value-type="float">
            <text:p>2.5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6712" calcext:value-type="float">
            <text:p>0.2367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67" calcext:value-type="float">
            <text:p>1367</text:p>
          </table:table-cell>
          <table:table-cell office:value-type="float" office:value="2.55474" calcext:value-type="float">
            <text:p>2.5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6864" calcext:value-type="float">
            <text:p>0.2368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68" calcext:value-type="float">
            <text:p>1368</text:p>
          </table:table-cell>
          <table:table-cell office:value-type="float" office:value="2.55478" calcext:value-type="float">
            <text:p>2.5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7034" calcext:value-type="float">
            <text:p>0.237034</text:p>
          </table:table-cell>
          <table:table-cell office:value-type="float" office:value="270" calcext:value-type="float">
            <text:p>270</text:p>
          </table:table-cell>
          <table:table-cell office:value-type="float" office:value="12.5622" calcext:value-type="float">
            <text:p>12.56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69" calcext:value-type="float">
            <text:p>1369</text:p>
          </table:table-cell>
          <table:table-cell office:value-type="float" office:value="2.5548" calcext:value-type="float">
            <text:p>2.5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7205" calcext:value-type="float">
            <text:p>0.23720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0" calcext:value-type="float">
            <text:p>1370</text:p>
          </table:table-cell>
          <table:table-cell office:value-type="float" office:value="2.55509" calcext:value-type="float">
            <text:p>2.5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7351" calcext:value-type="float">
            <text:p>0.23735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371" calcext:value-type="float">
            <text:p>1371</text:p>
          </table:table-cell>
          <table:table-cell office:value-type="float" office:value="2.5551" calcext:value-type="float">
            <text:p>2.5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7524" calcext:value-type="float">
            <text:p>0.23752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2" calcext:value-type="float">
            <text:p>1372</text:p>
          </table:table-cell>
          <table:table-cell office:value-type="float" office:value="2.55565" calcext:value-type="float">
            <text:p>2.5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7645" calcext:value-type="float">
            <text:p>0.23764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73" calcext:value-type="float">
            <text:p>1373</text:p>
          </table:table-cell>
          <table:table-cell office:value-type="float" office:value="2.55582" calcext:value-type="float">
            <text:p>2.5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7803" calcext:value-type="float">
            <text:p>0.2378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4" calcext:value-type="float">
            <text:p>1374</text:p>
          </table:table-cell>
          <table:table-cell office:value-type="float" office:value="2.55623" calcext:value-type="float">
            <text:p>2.5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7938" calcext:value-type="float">
            <text:p>0.23793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75" calcext:value-type="float">
            <text:p>1375</text:p>
          </table:table-cell>
          <table:table-cell office:value-type="float" office:value="2.55624" calcext:value-type="float">
            <text:p>2.5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8111" calcext:value-type="float">
            <text:p>0.23811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76" calcext:value-type="float">
            <text:p>1376</text:p>
          </table:table-cell>
          <table:table-cell office:value-type="float" office:value="2.55634" calcext:value-type="float">
            <text:p>2.5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8274" calcext:value-type="float">
            <text:p>0.23827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7" calcext:value-type="float">
            <text:p>1377</text:p>
          </table:table-cell>
          <table:table-cell office:value-type="float" office:value="2.55648" calcext:value-type="float">
            <text:p>2.5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8434" calcext:value-type="float">
            <text:p>0.23843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8" calcext:value-type="float">
            <text:p>1378</text:p>
          </table:table-cell>
          <table:table-cell office:value-type="float" office:value="2.55653" calcext:value-type="float">
            <text:p>2.5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8603" calcext:value-type="float">
            <text:p>0.2386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9" calcext:value-type="float">
            <text:p>1379</text:p>
          </table:table-cell>
          <table:table-cell office:value-type="float" office:value="2.55663" calcext:value-type="float">
            <text:p>2.5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8767" calcext:value-type="float">
            <text:p>0.23876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80" calcext:value-type="float">
            <text:p>1380</text:p>
          </table:table-cell>
          <table:table-cell office:value-type="float" office:value="2.55675" calcext:value-type="float">
            <text:p>2.5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8929" calcext:value-type="float">
            <text:p>0.23892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81" calcext:value-type="float">
            <text:p>1381</text:p>
          </table:table-cell>
          <table:table-cell office:value-type="float" office:value="2.55679" calcext:value-type="float">
            <text:p>2.5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9098" calcext:value-type="float">
            <text:p>0.23909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float" office:value="2.55689" calcext:value-type="float">
            <text:p>2.5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9262" calcext:value-type="float">
            <text:p>0.23926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83" calcext:value-type="float">
            <text:p>1383</text:p>
          </table:table-cell>
          <table:table-cell office:value-type="float" office:value="2.55737" calcext:value-type="float">
            <text:p>2.5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939" calcext:value-type="float">
            <text:p>0.2393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4" calcext:value-type="float">
            <text:p>1384</text:p>
          </table:table-cell>
          <table:table-cell office:value-type="float" office:value="2.55751" calcext:value-type="float">
            <text:p>2.5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955" calcext:value-type="float">
            <text:p>0.2395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5" calcext:value-type="float">
            <text:p>1385</text:p>
          </table:table-cell>
          <table:table-cell office:value-type="float" office:value="2.55759" calcext:value-type="float">
            <text:p>2.5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9716" calcext:value-type="float">
            <text:p>0.23971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float" office:value="2.55778" calcext:value-type="float">
            <text:p>2.5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987" calcext:value-type="float">
            <text:p>0.239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87" calcext:value-type="float">
            <text:p>1387</text:p>
          </table:table-cell>
          <table:table-cell office:value-type="float" office:value="2.55801" calcext:value-type="float">
            <text:p>2.5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40022" calcext:value-type="float">
            <text:p>0.2400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8" calcext:value-type="float">
            <text:p>1388</text:p>
          </table:table-cell>
          <table:table-cell office:value-type="float" office:value="2.55836" calcext:value-type="float">
            <text:p>2.5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40162" calcext:value-type="float">
            <text:p>0.24016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9" calcext:value-type="float">
            <text:p>1389</text:p>
          </table:table-cell>
          <table:table-cell office:value-type="float" office:value="2.55841" calcext:value-type="float">
            <text:p>2.5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4033" calcext:value-type="float">
            <text:p>0.2403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90" calcext:value-type="float">
            <text:p>1390</text:p>
          </table:table-cell>
          <table:table-cell office:value-type="float" office:value="2.55842" calcext:value-type="float">
            <text:p>2.5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40502" calcext:value-type="float">
            <text:p>0.2405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91" calcext:value-type="float">
            <text:p>1391</text:p>
          </table:table-cell>
          <table:table-cell office:value-type="float" office:value="2.55844" calcext:value-type="float">
            <text:p>2.5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40673" calcext:value-type="float">
            <text:p>0.240673</text:p>
          </table:table-cell>
          <table:table-cell office:value-type="float" office:value="270" calcext:value-type="float">
            <text:p>270</text:p>
          </table:table-cell>
          <table:table-cell office:value-type="float" office:value="62.6134" calcext:value-type="float">
            <text:p>62.61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92" calcext:value-type="float">
            <text:p>1392</text:p>
          </table:table-cell>
          <table:table-cell office:value-type="float" office:value="2.55847" calcext:value-type="float">
            <text:p>2.5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40844" calcext:value-type="float">
            <text:p>0.240844</text:p>
          </table:table-cell>
          <table:table-cell office:value-type="float" office:value="270" calcext:value-type="float">
            <text:p>270</text:p>
          </table:table-cell>
          <table:table-cell office:value-type="float" office:value="47.7238" calcext:value-type="float">
            <text:p>47.72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93" calcext:value-type="float">
            <text:p>1393</text:p>
          </table:table-cell>
          <table:table-cell office:value-type="float" office:value="2.5587" calcext:value-type="float">
            <text:p>2.5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40995" calcext:value-type="float">
            <text:p>0.2409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94" calcext:value-type="float">
            <text:p>1394</text:p>
          </table:table-cell>
          <table:table-cell office:value-type="float" office:value="2.55902" calcext:value-type="float">
            <text:p>2.5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41138" calcext:value-type="float">
            <text:p>0.24113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95" calcext:value-type="float">
            <text:p>1395</text:p>
          </table:table-cell>
          <table:table-cell office:value-type="float" office:value="2.55918" calcext:value-type="float">
            <text:p>2.5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41296" calcext:value-type="float">
            <text:p>0.24129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96" calcext:value-type="float">
            <text:p>1396</text:p>
          </table:table-cell>
          <table:table-cell office:value-type="float" office:value="2.55921" calcext:value-type="float">
            <text:p>2.5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41466" calcext:value-type="float">
            <text:p>0.24146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397" calcext:value-type="float">
            <text:p>1397</text:p>
          </table:table-cell>
          <table:table-cell office:value-type="float" office:value="2.55957" calcext:value-type="float">
            <text:p>2.5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41605" calcext:value-type="float">
            <text:p>0.24160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98" calcext:value-type="float">
            <text:p>1398</text:p>
          </table:table-cell>
          <table:table-cell office:value-type="float" office:value="2.5597" calcext:value-type="float">
            <text:p>2.5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41766" calcext:value-type="float">
            <text:p>0.2417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99" calcext:value-type="float">
            <text:p>1399</text:p>
          </table:table-cell>
          <table:table-cell office:value-type="float" office:value="2.55972" calcext:value-type="float">
            <text:p>2.5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41937" calcext:value-type="float">
            <text:p>0.24193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00" calcext:value-type="float">
            <text:p>1400</text:p>
          </table:table-cell>
          <table:table-cell office:value-type="float" office:value="2.55995" calcext:value-type="float">
            <text:p>2.5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42088" calcext:value-type="float">
            <text:p>0.24208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.65057" calcext:value-type="float">
            <text:p>2.6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3979" calcext:value-type="float">
            <text:p>0.233979</text:p>
          </table:table-cell>
          <table:table-cell office:value-type="float" office:value="270" calcext:value-type="float">
            <text:p>270</text:p>
          </table:table-cell>
          <table:table-cell office:value-type="float" office:value="23.547" calcext:value-type="float">
            <text:p>23.54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02" calcext:value-type="float">
            <text:p>1402</text:p>
          </table:table-cell>
          <table:table-cell office:value-type="float" office:value="2.65135" calcext:value-type="float">
            <text:p>2.6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4076" calcext:value-type="float">
            <text:p>0.23407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03" calcext:value-type="float">
            <text:p>1403</text:p>
          </table:table-cell>
          <table:table-cell office:value-type="float" office:value="2.65146" calcext:value-type="float">
            <text:p>2.6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4233" calcext:value-type="float">
            <text:p>0.23423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04" calcext:value-type="float">
            <text:p>1404</text:p>
          </table:table-cell>
          <table:table-cell office:value-type="float" office:value="2.6515" calcext:value-type="float">
            <text:p>2.6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4397" calcext:value-type="float">
            <text:p>0.23439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05" calcext:value-type="float">
            <text:p>1405</text:p>
          </table:table-cell>
          <table:table-cell office:value-type="float" office:value="2.65165" calcext:value-type="float">
            <text:p>2.6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4551" calcext:value-type="float">
            <text:p>0.23455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06" calcext:value-type="float">
            <text:p>1406</text:p>
          </table:table-cell>
          <table:table-cell office:value-type="float" office:value="2.65171" calcext:value-type="float">
            <text:p>2.6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4713" calcext:value-type="float">
            <text:p>0.23471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07" calcext:value-type="float">
            <text:p>1407</text:p>
          </table:table-cell>
          <table:table-cell office:value-type="float" office:value="2.65278" calcext:value-type="float">
            <text:p>2.6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4785" calcext:value-type="float">
            <text:p>0.23478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08" calcext:value-type="float">
            <text:p>1408</text:p>
          </table:table-cell>
          <table:table-cell office:value-type="float" office:value="2.65325" calcext:value-type="float">
            <text:p>2.6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491" calcext:value-type="float">
            <text:p>0.2349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09" calcext:value-type="float">
            <text:p>1409</text:p>
          </table:table-cell>
          <table:table-cell office:value-type="float" office:value="2.65359" calcext:value-type="float">
            <text:p>2.6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5046" calcext:value-type="float">
            <text:p>0.23504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10" calcext:value-type="float">
            <text:p>1410</text:p>
          </table:table-cell>
          <table:table-cell office:value-type="float" office:value="2.65384" calcext:value-type="float">
            <text:p>2.6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5191" calcext:value-type="float">
            <text:p>0.235191</text:p>
          </table:table-cell>
          <table:table-cell office:value-type="float" office:value="270" calcext:value-type="float">
            <text:p>270</text:p>
          </table:table-cell>
          <table:table-cell office:value-type="float" office:value="37.0012" calcext:value-type="float">
            <text:p>37.00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11" calcext:value-type="float">
            <text:p>1411</text:p>
          </table:table-cell>
          <table:table-cell office:value-type="float" office:value="2.65386" calcext:value-type="float">
            <text:p>2.6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5356" calcext:value-type="float">
            <text:p>0.23535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12" calcext:value-type="float">
            <text:p>1412</text:p>
          </table:table-cell>
          <table:table-cell office:value-type="float" office:value="2.65398" calcext:value-type="float">
            <text:p>2.6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5513" calcext:value-type="float">
            <text:p>0.235513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13" calcext:value-type="float">
            <text:p>1413</text:p>
          </table:table-cell>
          <table:table-cell office:value-type="float" office:value="2.65414" calcext:value-type="float">
            <text:p>2.6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5665" calcext:value-type="float">
            <text:p>0.23566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4" calcext:value-type="float">
            <text:p>1414</text:p>
          </table:table-cell>
          <table:table-cell office:value-type="float" office:value="2.65442" calcext:value-type="float">
            <text:p>2.6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5807" calcext:value-type="float">
            <text:p>0.23580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5" calcext:value-type="float">
            <text:p>1415</text:p>
          </table:table-cell>
          <table:table-cell office:value-type="float" office:value="2.6545" calcext:value-type="float">
            <text:p>2.6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5967" calcext:value-type="float">
            <text:p>0.23596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16" calcext:value-type="float">
            <text:p>1416</text:p>
          </table:table-cell>
          <table:table-cell office:value-type="float" office:value="2.65451" calcext:value-type="float">
            <text:p>2.6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6132" calcext:value-type="float">
            <text:p>0.23613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7" calcext:value-type="float">
            <text:p>1417</text:p>
          </table:table-cell>
          <table:table-cell office:value-type="float" office:value="2.65474" calcext:value-type="float">
            <text:p>2.6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6279" calcext:value-type="float">
            <text:p>0.2362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8" calcext:value-type="float">
            <text:p>1418</text:p>
          </table:table-cell>
          <table:table-cell office:value-type="float" office:value="2.65478" calcext:value-type="float">
            <text:p>2.6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6442" calcext:value-type="float">
            <text:p>0.236442</text:p>
          </table:table-cell>
          <table:table-cell office:value-type="float" office:value="270" calcext:value-type="float">
            <text:p>270</text:p>
          </table:table-cell>
          <table:table-cell office:value-type="float" office:value="12.8749" calcext:value-type="float">
            <text:p>12.87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19" calcext:value-type="float">
            <text:p>1419</text:p>
          </table:table-cell>
          <table:table-cell office:value-type="float" office:value="2.6548" calcext:value-type="float">
            <text:p>2.6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6607" calcext:value-type="float">
            <text:p>0.23660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0" calcext:value-type="float">
            <text:p>1420</text:p>
          </table:table-cell>
          <table:table-cell office:value-type="float" office:value="2.65509" calcext:value-type="float">
            <text:p>2.6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6748" calcext:value-type="float">
            <text:p>0.23674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421" calcext:value-type="float">
            <text:p>1421</text:p>
          </table:table-cell>
          <table:table-cell office:value-type="float" office:value="2.6551" calcext:value-type="float">
            <text:p>2.6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6914" calcext:value-type="float">
            <text:p>0.23691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2" calcext:value-type="float">
            <text:p>1422</text:p>
          </table:table-cell>
          <table:table-cell office:value-type="float" office:value="2.65565" calcext:value-type="float">
            <text:p>2.6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7031" calcext:value-type="float">
            <text:p>0.2370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23" calcext:value-type="float">
            <text:p>1423</text:p>
          </table:table-cell>
          <table:table-cell office:value-type="float" office:value="2.65582" calcext:value-type="float">
            <text:p>2.6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7183" calcext:value-type="float">
            <text:p>0.2371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4" calcext:value-type="float">
            <text:p>1424</text:p>
          </table:table-cell>
          <table:table-cell office:value-type="float" office:value="2.65623" calcext:value-type="float">
            <text:p>2.6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7313" calcext:value-type="float">
            <text:p>0.23731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25" calcext:value-type="float">
            <text:p>1425</text:p>
          </table:table-cell>
          <table:table-cell office:value-type="float" office:value="2.65624" calcext:value-type="float">
            <text:p>2.6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7479" calcext:value-type="float">
            <text:p>0.23747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26" calcext:value-type="float">
            <text:p>1426</text:p>
          </table:table-cell>
          <table:table-cell office:value-type="float" office:value="2.65634" calcext:value-type="float">
            <text:p>2.6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7636" calcext:value-type="float">
            <text:p>0.23763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7" calcext:value-type="float">
            <text:p>1427</text:p>
          </table:table-cell>
          <table:table-cell office:value-type="float" office:value="2.65648" calcext:value-type="float">
            <text:p>2.6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779" calcext:value-type="float">
            <text:p>0.237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8" calcext:value-type="float">
            <text:p>1428</text:p>
          </table:table-cell>
          <table:table-cell office:value-type="float" office:value="2.65653" calcext:value-type="float">
            <text:p>2.6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7953" calcext:value-type="float">
            <text:p>0.23795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9" calcext:value-type="float">
            <text:p>1429</text:p>
          </table:table-cell>
          <table:table-cell office:value-type="float" office:value="2.65663" calcext:value-type="float">
            <text:p>2.6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8111" calcext:value-type="float">
            <text:p>0.23811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30" calcext:value-type="float">
            <text:p>1430</text:p>
          </table:table-cell>
          <table:table-cell office:value-type="float" office:value="2.65675" calcext:value-type="float">
            <text:p>2.6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8266" calcext:value-type="float">
            <text:p>0.23826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31" calcext:value-type="float">
            <text:p>1431</text:p>
          </table:table-cell>
          <table:table-cell office:value-type="float" office:value="2.65679" calcext:value-type="float">
            <text:p>2.6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8429" calcext:value-type="float">
            <text:p>0.23842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2" calcext:value-type="float">
            <text:p>1432</text:p>
          </table:table-cell>
          <table:table-cell office:value-type="float" office:value="2.65689" calcext:value-type="float">
            <text:p>2.6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8587" calcext:value-type="float">
            <text:p>0.2385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33" calcext:value-type="float">
            <text:p>1433</text:p>
          </table:table-cell>
          <table:table-cell office:value-type="float" office:value="2.65737" calcext:value-type="float">
            <text:p>2.6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871" calcext:value-type="float">
            <text:p>0.238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4" calcext:value-type="float">
            <text:p>1434</text:p>
          </table:table-cell>
          <table:table-cell office:value-type="float" office:value="2.65751" calcext:value-type="float">
            <text:p>2.6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8864" calcext:value-type="float">
            <text:p>0.2388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5" calcext:value-type="float">
            <text:p>1435</text:p>
          </table:table-cell>
          <table:table-cell office:value-type="float" office:value="2.65759" calcext:value-type="float">
            <text:p>2.6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9024" calcext:value-type="float">
            <text:p>0.23902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6" calcext:value-type="float">
            <text:p>1436</text:p>
          </table:table-cell>
          <table:table-cell office:value-type="float" office:value="2.65778" calcext:value-type="float">
            <text:p>2.6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9173" calcext:value-type="float">
            <text:p>0.23917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37" calcext:value-type="float">
            <text:p>1437</text:p>
          </table:table-cell>
          <table:table-cell office:value-type="float" office:value="2.65801" calcext:value-type="float">
            <text:p>2.6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9319" calcext:value-type="float">
            <text:p>0.23931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8" calcext:value-type="float">
            <text:p>1438</text:p>
          </table:table-cell>
          <table:table-cell office:value-type="float" office:value="2.65836" calcext:value-type="float">
            <text:p>2.6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9454" calcext:value-type="float">
            <text:p>0.23945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9" calcext:value-type="float">
            <text:p>1439</text:p>
          </table:table-cell>
          <table:table-cell office:value-type="float" office:value="2.65841" calcext:value-type="float">
            <text:p>2.6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9616" calcext:value-type="float">
            <text:p>0.23961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40" calcext:value-type="float">
            <text:p>1440</text:p>
          </table:table-cell>
          <table:table-cell office:value-type="float" office:value="2.65842" calcext:value-type="float">
            <text:p>2.6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9781" calcext:value-type="float">
            <text:p>0.23978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41" calcext:value-type="float">
            <text:p>1441</text:p>
          </table:table-cell>
          <table:table-cell office:value-type="float" office:value="2.65844" calcext:value-type="float">
            <text:p>2.6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9946" calcext:value-type="float">
            <text:p>0.239946</text:p>
          </table:table-cell>
          <table:table-cell office:value-type="float" office:value="270" calcext:value-type="float">
            <text:p>270</text:p>
          </table:table-cell>
          <table:table-cell office:value-type="float" office:value="63.5442" calcext:value-type="float">
            <text:p>63.54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42" calcext:value-type="float">
            <text:p>1442</text:p>
          </table:table-cell>
          <table:table-cell office:value-type="float" office:value="2.65847" calcext:value-type="float">
            <text:p>2.6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4011" calcext:value-type="float">
            <text:p>0.24011</text:p>
          </table:table-cell>
          <table:table-cell office:value-type="float" office:value="270" calcext:value-type="float">
            <text:p>270</text:p>
          </table:table-cell>
          <table:table-cell office:value-type="float" office:value="48.4259" calcext:value-type="float">
            <text:p>48.425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43" calcext:value-type="float">
            <text:p>1443</text:p>
          </table:table-cell>
          <table:table-cell office:value-type="float" office:value="2.6587" calcext:value-type="float">
            <text:p>2.6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40256" calcext:value-type="float">
            <text:p>0.24025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44" calcext:value-type="float">
            <text:p>1444</text:p>
          </table:table-cell>
          <table:table-cell office:value-type="float" office:value="2.65902" calcext:value-type="float">
            <text:p>2.6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40393" calcext:value-type="float">
            <text:p>0.24039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45" calcext:value-type="float">
            <text:p>1445</text:p>
          </table:table-cell>
          <table:table-cell office:value-type="float" office:value="2.65918" calcext:value-type="float">
            <text:p>2.6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40545" calcext:value-type="float">
            <text:p>0.24054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46" calcext:value-type="float">
            <text:p>1446</text:p>
          </table:table-cell>
          <table:table-cell office:value-type="float" office:value="2.65921" calcext:value-type="float">
            <text:p>2.6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40709" calcext:value-type="float">
            <text:p>0.24070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47" calcext:value-type="float">
            <text:p>1447</text:p>
          </table:table-cell>
          <table:table-cell office:value-type="float" office:value="2.65957" calcext:value-type="float">
            <text:p>2.6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40843" calcext:value-type="float">
            <text:p>0.24084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48" calcext:value-type="float">
            <text:p>1448</text:p>
          </table:table-cell>
          <table:table-cell office:value-type="float" office:value="2.6597" calcext:value-type="float">
            <text:p>2.6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40998" calcext:value-type="float">
            <text:p>0.24099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49" calcext:value-type="float">
            <text:p>1449</text:p>
          </table:table-cell>
          <table:table-cell office:value-type="float" office:value="2.65972" calcext:value-type="float">
            <text:p>2.6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41162" calcext:value-type="float">
            <text:p>0.24116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50" calcext:value-type="float">
            <text:p>1450</text:p>
          </table:table-cell>
          <table:table-cell office:value-type="float" office:value="2.65995" calcext:value-type="float">
            <text:p>2.6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41308" calcext:value-type="float">
            <text:p>0.2413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.75057" calcext:value-type="float">
            <text:p>2.7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3519" calcext:value-type="float">
            <text:p>0.233519</text:p>
          </table:table-cell>
          <table:table-cell office:value-type="float" office:value="270" calcext:value-type="float">
            <text:p>270</text:p>
          </table:table-cell>
          <table:table-cell office:value-type="float" office:value="24.0149" calcext:value-type="float">
            <text:p>24.01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float" office:value="2.75135" calcext:value-type="float">
            <text:p>2.7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3613" calcext:value-type="float">
            <text:p>0.23361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3" calcext:value-type="float">
            <text:p>1453</text:p>
          </table:table-cell>
          <table:table-cell office:value-type="float" office:value="2.75146" calcext:value-type="float">
            <text:p>2.7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3764" calcext:value-type="float">
            <text:p>0.23376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54" calcext:value-type="float">
            <text:p>1454</text:p>
          </table:table-cell>
          <table:table-cell office:value-type="float" office:value="2.7515" calcext:value-type="float">
            <text:p>2.7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3923" calcext:value-type="float">
            <text:p>0.23392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5" calcext:value-type="float">
            <text:p>1455</text:p>
          </table:table-cell>
          <table:table-cell office:value-type="float" office:value="2.75165" calcext:value-type="float">
            <text:p>2.7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4071" calcext:value-type="float">
            <text:p>0.23407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56" calcext:value-type="float">
            <text:p>1456</text:p>
          </table:table-cell>
          <table:table-cell office:value-type="float" office:value="2.75171" calcext:value-type="float">
            <text:p>2.7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4226" calcext:value-type="float">
            <text:p>0.2342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7" calcext:value-type="float">
            <text:p>1457</text:p>
          </table:table-cell>
          <table:table-cell office:value-type="float" office:value="2.75278" calcext:value-type="float">
            <text:p>2.7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4296" calcext:value-type="float">
            <text:p>0.23429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58" calcext:value-type="float">
            <text:p>1458</text:p>
          </table:table-cell>
          <table:table-cell office:value-type="float" office:value="2.75325" calcext:value-type="float">
            <text:p>2.7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4417" calcext:value-type="float">
            <text:p>0.23441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9" calcext:value-type="float">
            <text:p>1459</text:p>
          </table:table-cell>
          <table:table-cell office:value-type="float" office:value="2.75359" calcext:value-type="float">
            <text:p>2.7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4548" calcext:value-type="float">
            <text:p>0.23454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60" calcext:value-type="float">
            <text:p>1460</text:p>
          </table:table-cell>
          <table:table-cell office:value-type="float" office:value="2.75384" calcext:value-type="float">
            <text:p>2.7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4688" calcext:value-type="float">
            <text:p>0.234688</text:p>
          </table:table-cell>
          <table:table-cell office:value-type="float" office:value="270" calcext:value-type="float">
            <text:p>270</text:p>
          </table:table-cell>
          <table:table-cell office:value-type="float" office:value="37.6669" calcext:value-type="float">
            <text:p>37.66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61" calcext:value-type="float">
            <text:p>1461</text:p>
          </table:table-cell>
          <table:table-cell office:value-type="float" office:value="2.75386" calcext:value-type="float">
            <text:p>2.7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4847" calcext:value-type="float">
            <text:p>0.2348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62" calcext:value-type="float">
            <text:p>1462</text:p>
          </table:table-cell>
          <table:table-cell office:value-type="float" office:value="2.75398" calcext:value-type="float">
            <text:p>2.7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4998" calcext:value-type="float">
            <text:p>0.234998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63" calcext:value-type="float">
            <text:p>1463</text:p>
          </table:table-cell>
          <table:table-cell office:value-type="float" office:value="2.75414" calcext:value-type="float">
            <text:p>2.7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5144" calcext:value-type="float">
            <text:p>0.23514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64" calcext:value-type="float">
            <text:p>1464</text:p>
          </table:table-cell>
          <table:table-cell office:value-type="float" office:value="2.75442" calcext:value-type="float">
            <text:p>2.7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5282" calcext:value-type="float">
            <text:p>0.23528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65" calcext:value-type="float">
            <text:p>1465</text:p>
          </table:table-cell>
          <table:table-cell office:value-type="float" office:value="2.7545" calcext:value-type="float">
            <text:p>2.7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5435" calcext:value-type="float">
            <text:p>0.23543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66" calcext:value-type="float">
            <text:p>1466</text:p>
          </table:table-cell>
          <table:table-cell office:value-type="float" office:value="2.75451" calcext:value-type="float">
            <text:p>2.7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5595" calcext:value-type="float">
            <text:p>0.2355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67" calcext:value-type="float">
            <text:p>1467</text:p>
          </table:table-cell>
          <table:table-cell office:value-type="float" office:value="2.75474" calcext:value-type="float">
            <text:p>2.7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5737" calcext:value-type="float">
            <text:p>0.23573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68" calcext:value-type="float">
            <text:p>1468</text:p>
          </table:table-cell>
          <table:table-cell office:value-type="float" office:value="2.75478" calcext:value-type="float">
            <text:p>2.7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5894" calcext:value-type="float">
            <text:p>0.235894</text:p>
          </table:table-cell>
          <table:table-cell office:value-type="float" office:value="270" calcext:value-type="float">
            <text:p>270</text:p>
          </table:table-cell>
          <table:table-cell office:value-type="float" office:value="13.2252" calcext:value-type="float">
            <text:p>13.22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69" calcext:value-type="float">
            <text:p>1469</text:p>
          </table:table-cell>
          <table:table-cell office:value-type="float" office:value="2.7548" calcext:value-type="float">
            <text:p>2.7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6052" calcext:value-type="float">
            <text:p>0.23605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70" calcext:value-type="float">
            <text:p>1470</text:p>
          </table:table-cell>
          <table:table-cell office:value-type="float" office:value="2.75509" calcext:value-type="float">
            <text:p>2.7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6188" calcext:value-type="float">
            <text:p>0.23618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471" calcext:value-type="float">
            <text:p>1471</text:p>
          </table:table-cell>
          <table:table-cell office:value-type="float" office:value="2.7551" calcext:value-type="float">
            <text:p>2.7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6348" calcext:value-type="float">
            <text:p>0.23634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72" calcext:value-type="float">
            <text:p>1472</text:p>
          </table:table-cell>
          <table:table-cell office:value-type="float" office:value="2.75565" calcext:value-type="float">
            <text:p>2.7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6461" calcext:value-type="float">
            <text:p>0.23646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73" calcext:value-type="float">
            <text:p>1473</text:p>
          </table:table-cell>
          <table:table-cell office:value-type="float" office:value="2.75582" calcext:value-type="float">
            <text:p>2.7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6608" calcext:value-type="float">
            <text:p>0.2366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74" calcext:value-type="float">
            <text:p>1474</text:p>
          </table:table-cell>
          <table:table-cell office:value-type="float" office:value="2.75623" calcext:value-type="float">
            <text:p>2.7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6733" calcext:value-type="float">
            <text:p>0.23673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75" calcext:value-type="float">
            <text:p>1475</text:p>
          </table:table-cell>
          <table:table-cell office:value-type="float" office:value="2.75624" calcext:value-type="float">
            <text:p>2.7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6893" calcext:value-type="float">
            <text:p>0.23689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76" calcext:value-type="float">
            <text:p>1476</text:p>
          </table:table-cell>
          <table:table-cell office:value-type="float" office:value="2.75634" calcext:value-type="float">
            <text:p>2.7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7045" calcext:value-type="float">
            <text:p>0.23704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77" calcext:value-type="float">
            <text:p>1477</text:p>
          </table:table-cell>
          <table:table-cell office:value-type="float" office:value="2.75648" calcext:value-type="float">
            <text:p>2.7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7193" calcext:value-type="float">
            <text:p>0.23719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78" calcext:value-type="float">
            <text:p>1478</text:p>
          </table:table-cell>
          <table:table-cell office:value-type="float" office:value="2.75653" calcext:value-type="float">
            <text:p>2.7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735" calcext:value-type="float">
            <text:p>0.237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79" calcext:value-type="float">
            <text:p>1479</text:p>
          </table:table-cell>
          <table:table-cell office:value-type="float" office:value="2.75663" calcext:value-type="float">
            <text:p>2.7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7502" calcext:value-type="float">
            <text:p>0.2375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80" calcext:value-type="float">
            <text:p>1480</text:p>
          </table:table-cell>
          <table:table-cell office:value-type="float" office:value="2.75675" calcext:value-type="float">
            <text:p>2.7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7652" calcext:value-type="float">
            <text:p>0.23765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81" calcext:value-type="float">
            <text:p>1481</text:p>
          </table:table-cell>
          <table:table-cell office:value-type="float" office:value="2.75679" calcext:value-type="float">
            <text:p>2.7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7809" calcext:value-type="float">
            <text:p>0.23780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82" calcext:value-type="float">
            <text:p>1482</text:p>
          </table:table-cell>
          <table:table-cell office:value-type="float" office:value="2.75689" calcext:value-type="float">
            <text:p>2.7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7961" calcext:value-type="float">
            <text:p>0.23796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83" calcext:value-type="float">
            <text:p>1483</text:p>
          </table:table-cell>
          <table:table-cell office:value-type="float" office:value="2.75737" calcext:value-type="float">
            <text:p>2.7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808" calcext:value-type="float">
            <text:p>0.238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84" calcext:value-type="float">
            <text:p>1484</text:p>
          </table:table-cell>
          <table:table-cell office:value-type="float" office:value="2.75751" calcext:value-type="float">
            <text:p>2.7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8229" calcext:value-type="float">
            <text:p>0.23822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85" calcext:value-type="float">
            <text:p>1485</text:p>
          </table:table-cell>
          <table:table-cell office:value-type="float" office:value="2.75759" calcext:value-type="float">
            <text:p>2.7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8382" calcext:value-type="float">
            <text:p>0.23838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86" calcext:value-type="float">
            <text:p>1486</text:p>
          </table:table-cell>
          <table:table-cell office:value-type="float" office:value="2.75778" calcext:value-type="float">
            <text:p>2.7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8526" calcext:value-type="float">
            <text:p>0.23852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87" calcext:value-type="float">
            <text:p>1487</text:p>
          </table:table-cell>
          <table:table-cell office:value-type="float" office:value="2.75801" calcext:value-type="float">
            <text:p>2.7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8667" calcext:value-type="float">
            <text:p>0.23866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88" calcext:value-type="float">
            <text:p>1488</text:p>
          </table:table-cell>
          <table:table-cell office:value-type="float" office:value="2.75836" calcext:value-type="float">
            <text:p>2.7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8797" calcext:value-type="float">
            <text:p>0.23879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89" calcext:value-type="float">
            <text:p>1489</text:p>
          </table:table-cell>
          <table:table-cell office:value-type="float" office:value="2.75841" calcext:value-type="float">
            <text:p>2.7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8953" calcext:value-type="float">
            <text:p>0.23895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90" calcext:value-type="float">
            <text:p>1490</text:p>
          </table:table-cell>
          <table:table-cell office:value-type="float" office:value="2.75842" calcext:value-type="float">
            <text:p>2.7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9112" calcext:value-type="float">
            <text:p>0.23911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91" calcext:value-type="float">
            <text:p>1491</text:p>
          </table:table-cell>
          <table:table-cell office:value-type="float" office:value="2.75844" calcext:value-type="float">
            <text:p>2.7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9271" calcext:value-type="float">
            <text:p>0.239271</text:p>
          </table:table-cell>
          <table:table-cell office:value-type="float" office:value="270" calcext:value-type="float">
            <text:p>270</text:p>
          </table:table-cell>
          <table:table-cell office:value-type="float" office:value="64.5071" calcext:value-type="float">
            <text:p>64.507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92" calcext:value-type="float">
            <text:p>1492</text:p>
          </table:table-cell>
          <table:table-cell office:value-type="float" office:value="2.75847" calcext:value-type="float">
            <text:p>2.7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9429" calcext:value-type="float">
            <text:p>0.239429</text:p>
          </table:table-cell>
          <table:table-cell office:value-type="float" office:value="270" calcext:value-type="float">
            <text:p>270</text:p>
          </table:table-cell>
          <table:table-cell office:value-type="float" office:value="49.16" calcext:value-type="float">
            <text:p>49.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93" calcext:value-type="float">
            <text:p>1493</text:p>
          </table:table-cell>
          <table:table-cell office:value-type="float" office:value="2.7587" calcext:value-type="float">
            <text:p>2.7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957" calcext:value-type="float">
            <text:p>0.2395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94" calcext:value-type="float">
            <text:p>1494</text:p>
          </table:table-cell>
          <table:table-cell office:value-type="float" office:value="2.75902" calcext:value-type="float">
            <text:p>2.7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9702" calcext:value-type="float">
            <text:p>0.2397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95" calcext:value-type="float">
            <text:p>1495</text:p>
          </table:table-cell>
          <table:table-cell office:value-type="float" office:value="2.75918" calcext:value-type="float">
            <text:p>2.7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9849" calcext:value-type="float">
            <text:p>0.23984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96" calcext:value-type="float">
            <text:p>1496</text:p>
          </table:table-cell>
          <table:table-cell office:value-type="float" office:value="2.75921" calcext:value-type="float">
            <text:p>2.7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40007" calcext:value-type="float">
            <text:p>0.24000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497" calcext:value-type="float">
            <text:p>1497</text:p>
          </table:table-cell>
          <table:table-cell office:value-type="float" office:value="2.75957" calcext:value-type="float">
            <text:p>2.7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40136" calcext:value-type="float">
            <text:p>0.24013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98" calcext:value-type="float">
            <text:p>1498</text:p>
          </table:table-cell>
          <table:table-cell office:value-type="float" office:value="2.7597" calcext:value-type="float">
            <text:p>2.7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40285" calcext:value-type="float">
            <text:p>0.24028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99" calcext:value-type="float">
            <text:p>1499</text:p>
          </table:table-cell>
          <table:table-cell office:value-type="float" office:value="2.75972" calcext:value-type="float">
            <text:p>2.7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40444" calcext:value-type="float">
            <text:p>0.24044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00" calcext:value-type="float">
            <text:p>1500</text:p>
          </table:table-cell>
          <table:table-cell office:value-type="float" office:value="2.75995" calcext:value-type="float">
            <text:p>2.7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40584" calcext:value-type="float">
            <text:p>0.24058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2.85057" calcext:value-type="float">
            <text:p>2.8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3091" calcext:value-type="float">
            <text:p>0.233091</text:p>
          </table:table-cell>
          <table:table-cell office:value-type="float" office:value="270" calcext:value-type="float">
            <text:p>270</text:p>
          </table:table-cell>
          <table:table-cell office:value-type="float" office:value="24.4758" calcext:value-type="float">
            <text:p>24.47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02" calcext:value-type="float">
            <text:p>1502</text:p>
          </table:table-cell>
          <table:table-cell office:value-type="float" office:value="2.85135" calcext:value-type="float">
            <text:p>2.8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3182" calcext:value-type="float">
            <text:p>0.23318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03" calcext:value-type="float">
            <text:p>1503</text:p>
          </table:table-cell>
          <table:table-cell office:value-type="float" office:value="2.85146" calcext:value-type="float">
            <text:p>2.8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3329" calcext:value-type="float">
            <text:p>0.23332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04" calcext:value-type="float">
            <text:p>1504</text:p>
          </table:table-cell>
          <table:table-cell office:value-type="float" office:value="2.8515" calcext:value-type="float">
            <text:p>2.8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3481" calcext:value-type="float">
            <text:p>0.2334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05" calcext:value-type="float">
            <text:p>1505</text:p>
          </table:table-cell>
          <table:table-cell office:value-type="float" office:value="2.85165" calcext:value-type="float">
            <text:p>2.8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3624" calcext:value-type="float">
            <text:p>0.2336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06" calcext:value-type="float">
            <text:p>1506</text:p>
          </table:table-cell>
          <table:table-cell office:value-type="float" office:value="2.85171" calcext:value-type="float">
            <text:p>2.8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3774" calcext:value-type="float">
            <text:p>0.23377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07" calcext:value-type="float">
            <text:p>1507</text:p>
          </table:table-cell>
          <table:table-cell office:value-type="float" office:value="2.85278" calcext:value-type="float">
            <text:p>2.8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3842" calcext:value-type="float">
            <text:p>0.23384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08" calcext:value-type="float">
            <text:p>1508</text:p>
          </table:table-cell>
          <table:table-cell office:value-type="float" office:value="2.85325" calcext:value-type="float">
            <text:p>2.8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3958" calcext:value-type="float">
            <text:p>0.2339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09" calcext:value-type="float">
            <text:p>1509</text:p>
          </table:table-cell>
          <table:table-cell office:value-type="float" office:value="2.85359" calcext:value-type="float">
            <text:p>2.8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4085" calcext:value-type="float">
            <text:p>0.23408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10" calcext:value-type="float">
            <text:p>1510</text:p>
          </table:table-cell>
          <table:table-cell office:value-type="float" office:value="2.85384" calcext:value-type="float">
            <text:p>2.8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422" calcext:value-type="float">
            <text:p>0.23422</text:p>
          </table:table-cell>
          <table:table-cell office:value-type="float" office:value="270" calcext:value-type="float">
            <text:p>270</text:p>
          </table:table-cell>
          <table:table-cell office:value-type="float" office:value="38.3692" calcext:value-type="float">
            <text:p>38.36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11" calcext:value-type="float">
            <text:p>1511</text:p>
          </table:table-cell>
          <table:table-cell office:value-type="float" office:value="2.85386" calcext:value-type="float">
            <text:p>2.8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4373" calcext:value-type="float">
            <text:p>0.23437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12" calcext:value-type="float">
            <text:p>1512</text:p>
          </table:table-cell>
          <table:table-cell office:value-type="float" office:value="2.85398" calcext:value-type="float">
            <text:p>2.8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4519" calcext:value-type="float">
            <text:p>0.234519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13" calcext:value-type="float">
            <text:p>1513</text:p>
          </table:table-cell>
          <table:table-cell office:value-type="float" office:value="2.85414" calcext:value-type="float">
            <text:p>2.8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466" calcext:value-type="float">
            <text:p>0.234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14" calcext:value-type="float">
            <text:p>1514</text:p>
          </table:table-cell>
          <table:table-cell office:value-type="float" office:value="2.85442" calcext:value-type="float">
            <text:p>2.8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4793" calcext:value-type="float">
            <text:p>0.23479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15" calcext:value-type="float">
            <text:p>1515</text:p>
          </table:table-cell>
          <table:table-cell office:value-type="float" office:value="2.8545" calcext:value-type="float">
            <text:p>2.8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4941" calcext:value-type="float">
            <text:p>0.23494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16" calcext:value-type="float">
            <text:p>1516</text:p>
          </table:table-cell>
          <table:table-cell office:value-type="float" office:value="2.85451" calcext:value-type="float">
            <text:p>2.8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5095" calcext:value-type="float">
            <text:p>0.2350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17" calcext:value-type="float">
            <text:p>1517</text:p>
          </table:table-cell>
          <table:table-cell office:value-type="float" office:value="2.85474" calcext:value-type="float">
            <text:p>2.8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5232" calcext:value-type="float">
            <text:p>0.23523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18" calcext:value-type="float">
            <text:p>1518</text:p>
          </table:table-cell>
          <table:table-cell office:value-type="float" office:value="2.85478" calcext:value-type="float">
            <text:p>2.8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5384" calcext:value-type="float">
            <text:p>0.235384</text:p>
          </table:table-cell>
          <table:table-cell office:value-type="float" office:value="270" calcext:value-type="float">
            <text:p>270</text:p>
          </table:table-cell>
          <table:table-cell office:value-type="float" office:value="13.6132" calcext:value-type="float">
            <text:p>13.61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19" calcext:value-type="float">
            <text:p>1519</text:p>
          </table:table-cell>
          <table:table-cell office:value-type="float" office:value="2.8548" calcext:value-type="float">
            <text:p>2.8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5537" calcext:value-type="float">
            <text:p>0.23553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20" calcext:value-type="float">
            <text:p>1520</text:p>
          </table:table-cell>
          <table:table-cell office:value-type="float" office:value="2.85509" calcext:value-type="float">
            <text:p>2.8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5668" calcext:value-type="float">
            <text:p>0.23566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521" calcext:value-type="float">
            <text:p>1521</text:p>
          </table:table-cell>
          <table:table-cell office:value-type="float" office:value="2.8551" calcext:value-type="float">
            <text:p>2.8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5823" calcext:value-type="float">
            <text:p>0.23582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22" calcext:value-type="float">
            <text:p>1522</text:p>
          </table:table-cell>
          <table:table-cell office:value-type="float" office:value="2.85565" calcext:value-type="float">
            <text:p>2.8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5932" calcext:value-type="float">
            <text:p>0.23593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23" calcext:value-type="float">
            <text:p>1523</text:p>
          </table:table-cell>
          <table:table-cell office:value-type="float" office:value="2.85582" calcext:value-type="float">
            <text:p>2.8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6073" calcext:value-type="float">
            <text:p>0.23607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24" calcext:value-type="float">
            <text:p>1524</text:p>
          </table:table-cell>
          <table:table-cell office:value-type="float" office:value="2.85623" calcext:value-type="float">
            <text:p>2.8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6194" calcext:value-type="float">
            <text:p>0.23619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25" calcext:value-type="float">
            <text:p>1525</text:p>
          </table:table-cell>
          <table:table-cell office:value-type="float" office:value="2.85624" calcext:value-type="float">
            <text:p>2.8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6348" calcext:value-type="float">
            <text:p>0.23634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26" calcext:value-type="float">
            <text:p>1526</text:p>
          </table:table-cell>
          <table:table-cell office:value-type="float" office:value="2.85634" calcext:value-type="float">
            <text:p>2.8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6494" calcext:value-type="float">
            <text:p>0.23649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27" calcext:value-type="float">
            <text:p>1527</text:p>
          </table:table-cell>
          <table:table-cell office:value-type="float" office:value="2.85648" calcext:value-type="float">
            <text:p>2.8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6638" calcext:value-type="float">
            <text:p>0.23663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28" calcext:value-type="float">
            <text:p>1528</text:p>
          </table:table-cell>
          <table:table-cell office:value-type="float" office:value="2.85653" calcext:value-type="float">
            <text:p>2.8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6789" calcext:value-type="float">
            <text:p>0.23678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29" calcext:value-type="float">
            <text:p>1529</text:p>
          </table:table-cell>
          <table:table-cell office:value-type="float" office:value="2.85663" calcext:value-type="float">
            <text:p>2.8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6936" calcext:value-type="float">
            <text:p>0.23693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30" calcext:value-type="float">
            <text:p>1530</text:p>
          </table:table-cell>
          <table:table-cell office:value-type="float" office:value="2.85675" calcext:value-type="float">
            <text:p>2.8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7081" calcext:value-type="float">
            <text:p>0.23708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31" calcext:value-type="float">
            <text:p>1531</text:p>
          </table:table-cell>
          <table:table-cell office:value-type="float" office:value="2.85679" calcext:value-type="float">
            <text:p>2.8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7232" calcext:value-type="float">
            <text:p>0.23723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32" calcext:value-type="float">
            <text:p>1532</text:p>
          </table:table-cell>
          <table:table-cell office:value-type="float" office:value="2.85689" calcext:value-type="float">
            <text:p>2.8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7379" calcext:value-type="float">
            <text:p>0.23737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33" calcext:value-type="float">
            <text:p>1533</text:p>
          </table:table-cell>
          <table:table-cell office:value-type="float" office:value="2.85737" calcext:value-type="float">
            <text:p>2.8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7494" calcext:value-type="float">
            <text:p>0.23749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34" calcext:value-type="float">
            <text:p>1534</text:p>
          </table:table-cell>
          <table:table-cell office:value-type="float" office:value="2.85751" calcext:value-type="float">
            <text:p>2.8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7637" calcext:value-type="float">
            <text:p>0.23763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35" calcext:value-type="float">
            <text:p>1535</text:p>
          </table:table-cell>
          <table:table-cell office:value-type="float" office:value="2.85759" calcext:value-type="float">
            <text:p>2.8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7786" calcext:value-type="float">
            <text:p>0.2377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36" calcext:value-type="float">
            <text:p>1536</text:p>
          </table:table-cell>
          <table:table-cell office:value-type="float" office:value="2.85778" calcext:value-type="float">
            <text:p>2.8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7924" calcext:value-type="float">
            <text:p>0.2379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37" calcext:value-type="float">
            <text:p>1537</text:p>
          </table:table-cell>
          <table:table-cell office:value-type="float" office:value="2.85801" calcext:value-type="float">
            <text:p>2.8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806" calcext:value-type="float">
            <text:p>0.238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38" calcext:value-type="float">
            <text:p>1538</text:p>
          </table:table-cell>
          <table:table-cell office:value-type="float" office:value="2.85836" calcext:value-type="float">
            <text:p>2.8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8186" calcext:value-type="float">
            <text:p>0.2381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39" calcext:value-type="float">
            <text:p>1539</text:p>
          </table:table-cell>
          <table:table-cell office:value-type="float" office:value="2.85841" calcext:value-type="float">
            <text:p>2.8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8336" calcext:value-type="float">
            <text:p>0.23833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40" calcext:value-type="float">
            <text:p>1540</text:p>
          </table:table-cell>
          <table:table-cell office:value-type="float" office:value="2.85842" calcext:value-type="float">
            <text:p>2.8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849" calcext:value-type="float">
            <text:p>0.2384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41" calcext:value-type="float">
            <text:p>1541</text:p>
          </table:table-cell>
          <table:table-cell office:value-type="float" office:value="2.85844" calcext:value-type="float">
            <text:p>2.8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8644" calcext:value-type="float">
            <text:p>0.238644</text:p>
          </table:table-cell>
          <table:table-cell office:value-type="float" office:value="270" calcext:value-type="float">
            <text:p>270</text:p>
          </table:table-cell>
          <table:table-cell office:value-type="float" office:value="65.5054" calcext:value-type="float">
            <text:p>65.50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42" calcext:value-type="float">
            <text:p>1542</text:p>
          </table:table-cell>
          <table:table-cell office:value-type="float" office:value="2.85847" calcext:value-type="float">
            <text:p>2.8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8796" calcext:value-type="float">
            <text:p>0.238796</text:p>
          </table:table-cell>
          <table:table-cell office:value-type="float" office:value="270" calcext:value-type="float">
            <text:p>270</text:p>
          </table:table-cell>
          <table:table-cell office:value-type="float" office:value="49.9169" calcext:value-type="float">
            <text:p>49.916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43" calcext:value-type="float">
            <text:p>1543</text:p>
          </table:table-cell>
          <table:table-cell office:value-type="float" office:value="2.8587" calcext:value-type="float">
            <text:p>2.8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8932" calcext:value-type="float">
            <text:p>0.23893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44" calcext:value-type="float">
            <text:p>1544</text:p>
          </table:table-cell>
          <table:table-cell office:value-type="float" office:value="2.85902" calcext:value-type="float">
            <text:p>2.8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906" calcext:value-type="float">
            <text:p>0.2390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45" calcext:value-type="float">
            <text:p>1545</text:p>
          </table:table-cell>
          <table:table-cell office:value-type="float" office:value="2.85918" calcext:value-type="float">
            <text:p>2.8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9201" calcext:value-type="float">
            <text:p>0.23920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46" calcext:value-type="float">
            <text:p>1546</text:p>
          </table:table-cell>
          <table:table-cell office:value-type="float" office:value="2.85921" calcext:value-type="float">
            <text:p>2.8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9354" calcext:value-type="float">
            <text:p>0.23935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47" calcext:value-type="float">
            <text:p>1547</text:p>
          </table:table-cell>
          <table:table-cell office:value-type="float" office:value="2.85957" calcext:value-type="float">
            <text:p>2.8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9478" calcext:value-type="float">
            <text:p>0.23947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48" calcext:value-type="float">
            <text:p>1548</text:p>
          </table:table-cell>
          <table:table-cell office:value-type="float" office:value="2.8597" calcext:value-type="float">
            <text:p>2.8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9622" calcext:value-type="float">
            <text:p>0.2396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49" calcext:value-type="float">
            <text:p>1549</text:p>
          </table:table-cell>
          <table:table-cell office:value-type="float" office:value="2.85972" calcext:value-type="float">
            <text:p>2.8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9776" calcext:value-type="float">
            <text:p>0.23977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50" calcext:value-type="float">
            <text:p>1550</text:p>
          </table:table-cell>
          <table:table-cell office:value-type="float" office:value="2.85995" calcext:value-type="float">
            <text:p>2.8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9911" calcext:value-type="float">
            <text:p>0.23991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.95057" calcext:value-type="float">
            <text:p>2.9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2693" calcext:value-type="float">
            <text:p>0.232693</text:p>
          </table:table-cell>
          <table:table-cell office:value-type="float" office:value="270" calcext:value-type="float">
            <text:p>270</text:p>
          </table:table-cell>
          <table:table-cell office:value-type="float" office:value="24.9742" calcext:value-type="float">
            <text:p>24.97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52" calcext:value-type="float">
            <text:p>1552</text:p>
          </table:table-cell>
          <table:table-cell office:value-type="float" office:value="2.95135" calcext:value-type="float">
            <text:p>2.9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2781" calcext:value-type="float">
            <text:p>0.2327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53" calcext:value-type="float">
            <text:p>1553</text:p>
          </table:table-cell>
          <table:table-cell office:value-type="float" office:value="2.95146" calcext:value-type="float">
            <text:p>2.9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2922" calcext:value-type="float">
            <text:p>0.23292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54" calcext:value-type="float">
            <text:p>1554</text:p>
          </table:table-cell>
          <table:table-cell office:value-type="float" office:value="2.9515" calcext:value-type="float">
            <text:p>2.9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307" calcext:value-type="float">
            <text:p>0.2330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float" office:value="2.95165" calcext:value-type="float">
            <text:p>2.9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3207" calcext:value-type="float">
            <text:p>0.23320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56" calcext:value-type="float">
            <text:p>1556</text:p>
          </table:table-cell>
          <table:table-cell office:value-type="float" office:value="2.95171" calcext:value-type="float">
            <text:p>2.9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3353" calcext:value-type="float">
            <text:p>0.23335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57" calcext:value-type="float">
            <text:p>1557</text:p>
          </table:table-cell>
          <table:table-cell office:value-type="float" office:value="2.95278" calcext:value-type="float">
            <text:p>2.9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3418" calcext:value-type="float">
            <text:p>0.23341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58" calcext:value-type="float">
            <text:p>1558</text:p>
          </table:table-cell>
          <table:table-cell office:value-type="float" office:value="2.95325" calcext:value-type="float">
            <text:p>2.9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3531" calcext:value-type="float">
            <text:p>0.23353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59" calcext:value-type="float">
            <text:p>1559</text:p>
          </table:table-cell>
          <table:table-cell office:value-type="float" office:value="2.95359" calcext:value-type="float">
            <text:p>2.9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3653" calcext:value-type="float">
            <text:p>0.23365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60" calcext:value-type="float">
            <text:p>1560</text:p>
          </table:table-cell>
          <table:table-cell office:value-type="float" office:value="2.95384" calcext:value-type="float">
            <text:p>2.9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3784" calcext:value-type="float">
            <text:p>0.233784</text:p>
          </table:table-cell>
          <table:table-cell office:value-type="float" office:value="270" calcext:value-type="float">
            <text:p>270</text:p>
          </table:table-cell>
          <table:table-cell office:value-type="float" office:value="39.1053" calcext:value-type="float">
            <text:p>39.10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office:value-type="float" office:value="2.95386" calcext:value-type="float">
            <text:p>2.9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3932" calcext:value-type="float">
            <text:p>0.23393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62" calcext:value-type="float">
            <text:p>1562</text:p>
          </table:table-cell>
          <table:table-cell office:value-type="float" office:value="2.95398" calcext:value-type="float">
            <text:p>2.9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4073" calcext:value-type="float">
            <text:p>0.234073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63" calcext:value-type="float">
            <text:p>1563</text:p>
          </table:table-cell>
          <table:table-cell office:value-type="float" office:value="2.95414" calcext:value-type="float">
            <text:p>2.9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4209" calcext:value-type="float">
            <text:p>0.23420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64" calcext:value-type="float">
            <text:p>1564</text:p>
          </table:table-cell>
          <table:table-cell office:value-type="float" office:value="2.95442" calcext:value-type="float">
            <text:p>2.9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4337" calcext:value-type="float">
            <text:p>0.23433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65" calcext:value-type="float">
            <text:p>1565</text:p>
          </table:table-cell>
          <table:table-cell office:value-type="float" office:value="2.9545" calcext:value-type="float">
            <text:p>2.9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4481" calcext:value-type="float">
            <text:p>0.23448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66" calcext:value-type="float">
            <text:p>1566</text:p>
          </table:table-cell>
          <table:table-cell office:value-type="float" office:value="2.95451" calcext:value-type="float">
            <text:p>2.9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463" calcext:value-type="float">
            <text:p>0.234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67" calcext:value-type="float">
            <text:p>1567</text:p>
          </table:table-cell>
          <table:table-cell office:value-type="float" office:value="2.95474" calcext:value-type="float">
            <text:p>2.9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4762" calcext:value-type="float">
            <text:p>0.23476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68" calcext:value-type="float">
            <text:p>1568</text:p>
          </table:table-cell>
          <table:table-cell office:value-type="float" office:value="2.95478" calcext:value-type="float">
            <text:p>2.9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4908" calcext:value-type="float">
            <text:p>0.234908</text:p>
          </table:table-cell>
          <table:table-cell office:value-type="float" office:value="270" calcext:value-type="float">
            <text:p>270</text:p>
          </table:table-cell>
          <table:table-cell office:value-type="float" office:value="14.0388" calcext:value-type="float">
            <text:p>14.03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69" calcext:value-type="float">
            <text:p>1569</text:p>
          </table:table-cell>
          <table:table-cell office:value-type="float" office:value="2.9548" calcext:value-type="float">
            <text:p>2.9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5056" calcext:value-type="float">
            <text:p>0.23505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70" calcext:value-type="float">
            <text:p>1570</text:p>
          </table:table-cell>
          <table:table-cell office:value-type="float" office:value="2.95509" calcext:value-type="float">
            <text:p>2.9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5183" calcext:value-type="float">
            <text:p>0.23518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571" calcext:value-type="float">
            <text:p>1571</text:p>
          </table:table-cell>
          <table:table-cell office:value-type="float" office:value="2.9551" calcext:value-type="float">
            <text:p>2.9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5332" calcext:value-type="float">
            <text:p>0.23533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72" calcext:value-type="float">
            <text:p>1572</text:p>
          </table:table-cell>
          <table:table-cell office:value-type="float" office:value="2.95565" calcext:value-type="float">
            <text:p>2.9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5438" calcext:value-type="float">
            <text:p>0.23543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73" calcext:value-type="float">
            <text:p>1573</text:p>
          </table:table-cell>
          <table:table-cell office:value-type="float" office:value="2.95582" calcext:value-type="float">
            <text:p>2.9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5574" calcext:value-type="float">
            <text:p>0.23557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74" calcext:value-type="float">
            <text:p>1574</text:p>
          </table:table-cell>
          <table:table-cell office:value-type="float" office:value="2.95623" calcext:value-type="float">
            <text:p>2.9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5691" calcext:value-type="float">
            <text:p>0.23569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75" calcext:value-type="float">
            <text:p>1575</text:p>
          </table:table-cell>
          <table:table-cell office:value-type="float" office:value="2.95624" calcext:value-type="float">
            <text:p>2.9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5841" calcext:value-type="float">
            <text:p>0.23584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76" calcext:value-type="float">
            <text:p>1576</text:p>
          </table:table-cell>
          <table:table-cell office:value-type="float" office:value="2.95634" calcext:value-type="float">
            <text:p>2.9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5982" calcext:value-type="float">
            <text:p>0.23598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77" calcext:value-type="float">
            <text:p>1577</text:p>
          </table:table-cell>
          <table:table-cell office:value-type="float" office:value="2.95648" calcext:value-type="float">
            <text:p>2.9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612" calcext:value-type="float">
            <text:p>0.236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78" calcext:value-type="float">
            <text:p>1578</text:p>
          </table:table-cell>
          <table:table-cell office:value-type="float" office:value="2.95653" calcext:value-type="float">
            <text:p>2.9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6266" calcext:value-type="float">
            <text:p>0.2362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79" calcext:value-type="float">
            <text:p>1579</text:p>
          </table:table-cell>
          <table:table-cell office:value-type="float" office:value="2.95663" calcext:value-type="float">
            <text:p>2.9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6408" calcext:value-type="float">
            <text:p>0.2364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80" calcext:value-type="float">
            <text:p>1580</text:p>
          </table:table-cell>
          <table:table-cell office:value-type="float" office:value="2.95675" calcext:value-type="float">
            <text:p>2.9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6548" calcext:value-type="float">
            <text:p>0.23654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81" calcext:value-type="float">
            <text:p>1581</text:p>
          </table:table-cell>
          <table:table-cell office:value-type="float" office:value="2.95679" calcext:value-type="float">
            <text:p>2.9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6695" calcext:value-type="float">
            <text:p>0.2366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82" calcext:value-type="float">
            <text:p>1582</text:p>
          </table:table-cell>
          <table:table-cell office:value-type="float" office:value="2.95689" calcext:value-type="float">
            <text:p>2.9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6836" calcext:value-type="float">
            <text:p>0.23683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83" calcext:value-type="float">
            <text:p>1583</text:p>
          </table:table-cell>
          <table:table-cell office:value-type="float" office:value="2.95737" calcext:value-type="float">
            <text:p>2.9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6948" calcext:value-type="float">
            <text:p>0.23694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84" calcext:value-type="float">
            <text:p>1584</text:p>
          </table:table-cell>
          <table:table-cell office:value-type="float" office:value="2.95751" calcext:value-type="float">
            <text:p>2.9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7086" calcext:value-type="float">
            <text:p>0.2370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85" calcext:value-type="float">
            <text:p>1585</text:p>
          </table:table-cell>
          <table:table-cell office:value-type="float" office:value="2.95759" calcext:value-type="float">
            <text:p>2.9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7229" calcext:value-type="float">
            <text:p>0.23722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86" calcext:value-type="float">
            <text:p>1586</text:p>
          </table:table-cell>
          <table:table-cell office:value-type="float" office:value="2.95778" calcext:value-type="float">
            <text:p>2.9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7363" calcext:value-type="float">
            <text:p>0.23736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87" calcext:value-type="float">
            <text:p>1587</text:p>
          </table:table-cell>
          <table:table-cell office:value-type="float" office:value="2.95801" calcext:value-type="float">
            <text:p>2.9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7495" calcext:value-type="float">
            <text:p>0.2374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88" calcext:value-type="float">
            <text:p>1588</text:p>
          </table:table-cell>
          <table:table-cell office:value-type="float" office:value="2.95836" calcext:value-type="float">
            <text:p>2.9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7616" calcext:value-type="float">
            <text:p>0.23761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89" calcext:value-type="float">
            <text:p>1589</text:p>
          </table:table-cell>
          <table:table-cell office:value-type="float" office:value="2.95841" calcext:value-type="float">
            <text:p>2.9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7762" calcext:value-type="float">
            <text:p>0.23776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90" calcext:value-type="float">
            <text:p>1590</text:p>
          </table:table-cell>
          <table:table-cell office:value-type="float" office:value="2.95842" calcext:value-type="float">
            <text:p>2.9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7911" calcext:value-type="float">
            <text:p>0.23791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91" calcext:value-type="float">
            <text:p>1591</text:p>
          </table:table-cell>
          <table:table-cell office:value-type="float" office:value="2.95844" calcext:value-type="float">
            <text:p>2.9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8059" calcext:value-type="float">
            <text:p>0.238059</text:p>
          </table:table-cell>
          <table:table-cell office:value-type="float" office:value="270" calcext:value-type="float">
            <text:p>270</text:p>
          </table:table-cell>
          <table:table-cell office:value-type="float" office:value="66.6582" calcext:value-type="float">
            <text:p>66.658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92" calcext:value-type="float">
            <text:p>1592</text:p>
          </table:table-cell>
          <table:table-cell office:value-type="float" office:value="2.95847" calcext:value-type="float">
            <text:p>2.9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8206" calcext:value-type="float">
            <text:p>0.238206</text:p>
          </table:table-cell>
          <table:table-cell office:value-type="float" office:value="270" calcext:value-type="float">
            <text:p>270</text:p>
          </table:table-cell>
          <table:table-cell office:value-type="float" office:value="50.7752" calcext:value-type="float">
            <text:p>50.77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93" calcext:value-type="float">
            <text:p>1593</text:p>
          </table:table-cell>
          <table:table-cell office:value-type="float" office:value="2.9587" calcext:value-type="float">
            <text:p>2.9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8337" calcext:value-type="float">
            <text:p>0.23833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94" calcext:value-type="float">
            <text:p>1594</text:p>
          </table:table-cell>
          <table:table-cell office:value-type="float" office:value="2.95902" calcext:value-type="float">
            <text:p>2.9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8461" calcext:value-type="float">
            <text:p>0.23846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95" calcext:value-type="float">
            <text:p>1595</text:p>
          </table:table-cell>
          <table:table-cell office:value-type="float" office:value="2.95918" calcext:value-type="float">
            <text:p>2.9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8597" calcext:value-type="float">
            <text:p>0.23859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96" calcext:value-type="float">
            <text:p>1596</text:p>
          </table:table-cell>
          <table:table-cell office:value-type="float" office:value="2.95921" calcext:value-type="float">
            <text:p>2.9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8745" calcext:value-type="float">
            <text:p>0.23874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597" calcext:value-type="float">
            <text:p>1597</text:p>
          </table:table-cell>
          <table:table-cell office:value-type="float" office:value="2.95957" calcext:value-type="float">
            <text:p>2.9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8865" calcext:value-type="float">
            <text:p>0.23886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98" calcext:value-type="float">
            <text:p>1598</text:p>
          </table:table-cell>
          <table:table-cell office:value-type="float" office:value="2.9597" calcext:value-type="float">
            <text:p>2.9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9005" calcext:value-type="float">
            <text:p>0.23900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99" calcext:value-type="float">
            <text:p>1599</text:p>
          </table:table-cell>
          <table:table-cell office:value-type="float" office:value="2.95972" calcext:value-type="float">
            <text:p>2.9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9152" calcext:value-type="float">
            <text:p>0.23915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00" calcext:value-type="float">
            <text:p>1600</text:p>
          </table:table-cell>
          <table:table-cell office:value-type="float" office:value="2.95995" calcext:value-type="float">
            <text:p>2.9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9283" calcext:value-type="float">
            <text:p>0.23928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3.05057" calcext:value-type="float">
            <text:p>3.0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2321" calcext:value-type="float">
            <text:p>0.232321</text:p>
          </table:table-cell>
          <table:table-cell office:value-type="float" office:value="270" calcext:value-type="float">
            <text:p>270</text:p>
          </table:table-cell>
          <table:table-cell office:value-type="float" office:value="25.5102" calcext:value-type="float">
            <text:p>25.510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02" calcext:value-type="float">
            <text:p>1602</text:p>
          </table:table-cell>
          <table:table-cell office:value-type="float" office:value="3.05135" calcext:value-type="float">
            <text:p>3.0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2406" calcext:value-type="float">
            <text:p>0.2324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03" calcext:value-type="float">
            <text:p>1603</text:p>
          </table:table-cell>
          <table:table-cell office:value-type="float" office:value="3.05146" calcext:value-type="float">
            <text:p>3.0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2542" calcext:value-type="float">
            <text:p>0.23254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04" calcext:value-type="float">
            <text:p>1604</text:p>
          </table:table-cell>
          <table:table-cell office:value-type="float" office:value="3.0515" calcext:value-type="float">
            <text:p>3.0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2685" calcext:value-type="float">
            <text:p>0.23268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05" calcext:value-type="float">
            <text:p>1605</text:p>
          </table:table-cell>
          <table:table-cell office:value-type="float" office:value="3.05165" calcext:value-type="float">
            <text:p>3.0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2818" calcext:value-type="float">
            <text:p>0.23281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06" calcext:value-type="float">
            <text:p>1606</text:p>
          </table:table-cell>
          <table:table-cell office:value-type="float" office:value="3.05171" calcext:value-type="float">
            <text:p>3.0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2959" calcext:value-type="float">
            <text:p>0.23295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07" calcext:value-type="float">
            <text:p>1607</text:p>
          </table:table-cell>
          <table:table-cell office:value-type="float" office:value="3.05278" calcext:value-type="float">
            <text:p>3.0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3022" calcext:value-type="float">
            <text:p>0.23302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08" calcext:value-type="float">
            <text:p>1608</text:p>
          </table:table-cell>
          <table:table-cell office:value-type="float" office:value="3.05325" calcext:value-type="float">
            <text:p>3.0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3131" calcext:value-type="float">
            <text:p>0.23313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09" calcext:value-type="float">
            <text:p>1609</text:p>
          </table:table-cell>
          <table:table-cell office:value-type="float" office:value="3.05359" calcext:value-type="float">
            <text:p>3.0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325" calcext:value-type="float">
            <text:p>0.2332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10" calcext:value-type="float">
            <text:p>1610</text:p>
          </table:table-cell>
          <table:table-cell office:value-type="float" office:value="3.05384" calcext:value-type="float">
            <text:p>3.0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3376" calcext:value-type="float">
            <text:p>0.233376</text:p>
          </table:table-cell>
          <table:table-cell office:value-type="float" office:value="270" calcext:value-type="float">
            <text:p>270</text:p>
          </table:table-cell>
          <table:table-cell office:value-type="float" office:value="39.8632" calcext:value-type="float">
            <text:p>39.86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11" calcext:value-type="float">
            <text:p>1611</text:p>
          </table:table-cell>
          <table:table-cell office:value-type="float" office:value="3.05386" calcext:value-type="float">
            <text:p>3.0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3519" calcext:value-type="float">
            <text:p>0.23351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12" calcext:value-type="float">
            <text:p>1612</text:p>
          </table:table-cell>
          <table:table-cell office:value-type="float" office:value="3.05398" calcext:value-type="float">
            <text:p>3.0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3655" calcext:value-type="float">
            <text:p>0.233655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13" calcext:value-type="float">
            <text:p>1613</text:p>
          </table:table-cell>
          <table:table-cell office:value-type="float" office:value="3.05414" calcext:value-type="float">
            <text:p>3.0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3788" calcext:value-type="float">
            <text:p>0.23378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14" calcext:value-type="float">
            <text:p>1614</text:p>
          </table:table-cell>
          <table:table-cell office:value-type="float" office:value="3.05442" calcext:value-type="float">
            <text:p>3.0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3912" calcext:value-type="float">
            <text:p>0.2339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15" calcext:value-type="float">
            <text:p>1615</text:p>
          </table:table-cell>
          <table:table-cell office:value-type="float" office:value="3.0545" calcext:value-type="float">
            <text:p>3.0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405" calcext:value-type="float">
            <text:p>0.234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16" calcext:value-type="float">
            <text:p>1616</text:p>
          </table:table-cell>
          <table:table-cell office:value-type="float" office:value="3.05451" calcext:value-type="float">
            <text:p>3.0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4194" calcext:value-type="float">
            <text:p>0.23419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17" calcext:value-type="float">
            <text:p>1617</text:p>
          </table:table-cell>
          <table:table-cell office:value-type="float" office:value="3.05474" calcext:value-type="float">
            <text:p>3.0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4322" calcext:value-type="float">
            <text:p>0.2343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18" calcext:value-type="float">
            <text:p>1618</text:p>
          </table:table-cell>
          <table:table-cell office:value-type="float" office:value="3.05478" calcext:value-type="float">
            <text:p>3.0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4464" calcext:value-type="float">
            <text:p>0.234464</text:p>
          </table:table-cell>
          <table:table-cell office:value-type="float" office:value="270" calcext:value-type="float">
            <text:p>270</text:p>
          </table:table-cell>
          <table:table-cell office:value-type="float" office:value="14.5019" calcext:value-type="float">
            <text:p>14.501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19" calcext:value-type="float">
            <text:p>1619</text:p>
          </table:table-cell>
          <table:table-cell office:value-type="float" office:value="3.0548" calcext:value-type="float">
            <text:p>3.0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4607" calcext:value-type="float">
            <text:p>0.23460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20" calcext:value-type="float">
            <text:p>1620</text:p>
          </table:table-cell>
          <table:table-cell office:value-type="float" office:value="3.05509" calcext:value-type="float">
            <text:p>3.0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473" calcext:value-type="float">
            <text:p>0.2347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621" calcext:value-type="float">
            <text:p>1621</text:p>
          </table:table-cell>
          <table:table-cell office:value-type="float" office:value="3.0551" calcext:value-type="float">
            <text:p>3.0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4874" calcext:value-type="float">
            <text:p>0.23487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22" calcext:value-type="float">
            <text:p>1622</text:p>
          </table:table-cell>
          <table:table-cell office:value-type="float" office:value="3.05565" calcext:value-type="float">
            <text:p>3.0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4976" calcext:value-type="float">
            <text:p>0.23497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23" calcext:value-type="float">
            <text:p>1623</text:p>
          </table:table-cell>
          <table:table-cell office:value-type="float" office:value="3.05582" calcext:value-type="float">
            <text:p>3.0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5108" calcext:value-type="float">
            <text:p>0.2351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24" calcext:value-type="float">
            <text:p>1624</text:p>
          </table:table-cell>
          <table:table-cell office:value-type="float" office:value="3.05623" calcext:value-type="float">
            <text:p>3.0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5222" calcext:value-type="float">
            <text:p>0.23522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25" calcext:value-type="float">
            <text:p>1625</text:p>
          </table:table-cell>
          <table:table-cell office:value-type="float" office:value="3.05624" calcext:value-type="float">
            <text:p>3.0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5366" calcext:value-type="float">
            <text:p>0.23536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26" calcext:value-type="float">
            <text:p>1626</text:p>
          </table:table-cell>
          <table:table-cell office:value-type="float" office:value="3.05634" calcext:value-type="float">
            <text:p>3.0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5502" calcext:value-type="float">
            <text:p>0.23550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27" calcext:value-type="float">
            <text:p>1627</text:p>
          </table:table-cell>
          <table:table-cell office:value-type="float" office:value="3.05648" calcext:value-type="float">
            <text:p>3.0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5637" calcext:value-type="float">
            <text:p>0.23563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28" calcext:value-type="float">
            <text:p>1628</text:p>
          </table:table-cell>
          <table:table-cell office:value-type="float" office:value="3.05653" calcext:value-type="float">
            <text:p>3.0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5778" calcext:value-type="float">
            <text:p>0.23577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29" calcext:value-type="float">
            <text:p>1629</text:p>
          </table:table-cell>
          <table:table-cell office:value-type="float" office:value="3.05663" calcext:value-type="float">
            <text:p>3.0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5915" calcext:value-type="float">
            <text:p>0.23591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30" calcext:value-type="float">
            <text:p>1630</text:p>
          </table:table-cell>
          <table:table-cell office:value-type="float" office:value="3.05675" calcext:value-type="float">
            <text:p>3.0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605" calcext:value-type="float">
            <text:p>0.236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31" calcext:value-type="float">
            <text:p>1631</text:p>
          </table:table-cell>
          <table:table-cell office:value-type="float" office:value="3.05679" calcext:value-type="float">
            <text:p>3.0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6192" calcext:value-type="float">
            <text:p>0.23619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32" calcext:value-type="float">
            <text:p>1632</text:p>
          </table:table-cell>
          <table:table-cell office:value-type="float" office:value="3.05689" calcext:value-type="float">
            <text:p>3.0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6329" calcext:value-type="float">
            <text:p>0.23632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33" calcext:value-type="float">
            <text:p>1633</text:p>
          </table:table-cell>
          <table:table-cell office:value-type="float" office:value="3.05737" calcext:value-type="float">
            <text:p>3.0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6437" calcext:value-type="float">
            <text:p>0.23643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34" calcext:value-type="float">
            <text:p>1634</text:p>
          </table:table-cell>
          <table:table-cell office:value-type="float" office:value="3.05751" calcext:value-type="float">
            <text:p>3.0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6571" calcext:value-type="float">
            <text:p>0.2365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35" calcext:value-type="float">
            <text:p>1635</text:p>
          </table:table-cell>
          <table:table-cell office:value-type="float" office:value="3.05759" calcext:value-type="float">
            <text:p>3.0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671" calcext:value-type="float">
            <text:p>0.236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36" calcext:value-type="float">
            <text:p>1636</text:p>
          </table:table-cell>
          <table:table-cell office:value-type="float" office:value="3.05778" calcext:value-type="float">
            <text:p>3.0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6839" calcext:value-type="float">
            <text:p>0.23683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37" calcext:value-type="float">
            <text:p>1637</text:p>
          </table:table-cell>
          <table:table-cell office:value-type="float" office:value="3.05801" calcext:value-type="float">
            <text:p>3.0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6966" calcext:value-type="float">
            <text:p>0.2369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38" calcext:value-type="float">
            <text:p>1638</text:p>
          </table:table-cell>
          <table:table-cell office:value-type="float" office:value="3.05836" calcext:value-type="float">
            <text:p>3.0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7084" calcext:value-type="float">
            <text:p>0.23708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39" calcext:value-type="float">
            <text:p>1639</text:p>
          </table:table-cell>
          <table:table-cell office:value-type="float" office:value="3.05841" calcext:value-type="float">
            <text:p>3.0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7224" calcext:value-type="float">
            <text:p>0.2372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40" calcext:value-type="float">
            <text:p>1640</text:p>
          </table:table-cell>
          <table:table-cell office:value-type="float" office:value="3.05842" calcext:value-type="float">
            <text:p>3.0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7368" calcext:value-type="float">
            <text:p>0.23736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41" calcext:value-type="float">
            <text:p>1641</text:p>
          </table:table-cell>
          <table:table-cell office:value-type="float" office:value="3.05844" calcext:value-type="float">
            <text:p>3.0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7512" calcext:value-type="float">
            <text:p>0.237512</text:p>
          </table:table-cell>
          <table:table-cell office:value-type="float" office:value="270" calcext:value-type="float">
            <text:p>270</text:p>
          </table:table-cell>
          <table:table-cell office:value-type="float" office:value="67.7281" calcext:value-type="float">
            <text:p>67.72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42" calcext:value-type="float">
            <text:p>1642</text:p>
          </table:table-cell>
          <table:table-cell office:value-type="float" office:value="3.05847" calcext:value-type="float">
            <text:p>3.0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7654" calcext:value-type="float">
            <text:p>0.237654</text:p>
          </table:table-cell>
          <table:table-cell office:value-type="float" office:value="270" calcext:value-type="float">
            <text:p>270</text:p>
          </table:table-cell>
          <table:table-cell office:value-type="float" office:value="51.555" calcext:value-type="float">
            <text:p>51.55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43" calcext:value-type="float">
            <text:p>1643</text:p>
          </table:table-cell>
          <table:table-cell office:value-type="float" office:value="3.0587" calcext:value-type="float">
            <text:p>3.0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7781" calcext:value-type="float">
            <text:p>0.2377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44" calcext:value-type="float">
            <text:p>1644</text:p>
          </table:table-cell>
          <table:table-cell office:value-type="float" office:value="3.05902" calcext:value-type="float">
            <text:p>3.0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7901" calcext:value-type="float">
            <text:p>0.23790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45" calcext:value-type="float">
            <text:p>1645</text:p>
          </table:table-cell>
          <table:table-cell office:value-type="float" office:value="3.05918" calcext:value-type="float">
            <text:p>3.0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8033" calcext:value-type="float">
            <text:p>0.23803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46" calcext:value-type="float">
            <text:p>1646</text:p>
          </table:table-cell>
          <table:table-cell office:value-type="float" office:value="3.05921" calcext:value-type="float">
            <text:p>3.0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8176" calcext:value-type="float">
            <text:p>0.23817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47" calcext:value-type="float">
            <text:p>1647</text:p>
          </table:table-cell>
          <table:table-cell office:value-type="float" office:value="3.05957" calcext:value-type="float">
            <text:p>3.0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8292" calcext:value-type="float">
            <text:p>0.23829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48" calcext:value-type="float">
            <text:p>1648</text:p>
          </table:table-cell>
          <table:table-cell office:value-type="float" office:value="3.0597" calcext:value-type="float">
            <text:p>3.0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8427" calcext:value-type="float">
            <text:p>0.23842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49" calcext:value-type="float">
            <text:p>1649</text:p>
          </table:table-cell>
          <table:table-cell office:value-type="float" office:value="3.05972" calcext:value-type="float">
            <text:p>3.0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857" calcext:value-type="float">
            <text:p>0.2385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50" calcext:value-type="float">
            <text:p>1650</text:p>
          </table:table-cell>
          <table:table-cell office:value-type="float" office:value="3.05995" calcext:value-type="float">
            <text:p>3.0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8696" calcext:value-type="float">
            <text:p>0.23869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3.15057" calcext:value-type="float">
            <text:p>3.1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1972" calcext:value-type="float">
            <text:p>0.231972</text:p>
          </table:table-cell>
          <table:table-cell office:value-type="float" office:value="270" calcext:value-type="float">
            <text:p>270</text:p>
          </table:table-cell>
          <table:table-cell office:value-type="float" office:value="26.0834" calcext:value-type="float">
            <text:p>26.08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52" calcext:value-type="float">
            <text:p>1652</text:p>
          </table:table-cell>
          <table:table-cell office:value-type="float" office:value="3.15135" calcext:value-type="float">
            <text:p>3.1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2054" calcext:value-type="float">
            <text:p>0.23205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53" calcext:value-type="float">
            <text:p>1653</text:p>
          </table:table-cell>
          <table:table-cell office:value-type="float" office:value="3.15146" calcext:value-type="float">
            <text:p>3.1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2187" calcext:value-type="float">
            <text:p>0.2321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54" calcext:value-type="float">
            <text:p>1654</text:p>
          </table:table-cell>
          <table:table-cell office:value-type="float" office:value="3.1515" calcext:value-type="float">
            <text:p>3.1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2325" calcext:value-type="float">
            <text:p>0.23232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55" calcext:value-type="float">
            <text:p>1655</text:p>
          </table:table-cell>
          <table:table-cell office:value-type="float" office:value="3.15165" calcext:value-type="float">
            <text:p>3.1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2454" calcext:value-type="float">
            <text:p>0.23245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56" calcext:value-type="float">
            <text:p>1656</text:p>
          </table:table-cell>
          <table:table-cell office:value-type="float" office:value="3.15171" calcext:value-type="float">
            <text:p>3.1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259" calcext:value-type="float">
            <text:p>0.2325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57" calcext:value-type="float">
            <text:p>1657</text:p>
          </table:table-cell>
          <table:table-cell office:value-type="float" office:value="3.15278" calcext:value-type="float">
            <text:p>3.1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2652" calcext:value-type="float">
            <text:p>0.23265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58" calcext:value-type="float">
            <text:p>1658</text:p>
          </table:table-cell>
          <table:table-cell office:value-type="float" office:value="3.15325" calcext:value-type="float">
            <text:p>3.1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2757" calcext:value-type="float">
            <text:p>0.23275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59" calcext:value-type="float">
            <text:p>1659</text:p>
          </table:table-cell>
          <table:table-cell office:value-type="float" office:value="3.15359" calcext:value-type="float">
            <text:p>3.1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2872" calcext:value-type="float">
            <text:p>0.23287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60" calcext:value-type="float">
            <text:p>1660</text:p>
          </table:table-cell>
          <table:table-cell office:value-type="float" office:value="3.15384" calcext:value-type="float">
            <text:p>3.1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2994" calcext:value-type="float">
            <text:p>0.232994</text:p>
          </table:table-cell>
          <table:table-cell office:value-type="float" office:value="270" calcext:value-type="float">
            <text:p>270</text:p>
          </table:table-cell>
          <table:table-cell office:value-type="float" office:value="40.6266" calcext:value-type="float">
            <text:p>40.626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61" calcext:value-type="float">
            <text:p>1661</text:p>
          </table:table-cell>
          <table:table-cell office:value-type="float" office:value="3.15386" calcext:value-type="float">
            <text:p>3.1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3133" calcext:value-type="float">
            <text:p>0.23313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62" calcext:value-type="float">
            <text:p>1662</text:p>
          </table:table-cell>
          <table:table-cell office:value-type="float" office:value="3.15398" calcext:value-type="float">
            <text:p>3.1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3265" calcext:value-type="float">
            <text:p>0.233265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63" calcext:value-type="float">
            <text:p>1663</text:p>
          </table:table-cell>
          <table:table-cell office:value-type="float" office:value="3.15414" calcext:value-type="float">
            <text:p>3.1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3393" calcext:value-type="float">
            <text:p>0.23339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64" calcext:value-type="float">
            <text:p>1664</text:p>
          </table:table-cell>
          <table:table-cell office:value-type="float" office:value="3.15442" calcext:value-type="float">
            <text:p>3.1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3513" calcext:value-type="float">
            <text:p>0.23351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float" office:value="3.1545" calcext:value-type="float">
            <text:p>3.1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3647" calcext:value-type="float">
            <text:p>0.2336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66" calcext:value-type="float">
            <text:p>1666</text:p>
          </table:table-cell>
          <table:table-cell office:value-type="float" office:value="3.15451" calcext:value-type="float">
            <text:p>3.1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3787" calcext:value-type="float">
            <text:p>0.23378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67" calcext:value-type="float">
            <text:p>1667</text:p>
          </table:table-cell>
          <table:table-cell office:value-type="float" office:value="3.15474" calcext:value-type="float">
            <text:p>3.1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391" calcext:value-type="float">
            <text:p>0.2339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68" calcext:value-type="float">
            <text:p>1668</text:p>
          </table:table-cell>
          <table:table-cell office:value-type="float" office:value="3.15478" calcext:value-type="float">
            <text:p>3.1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4048" calcext:value-type="float">
            <text:p>0.234048</text:p>
          </table:table-cell>
          <table:table-cell office:value-type="float" office:value="270" calcext:value-type="float">
            <text:p>270</text:p>
          </table:table-cell>
          <table:table-cell office:value-type="float" office:value="15.0027" calcext:value-type="float">
            <text:p>15.002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69" calcext:value-type="float">
            <text:p>1669</text:p>
          </table:table-cell>
          <table:table-cell office:value-type="float" office:value="3.1548" calcext:value-type="float">
            <text:p>3.1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4186" calcext:value-type="float">
            <text:p>0.2341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70" calcext:value-type="float">
            <text:p>1670</text:p>
          </table:table-cell>
          <table:table-cell office:value-type="float" office:value="3.15509" calcext:value-type="float">
            <text:p>3.1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4305" calcext:value-type="float">
            <text:p>0.2343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671" calcext:value-type="float">
            <text:p>1671</text:p>
          </table:table-cell>
          <table:table-cell office:value-type="float" office:value="3.1551" calcext:value-type="float">
            <text:p>3.1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4445" calcext:value-type="float">
            <text:p>0.23444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72" calcext:value-type="float">
            <text:p>1672</text:p>
          </table:table-cell>
          <table:table-cell office:value-type="float" office:value="3.15565" calcext:value-type="float">
            <text:p>3.1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4544" calcext:value-type="float">
            <text:p>0.23454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73" calcext:value-type="float">
            <text:p>1673</text:p>
          </table:table-cell>
          <table:table-cell office:value-type="float" office:value="3.15582" calcext:value-type="float">
            <text:p>3.1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4672" calcext:value-type="float">
            <text:p>0.23467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74" calcext:value-type="float">
            <text:p>1674</text:p>
          </table:table-cell>
          <table:table-cell office:value-type="float" office:value="3.15623" calcext:value-type="float">
            <text:p>3.1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4781" calcext:value-type="float">
            <text:p>0.23478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75" calcext:value-type="float">
            <text:p>1675</text:p>
          </table:table-cell>
          <table:table-cell office:value-type="float" office:value="3.15624" calcext:value-type="float">
            <text:p>3.1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4921" calcext:value-type="float">
            <text:p>0.23492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76" calcext:value-type="float">
            <text:p>1676</text:p>
          </table:table-cell>
          <table:table-cell office:value-type="float" office:value="3.15634" calcext:value-type="float">
            <text:p>3.1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5053" calcext:value-type="float">
            <text:p>0.23505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77" calcext:value-type="float">
            <text:p>1677</text:p>
          </table:table-cell>
          <table:table-cell office:value-type="float" office:value="3.15648" calcext:value-type="float">
            <text:p>3.1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5183" calcext:value-type="float">
            <text:p>0.2351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78" calcext:value-type="float">
            <text:p>1678</text:p>
          </table:table-cell>
          <table:table-cell office:value-type="float" office:value="3.15653" calcext:value-type="float">
            <text:p>3.1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532" calcext:value-type="float">
            <text:p>0.2353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79" calcext:value-type="float">
            <text:p>1679</text:p>
          </table:table-cell>
          <table:table-cell office:value-type="float" office:value="3.15663" calcext:value-type="float">
            <text:p>3.1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5453" calcext:value-type="float">
            <text:p>0.23545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80" calcext:value-type="float">
            <text:p>1680</text:p>
          </table:table-cell>
          <table:table-cell office:value-type="float" office:value="3.15675" calcext:value-type="float">
            <text:p>3.1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5584" calcext:value-type="float">
            <text:p>0.23558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81" calcext:value-type="float">
            <text:p>1681</text:p>
          </table:table-cell>
          <table:table-cell office:value-type="float" office:value="3.15679" calcext:value-type="float">
            <text:p>3.1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5721" calcext:value-type="float">
            <text:p>0.2357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82" calcext:value-type="float">
            <text:p>1682</text:p>
          </table:table-cell>
          <table:table-cell office:value-type="float" office:value="3.15689" calcext:value-type="float">
            <text:p>3.1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5854" calcext:value-type="float">
            <text:p>0.23585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83" calcext:value-type="float">
            <text:p>1683</text:p>
          </table:table-cell>
          <table:table-cell office:value-type="float" office:value="3.15737" calcext:value-type="float">
            <text:p>3.1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5958" calcext:value-type="float">
            <text:p>0.2359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84" calcext:value-type="float">
            <text:p>1684</text:p>
          </table:table-cell>
          <table:table-cell office:value-type="float" office:value="3.15751" calcext:value-type="float">
            <text:p>3.1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6088" calcext:value-type="float">
            <text:p>0.23608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85" calcext:value-type="float">
            <text:p>1685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6223" calcext:value-type="float">
            <text:p>0.23622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86" calcext:value-type="float">
            <text:p>1686</text:p>
          </table:table-cell>
          <table:table-cell office:value-type="float" office:value="3.15778" calcext:value-type="float">
            <text:p>3.1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6348" calcext:value-type="float">
            <text:p>0.23634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87" calcext:value-type="float">
            <text:p>1687</text:p>
          </table:table-cell>
          <table:table-cell office:value-type="float" office:value="3.15801" calcext:value-type="float">
            <text:p>3.1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6471" calcext:value-type="float">
            <text:p>0.2364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88" calcext:value-type="float">
            <text:p>1688</text:p>
          </table:table-cell>
          <table:table-cell office:value-type="float" office:value="3.15836" calcext:value-type="float">
            <text:p>3.1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6585" calcext:value-type="float">
            <text:p>0.23658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89" calcext:value-type="float">
            <text:p>1689</text:p>
          </table:table-cell>
          <table:table-cell office:value-type="float" office:value="3.15841" calcext:value-type="float">
            <text:p>3.1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6721" calcext:value-type="float">
            <text:p>0.23672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90" calcext:value-type="float">
            <text:p>1690</text:p>
          </table:table-cell>
          <table:table-cell office:value-type="float" office:value="3.15842" calcext:value-type="float">
            <text:p>3.1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6861" calcext:value-type="float">
            <text:p>0.23686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91" calcext:value-type="float">
            <text:p>1691</text:p>
          </table:table-cell>
          <table:table-cell office:value-type="float" office:value="3.15844" calcext:value-type="float">
            <text:p>3.1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7" calcext:value-type="float">
            <text:p>0.237</text:p>
          </table:table-cell>
          <table:table-cell office:value-type="float" office:value="270" calcext:value-type="float">
            <text:p>270</text:p>
          </table:table-cell>
          <table:table-cell office:value-type="float" office:value="68.8248" calcext:value-type="float">
            <text:p>68.824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92" calcext:value-type="float">
            <text:p>1692</text:p>
          </table:table-cell>
          <table:table-cell office:value-type="float" office:value="3.15847" calcext:value-type="float">
            <text:p>3.1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7137" calcext:value-type="float">
            <text:p>0.237137</text:p>
          </table:table-cell>
          <table:table-cell office:value-type="float" office:value="270" calcext:value-type="float">
            <text:p>270</text:p>
          </table:table-cell>
          <table:table-cell office:value-type="float" office:value="52.3386" calcext:value-type="float">
            <text:p>52.338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93" calcext:value-type="float">
            <text:p>1693</text:p>
          </table:table-cell>
          <table:table-cell office:value-type="float" office:value="3.1587" calcext:value-type="float">
            <text:p>3.1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726" calcext:value-type="float">
            <text:p>0.237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94" calcext:value-type="float">
            <text:p>1694</text:p>
          </table:table-cell>
          <table:table-cell office:value-type="float" office:value="3.15902" calcext:value-type="float">
            <text:p>3.1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7376" calcext:value-type="float">
            <text:p>0.23737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95" calcext:value-type="float">
            <text:p>1695</text:p>
          </table:table-cell>
          <table:table-cell office:value-type="float" office:value="3.15918" calcext:value-type="float">
            <text:p>3.1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7504" calcext:value-type="float">
            <text:p>0.23750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96" calcext:value-type="float">
            <text:p>1696</text:p>
          </table:table-cell>
          <table:table-cell office:value-type="float" office:value="3.15921" calcext:value-type="float">
            <text:p>3.1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7642" calcext:value-type="float">
            <text:p>0.23764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697" calcext:value-type="float">
            <text:p>1697</text:p>
          </table:table-cell>
          <table:table-cell office:value-type="float" office:value="3.15957" calcext:value-type="float">
            <text:p>3.1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7755" calcext:value-type="float">
            <text:p>0.23775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98" calcext:value-type="float">
            <text:p>1698</text:p>
          </table:table-cell>
          <table:table-cell office:value-type="float" office:value="3.1597" calcext:value-type="float">
            <text:p>3.1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7886" calcext:value-type="float">
            <text:p>0.2378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99" calcext:value-type="float">
            <text:p>1699</text:p>
          </table:table-cell>
          <table:table-cell office:value-type="float" office:value="3.15972" calcext:value-type="float">
            <text:p>3.1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8025" calcext:value-type="float">
            <text:p>0.23802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00" calcext:value-type="float">
            <text:p>1700</text:p>
          </table:table-cell>
          <table:table-cell office:value-type="float" office:value="3.15995" calcext:value-type="float">
            <text:p>3.1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8147" calcext:value-type="float">
            <text:p>0.2381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3.25057" calcext:value-type="float">
            <text:p>3.2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1645" calcext:value-type="float">
            <text:p>0.231645</text:p>
          </table:table-cell>
          <table:table-cell office:value-type="float" office:value="270" calcext:value-type="float">
            <text:p>270</text:p>
          </table:table-cell>
          <table:table-cell office:value-type="float" office:value="26.6912" calcext:value-type="float">
            <text:p>26.69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02" calcext:value-type="float">
            <text:p>1702</text:p>
          </table:table-cell>
          <table:table-cell office:value-type="float" office:value="3.25135" calcext:value-type="float">
            <text:p>3.2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1725" calcext:value-type="float">
            <text:p>0.23172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3" calcext:value-type="float">
            <text:p>1703</text:p>
          </table:table-cell>
          <table:table-cell office:value-type="float" office:value="3.25146" calcext:value-type="float">
            <text:p>3.2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1853" calcext:value-type="float">
            <text:p>0.23185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04" calcext:value-type="float">
            <text:p>1704</text:p>
          </table:table-cell>
          <table:table-cell office:value-type="float" office:value="3.2515" calcext:value-type="float">
            <text:p>3.2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1987" calcext:value-type="float">
            <text:p>0.23198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5" calcext:value-type="float">
            <text:p>1705</text:p>
          </table:table-cell>
          <table:table-cell office:value-type="float" office:value="3.25165" calcext:value-type="float">
            <text:p>3.2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2112" calcext:value-type="float">
            <text:p>0.23211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06" calcext:value-type="float">
            <text:p>1706</text:p>
          </table:table-cell>
          <table:table-cell office:value-type="float" office:value="3.25171" calcext:value-type="float">
            <text:p>3.2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2244" calcext:value-type="float">
            <text:p>0.23224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7" calcext:value-type="float">
            <text:p>1707</text:p>
          </table:table-cell>
          <table:table-cell office:value-type="float" office:value="3.25278" calcext:value-type="float">
            <text:p>3.2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2304" calcext:value-type="float">
            <text:p>0.23230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08" calcext:value-type="float">
            <text:p>1708</text:p>
          </table:table-cell>
          <table:table-cell office:value-type="float" office:value="3.25325" calcext:value-type="float">
            <text:p>3.2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2406" calcext:value-type="float">
            <text:p>0.2324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9" calcext:value-type="float">
            <text:p>1709</text:p>
          </table:table-cell>
          <table:table-cell office:value-type="float" office:value="3.25359" calcext:value-type="float">
            <text:p>3.2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2517" calcext:value-type="float">
            <text:p>0.23251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10" calcext:value-type="float">
            <text:p>1710</text:p>
          </table:table-cell>
          <table:table-cell office:value-type="float" office:value="3.25384" calcext:value-type="float">
            <text:p>3.2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2636" calcext:value-type="float">
            <text:p>0.232636</text:p>
          </table:table-cell>
          <table:table-cell office:value-type="float" office:value="270" calcext:value-type="float">
            <text:p>270</text:p>
          </table:table-cell>
          <table:table-cell office:value-type="float" office:value="41.3813" calcext:value-type="float">
            <text:p>41.38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11" calcext:value-type="float">
            <text:p>1711</text:p>
          </table:table-cell>
          <table:table-cell office:value-type="float" office:value="3.25386" calcext:value-type="float">
            <text:p>3.2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277" calcext:value-type="float">
            <text:p>0.2327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12" calcext:value-type="float">
            <text:p>1712</text:p>
          </table:table-cell>
          <table:table-cell office:value-type="float" office:value="3.25398" calcext:value-type="float">
            <text:p>3.2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2898" calcext:value-type="float">
            <text:p>0.232898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13" calcext:value-type="float">
            <text:p>1713</text:p>
          </table:table-cell>
          <table:table-cell office:value-type="float" office:value="3.25414" calcext:value-type="float">
            <text:p>3.2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3022" calcext:value-type="float">
            <text:p>0.2330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14" calcext:value-type="float">
            <text:p>1714</text:p>
          </table:table-cell>
          <table:table-cell office:value-type="float" office:value="3.25442" calcext:value-type="float">
            <text:p>3.2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3139" calcext:value-type="float">
            <text:p>0.23313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float" office:value="3.2545" calcext:value-type="float">
            <text:p>3.2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3269" calcext:value-type="float">
            <text:p>0.23326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16" calcext:value-type="float">
            <text:p>1716</text:p>
          </table:table-cell>
          <table:table-cell office:value-type="float" office:value="3.25451" calcext:value-type="float">
            <text:p>3.2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3404" calcext:value-type="float">
            <text:p>0.23340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17" calcext:value-type="float">
            <text:p>1717</text:p>
          </table:table-cell>
          <table:table-cell office:value-type="float" office:value="3.25474" calcext:value-type="float">
            <text:p>3.2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3524" calcext:value-type="float">
            <text:p>0.23352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18" calcext:value-type="float">
            <text:p>1718</text:p>
          </table:table-cell>
          <table:table-cell office:value-type="float" office:value="3.25478" calcext:value-type="float">
            <text:p>3.2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3657" calcext:value-type="float">
            <text:p>0.233657</text:p>
          </table:table-cell>
          <table:table-cell office:value-type="float" office:value="270" calcext:value-type="float">
            <text:p>270</text:p>
          </table:table-cell>
          <table:table-cell office:value-type="float" office:value="15.5409" calcext:value-type="float">
            <text:p>15.54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19" calcext:value-type="float">
            <text:p>1719</text:p>
          </table:table-cell>
          <table:table-cell office:value-type="float" office:value="3.2548" calcext:value-type="float">
            <text:p>3.2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3791" calcext:value-type="float">
            <text:p>0.23379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20" calcext:value-type="float">
            <text:p>1720</text:p>
          </table:table-cell>
          <table:table-cell office:value-type="float" office:value="3.25509" calcext:value-type="float">
            <text:p>3.2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3907" calcext:value-type="float">
            <text:p>0.23390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721" calcext:value-type="float">
            <text:p>1721</text:p>
          </table:table-cell>
          <table:table-cell office:value-type="float" office:value="3.2551" calcext:value-type="float">
            <text:p>3.2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4042" calcext:value-type="float">
            <text:p>0.23404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22" calcext:value-type="float">
            <text:p>1722</text:p>
          </table:table-cell>
          <table:table-cell office:value-type="float" office:value="3.25565" calcext:value-type="float">
            <text:p>3.2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4138" calcext:value-type="float">
            <text:p>0.23413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23" calcext:value-type="float">
            <text:p>1723</text:p>
          </table:table-cell>
          <table:table-cell office:value-type="float" office:value="3.25582" calcext:value-type="float">
            <text:p>3.2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4262" calcext:value-type="float">
            <text:p>0.23426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24" calcext:value-type="float">
            <text:p>1724</text:p>
          </table:table-cell>
          <table:table-cell office:value-type="float" office:value="3.25623" calcext:value-type="float">
            <text:p>3.2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4368" calcext:value-type="float">
            <text:p>0.23436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25" calcext:value-type="float">
            <text:p>1725</text:p>
          </table:table-cell>
          <table:table-cell office:value-type="float" office:value="3.25624" calcext:value-type="float">
            <text:p>3.2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4504" calcext:value-type="float">
            <text:p>0.23450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26" calcext:value-type="float">
            <text:p>1726</text:p>
          </table:table-cell>
          <table:table-cell office:value-type="float" office:value="3.25634" calcext:value-type="float">
            <text:p>3.2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4632" calcext:value-type="float">
            <text:p>0.23463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27" calcext:value-type="float">
            <text:p>1727</text:p>
          </table:table-cell>
          <table:table-cell office:value-type="float" office:value="3.25648" calcext:value-type="float">
            <text:p>3.2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4758" calcext:value-type="float">
            <text:p>0.2347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28" calcext:value-type="float">
            <text:p>1728</text:p>
          </table:table-cell>
          <table:table-cell office:value-type="float" office:value="3.25653" calcext:value-type="float">
            <text:p>3.2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4891" calcext:value-type="float">
            <text:p>0.23489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29" calcext:value-type="float">
            <text:p>1729</text:p>
          </table:table-cell>
          <table:table-cell office:value-type="float" office:value="3.25663" calcext:value-type="float">
            <text:p>3.2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502" calcext:value-type="float">
            <text:p>0.235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30" calcext:value-type="float">
            <text:p>1730</text:p>
          </table:table-cell>
          <table:table-cell office:value-type="float" office:value="3.25675" calcext:value-type="float">
            <text:p>3.2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5147" calcext:value-type="float">
            <text:p>0.2351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31" calcext:value-type="float">
            <text:p>1731</text:p>
          </table:table-cell>
          <table:table-cell office:value-type="float" office:value="3.25679" calcext:value-type="float">
            <text:p>3.2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528" calcext:value-type="float">
            <text:p>0.2352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32" calcext:value-type="float">
            <text:p>1732</text:p>
          </table:table-cell>
          <table:table-cell office:value-type="float" office:value="3.25689" calcext:value-type="float">
            <text:p>3.2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5408" calcext:value-type="float">
            <text:p>0.2354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33" calcext:value-type="float">
            <text:p>1733</text:p>
          </table:table-cell>
          <table:table-cell office:value-type="float" office:value="3.25737" calcext:value-type="float">
            <text:p>3.2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5509" calcext:value-type="float">
            <text:p>0.23550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34" calcext:value-type="float">
            <text:p>1734</text:p>
          </table:table-cell>
          <table:table-cell office:value-type="float" office:value="3.25751" calcext:value-type="float">
            <text:p>3.2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5635" calcext:value-type="float">
            <text:p>0.2356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35" calcext:value-type="float">
            <text:p>1735</text:p>
          </table:table-cell>
          <table:table-cell office:value-type="float" office:value="3.25759" calcext:value-type="float">
            <text:p>3.2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5766" calcext:value-type="float">
            <text:p>0.2357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36" calcext:value-type="float">
            <text:p>1736</text:p>
          </table:table-cell>
          <table:table-cell office:value-type="float" office:value="3.25778" calcext:value-type="float">
            <text:p>3.2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5887" calcext:value-type="float">
            <text:p>0.2358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37" calcext:value-type="float">
            <text:p>1737</text:p>
          </table:table-cell>
          <table:table-cell office:value-type="float" office:value="3.25801" calcext:value-type="float">
            <text:p>3.2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6007" calcext:value-type="float">
            <text:p>0.23600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38" calcext:value-type="float">
            <text:p>1738</text:p>
          </table:table-cell>
          <table:table-cell office:value-type="float" office:value="3.25836" calcext:value-type="float">
            <text:p>3.2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6117" calcext:value-type="float">
            <text:p>0.23611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39" calcext:value-type="float">
            <text:p>1739</text:p>
          </table:table-cell>
          <table:table-cell office:value-type="float" office:value="3.25841" calcext:value-type="float">
            <text:p>3.2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6249" calcext:value-type="float">
            <text:p>0.23624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40" calcext:value-type="float">
            <text:p>1740</text:p>
          </table:table-cell>
          <table:table-cell office:value-type="float" office:value="3.25842" calcext:value-type="float">
            <text:p>3.2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6384" calcext:value-type="float">
            <text:p>0.23638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41" calcext:value-type="float">
            <text:p>1741</text:p>
          </table:table-cell>
          <table:table-cell office:value-type="float" office:value="3.25844" calcext:value-type="float">
            <text:p>3.2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6519" calcext:value-type="float">
            <text:p>0.236519</text:p>
          </table:table-cell>
          <table:table-cell office:value-type="float" office:value="270" calcext:value-type="float">
            <text:p>270</text:p>
          </table:table-cell>
          <table:table-cell office:value-type="float" office:value="69.9486" calcext:value-type="float">
            <text:p>69.948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42" calcext:value-type="float">
            <text:p>1742</text:p>
          </table:table-cell>
          <table:table-cell office:value-type="float" office:value="3.25847" calcext:value-type="float">
            <text:p>3.2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6652" calcext:value-type="float">
            <text:p>0.236652</text:p>
          </table:table-cell>
          <table:table-cell office:value-type="float" office:value="270" calcext:value-type="float">
            <text:p>270</text:p>
          </table:table-cell>
          <table:table-cell office:value-type="float" office:value="53.1266" calcext:value-type="float">
            <text:p>53.126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43" calcext:value-type="float">
            <text:p>1743</text:p>
          </table:table-cell>
          <table:table-cell office:value-type="float" office:value="3.2587" calcext:value-type="float">
            <text:p>3.2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6772" calcext:value-type="float">
            <text:p>0.23677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44" calcext:value-type="float">
            <text:p>1744</text:p>
          </table:table-cell>
          <table:table-cell office:value-type="float" office:value="3.25902" calcext:value-type="float">
            <text:p>3.2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6884" calcext:value-type="float">
            <text:p>0.23688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45" calcext:value-type="float">
            <text:p>1745</text:p>
          </table:table-cell>
          <table:table-cell office:value-type="float" office:value="3.25918" calcext:value-type="float">
            <text:p>3.2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7008" calcext:value-type="float">
            <text:p>0.237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46" calcext:value-type="float">
            <text:p>1746</text:p>
          </table:table-cell>
          <table:table-cell office:value-type="float" office:value="3.25921" calcext:value-type="float">
            <text:p>3.2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7142" calcext:value-type="float">
            <text:p>0.23714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47" calcext:value-type="float">
            <text:p>1747</text:p>
          </table:table-cell>
          <table:table-cell office:value-type="float" office:value="3.25957" calcext:value-type="float">
            <text:p>3.2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7252" calcext:value-type="float">
            <text:p>0.23725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48" calcext:value-type="float">
            <text:p>1748</text:p>
          </table:table-cell>
          <table:table-cell office:value-type="float" office:value="3.2597" calcext:value-type="float">
            <text:p>3.2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7378" calcext:value-type="float">
            <text:p>0.23737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49" calcext:value-type="float">
            <text:p>1749</text:p>
          </table:table-cell>
          <table:table-cell office:value-type="float" office:value="3.25972" calcext:value-type="float">
            <text:p>3.2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7512" calcext:value-type="float">
            <text:p>0.23751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50" calcext:value-type="float">
            <text:p>1750</text:p>
          </table:table-cell>
          <table:table-cell office:value-type="float" office:value="3.25995" calcext:value-type="float">
            <text:p>3.2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7631" calcext:value-type="float">
            <text:p>0.2376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.35057" calcext:value-type="float">
            <text:p>3.3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1337" calcext:value-type="float">
            <text:p>0.231337</text:p>
          </table:table-cell>
          <table:table-cell office:value-type="float" office:value="270" calcext:value-type="float">
            <text:p>270</text:p>
          </table:table-cell>
          <table:table-cell office:value-type="float" office:value="27.3324" calcext:value-type="float">
            <text:p>27.33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52" calcext:value-type="float">
            <text:p>1752</text:p>
          </table:table-cell>
          <table:table-cell office:value-type="float" office:value="3.35135" calcext:value-type="float">
            <text:p>3.3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1415" calcext:value-type="float">
            <text:p>0.23141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53" calcext:value-type="float">
            <text:p>1753</text:p>
          </table:table-cell>
          <table:table-cell office:value-type="float" office:value="3.35146" calcext:value-type="float">
            <text:p>3.3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1539" calcext:value-type="float">
            <text:p>0.23153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office:value-type="float" office:value="3.3515" calcext:value-type="float">
            <text:p>3.3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1669" calcext:value-type="float">
            <text:p>0.23166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55" calcext:value-type="float">
            <text:p>1755</text:p>
          </table:table-cell>
          <table:table-cell office:value-type="float" office:value="3.35165" calcext:value-type="float">
            <text:p>3.3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179" calcext:value-type="float">
            <text:p>0.2317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56" calcext:value-type="float">
            <text:p>1756</text:p>
          </table:table-cell>
          <table:table-cell office:value-type="float" office:value="3.35171" calcext:value-type="float">
            <text:p>3.3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1918" calcext:value-type="float">
            <text:p>0.2319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57" calcext:value-type="float">
            <text:p>1757</text:p>
          </table:table-cell>
          <table:table-cell office:value-type="float" office:value="3.35278" calcext:value-type="float">
            <text:p>3.3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1976" calcext:value-type="float">
            <text:p>0.23197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58" calcext:value-type="float">
            <text:p>1758</text:p>
          </table:table-cell>
          <table:table-cell office:value-type="float" office:value="3.35325" calcext:value-type="float">
            <text:p>3.3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2076" calcext:value-type="float">
            <text:p>0.23207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59" calcext:value-type="float">
            <text:p>1759</text:p>
          </table:table-cell>
          <table:table-cell office:value-type="float" office:value="3.35359" calcext:value-type="float">
            <text:p>3.3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2184" calcext:value-type="float">
            <text:p>0.23218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60" calcext:value-type="float">
            <text:p>1760</text:p>
          </table:table-cell>
          <table:table-cell office:value-type="float" office:value="3.35384" calcext:value-type="float">
            <text:p>3.3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2299" calcext:value-type="float">
            <text:p>0.232299</text:p>
          </table:table-cell>
          <table:table-cell office:value-type="float" office:value="270" calcext:value-type="float">
            <text:p>270</text:p>
          </table:table-cell>
          <table:table-cell office:value-type="float" office:value="42.1163" calcext:value-type="float">
            <text:p>42.116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61" calcext:value-type="float">
            <text:p>1761</text:p>
          </table:table-cell>
          <table:table-cell office:value-type="float" office:value="3.35386" calcext:value-type="float">
            <text:p>3.3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2429" calcext:value-type="float">
            <text:p>0.23242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62" calcext:value-type="float">
            <text:p>1762</text:p>
          </table:table-cell>
          <table:table-cell office:value-type="float" office:value="3.35398" calcext:value-type="float">
            <text:p>3.3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2553" calcext:value-type="float">
            <text:p>0.232553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63" calcext:value-type="float">
            <text:p>1763</text:p>
          </table:table-cell>
          <table:table-cell office:value-type="float" office:value="3.35414" calcext:value-type="float">
            <text:p>3.3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2674" calcext:value-type="float">
            <text:p>0.23267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64" calcext:value-type="float">
            <text:p>1764</text:p>
          </table:table-cell>
          <table:table-cell office:value-type="float" office:value="3.35442" calcext:value-type="float">
            <text:p>3.3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2787" calcext:value-type="float">
            <text:p>0.23278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65" calcext:value-type="float">
            <text:p>1765</text:p>
          </table:table-cell>
          <table:table-cell office:value-type="float" office:value="3.3545" calcext:value-type="float">
            <text:p>3.3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2913" calcext:value-type="float">
            <text:p>0.23291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66" calcext:value-type="float">
            <text:p>1766</text:p>
          </table:table-cell>
          <table:table-cell office:value-type="float" office:value="3.35451" calcext:value-type="float">
            <text:p>3.3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3044" calcext:value-type="float">
            <text:p>0.23304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67" calcext:value-type="float">
            <text:p>1767</text:p>
          </table:table-cell>
          <table:table-cell office:value-type="float" office:value="3.35474" calcext:value-type="float">
            <text:p>3.3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3161" calcext:value-type="float">
            <text:p>0.23316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68" calcext:value-type="float">
            <text:p>1768</text:p>
          </table:table-cell>
          <table:table-cell office:value-type="float" office:value="3.35478" calcext:value-type="float">
            <text:p>3.3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329" calcext:value-type="float">
            <text:p>0.23329</text:p>
          </table:table-cell>
          <table:table-cell office:value-type="float" office:value="270" calcext:value-type="float">
            <text:p>270</text:p>
          </table:table-cell>
          <table:table-cell office:value-type="float" office:value="16.1168" calcext:value-type="float">
            <text:p>16.116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69" calcext:value-type="float">
            <text:p>1769</text:p>
          </table:table-cell>
          <table:table-cell office:value-type="float" office:value="3.3548" calcext:value-type="float">
            <text:p>3.3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342" calcext:value-type="float">
            <text:p>0.2334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70" calcext:value-type="float">
            <text:p>1770</text:p>
          </table:table-cell>
          <table:table-cell office:value-type="float" office:value="3.35509" calcext:value-type="float">
            <text:p>3.3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3532" calcext:value-type="float">
            <text:p>0.23353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771" calcext:value-type="float">
            <text:p>1771</text:p>
          </table:table-cell>
          <table:table-cell office:value-type="float" office:value="3.3551" calcext:value-type="float">
            <text:p>3.3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3663" calcext:value-type="float">
            <text:p>0.2336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72" calcext:value-type="float">
            <text:p>1772</text:p>
          </table:table-cell>
          <table:table-cell office:value-type="float" office:value="3.35565" calcext:value-type="float">
            <text:p>3.3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3756" calcext:value-type="float">
            <text:p>0.23375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73" calcext:value-type="float">
            <text:p>1773</text:p>
          </table:table-cell>
          <table:table-cell office:value-type="float" office:value="3.35582" calcext:value-type="float">
            <text:p>3.3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3877" calcext:value-type="float">
            <text:p>0.23387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74" calcext:value-type="float">
            <text:p>1774</text:p>
          </table:table-cell>
          <table:table-cell office:value-type="float" office:value="3.35623" calcext:value-type="float">
            <text:p>3.3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398" calcext:value-type="float">
            <text:p>0.2339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75" calcext:value-type="float">
            <text:p>1775</text:p>
          </table:table-cell>
          <table:table-cell office:value-type="float" office:value="3.35624" calcext:value-type="float">
            <text:p>3.3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4112" calcext:value-type="float">
            <text:p>0.23411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76" calcext:value-type="float">
            <text:p>1776</text:p>
          </table:table-cell>
          <table:table-cell office:value-type="float" office:value="3.35634" calcext:value-type="float">
            <text:p>3.3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4236" calcext:value-type="float">
            <text:p>0.23423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77" calcext:value-type="float">
            <text:p>1777</text:p>
          </table:table-cell>
          <table:table-cell office:value-type="float" office:value="3.35648" calcext:value-type="float">
            <text:p>3.3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4358" calcext:value-type="float">
            <text:p>0.2343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78" calcext:value-type="float">
            <text:p>1778</text:p>
          </table:table-cell>
          <table:table-cell office:value-type="float" office:value="3.35653" calcext:value-type="float">
            <text:p>3.3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4487" calcext:value-type="float">
            <text:p>0.23448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79" calcext:value-type="float">
            <text:p>1779</text:p>
          </table:table-cell>
          <table:table-cell office:value-type="float" office:value="3.35663" calcext:value-type="float">
            <text:p>3.3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4612" calcext:value-type="float">
            <text:p>0.23461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80" calcext:value-type="float">
            <text:p>1780</text:p>
          </table:table-cell>
          <table:table-cell office:value-type="float" office:value="3.35675" calcext:value-type="float">
            <text:p>3.3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4735" calcext:value-type="float">
            <text:p>0.23473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81" calcext:value-type="float">
            <text:p>1781</text:p>
          </table:table-cell>
          <table:table-cell office:value-type="float" office:value="3.35679" calcext:value-type="float">
            <text:p>3.3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4864" calcext:value-type="float">
            <text:p>0.2348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82" calcext:value-type="float">
            <text:p>1782</text:p>
          </table:table-cell>
          <table:table-cell office:value-type="float" office:value="3.35689" calcext:value-type="float">
            <text:p>3.3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4989" calcext:value-type="float">
            <text:p>0.23498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83" calcext:value-type="float">
            <text:p>1783</text:p>
          </table:table-cell>
          <table:table-cell office:value-type="float" office:value="3.35737" calcext:value-type="float">
            <text:p>3.3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5087" calcext:value-type="float">
            <text:p>0.23508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84" calcext:value-type="float">
            <text:p>1784</text:p>
          </table:table-cell>
          <table:table-cell office:value-type="float" office:value="3.35751" calcext:value-type="float">
            <text:p>3.3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5209" calcext:value-type="float">
            <text:p>0.23520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85" calcext:value-type="float">
            <text:p>1785</text:p>
          </table:table-cell>
          <table:table-cell office:value-type="float" office:value="3.35759" calcext:value-type="float">
            <text:p>3.3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5336" calcext:value-type="float">
            <text:p>0.23533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86" calcext:value-type="float">
            <text:p>1786</text:p>
          </table:table-cell>
          <table:table-cell office:value-type="float" office:value="3.35778" calcext:value-type="float">
            <text:p>3.3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5454" calcext:value-type="float">
            <text:p>0.23545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87" calcext:value-type="float">
            <text:p>1787</text:p>
          </table:table-cell>
          <table:table-cell office:value-type="float" office:value="3.35801" calcext:value-type="float">
            <text:p>3.3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557" calcext:value-type="float">
            <text:p>0.2355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88" calcext:value-type="float">
            <text:p>1788</text:p>
          </table:table-cell>
          <table:table-cell office:value-type="float" office:value="3.35836" calcext:value-type="float">
            <text:p>3.3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5677" calcext:value-type="float">
            <text:p>0.23567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89" calcext:value-type="float">
            <text:p>1789</text:p>
          </table:table-cell>
          <table:table-cell office:value-type="float" office:value="3.35841" calcext:value-type="float">
            <text:p>3.3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5805" calcext:value-type="float">
            <text:p>0.2358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90" calcext:value-type="float">
            <text:p>1790</text:p>
          </table:table-cell>
          <table:table-cell office:value-type="float" office:value="3.35842" calcext:value-type="float">
            <text:p>3.3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5936" calcext:value-type="float">
            <text:p>0.23593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91" calcext:value-type="float">
            <text:p>1791</text:p>
          </table:table-cell>
          <table:table-cell office:value-type="float" office:value="3.35844" calcext:value-type="float">
            <text:p>3.3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6067" calcext:value-type="float">
            <text:p>0.236067</text:p>
          </table:table-cell>
          <table:table-cell office:value-type="float" office:value="270" calcext:value-type="float">
            <text:p>270</text:p>
          </table:table-cell>
          <table:table-cell office:value-type="float" office:value="71.1027" calcext:value-type="float">
            <text:p>71.102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92" calcext:value-type="float">
            <text:p>1792</text:p>
          </table:table-cell>
          <table:table-cell office:value-type="float" office:value="3.35847" calcext:value-type="float">
            <text:p>3.3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6196" calcext:value-type="float">
            <text:p>0.236196</text:p>
          </table:table-cell>
          <table:table-cell office:value-type="float" office:value="270" calcext:value-type="float">
            <text:p>270</text:p>
          </table:table-cell>
          <table:table-cell office:value-type="float" office:value="53.9181" calcext:value-type="float">
            <text:p>53.91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93" calcext:value-type="float">
            <text:p>1793</text:p>
          </table:table-cell>
          <table:table-cell office:value-type="float" office:value="3.3587" calcext:value-type="float">
            <text:p>3.3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6312" calcext:value-type="float">
            <text:p>0.2363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94" calcext:value-type="float">
            <text:p>1794</text:p>
          </table:table-cell>
          <table:table-cell office:value-type="float" office:value="3.35902" calcext:value-type="float">
            <text:p>3.3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6421" calcext:value-type="float">
            <text:p>0.23642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95" calcext:value-type="float">
            <text:p>1795</text:p>
          </table:table-cell>
          <table:table-cell office:value-type="float" office:value="3.35918" calcext:value-type="float">
            <text:p>3.3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6542" calcext:value-type="float">
            <text:p>0.23654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96" calcext:value-type="float">
            <text:p>1796</text:p>
          </table:table-cell>
          <table:table-cell office:value-type="float" office:value="3.35921" calcext:value-type="float">
            <text:p>3.3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6671" calcext:value-type="float">
            <text:p>0.23667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797" calcext:value-type="float">
            <text:p>1797</text:p>
          </table:table-cell>
          <table:table-cell office:value-type="float" office:value="3.35957" calcext:value-type="float">
            <text:p>3.3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6778" calcext:value-type="float">
            <text:p>0.23677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98" calcext:value-type="float">
            <text:p>1798</text:p>
          </table:table-cell>
          <table:table-cell office:value-type="float" office:value="3.3597" calcext:value-type="float">
            <text:p>3.3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6901" calcext:value-type="float">
            <text:p>0.2369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99" calcext:value-type="float">
            <text:p>1799</text:p>
          </table:table-cell>
          <table:table-cell office:value-type="float" office:value="3.35972" calcext:value-type="float">
            <text:p>3.3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7031" calcext:value-type="float">
            <text:p>0.2370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00" calcext:value-type="float">
            <text:p>1800</text:p>
          </table:table-cell>
          <table:table-cell office:value-type="float" office:value="3.35995" calcext:value-type="float">
            <text:p>3.3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7146" calcext:value-type="float">
            <text:p>0.23714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3.45057" calcext:value-type="float">
            <text:p>3.4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1047" calcext:value-type="float">
            <text:p>0.231047</text:p>
          </table:table-cell>
          <table:table-cell office:value-type="float" office:value="270" calcext:value-type="float">
            <text:p>270</text:p>
          </table:table-cell>
          <table:table-cell office:value-type="float" office:value="28.0059" calcext:value-type="float">
            <text:p>28.005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02" calcext:value-type="float">
            <text:p>1802</text:p>
          </table:table-cell>
          <table:table-cell office:value-type="float" office:value="3.45135" calcext:value-type="float">
            <text:p>3.4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1123" calcext:value-type="float">
            <text:p>0.23112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03" calcext:value-type="float">
            <text:p>1803</text:p>
          </table:table-cell>
          <table:table-cell office:value-type="float" office:value="3.45146" calcext:value-type="float">
            <text:p>3.4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1243" calcext:value-type="float">
            <text:p>0.23124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04" calcext:value-type="float">
            <text:p>1804</text:p>
          </table:table-cell>
          <table:table-cell office:value-type="float" office:value="3.4515" calcext:value-type="float">
            <text:p>3.4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1369" calcext:value-type="float">
            <text:p>0.23136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05" calcext:value-type="float">
            <text:p>1805</text:p>
          </table:table-cell>
          <table:table-cell office:value-type="float" office:value="3.45165" calcext:value-type="float">
            <text:p>3.4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1487" calcext:value-type="float">
            <text:p>0.2314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06" calcext:value-type="float">
            <text:p>1806</text:p>
          </table:table-cell>
          <table:table-cell office:value-type="float" office:value="3.45171" calcext:value-type="float">
            <text:p>3.4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1612" calcext:value-type="float">
            <text:p>0.2316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07" calcext:value-type="float">
            <text:p>1807</text:p>
          </table:table-cell>
          <table:table-cell office:value-type="float" office:value="3.45278" calcext:value-type="float">
            <text:p>3.4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1668" calcext:value-type="float">
            <text:p>0.23166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08" calcext:value-type="float">
            <text:p>1808</text:p>
          </table:table-cell>
          <table:table-cell office:value-type="float" office:value="3.45325" calcext:value-type="float">
            <text:p>3.4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1765" calcext:value-type="float">
            <text:p>0.23176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09" calcext:value-type="float">
            <text:p>1809</text:p>
          </table:table-cell>
          <table:table-cell office:value-type="float" office:value="3.45359" calcext:value-type="float">
            <text:p>3.4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187" calcext:value-type="float">
            <text:p>0.231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10" calcext:value-type="float">
            <text:p>1810</text:p>
          </table:table-cell>
          <table:table-cell office:value-type="float" office:value="3.45384" calcext:value-type="float">
            <text:p>3.4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1981" calcext:value-type="float">
            <text:p>0.231981</text:p>
          </table:table-cell>
          <table:table-cell office:value-type="float" office:value="270" calcext:value-type="float">
            <text:p>270</text:p>
          </table:table-cell>
          <table:table-cell office:value-type="float" office:value="42.838" calcext:value-type="float">
            <text:p>42.8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11" calcext:value-type="float">
            <text:p>1811</text:p>
          </table:table-cell>
          <table:table-cell office:value-type="float" office:value="3.45386" calcext:value-type="float">
            <text:p>3.4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2108" calcext:value-type="float">
            <text:p>0.2321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12" calcext:value-type="float">
            <text:p>1812</text:p>
          </table:table-cell>
          <table:table-cell office:value-type="float" office:value="3.45398" calcext:value-type="float">
            <text:p>3.4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2228" calcext:value-type="float">
            <text:p>0.232228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13" calcext:value-type="float">
            <text:p>1813</text:p>
          </table:table-cell>
          <table:table-cell office:value-type="float" office:value="3.45414" calcext:value-type="float">
            <text:p>3.4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2345" calcext:value-type="float">
            <text:p>0.23234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14" calcext:value-type="float">
            <text:p>1814</text:p>
          </table:table-cell>
          <table:table-cell office:value-type="float" office:value="3.45442" calcext:value-type="float">
            <text:p>3.4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2455" calcext:value-type="float">
            <text:p>0.23245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15" calcext:value-type="float">
            <text:p>1815</text:p>
          </table:table-cell>
          <table:table-cell office:value-type="float" office:value="3.4545" calcext:value-type="float">
            <text:p>3.4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2578" calcext:value-type="float">
            <text:p>0.23257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16" calcext:value-type="float">
            <text:p>1816</text:p>
          </table:table-cell>
          <table:table-cell office:value-type="float" office:value="3.45451" calcext:value-type="float">
            <text:p>3.4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2705" calcext:value-type="float">
            <text:p>0.23270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17" calcext:value-type="float">
            <text:p>1817</text:p>
          </table:table-cell>
          <table:table-cell office:value-type="float" office:value="3.45474" calcext:value-type="float">
            <text:p>3.4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2818" calcext:value-type="float">
            <text:p>0.2328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18" calcext:value-type="float">
            <text:p>1818</text:p>
          </table:table-cell>
          <table:table-cell office:value-type="float" office:value="3.45478" calcext:value-type="float">
            <text:p>3.4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2944" calcext:value-type="float">
            <text:p>0.232944</text:p>
          </table:table-cell>
          <table:table-cell office:value-type="float" office:value="270" calcext:value-type="float">
            <text:p>270</text:p>
          </table:table-cell>
          <table:table-cell office:value-type="float" office:value="16.8006" calcext:value-type="float">
            <text:p>16.800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19" calcext:value-type="float">
            <text:p>1819</text:p>
          </table:table-cell>
          <table:table-cell office:value-type="float" office:value="3.4548" calcext:value-type="float">
            <text:p>3.4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307" calcext:value-type="float">
            <text:p>0.2330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20" calcext:value-type="float">
            <text:p>1820</text:p>
          </table:table-cell>
          <table:table-cell office:value-type="float" office:value="3.45509" calcext:value-type="float">
            <text:p>3.4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3179" calcext:value-type="float">
            <text:p>0.23317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821" calcext:value-type="float">
            <text:p>1821</text:p>
          </table:table-cell>
          <table:table-cell office:value-type="float" office:value="3.4551" calcext:value-type="float">
            <text:p>3.4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3306" calcext:value-type="float">
            <text:p>0.2333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22" calcext:value-type="float">
            <text:p>1822</text:p>
          </table:table-cell>
          <table:table-cell office:value-type="float" office:value="3.45565" calcext:value-type="float">
            <text:p>3.4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3397" calcext:value-type="float">
            <text:p>0.23339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23" calcext:value-type="float">
            <text:p>1823</text:p>
          </table:table-cell>
          <table:table-cell office:value-type="float" office:value="3.45582" calcext:value-type="float">
            <text:p>3.4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3514" calcext:value-type="float">
            <text:p>0.23351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24" calcext:value-type="float">
            <text:p>1824</text:p>
          </table:table-cell>
          <table:table-cell office:value-type="float" office:value="3.45623" calcext:value-type="float">
            <text:p>3.4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3614" calcext:value-type="float">
            <text:p>0.23361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25" calcext:value-type="float">
            <text:p>1825</text:p>
          </table:table-cell>
          <table:table-cell office:value-type="float" office:value="3.45624" calcext:value-type="float">
            <text:p>3.4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3742" calcext:value-type="float">
            <text:p>0.23374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26" calcext:value-type="float">
            <text:p>1826</text:p>
          </table:table-cell>
          <table:table-cell office:value-type="float" office:value="3.45634" calcext:value-type="float">
            <text:p>3.4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3863" calcext:value-type="float">
            <text:p>0.2338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27" calcext:value-type="float">
            <text:p>1827</text:p>
          </table:table-cell>
          <table:table-cell office:value-type="float" office:value="3.45648" calcext:value-type="float">
            <text:p>3.4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3981" calcext:value-type="float">
            <text:p>0.2339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28" calcext:value-type="float">
            <text:p>1828</text:p>
          </table:table-cell>
          <table:table-cell office:value-type="float" office:value="3.45653" calcext:value-type="float">
            <text:p>3.4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4106" calcext:value-type="float">
            <text:p>0.2341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29" calcext:value-type="float">
            <text:p>1829</text:p>
          </table:table-cell>
          <table:table-cell office:value-type="float" office:value="3.45663" calcext:value-type="float">
            <text:p>3.4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4228" calcext:value-type="float">
            <text:p>0.23422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30" calcext:value-type="float">
            <text:p>1830</text:p>
          </table:table-cell>
          <table:table-cell office:value-type="float" office:value="3.45675" calcext:value-type="float">
            <text:p>3.4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4347" calcext:value-type="float">
            <text:p>0.2343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31" calcext:value-type="float">
            <text:p>1831</text:p>
          </table:table-cell>
          <table:table-cell office:value-type="float" office:value="3.45679" calcext:value-type="float">
            <text:p>3.4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4473" calcext:value-type="float">
            <text:p>0.23447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32" calcext:value-type="float">
            <text:p>1832</text:p>
          </table:table-cell>
          <table:table-cell office:value-type="float" office:value="3.45689" calcext:value-type="float">
            <text:p>3.4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4594" calcext:value-type="float">
            <text:p>0.23459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33" calcext:value-type="float">
            <text:p>1833</text:p>
          </table:table-cell>
          <table:table-cell office:value-type="float" office:value="3.45737" calcext:value-type="float">
            <text:p>3.4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4689" calcext:value-type="float">
            <text:p>0.23468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34" calcext:value-type="float">
            <text:p>1834</text:p>
          </table:table-cell>
          <table:table-cell office:value-type="float" office:value="3.45751" calcext:value-type="float">
            <text:p>3.4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4808" calcext:value-type="float">
            <text:p>0.2348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35" calcext:value-type="float">
            <text:p>1835</text:p>
          </table:table-cell>
          <table:table-cell office:value-type="float" office:value="3.45759" calcext:value-type="float">
            <text:p>3.4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4931" calcext:value-type="float">
            <text:p>0.23493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36" calcext:value-type="float">
            <text:p>1836</text:p>
          </table:table-cell>
          <table:table-cell office:value-type="float" office:value="3.45778" calcext:value-type="float">
            <text:p>3.4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5045" calcext:value-type="float">
            <text:p>0.23504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37" calcext:value-type="float">
            <text:p>1837</text:p>
          </table:table-cell>
          <table:table-cell office:value-type="float" office:value="3.45801" calcext:value-type="float">
            <text:p>3.4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5158" calcext:value-type="float">
            <text:p>0.2351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38" calcext:value-type="float">
            <text:p>1838</text:p>
          </table:table-cell>
          <table:table-cell office:value-type="float" office:value="3.45836" calcext:value-type="float">
            <text:p>3.4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5262" calcext:value-type="float">
            <text:p>0.23526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39" calcext:value-type="float">
            <text:p>1839</text:p>
          </table:table-cell>
          <table:table-cell office:value-type="float" office:value="3.45841" calcext:value-type="float">
            <text:p>3.4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5387" calcext:value-type="float">
            <text:p>0.2353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40" calcext:value-type="float">
            <text:p>1840</text:p>
          </table:table-cell>
          <table:table-cell office:value-type="float" office:value="3.45842" calcext:value-type="float">
            <text:p>3.4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5514" calcext:value-type="float">
            <text:p>0.23551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41" calcext:value-type="float">
            <text:p>1841</text:p>
          </table:table-cell>
          <table:table-cell office:value-type="float" office:value="3.45844" calcext:value-type="float">
            <text:p>3.4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5641" calcext:value-type="float">
            <text:p>0.235641</text:p>
          </table:table-cell>
          <table:table-cell office:value-type="float" office:value="270" calcext:value-type="float">
            <text:p>270</text:p>
          </table:table-cell>
          <table:table-cell office:value-type="float" office:value="72.2881" calcext:value-type="float">
            <text:p>72.28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42" calcext:value-type="float">
            <text:p>1842</text:p>
          </table:table-cell>
          <table:table-cell office:value-type="float" office:value="3.45847" calcext:value-type="float">
            <text:p>3.4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5767" calcext:value-type="float">
            <text:p>0.235767</text:p>
          </table:table-cell>
          <table:table-cell office:value-type="float" office:value="270" calcext:value-type="float">
            <text:p>270</text:p>
          </table:table-cell>
          <table:table-cell office:value-type="float" office:value="54.7093" calcext:value-type="float">
            <text:p>54.709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43" calcext:value-type="float">
            <text:p>1843</text:p>
          </table:table-cell>
          <table:table-cell office:value-type="float" office:value="3.4587" calcext:value-type="float">
            <text:p>3.4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5879" calcext:value-type="float">
            <text:p>0.2358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44" calcext:value-type="float">
            <text:p>1844</text:p>
          </table:table-cell>
          <table:table-cell office:value-type="float" office:value="3.45902" calcext:value-type="float">
            <text:p>3.4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5985" calcext:value-type="float">
            <text:p>0.23598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45" calcext:value-type="float">
            <text:p>1845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6102" calcext:value-type="float">
            <text:p>0.2361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46" calcext:value-type="float">
            <text:p>1846</text:p>
          </table:table-cell>
          <table:table-cell office:value-type="float" office:value="3.45921" calcext:value-type="float">
            <text:p>3.4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6228" calcext:value-type="float">
            <text:p>0.23622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47" calcext:value-type="float">
            <text:p>1847</text:p>
          </table:table-cell>
          <table:table-cell office:value-type="float" office:value="3.45957" calcext:value-type="float">
            <text:p>3.4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6331" calcext:value-type="float">
            <text:p>0.23633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48" calcext:value-type="float">
            <text:p>1848</text:p>
          </table:table-cell>
          <table:table-cell office:value-type="float" office:value="3.4597" calcext:value-type="float">
            <text:p>3.4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6451" calcext:value-type="float">
            <text:p>0.23645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49" calcext:value-type="float">
            <text:p>1849</text:p>
          </table:table-cell>
          <table:table-cell office:value-type="float" office:value="3.45972" calcext:value-type="float">
            <text:p>3.4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6577" calcext:value-type="float">
            <text:p>0.23657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50" calcext:value-type="float">
            <text:p>1850</text:p>
          </table:table-cell>
          <table:table-cell office:value-type="float" office:value="3.45995" calcext:value-type="float">
            <text:p>3.4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6689" calcext:value-type="float">
            <text:p>0.23668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.55057" calcext:value-type="float">
            <text:p>3.5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0773" calcext:value-type="float">
            <text:p>0.230773</text:p>
          </table:table-cell>
          <table:table-cell office:value-type="float" office:value="270" calcext:value-type="float">
            <text:p>270</text:p>
          </table:table-cell>
          <table:table-cell office:value-type="float" office:value="28.7166" calcext:value-type="float">
            <text:p>28.716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52" calcext:value-type="float">
            <text:p>1852</text:p>
          </table:table-cell>
          <table:table-cell office:value-type="float" office:value="3.55135" calcext:value-type="float">
            <text:p>3.5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0847" calcext:value-type="float">
            <text:p>0.23084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53" calcext:value-type="float">
            <text:p>1853</text:p>
          </table:table-cell>
          <table:table-cell office:value-type="float" office:value="3.55146" calcext:value-type="float">
            <text:p>3.5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0964" calcext:value-type="float">
            <text:p>0.23096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54" calcext:value-type="float">
            <text:p>1854</text:p>
          </table:table-cell>
          <table:table-cell office:value-type="float" office:value="3.5515" calcext:value-type="float">
            <text:p>3.5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1087" calcext:value-type="float">
            <text:p>0.23108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55" calcext:value-type="float">
            <text:p>1855</text:p>
          </table:table-cell>
          <table:table-cell office:value-type="float" office:value="3.55165" calcext:value-type="float">
            <text:p>3.5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1201" calcext:value-type="float">
            <text:p>0.23120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56" calcext:value-type="float">
            <text:p>1856</text:p>
          </table:table-cell>
          <table:table-cell office:value-type="float" office:value="3.55171" calcext:value-type="float">
            <text:p>3.5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1322" calcext:value-type="float">
            <text:p>0.2313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57" calcext:value-type="float">
            <text:p>1857</text:p>
          </table:table-cell>
          <table:table-cell office:value-type="float" office:value="3.55278" calcext:value-type="float">
            <text:p>3.5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1377" calcext:value-type="float">
            <text:p>0.23137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58" calcext:value-type="float">
            <text:p>1858</text:p>
          </table:table-cell>
          <table:table-cell office:value-type="float" office:value="3.55325" calcext:value-type="float">
            <text:p>3.5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1471" calcext:value-type="float">
            <text:p>0.2314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59" calcext:value-type="float">
            <text:p>1859</text:p>
          </table:table-cell>
          <table:table-cell office:value-type="float" office:value="3.55359" calcext:value-type="float">
            <text:p>3.5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1573" calcext:value-type="float">
            <text:p>0.23157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60" calcext:value-type="float">
            <text:p>1860</text:p>
          </table:table-cell>
          <table:table-cell office:value-type="float" office:value="3.55384" calcext:value-type="float">
            <text:p>3.5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1682" calcext:value-type="float">
            <text:p>0.231682</text:p>
          </table:table-cell>
          <table:table-cell office:value-type="float" office:value="270" calcext:value-type="float">
            <text:p>270</text:p>
          </table:table-cell>
          <table:table-cell office:value-type="float" office:value="43.6368" calcext:value-type="float">
            <text:p>43.636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61" calcext:value-type="float">
            <text:p>1861</text:p>
          </table:table-cell>
          <table:table-cell office:value-type="float" office:value="3.55386" calcext:value-type="float">
            <text:p>3.5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1805" calcext:value-type="float">
            <text:p>0.2318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62" calcext:value-type="float">
            <text:p>1862</text:p>
          </table:table-cell>
          <table:table-cell office:value-type="float" office:value="3.55398" calcext:value-type="float">
            <text:p>3.5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1922" calcext:value-type="float">
            <text:p>0.231922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63" calcext:value-type="float">
            <text:p>1863</text:p>
          </table:table-cell>
          <table:table-cell office:value-type="float" office:value="3.55414" calcext:value-type="float">
            <text:p>3.5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2036" calcext:value-type="float">
            <text:p>0.23203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64" calcext:value-type="float">
            <text:p>1864</text:p>
          </table:table-cell>
          <table:table-cell office:value-type="float" office:value="3.55442" calcext:value-type="float">
            <text:p>3.5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2142" calcext:value-type="float">
            <text:p>0.23214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65" calcext:value-type="float">
            <text:p>1865</text:p>
          </table:table-cell>
          <table:table-cell office:value-type="float" office:value="3.5545" calcext:value-type="float">
            <text:p>3.5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2261" calcext:value-type="float">
            <text:p>0.23226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66" calcext:value-type="float">
            <text:p>1866</text:p>
          </table:table-cell>
          <table:table-cell office:value-type="float" office:value="3.55451" calcext:value-type="float">
            <text:p>3.5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2385" calcext:value-type="float">
            <text:p>0.23238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67" calcext:value-type="float">
            <text:p>1867</text:p>
          </table:table-cell>
          <table:table-cell office:value-type="float" office:value="3.55474" calcext:value-type="float">
            <text:p>3.5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2495" calcext:value-type="float">
            <text:p>0.2324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68" calcext:value-type="float">
            <text:p>1868</text:p>
          </table:table-cell>
          <table:table-cell office:value-type="float" office:value="3.55478" calcext:value-type="float">
            <text:p>3.5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2617" calcext:value-type="float">
            <text:p>0.232617</text:p>
          </table:table-cell>
          <table:table-cell office:value-type="float" office:value="270" calcext:value-type="float">
            <text:p>270</text:p>
          </table:table-cell>
          <table:table-cell office:value-type="float" office:value="17.4556" calcext:value-type="float">
            <text:p>17.455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69" calcext:value-type="float">
            <text:p>1869</text:p>
          </table:table-cell>
          <table:table-cell office:value-type="float" office:value="3.5548" calcext:value-type="float">
            <text:p>3.5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274" calcext:value-type="float">
            <text:p>0.2327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70" calcext:value-type="float">
            <text:p>1870</text:p>
          </table:table-cell>
          <table:table-cell office:value-type="float" office:value="3.55509" calcext:value-type="float">
            <text:p>3.5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2846" calcext:value-type="float">
            <text:p>0.23284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871" calcext:value-type="float">
            <text:p>1871</text:p>
          </table:table-cell>
          <table:table-cell office:value-type="float" office:value="3.5551" calcext:value-type="float">
            <text:p>3.5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297" calcext:value-type="float">
            <text:p>0.2329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72" calcext:value-type="float">
            <text:p>1872</text:p>
          </table:table-cell>
          <table:table-cell office:value-type="float" office:value="3.55565" calcext:value-type="float">
            <text:p>3.5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3058" calcext:value-type="float">
            <text:p>0.23305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73" calcext:value-type="float">
            <text:p>1873</text:p>
          </table:table-cell>
          <table:table-cell office:value-type="float" office:value="3.55582" calcext:value-type="float">
            <text:p>3.5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3171" calcext:value-type="float">
            <text:p>0.2331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74" calcext:value-type="float">
            <text:p>1874</text:p>
          </table:table-cell>
          <table:table-cell office:value-type="float" office:value="3.55623" calcext:value-type="float">
            <text:p>3.5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3269" calcext:value-type="float">
            <text:p>0.23326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75" calcext:value-type="float">
            <text:p>1875</text:p>
          </table:table-cell>
          <table:table-cell office:value-type="float" office:value="3.55624" calcext:value-type="float">
            <text:p>3.5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3393" calcext:value-type="float">
            <text:p>0.23339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76" calcext:value-type="float">
            <text:p>1876</text:p>
          </table:table-cell>
          <table:table-cell office:value-type="float" office:value="3.55634" calcext:value-type="float">
            <text:p>3.5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351" calcext:value-type="float">
            <text:p>0.2335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77" calcext:value-type="float">
            <text:p>1877</text:p>
          </table:table-cell>
          <table:table-cell office:value-type="float" office:value="3.55648" calcext:value-type="float">
            <text:p>3.5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3626" calcext:value-type="float">
            <text:p>0.2336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78" calcext:value-type="float">
            <text:p>1878</text:p>
          </table:table-cell>
          <table:table-cell office:value-type="float" office:value="3.55653" calcext:value-type="float">
            <text:p>3.5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3747" calcext:value-type="float">
            <text:p>0.23374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79" calcext:value-type="float">
            <text:p>1879</text:p>
          </table:table-cell>
          <table:table-cell office:value-type="float" office:value="3.55663" calcext:value-type="float">
            <text:p>3.5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3865" calcext:value-type="float">
            <text:p>0.23386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80" calcext:value-type="float">
            <text:p>1880</text:p>
          </table:table-cell>
          <table:table-cell office:value-type="float" office:value="3.55675" calcext:value-type="float">
            <text:p>3.5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3982" calcext:value-type="float">
            <text:p>0.23398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81" calcext:value-type="float">
            <text:p>1881</text:p>
          </table:table-cell>
          <table:table-cell office:value-type="float" office:value="3.55679" calcext:value-type="float">
            <text:p>3.5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4103" calcext:value-type="float">
            <text:p>0.2341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82" calcext:value-type="float">
            <text:p>1882</text:p>
          </table:table-cell>
          <table:table-cell office:value-type="float" office:value="3.55689" calcext:value-type="float">
            <text:p>3.5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4221" calcext:value-type="float">
            <text:p>0.23422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83" calcext:value-type="float">
            <text:p>1883</text:p>
          </table:table-cell>
          <table:table-cell office:value-type="float" office:value="3.55737" calcext:value-type="float">
            <text:p>3.5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4314" calcext:value-type="float">
            <text:p>0.23431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84" calcext:value-type="float">
            <text:p>1884</text:p>
          </table:table-cell>
          <table:table-cell office:value-type="float" office:value="3.55751" calcext:value-type="float">
            <text:p>3.5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4429" calcext:value-type="float">
            <text:p>0.23442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85" calcext:value-type="float">
            <text:p>1885</text:p>
          </table:table-cell>
          <table:table-cell office:value-type="float" office:value="3.55759" calcext:value-type="float">
            <text:p>3.5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4549" calcext:value-type="float">
            <text:p>0.23454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86" calcext:value-type="float">
            <text:p>1886</text:p>
          </table:table-cell>
          <table:table-cell office:value-type="float" office:value="3.55778" calcext:value-type="float">
            <text:p>3.5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466" calcext:value-type="float">
            <text:p>0.2346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87" calcext:value-type="float">
            <text:p>1887</text:p>
          </table:table-cell>
          <table:table-cell office:value-type="float" office:value="3.55801" calcext:value-type="float">
            <text:p>3.5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4769" calcext:value-type="float">
            <text:p>0.23476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88" calcext:value-type="float">
            <text:p>1888</text:p>
          </table:table-cell>
          <table:table-cell office:value-type="float" office:value="3.55836" calcext:value-type="float">
            <text:p>3.5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4871" calcext:value-type="float">
            <text:p>0.2348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89" calcext:value-type="float">
            <text:p>1889</text:p>
          </table:table-cell>
          <table:table-cell office:value-type="float" office:value="3.55841" calcext:value-type="float">
            <text:p>3.5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4992" calcext:value-type="float">
            <text:p>0.23499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90" calcext:value-type="float">
            <text:p>1890</text:p>
          </table:table-cell>
          <table:table-cell office:value-type="float" office:value="3.55842" calcext:value-type="float">
            <text:p>3.5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5115" calcext:value-type="float">
            <text:p>0.23511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91" calcext:value-type="float">
            <text:p>1891</text:p>
          </table:table-cell>
          <table:table-cell office:value-type="float" office:value="3.55844" calcext:value-type="float">
            <text:p>3.5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5238" calcext:value-type="float">
            <text:p>0.235238</text:p>
          </table:table-cell>
          <table:table-cell office:value-type="float" office:value="270" calcext:value-type="float">
            <text:p>270</text:p>
          </table:table-cell>
          <table:table-cell office:value-type="float" office:value="73.5079" calcext:value-type="float">
            <text:p>73.50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92" calcext:value-type="float">
            <text:p>1892</text:p>
          </table:table-cell>
          <table:table-cell office:value-type="float" office:value="3.55847" calcext:value-type="float">
            <text:p>3.5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5361" calcext:value-type="float">
            <text:p>0.235361</text:p>
          </table:table-cell>
          <table:table-cell office:value-type="float" office:value="270" calcext:value-type="float">
            <text:p>270</text:p>
          </table:table-cell>
          <table:table-cell office:value-type="float" office:value="55.4943" calcext:value-type="float">
            <text:p>55.49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93" calcext:value-type="float">
            <text:p>1893</text:p>
          </table:table-cell>
          <table:table-cell office:value-type="float" office:value="3.5587" calcext:value-type="float">
            <text:p>3.5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547" calcext:value-type="float">
            <text:p>0.2354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94" calcext:value-type="float">
            <text:p>1894</text:p>
          </table:table-cell>
          <table:table-cell office:value-type="float" office:value="3.55902" calcext:value-type="float">
            <text:p>3.5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5573" calcext:value-type="float">
            <text:p>0.23557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95" calcext:value-type="float">
            <text:p>1895</text:p>
          </table:table-cell>
          <table:table-cell office:value-type="float" office:value="3.55918" calcext:value-type="float">
            <text:p>3.5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5687" calcext:value-type="float">
            <text:p>0.2356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96" calcext:value-type="float">
            <text:p>1896</text:p>
          </table:table-cell>
          <table:table-cell office:value-type="float" office:value="3.55921" calcext:value-type="float">
            <text:p>3.5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581" calcext:value-type="float">
            <text:p>0.2358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897" calcext:value-type="float">
            <text:p>1897</text:p>
          </table:table-cell>
          <table:table-cell office:value-type="float" office:value="3.55957" calcext:value-type="float">
            <text:p>3.5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591" calcext:value-type="float">
            <text:p>0.2359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98" calcext:value-type="float">
            <text:p>1898</text:p>
          </table:table-cell>
          <table:table-cell office:value-type="float" office:value="3.5597" calcext:value-type="float">
            <text:p>3.5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6026" calcext:value-type="float">
            <text:p>0.2360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99" calcext:value-type="float">
            <text:p>1899</text:p>
          </table:table-cell>
          <table:table-cell office:value-type="float" office:value="3.55972" calcext:value-type="float">
            <text:p>3.5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6149" calcext:value-type="float">
            <text:p>0.23614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00" calcext:value-type="float">
            <text:p>1900</text:p>
          </table:table-cell>
          <table:table-cell office:value-type="float" office:value="3.55995" calcext:value-type="float">
            <text:p>3.5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6258" calcext:value-type="float">
            <text:p>0.23625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3.65057" calcext:value-type="float">
            <text:p>3.6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0515" calcext:value-type="float">
            <text:p>0.230515</text:p>
          </table:table-cell>
          <table:table-cell office:value-type="float" office:value="270" calcext:value-type="float">
            <text:p>270</text:p>
          </table:table-cell>
          <table:table-cell office:value-type="float" office:value="29.4645" calcext:value-type="float">
            <text:p>29.464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02" calcext:value-type="float">
            <text:p>1902</text:p>
          </table:table-cell>
          <table:table-cell office:value-type="float" office:value="3.65135" calcext:value-type="float">
            <text:p>3.6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0586" calcext:value-type="float">
            <text:p>0.2305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03" calcext:value-type="float">
            <text:p>1903</text:p>
          </table:table-cell>
          <table:table-cell office:value-type="float" office:value="3.65146" calcext:value-type="float">
            <text:p>3.6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07" calcext:value-type="float">
            <text:p>0.230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04" calcext:value-type="float">
            <text:p>1904</text:p>
          </table:table-cell>
          <table:table-cell office:value-type="float" office:value="3.6515" calcext:value-type="float">
            <text:p>3.6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082" calcext:value-type="float">
            <text:p>0.2308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05" calcext:value-type="float">
            <text:p>1905</text:p>
          </table:table-cell>
          <table:table-cell office:value-type="float" office:value="3.65165" calcext:value-type="float">
            <text:p>3.6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0931" calcext:value-type="float">
            <text:p>0.2309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06" calcext:value-type="float">
            <text:p>1906</text:p>
          </table:table-cell>
          <table:table-cell office:value-type="float" office:value="3.65171" calcext:value-type="float">
            <text:p>3.6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1049" calcext:value-type="float">
            <text:p>0.23104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07" calcext:value-type="float">
            <text:p>1907</text:p>
          </table:table-cell>
          <table:table-cell office:value-type="float" office:value="3.65278" calcext:value-type="float">
            <text:p>3.6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1102" calcext:value-type="float">
            <text:p>0.2311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08" calcext:value-type="float">
            <text:p>1908</text:p>
          </table:table-cell>
          <table:table-cell office:value-type="float" office:value="3.65325" calcext:value-type="float">
            <text:p>3.6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1194" calcext:value-type="float">
            <text:p>0.23119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09" calcext:value-type="float">
            <text:p>1909</text:p>
          </table:table-cell>
          <table:table-cell office:value-type="float" office:value="3.65359" calcext:value-type="float">
            <text:p>3.6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1293" calcext:value-type="float">
            <text:p>0.23129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10" calcext:value-type="float">
            <text:p>1910</text:p>
          </table:table-cell>
          <table:table-cell office:value-type="float" office:value="3.65384" calcext:value-type="float">
            <text:p>3.6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1398" calcext:value-type="float">
            <text:p>0.231398</text:p>
          </table:table-cell>
          <table:table-cell office:value-type="float" office:value="270" calcext:value-type="float">
            <text:p>270</text:p>
          </table:table-cell>
          <table:table-cell office:value-type="float" office:value="44.3747" calcext:value-type="float">
            <text:p>44.374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11" calcext:value-type="float">
            <text:p>1911</text:p>
          </table:table-cell>
          <table:table-cell office:value-type="float" office:value="3.65386" calcext:value-type="float">
            <text:p>3.6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1518" calcext:value-type="float">
            <text:p>0.23151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12" calcext:value-type="float">
            <text:p>1912</text:p>
          </table:table-cell>
          <table:table-cell office:value-type="float" office:value="3.65398" calcext:value-type="float">
            <text:p>3.6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1632" calcext:value-type="float">
            <text:p>0.231632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13" calcext:value-type="float">
            <text:p>1913</text:p>
          </table:table-cell>
          <table:table-cell office:value-type="float" office:value="3.65414" calcext:value-type="float">
            <text:p>3.6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1743" calcext:value-type="float">
            <text:p>0.23174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14" calcext:value-type="float">
            <text:p>1914</text:p>
          </table:table-cell>
          <table:table-cell office:value-type="float" office:value="3.65442" calcext:value-type="float">
            <text:p>3.6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1847" calcext:value-type="float">
            <text:p>0.23184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15" calcext:value-type="float">
            <text:p>1915</text:p>
          </table:table-cell>
          <table:table-cell office:value-type="float" office:value="3.6545" calcext:value-type="float">
            <text:p>3.6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1962" calcext:value-type="float">
            <text:p>0.23196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16" calcext:value-type="float">
            <text:p>1916</text:p>
          </table:table-cell>
          <table:table-cell office:value-type="float" office:value="3.65451" calcext:value-type="float">
            <text:p>3.6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2083" calcext:value-type="float">
            <text:p>0.2320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17" calcext:value-type="float">
            <text:p>1917</text:p>
          </table:table-cell>
          <table:table-cell office:value-type="float" office:value="3.65474" calcext:value-type="float">
            <text:p>3.6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219" calcext:value-type="float">
            <text:p>0.2321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18" calcext:value-type="float">
            <text:p>1918</text:p>
          </table:table-cell>
          <table:table-cell office:value-type="float" office:value="3.65478" calcext:value-type="float">
            <text:p>3.6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2308" calcext:value-type="float">
            <text:p>0.232308</text:p>
          </table:table-cell>
          <table:table-cell office:value-type="float" office:value="270" calcext:value-type="float">
            <text:p>270</text:p>
          </table:table-cell>
          <table:table-cell office:value-type="float" office:value="18.1481" calcext:value-type="float">
            <text:p>18.148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19" calcext:value-type="float">
            <text:p>1919</text:p>
          </table:table-cell>
          <table:table-cell office:value-type="float" office:value="3.6548" calcext:value-type="float">
            <text:p>3.6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2428" calcext:value-type="float">
            <text:p>0.23242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20" calcext:value-type="float">
            <text:p>1920</text:p>
          </table:table-cell>
          <table:table-cell office:value-type="float" office:value="3.65509" calcext:value-type="float">
            <text:p>3.6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2531" calcext:value-type="float">
            <text:p>0.2325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921" calcext:value-type="float">
            <text:p>1921</text:p>
          </table:table-cell>
          <table:table-cell office:value-type="float" office:value="3.6551" calcext:value-type="float">
            <text:p>3.6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2651" calcext:value-type="float">
            <text:p>0.23265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22" calcext:value-type="float">
            <text:p>1922</text:p>
          </table:table-cell>
          <table:table-cell office:value-type="float" office:value="3.65565" calcext:value-type="float">
            <text:p>3.6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2737" calcext:value-type="float">
            <text:p>0.23273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23" calcext:value-type="float">
            <text:p>1923</text:p>
          </table:table-cell>
          <table:table-cell office:value-type="float" office:value="3.65582" calcext:value-type="float">
            <text:p>3.6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2847" calcext:value-type="float">
            <text:p>0.23284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24" calcext:value-type="float">
            <text:p>1924</text:p>
          </table:table-cell>
          <table:table-cell office:value-type="float" office:value="3.65623" calcext:value-type="float">
            <text:p>3.6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2942" calcext:value-type="float">
            <text:p>0.23294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25" calcext:value-type="float">
            <text:p>1925</text:p>
          </table:table-cell>
          <table:table-cell office:value-type="float" office:value="3.65624" calcext:value-type="float">
            <text:p>3.6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3063" calcext:value-type="float">
            <text:p>0.23306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26" calcext:value-type="float">
            <text:p>1926</text:p>
          </table:table-cell>
          <table:table-cell office:value-type="float" office:value="3.65634" calcext:value-type="float">
            <text:p>3.6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3177" calcext:value-type="float">
            <text:p>0.23317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27" calcext:value-type="float">
            <text:p>1927</text:p>
          </table:table-cell>
          <table:table-cell office:value-type="float" office:value="3.65648" calcext:value-type="float">
            <text:p>3.6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3289" calcext:value-type="float">
            <text:p>0.23328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28" calcext:value-type="float">
            <text:p>1928</text:p>
          </table:table-cell>
          <table:table-cell office:value-type="float" office:value="3.65653" calcext:value-type="float">
            <text:p>3.6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3408" calcext:value-type="float">
            <text:p>0.2334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29" calcext:value-type="float">
            <text:p>1929</text:p>
          </table:table-cell>
          <table:table-cell office:value-type="float" office:value="3.65663" calcext:value-type="float">
            <text:p>3.6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3522" calcext:value-type="float">
            <text:p>0.23352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float" office:value="3.65675" calcext:value-type="float">
            <text:p>3.6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3636" calcext:value-type="float">
            <text:p>0.23363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31" calcext:value-type="float">
            <text:p>1931</text:p>
          </table:table-cell>
          <table:table-cell office:value-type="float" office:value="3.65679" calcext:value-type="float">
            <text:p>3.6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3754" calcext:value-type="float">
            <text:p>0.23375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32" calcext:value-type="float">
            <text:p>1932</text:p>
          </table:table-cell>
          <table:table-cell office:value-type="float" office:value="3.65689" calcext:value-type="float">
            <text:p>3.6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3869" calcext:value-type="float">
            <text:p>0.23386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33" calcext:value-type="float">
            <text:p>1933</text:p>
          </table:table-cell>
          <table:table-cell office:value-type="float" office:value="3.65737" calcext:value-type="float">
            <text:p>3.6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3959" calcext:value-type="float">
            <text:p>0.23395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float" office:value="3.65751" calcext:value-type="float">
            <text:p>3.6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4071" calcext:value-type="float">
            <text:p>0.2340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35" calcext:value-type="float">
            <text:p>1935</text:p>
          </table:table-cell>
          <table:table-cell office:value-type="float" office:value="3.65759" calcext:value-type="float">
            <text:p>3.6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4187" calcext:value-type="float">
            <text:p>0.23418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36" calcext:value-type="float">
            <text:p>1936</text:p>
          </table:table-cell>
          <table:table-cell office:value-type="float" office:value="3.65778" calcext:value-type="float">
            <text:p>3.6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4296" calcext:value-type="float">
            <text:p>0.23429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37" calcext:value-type="float">
            <text:p>1937</text:p>
          </table:table-cell>
          <table:table-cell office:value-type="float" office:value="3.65801" calcext:value-type="float">
            <text:p>3.6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4402" calcext:value-type="float">
            <text:p>0.23440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float" office:value="3.65836" calcext:value-type="float">
            <text:p>3.6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4501" calcext:value-type="float">
            <text:p>0.2345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39" calcext:value-type="float">
            <text:p>1939</text:p>
          </table:table-cell>
          <table:table-cell office:value-type="float" office:value="3.65841" calcext:value-type="float">
            <text:p>3.6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4618" calcext:value-type="float">
            <text:p>0.23461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40" calcext:value-type="float">
            <text:p>1940</text:p>
          </table:table-cell>
          <table:table-cell office:value-type="float" office:value="3.65842" calcext:value-type="float">
            <text:p>3.6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4739" calcext:value-type="float">
            <text:p>0.23473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41" calcext:value-type="float">
            <text:p>1941</text:p>
          </table:table-cell>
          <table:table-cell office:value-type="float" office:value="3.65844" calcext:value-type="float">
            <text:p>3.6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4858" calcext:value-type="float">
            <text:p>0.234858</text:p>
          </table:table-cell>
          <table:table-cell office:value-type="float" office:value="270" calcext:value-type="float">
            <text:p>270</text:p>
          </table:table-cell>
          <table:table-cell office:value-type="float" office:value="74.7638" calcext:value-type="float">
            <text:p>74.76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42" calcext:value-type="float">
            <text:p>1942</text:p>
          </table:table-cell>
          <table:table-cell office:value-type="float" office:value="3.65847" calcext:value-type="float">
            <text:p>3.6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4977" calcext:value-type="float">
            <text:p>0.234977</text:p>
          </table:table-cell>
          <table:table-cell office:value-type="float" office:value="270" calcext:value-type="float">
            <text:p>270</text:p>
          </table:table-cell>
          <table:table-cell office:value-type="float" office:value="56.2975" calcext:value-type="float">
            <text:p>56.297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43" calcext:value-type="float">
            <text:p>1943</text:p>
          </table:table-cell>
          <table:table-cell office:value-type="float" office:value="3.6587" calcext:value-type="float">
            <text:p>3.6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5084" calcext:value-type="float">
            <text:p>0.23508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44" calcext:value-type="float">
            <text:p>1944</text:p>
          </table:table-cell>
          <table:table-cell office:value-type="float" office:value="3.65902" calcext:value-type="float">
            <text:p>3.6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5184" calcext:value-type="float">
            <text:p>0.23518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45" calcext:value-type="float">
            <text:p>1945</text:p>
          </table:table-cell>
          <table:table-cell office:value-type="float" office:value="3.65918" calcext:value-type="float">
            <text:p>3.6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5295" calcext:value-type="float">
            <text:p>0.23529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46" calcext:value-type="float">
            <text:p>1946</text:p>
          </table:table-cell>
          <table:table-cell office:value-type="float" office:value="3.65921" calcext:value-type="float">
            <text:p>3.6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5414" calcext:value-type="float">
            <text:p>0.23541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47" calcext:value-type="float">
            <text:p>1947</text:p>
          </table:table-cell>
          <table:table-cell office:value-type="float" office:value="3.65957" calcext:value-type="float">
            <text:p>3.6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5512" calcext:value-type="float">
            <text:p>0.2355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48" calcext:value-type="float">
            <text:p>1948</text:p>
          </table:table-cell>
          <table:table-cell office:value-type="float" office:value="3.6597" calcext:value-type="float">
            <text:p>3.6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5625" calcext:value-type="float">
            <text:p>0.23562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49" calcext:value-type="float">
            <text:p>1949</text:p>
          </table:table-cell>
          <table:table-cell office:value-type="float" office:value="3.65972" calcext:value-type="float">
            <text:p>3.6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5744" calcext:value-type="float">
            <text:p>0.23574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float" office:value="3.65995" calcext:value-type="float">
            <text:p>3.6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585" calcext:value-type="float">
            <text:p>0.2358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.75057" calcext:value-type="float">
            <text:p>3.7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027" calcext:value-type="float">
            <text:p>0.23027</text:p>
          </table:table-cell>
          <table:table-cell office:value-type="float" office:value="270" calcext:value-type="float">
            <text:p>270</text:p>
          </table:table-cell>
          <table:table-cell office:value-type="float" office:value="30.339" calcext:value-type="float">
            <text:p>30.33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52" calcext:value-type="float">
            <text:p>1952</text:p>
          </table:table-cell>
          <table:table-cell office:value-type="float" office:value="3.75135" calcext:value-type="float">
            <text:p>3.7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034" calcext:value-type="float">
            <text:p>0.2303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53" calcext:value-type="float">
            <text:p>1953</text:p>
          </table:table-cell>
          <table:table-cell office:value-type="float" office:value="3.75146" calcext:value-type="float">
            <text:p>3.7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0451" calcext:value-type="float">
            <text:p>0.23045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float" office:value="3.7515" calcext:value-type="float">
            <text:p>3.7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0567" calcext:value-type="float">
            <text:p>0.23056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55" calcext:value-type="float">
            <text:p>1955</text:p>
          </table:table-cell>
          <table:table-cell office:value-type="float" office:value="3.75165" calcext:value-type="float">
            <text:p>3.7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0675" calcext:value-type="float">
            <text:p>0.23067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56" calcext:value-type="float">
            <text:p>1956</text:p>
          </table:table-cell>
          <table:table-cell office:value-type="float" office:value="3.75171" calcext:value-type="float">
            <text:p>3.7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079" calcext:value-type="float">
            <text:p>0.230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57" calcext:value-type="float">
            <text:p>1957</text:p>
          </table:table-cell>
          <table:table-cell office:value-type="float" office:value="3.75278" calcext:value-type="float">
            <text:p>3.7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0842" calcext:value-type="float">
            <text:p>0.23084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float" office:value="3.75325" calcext:value-type="float">
            <text:p>3.7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0931" calcext:value-type="float">
            <text:p>0.23093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59" calcext:value-type="float">
            <text:p>1959</text:p>
          </table:table-cell>
          <table:table-cell office:value-type="float" office:value="3.75359" calcext:value-type="float">
            <text:p>3.7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1028" calcext:value-type="float">
            <text:p>0.23102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60" calcext:value-type="float">
            <text:p>1960</text:p>
          </table:table-cell>
          <table:table-cell office:value-type="float" office:value="3.75384" calcext:value-type="float">
            <text:p>3.7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113" calcext:value-type="float">
            <text:p>0.23113</text:p>
          </table:table-cell>
          <table:table-cell office:value-type="float" office:value="270" calcext:value-type="float">
            <text:p>270</text:p>
          </table:table-cell>
          <table:table-cell office:value-type="float" office:value="45.1503" calcext:value-type="float">
            <text:p>45.15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1" calcext:value-type="float">
            <text:p>1961</text:p>
          </table:table-cell>
          <table:table-cell office:value-type="float" office:value="3.75386" calcext:value-type="float">
            <text:p>3.7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1247" calcext:value-type="float">
            <text:p>0.2312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float" office:value="3.75398" calcext:value-type="float">
            <text:p>3.7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1358" calcext:value-type="float">
            <text:p>0.231358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63" calcext:value-type="float">
            <text:p>1963</text:p>
          </table:table-cell>
          <table:table-cell office:value-type="float" office:value="3.75414" calcext:value-type="float">
            <text:p>3.7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1465" calcext:value-type="float">
            <text:p>0.23146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64" calcext:value-type="float">
            <text:p>1964</text:p>
          </table:table-cell>
          <table:table-cell office:value-type="float" office:value="3.75442" calcext:value-type="float">
            <text:p>3.7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1567" calcext:value-type="float">
            <text:p>0.23156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65" calcext:value-type="float">
            <text:p>1965</text:p>
          </table:table-cell>
          <table:table-cell office:value-type="float" office:value="3.7545" calcext:value-type="float">
            <text:p>3.7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1679" calcext:value-type="float">
            <text:p>0.23167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float" office:value="3.75451" calcext:value-type="float">
            <text:p>3.7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1797" calcext:value-type="float">
            <text:p>0.23179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67" calcext:value-type="float">
            <text:p>1967</text:p>
          </table:table-cell>
          <table:table-cell office:value-type="float" office:value="3.75474" calcext:value-type="float">
            <text:p>3.7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1901" calcext:value-type="float">
            <text:p>0.2319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68" calcext:value-type="float">
            <text:p>1968</text:p>
          </table:table-cell>
          <table:table-cell office:value-type="float" office:value="3.75478" calcext:value-type="float">
            <text:p>3.7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2016" calcext:value-type="float">
            <text:p>0.232016</text:p>
          </table:table-cell>
          <table:table-cell office:value-type="float" office:value="270" calcext:value-type="float">
            <text:p>270</text:p>
          </table:table-cell>
          <table:table-cell office:value-type="float" office:value="18.878" calcext:value-type="float">
            <text:p>18.87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69" calcext:value-type="float">
            <text:p>1969</text:p>
          </table:table-cell>
          <table:table-cell office:value-type="float" office:value="3.7548" calcext:value-type="float">
            <text:p>3.7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2132" calcext:value-type="float">
            <text:p>0.23213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float" office:value="3.75509" calcext:value-type="float">
            <text:p>3.7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2232" calcext:value-type="float">
            <text:p>0.23223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float" office:value="3.7551" calcext:value-type="float">
            <text:p>3.7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235" calcext:value-type="float">
            <text:p>0.232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float" office:value="3.75565" calcext:value-type="float">
            <text:p>3.7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2433" calcext:value-type="float">
            <text:p>0.23243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float" office:value="3.75582" calcext:value-type="float">
            <text:p>3.7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2541" calcext:value-type="float">
            <text:p>0.23254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float" office:value="3.75623" calcext:value-type="float">
            <text:p>3.7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2633" calcext:value-type="float">
            <text:p>0.23263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75" calcext:value-type="float">
            <text:p>1975</text:p>
          </table:table-cell>
          <table:table-cell office:value-type="float" office:value="3.75624" calcext:value-type="float">
            <text:p>3.7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2751" calcext:value-type="float">
            <text:p>0.23275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float" office:value="3.75634" calcext:value-type="float">
            <text:p>3.7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2862" calcext:value-type="float">
            <text:p>0.23286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float" office:value="3.75648" calcext:value-type="float">
            <text:p>3.7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2971" calcext:value-type="float">
            <text:p>0.2329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8" calcext:value-type="float">
            <text:p>1978</text:p>
          </table:table-cell>
          <table:table-cell office:value-type="float" office:value="3.75653" calcext:value-type="float">
            <text:p>3.7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3086" calcext:value-type="float">
            <text:p>0.2330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float" office:value="3.75663" calcext:value-type="float">
            <text:p>3.7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3198" calcext:value-type="float">
            <text:p>0.23319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float" office:value="3.75675" calcext:value-type="float">
            <text:p>3.7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3308" calcext:value-type="float">
            <text:p>0.2333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float" office:value="3.75679" calcext:value-type="float">
            <text:p>3.7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3423" calcext:value-type="float">
            <text:p>0.23342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float" office:value="3.75689" calcext:value-type="float">
            <text:p>3.7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3535" calcext:value-type="float">
            <text:p>0.23353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float" office:value="3.75737" calcext:value-type="float">
            <text:p>3.7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3623" calcext:value-type="float">
            <text:p>0.23362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4" calcext:value-type="float">
            <text:p>1984</text:p>
          </table:table-cell>
          <table:table-cell office:value-type="float" office:value="3.75751" calcext:value-type="float">
            <text:p>3.7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3732" calcext:value-type="float">
            <text:p>0.23373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5" calcext:value-type="float">
            <text:p>1985</text:p>
          </table:table-cell>
          <table:table-cell office:value-type="float" office:value="3.75759" calcext:value-type="float">
            <text:p>3.7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3845" calcext:value-type="float">
            <text:p>0.23384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6" calcext:value-type="float">
            <text:p>1986</text:p>
          </table:table-cell>
          <table:table-cell office:value-type="float" office:value="3.75778" calcext:value-type="float">
            <text:p>3.7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3951" calcext:value-type="float">
            <text:p>0.23395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87" calcext:value-type="float">
            <text:p>1987</text:p>
          </table:table-cell>
          <table:table-cell office:value-type="float" office:value="3.75801" calcext:value-type="float">
            <text:p>3.7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4054" calcext:value-type="float">
            <text:p>0.23405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8" calcext:value-type="float">
            <text:p>1988</text:p>
          </table:table-cell>
          <table:table-cell office:value-type="float" office:value="3.75836" calcext:value-type="float">
            <text:p>3.7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415" calcext:value-type="float">
            <text:p>0.2341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9" calcext:value-type="float">
            <text:p>1989</text:p>
          </table:table-cell>
          <table:table-cell office:value-type="float" office:value="3.75841" calcext:value-type="float">
            <text:p>3.7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4265" calcext:value-type="float">
            <text:p>0.23426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90" calcext:value-type="float">
            <text:p>1990</text:p>
          </table:table-cell>
          <table:table-cell office:value-type="float" office:value="3.75842" calcext:value-type="float">
            <text:p>3.7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4382" calcext:value-type="float">
            <text:p>0.23438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float" office:value="3.75844" calcext:value-type="float">
            <text:p>3.7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4499" calcext:value-type="float">
            <text:p>0.234499</text:p>
          </table:table-cell>
          <table:table-cell office:value-type="float" office:value="270" calcext:value-type="float">
            <text:p>270</text:p>
          </table:table-cell>
          <table:table-cell office:value-type="float" office:value="76.0422" calcext:value-type="float">
            <text:p>76.04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2" calcext:value-type="float">
            <text:p>1992</text:p>
          </table:table-cell>
          <table:table-cell office:value-type="float" office:value="3.75847" calcext:value-type="float">
            <text:p>3.7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4614" calcext:value-type="float">
            <text:p>0.234614</text:p>
          </table:table-cell>
          <table:table-cell office:value-type="float" office:value="270" calcext:value-type="float">
            <text:p>270</text:p>
          </table:table-cell>
          <table:table-cell office:value-type="float" office:value="57.1378" calcext:value-type="float">
            <text:p>57.137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float" office:value="3.7587" calcext:value-type="float">
            <text:p>3.7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4718" calcext:value-type="float">
            <text:p>0.2347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4" calcext:value-type="float">
            <text:p>1994</text:p>
          </table:table-cell>
          <table:table-cell office:value-type="float" office:value="3.75902" calcext:value-type="float">
            <text:p>3.7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4816" calcext:value-type="float">
            <text:p>0.23481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95" calcext:value-type="float">
            <text:p>1995</text:p>
          </table:table-cell>
          <table:table-cell office:value-type="float" office:value="3.75918" calcext:value-type="float">
            <text:p>3.7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4923" calcext:value-type="float">
            <text:p>0.23492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float" office:value="3.75921" calcext:value-type="float">
            <text:p>3.7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5039" calcext:value-type="float">
            <text:p>0.23503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float" office:value="3.75957" calcext:value-type="float">
            <text:p>3.7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5135" calcext:value-type="float">
            <text:p>0.2351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8" calcext:value-type="float">
            <text:p>1998</text:p>
          </table:table-cell>
          <table:table-cell office:value-type="float" office:value="3.7597" calcext:value-type="float">
            <text:p>3.7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5244" calcext:value-type="float">
            <text:p>0.23524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float" office:value="3.75972" calcext:value-type="float">
            <text:p>3.7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5361" calcext:value-type="float">
            <text:p>0.23536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float" office:value="3.75995" calcext:value-type="float">
            <text:p>3.7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5464" calcext:value-type="float">
            <text:p>0.23546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.85057" calcext:value-type="float">
            <text:p>3.8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30038" calcext:value-type="float">
            <text:p>0.230038</text:p>
          </table:table-cell>
          <table:table-cell office:value-type="float" office:value="270" calcext:value-type="float">
            <text:p>270</text:p>
          </table:table-cell>
          <table:table-cell office:value-type="float" office:value="31.1624" calcext:value-type="float">
            <text:p>31.16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float" office:value="3.85135" calcext:value-type="float">
            <text:p>3.8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30106" calcext:value-type="float">
            <text:p>0.2301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float" office:value="3.85146" calcext:value-type="float">
            <text:p>3.8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30214" calcext:value-type="float">
            <text:p>0.23021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float" office:value="3.8515" calcext:value-type="float">
            <text:p>3.8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0327" calcext:value-type="float">
            <text:p>0.23032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float" office:value="3.85165" calcext:value-type="float">
            <text:p>3.8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0433" calcext:value-type="float">
            <text:p>0.23043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float" office:value="3.85171" calcext:value-type="float">
            <text:p>3.8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0544" calcext:value-type="float">
            <text:p>0.23054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float" office:value="3.85278" calcext:value-type="float">
            <text:p>3.8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0595" calcext:value-type="float">
            <text:p>0.23059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float" office:value="3.85325" calcext:value-type="float">
            <text:p>3.8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0682" calcext:value-type="float">
            <text:p>0.23068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float" office:value="3.85359" calcext:value-type="float">
            <text:p>3.8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0776" calcext:value-type="float">
            <text:p>0.23077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float" office:value="3.85384" calcext:value-type="float">
            <text:p>3.8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0876" calcext:value-type="float">
            <text:p>0.230876</text:p>
          </table:table-cell>
          <table:table-cell office:value-type="float" office:value="270" calcext:value-type="float">
            <text:p>270</text:p>
          </table:table-cell>
          <table:table-cell office:value-type="float" office:value="45.9632" calcext:value-type="float">
            <text:p>45.963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float" office:value="3.85386" calcext:value-type="float">
            <text:p>3.8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099" calcext:value-type="float">
            <text:p>0.2309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float" office:value="3.85398" calcext:value-type="float">
            <text:p>3.8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1098" calcext:value-type="float">
            <text:p>0.231098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float" office:value="3.85414" calcext:value-type="float">
            <text:p>3.8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1203" calcext:value-type="float">
            <text:p>0.2312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float" office:value="3.85442" calcext:value-type="float">
            <text:p>3.8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1301" calcext:value-type="float">
            <text:p>0.23130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float" office:value="3.8545" calcext:value-type="float">
            <text:p>3.8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1411" calcext:value-type="float">
            <text:p>0.23141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float" office:value="3.85451" calcext:value-type="float">
            <text:p>3.8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1525" calcext:value-type="float">
            <text:p>0.23152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float" office:value="3.85474" calcext:value-type="float">
            <text:p>3.8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1626" calcext:value-type="float">
            <text:p>0.2316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.85478" calcext:value-type="float">
            <text:p>3.8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1739" calcext:value-type="float">
            <text:p>0.231739</text:p>
          </table:table-cell>
          <table:table-cell office:value-type="float" office:value="270" calcext:value-type="float">
            <text:p>270</text:p>
          </table:table-cell>
          <table:table-cell office:value-type="float" office:value="19.6454" calcext:value-type="float">
            <text:p>19.64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.8548" calcext:value-type="float">
            <text:p>3.8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1852" calcext:value-type="float">
            <text:p>0.23185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float" office:value="3.85509" calcext:value-type="float">
            <text:p>3.8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195" calcext:value-type="float">
            <text:p>0.2319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2021" calcext:value-type="float">
            <text:p>2021</text:p>
          </table:table-cell>
          <table:table-cell office:value-type="float" office:value="3.8551" calcext:value-type="float">
            <text:p>3.8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2064" calcext:value-type="float">
            <text:p>0.2320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office:value-type="float" office:value="3.85565" calcext:value-type="float">
            <text:p>3.8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2145" calcext:value-type="float">
            <text:p>0.23214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float" office:value="3.85582" calcext:value-type="float">
            <text:p>3.8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225" calcext:value-type="float">
            <text:p>0.2322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4" calcext:value-type="float">
            <text:p>2024</text:p>
          </table:table-cell>
          <table:table-cell office:value-type="float" office:value="3.85623" calcext:value-type="float">
            <text:p>3.8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234" calcext:value-type="float">
            <text:p>0.2323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25" calcext:value-type="float">
            <text:p>2025</text:p>
          </table:table-cell>
          <table:table-cell office:value-type="float" office:value="3.85624" calcext:value-type="float">
            <text:p>3.8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2455" calcext:value-type="float">
            <text:p>0.23245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26" calcext:value-type="float">
            <text:p>2026</text:p>
          </table:table-cell>
          <table:table-cell office:value-type="float" office:value="3.85634" calcext:value-type="float">
            <text:p>3.8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2563" calcext:value-type="float">
            <text:p>0.2325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7" calcext:value-type="float">
            <text:p>2027</text:p>
          </table:table-cell>
          <table:table-cell office:value-type="float" office:value="3.85648" calcext:value-type="float">
            <text:p>3.8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2669" calcext:value-type="float">
            <text:p>0.23266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8" calcext:value-type="float">
            <text:p>2028</text:p>
          </table:table-cell>
          <table:table-cell office:value-type="float" office:value="3.85653" calcext:value-type="float">
            <text:p>3.8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2781" calcext:value-type="float">
            <text:p>0.2327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9" calcext:value-type="float">
            <text:p>2029</text:p>
          </table:table-cell>
          <table:table-cell office:value-type="float" office:value="3.85663" calcext:value-type="float">
            <text:p>3.8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289" calcext:value-type="float">
            <text:p>0.2328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30" calcext:value-type="float">
            <text:p>2030</text:p>
          </table:table-cell>
          <table:table-cell office:value-type="float" office:value="3.85675" calcext:value-type="float">
            <text:p>3.8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2998" calcext:value-type="float">
            <text:p>0.23299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31" calcext:value-type="float">
            <text:p>2031</text:p>
          </table:table-cell>
          <table:table-cell office:value-type="float" office:value="3.85679" calcext:value-type="float">
            <text:p>3.8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311" calcext:value-type="float">
            <text:p>0.2331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32" calcext:value-type="float">
            <text:p>2032</text:p>
          </table:table-cell>
          <table:table-cell office:value-type="float" office:value="3.85689" calcext:value-type="float">
            <text:p>3.8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3219" calcext:value-type="float">
            <text:p>0.23321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33" calcext:value-type="float">
            <text:p>2033</text:p>
          </table:table-cell>
          <table:table-cell office:value-type="float" office:value="3.85737" calcext:value-type="float">
            <text:p>3.8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3304" calcext:value-type="float">
            <text:p>0.23330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34" calcext:value-type="float">
            <text:p>2034</text:p>
          </table:table-cell>
          <table:table-cell office:value-type="float" office:value="3.85751" calcext:value-type="float">
            <text:p>3.8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3411" calcext:value-type="float">
            <text:p>0.23341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35" calcext:value-type="float">
            <text:p>2035</text:p>
          </table:table-cell>
          <table:table-cell office:value-type="float" office:value="3.85759" calcext:value-type="float">
            <text:p>3.8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3521" calcext:value-type="float">
            <text:p>0.2335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36" calcext:value-type="float">
            <text:p>2036</text:p>
          </table:table-cell>
          <table:table-cell office:value-type="float" office:value="3.85778" calcext:value-type="float">
            <text:p>3.8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3624" calcext:value-type="float">
            <text:p>0.2336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37" calcext:value-type="float">
            <text:p>2037</text:p>
          </table:table-cell>
          <table:table-cell office:value-type="float" office:value="3.85801" calcext:value-type="float">
            <text:p>3.8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3725" calcext:value-type="float">
            <text:p>0.23372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38" calcext:value-type="float">
            <text:p>2038</text:p>
          </table:table-cell>
          <table:table-cell office:value-type="float" office:value="3.85836" calcext:value-type="float">
            <text:p>3.8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3818" calcext:value-type="float">
            <text:p>0.2338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39" calcext:value-type="float">
            <text:p>2039</text:p>
          </table:table-cell>
          <table:table-cell office:value-type="float" office:value="3.85841" calcext:value-type="float">
            <text:p>3.8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393" calcext:value-type="float">
            <text:p>0.2339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40" calcext:value-type="float">
            <text:p>2040</text:p>
          </table:table-cell>
          <table:table-cell office:value-type="float" office:value="3.85842" calcext:value-type="float">
            <text:p>3.8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4044" calcext:value-type="float">
            <text:p>0.23404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41" calcext:value-type="float">
            <text:p>2041</text:p>
          </table:table-cell>
          <table:table-cell office:value-type="float" office:value="3.85844" calcext:value-type="float">
            <text:p>3.8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4157" calcext:value-type="float">
            <text:p>0.234157</text:p>
          </table:table-cell>
          <table:table-cell office:value-type="float" office:value="270" calcext:value-type="float">
            <text:p>270</text:p>
          </table:table-cell>
          <table:table-cell office:value-type="float" office:value="77.3347" calcext:value-type="float">
            <text:p>77.3347</text:p>
          </table:table-cell>
          <table:table-cell office:value-type="float" office:value="0.0287289" calcext:value-type="float">
            <text:p>0.0287289</text:p>
          </table:table-cell>
        </table:table-row>
        <table:table-row table:style-name="ro1" table:visibility="filter">
          <table:table-cell office:value-type="float" office:value="2042" calcext:value-type="float">
            <text:p>2042</text:p>
          </table:table-cell>
          <table:table-cell office:value-type="float" office:value="3.85847" calcext:value-type="float">
            <text:p>3.8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427" calcext:value-type="float">
            <text:p>0.23427</text:p>
          </table:table-cell>
          <table:table-cell office:value-type="float" office:value="270" calcext:value-type="float">
            <text:p>270</text:p>
          </table:table-cell>
          <table:table-cell office:value-type="float" office:value="58.0154" calcext:value-type="float">
            <text:p>58.015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43" calcext:value-type="float">
            <text:p>2043</text:p>
          </table:table-cell>
          <table:table-cell office:value-type="float" office:value="3.8587" calcext:value-type="float">
            <text:p>3.8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4371" calcext:value-type="float">
            <text:p>0.23437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44" calcext:value-type="float">
            <text:p>2044</text:p>
          </table:table-cell>
          <table:table-cell office:value-type="float" office:value="3.85902" calcext:value-type="float">
            <text:p>3.8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4466" calcext:value-type="float">
            <text:p>0.23446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45" calcext:value-type="float">
            <text:p>2045</text:p>
          </table:table-cell>
          <table:table-cell office:value-type="float" office:value="3.85918" calcext:value-type="float">
            <text:p>3.8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4571" calcext:value-type="float">
            <text:p>0.23457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46" calcext:value-type="float">
            <text:p>2046</text:p>
          </table:table-cell>
          <table:table-cell office:value-type="float" office:value="3.85921" calcext:value-type="float">
            <text:p>3.8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4684" calcext:value-type="float">
            <text:p>0.23468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47" calcext:value-type="float">
            <text:p>2047</text:p>
          </table:table-cell>
          <table:table-cell office:value-type="float" office:value="3.85957" calcext:value-type="float">
            <text:p>3.8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4777" calcext:value-type="float">
            <text:p>0.23477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48" calcext:value-type="float">
            <text:p>2048</text:p>
          </table:table-cell>
          <table:table-cell office:value-type="float" office:value="3.8597" calcext:value-type="float">
            <text:p>3.8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4884" calcext:value-type="float">
            <text:p>0.23488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49" calcext:value-type="float">
            <text:p>2049</text:p>
          </table:table-cell>
          <table:table-cell office:value-type="float" office:value="3.85972" calcext:value-type="float">
            <text:p>3.8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4997" calcext:value-type="float">
            <text:p>0.23499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50" calcext:value-type="float">
            <text:p>2050</text:p>
          </table:table-cell>
          <table:table-cell office:value-type="float" office:value="3.85995" calcext:value-type="float">
            <text:p>3.8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5098" calcext:value-type="float">
            <text:p>0.23509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3.95057" calcext:value-type="float">
            <text:p>3.9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29817" calcext:value-type="float">
            <text:p>0.229817</text:p>
          </table:table-cell>
          <table:table-cell office:value-type="float" office:value="270" calcext:value-type="float">
            <text:p>270</text:p>
          </table:table-cell>
          <table:table-cell office:value-type="float" office:value="32.0149" calcext:value-type="float">
            <text:p>32.014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52" calcext:value-type="float">
            <text:p>2052</text:p>
          </table:table-cell>
          <table:table-cell office:value-type="float" office:value="3.95135" calcext:value-type="float">
            <text:p>3.9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29884" calcext:value-type="float">
            <text:p>0.22988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53" calcext:value-type="float">
            <text:p>2053</text:p>
          </table:table-cell>
          <table:table-cell office:value-type="float" office:value="3.95146" calcext:value-type="float">
            <text:p>3.9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29989" calcext:value-type="float">
            <text:p>0.22998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54" calcext:value-type="float">
            <text:p>2054</text:p>
          </table:table-cell>
          <table:table-cell office:value-type="float" office:value="3.9515" calcext:value-type="float">
            <text:p>3.9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30099" calcext:value-type="float">
            <text:p>0.23009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55" calcext:value-type="float">
            <text:p>2055</text:p>
          </table:table-cell>
          <table:table-cell office:value-type="float" office:value="3.95165" calcext:value-type="float">
            <text:p>3.9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30203" calcext:value-type="float">
            <text:p>0.23020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56" calcext:value-type="float">
            <text:p>2056</text:p>
          </table:table-cell>
          <table:table-cell office:value-type="float" office:value="3.95171" calcext:value-type="float">
            <text:p>3.9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0311" calcext:value-type="float">
            <text:p>0.23031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57" calcext:value-type="float">
            <text:p>2057</text:p>
          </table:table-cell>
          <table:table-cell office:value-type="float" office:value="3.95278" calcext:value-type="float">
            <text:p>3.9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0361" calcext:value-type="float">
            <text:p>0.23036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58" calcext:value-type="float">
            <text:p>2058</text:p>
          </table:table-cell>
          <table:table-cell office:value-type="float" office:value="3.95325" calcext:value-type="float">
            <text:p>3.9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0445" calcext:value-type="float">
            <text:p>0.23044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59" calcext:value-type="float">
            <text:p>2059</text:p>
          </table:table-cell>
          <table:table-cell office:value-type="float" office:value="3.95359" calcext:value-type="float">
            <text:p>3.9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0537" calcext:value-type="float">
            <text:p>0.23053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60" calcext:value-type="float">
            <text:p>2060</text:p>
          </table:table-cell>
          <table:table-cell office:value-type="float" office:value="3.95384" calcext:value-type="float">
            <text:p>3.9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0635" calcext:value-type="float">
            <text:p>0.230635</text:p>
          </table:table-cell>
          <table:table-cell office:value-type="float" office:value="270" calcext:value-type="float">
            <text:p>270</text:p>
          </table:table-cell>
          <table:table-cell office:value-type="float" office:value="46.8136" calcext:value-type="float">
            <text:p>46.81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61" calcext:value-type="float">
            <text:p>2061</text:p>
          </table:table-cell>
          <table:table-cell office:value-type="float" office:value="3.95386" calcext:value-type="float">
            <text:p>3.9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0745" calcext:value-type="float">
            <text:p>0.23074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62" calcext:value-type="float">
            <text:p>2062</text:p>
          </table:table-cell>
          <table:table-cell office:value-type="float" office:value="3.95398" calcext:value-type="float">
            <text:p>3.9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0851" calcext:value-type="float">
            <text:p>0.230851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63" calcext:value-type="float">
            <text:p>2063</text:p>
          </table:table-cell>
          <table:table-cell office:value-type="float" office:value="3.95414" calcext:value-type="float">
            <text:p>3.9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0953" calcext:value-type="float">
            <text:p>0.23095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64" calcext:value-type="float">
            <text:p>2064</text:p>
          </table:table-cell>
          <table:table-cell office:value-type="float" office:value="3.95442" calcext:value-type="float">
            <text:p>3.9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1049" calcext:value-type="float">
            <text:p>0.23104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65" calcext:value-type="float">
            <text:p>2065</text:p>
          </table:table-cell>
          <table:table-cell office:value-type="float" office:value="3.9545" calcext:value-type="float">
            <text:p>3.9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1156" calcext:value-type="float">
            <text:p>0.23115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66" calcext:value-type="float">
            <text:p>2066</text:p>
          </table:table-cell>
          <table:table-cell office:value-type="float" office:value="3.95451" calcext:value-type="float">
            <text:p>3.9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1267" calcext:value-type="float">
            <text:p>0.23126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67" calcext:value-type="float">
            <text:p>2067</text:p>
          </table:table-cell>
          <table:table-cell office:value-type="float" office:value="3.95474" calcext:value-type="float">
            <text:p>3.9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1366" calcext:value-type="float">
            <text:p>0.2313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68" calcext:value-type="float">
            <text:p>2068</text:p>
          </table:table-cell>
          <table:table-cell office:value-type="float" office:value="3.95478" calcext:value-type="float">
            <text:p>3.9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1476" calcext:value-type="float">
            <text:p>0.231476</text:p>
          </table:table-cell>
          <table:table-cell office:value-type="float" office:value="270" calcext:value-type="float">
            <text:p>270</text:p>
          </table:table-cell>
          <table:table-cell office:value-type="float" office:value="20.4492" calcext:value-type="float">
            <text:p>20.44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69" calcext:value-type="float">
            <text:p>2069</text:p>
          </table:table-cell>
          <table:table-cell office:value-type="float" office:value="3.9548" calcext:value-type="float">
            <text:p>3.9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1586" calcext:value-type="float">
            <text:p>0.2315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70" calcext:value-type="float">
            <text:p>2070</text:p>
          </table:table-cell>
          <table:table-cell office:value-type="float" office:value="3.95509" calcext:value-type="float">
            <text:p>3.9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1681" calcext:value-type="float">
            <text:p>0.23168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2071" calcext:value-type="float">
            <text:p>2071</text:p>
          </table:table-cell>
          <table:table-cell office:value-type="float" office:value="3.9551" calcext:value-type="float">
            <text:p>3.9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1793" calcext:value-type="float">
            <text:p>0.23179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72" calcext:value-type="float">
            <text:p>2072</text:p>
          </table:table-cell>
          <table:table-cell office:value-type="float" office:value="3.95565" calcext:value-type="float">
            <text:p>3.9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1872" calcext:value-type="float">
            <text:p>0.23187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73" calcext:value-type="float">
            <text:p>2073</text:p>
          </table:table-cell>
          <table:table-cell office:value-type="float" office:value="3.95582" calcext:value-type="float">
            <text:p>3.9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1974" calcext:value-type="float">
            <text:p>0.23197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74" calcext:value-type="float">
            <text:p>2074</text:p>
          </table:table-cell>
          <table:table-cell office:value-type="float" office:value="3.95623" calcext:value-type="float">
            <text:p>3.9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2062" calcext:value-type="float">
            <text:p>0.23206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75" calcext:value-type="float">
            <text:p>2075</text:p>
          </table:table-cell>
          <table:table-cell office:value-type="float" office:value="3.95624" calcext:value-type="float">
            <text:p>3.9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2174" calcext:value-type="float">
            <text:p>0.23217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76" calcext:value-type="float">
            <text:p>2076</text:p>
          </table:table-cell>
          <table:table-cell office:value-type="float" office:value="3.95634" calcext:value-type="float">
            <text:p>3.9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2279" calcext:value-type="float">
            <text:p>0.2322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77" calcext:value-type="float">
            <text:p>2077</text:p>
          </table:table-cell>
          <table:table-cell office:value-type="float" office:value="3.95648" calcext:value-type="float">
            <text:p>3.9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2383" calcext:value-type="float">
            <text:p>0.2323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78" calcext:value-type="float">
            <text:p>2078</text:p>
          </table:table-cell>
          <table:table-cell office:value-type="float" office:value="3.95653" calcext:value-type="float">
            <text:p>3.9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2492" calcext:value-type="float">
            <text:p>0.23249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79" calcext:value-type="float">
            <text:p>2079</text:p>
          </table:table-cell>
          <table:table-cell office:value-type="float" office:value="3.95663" calcext:value-type="float">
            <text:p>3.9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2598" calcext:value-type="float">
            <text:p>0.23259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80" calcext:value-type="float">
            <text:p>2080</text:p>
          </table:table-cell>
          <table:table-cell office:value-type="float" office:value="3.95675" calcext:value-type="float">
            <text:p>3.9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2703" calcext:value-type="float">
            <text:p>0.23270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81" calcext:value-type="float">
            <text:p>2081</text:p>
          </table:table-cell>
          <table:table-cell office:value-type="float" office:value="3.95679" calcext:value-type="float">
            <text:p>3.9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2812" calcext:value-type="float">
            <text:p>0.2328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82" calcext:value-type="float">
            <text:p>2082</text:p>
          </table:table-cell>
          <table:table-cell office:value-type="float" office:value="3.95689" calcext:value-type="float">
            <text:p>3.9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2918" calcext:value-type="float">
            <text:p>0.23291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83" calcext:value-type="float">
            <text:p>2083</text:p>
          </table:table-cell>
          <table:table-cell office:value-type="float" office:value="3.95737" calcext:value-type="float">
            <text:p>3.9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3002" calcext:value-type="float">
            <text:p>0.23300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84" calcext:value-type="float">
            <text:p>2084</text:p>
          </table:table-cell>
          <table:table-cell office:value-type="float" office:value="3.95751" calcext:value-type="float">
            <text:p>3.9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3106" calcext:value-type="float">
            <text:p>0.2331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85" calcext:value-type="float">
            <text:p>2085</text:p>
          </table:table-cell>
          <table:table-cell office:value-type="float" office:value="3.95759" calcext:value-type="float">
            <text:p>3.9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3213" calcext:value-type="float">
            <text:p>0.23321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86" calcext:value-type="float">
            <text:p>2086</text:p>
          </table:table-cell>
          <table:table-cell office:value-type="float" office:value="3.95778" calcext:value-type="float">
            <text:p>3.9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3313" calcext:value-type="float">
            <text:p>0.23331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87" calcext:value-type="float">
            <text:p>2087</text:p>
          </table:table-cell>
          <table:table-cell office:value-type="float" office:value="3.95801" calcext:value-type="float">
            <text:p>3.9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3412" calcext:value-type="float">
            <text:p>0.2334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88" calcext:value-type="float">
            <text:p>2088</text:p>
          </table:table-cell>
          <table:table-cell office:value-type="float" office:value="3.95836" calcext:value-type="float">
            <text:p>3.9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3503" calcext:value-type="float">
            <text:p>0.2335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89" calcext:value-type="float">
            <text:p>2089</text:p>
          </table:table-cell>
          <table:table-cell office:value-type="float" office:value="3.95841" calcext:value-type="float">
            <text:p>3.9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3611" calcext:value-type="float">
            <text:p>0.23361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90" calcext:value-type="float">
            <text:p>2090</text:p>
          </table:table-cell>
          <table:table-cell office:value-type="float" office:value="3.95842" calcext:value-type="float">
            <text:p>3.9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3723" calcext:value-type="float">
            <text:p>0.23372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91" calcext:value-type="float">
            <text:p>2091</text:p>
          </table:table-cell>
          <table:table-cell office:value-type="float" office:value="3.95844" calcext:value-type="float">
            <text:p>3.9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3833" calcext:value-type="float">
            <text:p>0.233833</text:p>
          </table:table-cell>
          <table:table-cell office:value-type="float" office:value="270" calcext:value-type="float">
            <text:p>270</text:p>
          </table:table-cell>
          <table:table-cell office:value-type="float" office:value="78.6359" calcext:value-type="float">
            <text:p>78.6359</text:p>
          </table:table-cell>
          <table:table-cell office:value-type="float" office:value="0.0269239" calcext:value-type="float">
            <text:p>0.0269239</text:p>
          </table:table-cell>
        </table:table-row>
        <table:table-row table:style-name="ro1" table:visibility="filter">
          <table:table-cell office:value-type="float" office:value="2092" calcext:value-type="float">
            <text:p>2092</text:p>
          </table:table-cell>
          <table:table-cell office:value-type="float" office:value="3.95847" calcext:value-type="float">
            <text:p>3.9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3943" calcext:value-type="float">
            <text:p>0.233943</text:p>
          </table:table-cell>
          <table:table-cell office:value-type="float" office:value="270" calcext:value-type="float">
            <text:p>270</text:p>
          </table:table-cell>
          <table:table-cell office:value-type="float" office:value="58.9304" calcext:value-type="float">
            <text:p>58.93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93" calcext:value-type="float">
            <text:p>2093</text:p>
          </table:table-cell>
          <table:table-cell office:value-type="float" office:value="3.9587" calcext:value-type="float">
            <text:p>3.9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4042" calcext:value-type="float">
            <text:p>0.23404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94" calcext:value-type="float">
            <text:p>2094</text:p>
          </table:table-cell>
          <table:table-cell office:value-type="float" office:value="3.95902" calcext:value-type="float">
            <text:p>3.9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4135" calcext:value-type="float">
            <text:p>0.23413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95" calcext:value-type="float">
            <text:p>2095</text:p>
          </table:table-cell>
          <table:table-cell office:value-type="float" office:value="3.95918" calcext:value-type="float">
            <text:p>3.9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4237" calcext:value-type="float">
            <text:p>0.23423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96" calcext:value-type="float">
            <text:p>2096</text:p>
          </table:table-cell>
          <table:table-cell office:value-type="float" office:value="3.95921" calcext:value-type="float">
            <text:p>3.9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4347" calcext:value-type="float">
            <text:p>0.23434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097" calcext:value-type="float">
            <text:p>2097</text:p>
          </table:table-cell>
          <table:table-cell office:value-type="float" office:value="3.95957" calcext:value-type="float">
            <text:p>3.9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4437" calcext:value-type="float">
            <text:p>0.23443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98" calcext:value-type="float">
            <text:p>2098</text:p>
          </table:table-cell>
          <table:table-cell office:value-type="float" office:value="3.9597" calcext:value-type="float">
            <text:p>3.9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4542" calcext:value-type="float">
            <text:p>0.23454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99" calcext:value-type="float">
            <text:p>2099</text:p>
          </table:table-cell>
          <table:table-cell office:value-type="float" office:value="3.95972" calcext:value-type="float">
            <text:p>3.9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4652" calcext:value-type="float">
            <text:p>0.23465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00" calcext:value-type="float">
            <text:p>2100</text:p>
          </table:table-cell>
          <table:table-cell office:value-type="float" office:value="3.95995" calcext:value-type="float">
            <text:p>3.9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475" calcext:value-type="float">
            <text:p>0.2347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4.05057" calcext:value-type="float">
            <text:p>4.0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29608" calcext:value-type="float">
            <text:p>0.229608</text:p>
          </table:table-cell>
          <table:table-cell office:value-type="float" office:value="270" calcext:value-type="float">
            <text:p>270</text:p>
          </table:table-cell>
          <table:table-cell office:value-type="float" office:value="32.9027" calcext:value-type="float">
            <text:p>32.902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02" calcext:value-type="float">
            <text:p>2102</text:p>
          </table:table-cell>
          <table:table-cell office:value-type="float" office:value="4.05135" calcext:value-type="float">
            <text:p>4.0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29673" calcext:value-type="float">
            <text:p>0.22967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03" calcext:value-type="float">
            <text:p>2103</text:p>
          </table:table-cell>
          <table:table-cell office:value-type="float" office:value="4.05146" calcext:value-type="float">
            <text:p>4.0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29776" calcext:value-type="float">
            <text:p>0.22977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04" calcext:value-type="float">
            <text:p>2104</text:p>
          </table:table-cell>
          <table:table-cell office:value-type="float" office:value="4.0515" calcext:value-type="float">
            <text:p>4.0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29883" calcext:value-type="float">
            <text:p>0.2298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05" calcext:value-type="float">
            <text:p>2105</text:p>
          </table:table-cell>
          <table:table-cell office:value-type="float" office:value="4.05165" calcext:value-type="float">
            <text:p>4.0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29984" calcext:value-type="float">
            <text:p>0.22998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06" calcext:value-type="float">
            <text:p>2106</text:p>
          </table:table-cell>
          <table:table-cell office:value-type="float" office:value="4.05171" calcext:value-type="float">
            <text:p>4.0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3009" calcext:value-type="float">
            <text:p>0.2300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07" calcext:value-type="float">
            <text:p>2107</text:p>
          </table:table-cell>
          <table:table-cell office:value-type="float" office:value="4.05278" calcext:value-type="float">
            <text:p>4.0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30138" calcext:value-type="float">
            <text:p>0.23013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08" calcext:value-type="float">
            <text:p>2108</text:p>
          </table:table-cell>
          <table:table-cell office:value-type="float" office:value="4.05325" calcext:value-type="float">
            <text:p>4.0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022" calcext:value-type="float">
            <text:p>0.230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09" calcext:value-type="float">
            <text:p>2109</text:p>
          </table:table-cell>
          <table:table-cell office:value-type="float" office:value="4.05359" calcext:value-type="float">
            <text:p>4.0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031" calcext:value-type="float">
            <text:p>0.230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10" calcext:value-type="float">
            <text:p>2110</text:p>
          </table:table-cell>
          <table:table-cell office:value-type="float" office:value="4.05384" calcext:value-type="float">
            <text:p>4.0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0405" calcext:value-type="float">
            <text:p>0.230405</text:p>
          </table:table-cell>
          <table:table-cell office:value-type="float" office:value="270" calcext:value-type="float">
            <text:p>270</text:p>
          </table:table-cell>
          <table:table-cell office:value-type="float" office:value="47.7012" calcext:value-type="float">
            <text:p>47.70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11" calcext:value-type="float">
            <text:p>2111</text:p>
          </table:table-cell>
          <table:table-cell office:value-type="float" office:value="4.05386" calcext:value-type="float">
            <text:p>4.0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0513" calcext:value-type="float">
            <text:p>0.23051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12" calcext:value-type="float">
            <text:p>2112</text:p>
          </table:table-cell>
          <table:table-cell office:value-type="float" office:value="4.05398" calcext:value-type="float">
            <text:p>4.0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0616" calcext:value-type="float">
            <text:p>0.230616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13" calcext:value-type="float">
            <text:p>2113</text:p>
          </table:table-cell>
          <table:table-cell office:value-type="float" office:value="4.05414" calcext:value-type="float">
            <text:p>4.0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0716" calcext:value-type="float">
            <text:p>0.23071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14" calcext:value-type="float">
            <text:p>2114</text:p>
          </table:table-cell>
          <table:table-cell office:value-type="float" office:value="4.05442" calcext:value-type="float">
            <text:p>4.0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0809" calcext:value-type="float">
            <text:p>0.23080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15" calcext:value-type="float">
            <text:p>2115</text:p>
          </table:table-cell>
          <table:table-cell office:value-type="float" office:value="4.0545" calcext:value-type="float">
            <text:p>4.0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0914" calcext:value-type="float">
            <text:p>0.23091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16" calcext:value-type="float">
            <text:p>2116</text:p>
          </table:table-cell>
          <table:table-cell office:value-type="float" office:value="4.05451" calcext:value-type="float">
            <text:p>4.0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1022" calcext:value-type="float">
            <text:p>0.2310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17" calcext:value-type="float">
            <text:p>2117</text:p>
          </table:table-cell>
          <table:table-cell office:value-type="float" office:value="4.05474" calcext:value-type="float">
            <text:p>4.0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1119" calcext:value-type="float">
            <text:p>0.23111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18" calcext:value-type="float">
            <text:p>2118</text:p>
          </table:table-cell>
          <table:table-cell office:value-type="float" office:value="4.05478" calcext:value-type="float">
            <text:p>4.0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1226" calcext:value-type="float">
            <text:p>0.231226</text:p>
          </table:table-cell>
          <table:table-cell office:value-type="float" office:value="270" calcext:value-type="float">
            <text:p>270</text:p>
          </table:table-cell>
          <table:table-cell office:value-type="float" office:value="21.2901" calcext:value-type="float">
            <text:p>21.29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19" calcext:value-type="float">
            <text:p>2119</text:p>
          </table:table-cell>
          <table:table-cell office:value-type="float" office:value="4.0548" calcext:value-type="float">
            <text:p>4.0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1333" calcext:value-type="float">
            <text:p>0.23133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20" calcext:value-type="float">
            <text:p>2120</text:p>
          </table:table-cell>
          <table:table-cell office:value-type="float" office:value="4.05509" calcext:value-type="float">
            <text:p>4.0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1426" calcext:value-type="float">
            <text:p>0.23142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2121" calcext:value-type="float">
            <text:p>2121</text:p>
          </table:table-cell>
          <table:table-cell office:value-type="float" office:value="4.0551" calcext:value-type="float">
            <text:p>4.0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1535" calcext:value-type="float">
            <text:p>0.2315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22" calcext:value-type="float">
            <text:p>2122</text:p>
          </table:table-cell>
          <table:table-cell office:value-type="float" office:value="4.05565" calcext:value-type="float">
            <text:p>4.0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1612" calcext:value-type="float">
            <text:p>0.23161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23" calcext:value-type="float">
            <text:p>2123</text:p>
          </table:table-cell>
          <table:table-cell office:value-type="float" office:value="4.05582" calcext:value-type="float">
            <text:p>4.0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1712" calcext:value-type="float">
            <text:p>0.2317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24" calcext:value-type="float">
            <text:p>2124</text:p>
          </table:table-cell>
          <table:table-cell office:value-type="float" office:value="4.05623" calcext:value-type="float">
            <text:p>4.0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1798" calcext:value-type="float">
            <text:p>0.23179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25" calcext:value-type="float">
            <text:p>2125</text:p>
          </table:table-cell>
          <table:table-cell office:value-type="float" office:value="4.05624" calcext:value-type="float">
            <text:p>4.0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1906" calcext:value-type="float">
            <text:p>0.23190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26" calcext:value-type="float">
            <text:p>2126</text:p>
          </table:table-cell>
          <table:table-cell office:value-type="float" office:value="4.05634" calcext:value-type="float">
            <text:p>4.0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2009" calcext:value-type="float">
            <text:p>0.23200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27" calcext:value-type="float">
            <text:p>2127</text:p>
          </table:table-cell>
          <table:table-cell office:value-type="float" office:value="4.05648" calcext:value-type="float">
            <text:p>4.0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2111" calcext:value-type="float">
            <text:p>0.23211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28" calcext:value-type="float">
            <text:p>2128</text:p>
          </table:table-cell>
          <table:table-cell office:value-type="float" office:value="4.05653" calcext:value-type="float">
            <text:p>4.0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2217" calcext:value-type="float">
            <text:p>0.23221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29" calcext:value-type="float">
            <text:p>2129</text:p>
          </table:table-cell>
          <table:table-cell office:value-type="float" office:value="4.05663" calcext:value-type="float">
            <text:p>4.0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2321" calcext:value-type="float">
            <text:p>0.23232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30" calcext:value-type="float">
            <text:p>2130</text:p>
          </table:table-cell>
          <table:table-cell office:value-type="float" office:value="4.05675" calcext:value-type="float">
            <text:p>4.0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2423" calcext:value-type="float">
            <text:p>0.23242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31" calcext:value-type="float">
            <text:p>2131</text:p>
          </table:table-cell>
          <table:table-cell office:value-type="float" office:value="4.05679" calcext:value-type="float">
            <text:p>4.0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2529" calcext:value-type="float">
            <text:p>0.23252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32" calcext:value-type="float">
            <text:p>2132</text:p>
          </table:table-cell>
          <table:table-cell office:value-type="float" office:value="4.05689" calcext:value-type="float">
            <text:p>4.0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2633" calcext:value-type="float">
            <text:p>0.23263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33" calcext:value-type="float">
            <text:p>2133</text:p>
          </table:table-cell>
          <table:table-cell office:value-type="float" office:value="4.05737" calcext:value-type="float">
            <text:p>4.0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2714" calcext:value-type="float">
            <text:p>0.23271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34" calcext:value-type="float">
            <text:p>2134</text:p>
          </table:table-cell>
          <table:table-cell office:value-type="float" office:value="4.05751" calcext:value-type="float">
            <text:p>4.0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2816" calcext:value-type="float">
            <text:p>0.23281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35" calcext:value-type="float">
            <text:p>2135</text:p>
          </table:table-cell>
          <table:table-cell office:value-type="float" office:value="4.05759" calcext:value-type="float">
            <text:p>4.0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292" calcext:value-type="float">
            <text:p>0.2329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36" calcext:value-type="float">
            <text:p>2136</text:p>
          </table:table-cell>
          <table:table-cell office:value-type="float" office:value="4.05778" calcext:value-type="float">
            <text:p>4.0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3018" calcext:value-type="float">
            <text:p>0.23301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37" calcext:value-type="float">
            <text:p>2137</text:p>
          </table:table-cell>
          <table:table-cell office:value-type="float" office:value="4.05801" calcext:value-type="float">
            <text:p>4.0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3114" calcext:value-type="float">
            <text:p>0.23311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38" calcext:value-type="float">
            <text:p>2138</text:p>
          </table:table-cell>
          <table:table-cell office:value-type="float" office:value="4.05836" calcext:value-type="float">
            <text:p>4.0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3203" calcext:value-type="float">
            <text:p>0.2332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39" calcext:value-type="float">
            <text:p>2139</text:p>
          </table:table-cell>
          <table:table-cell office:value-type="float" office:value="4.05841" calcext:value-type="float">
            <text:p>4.0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3309" calcext:value-type="float">
            <text:p>0.23330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40" calcext:value-type="float">
            <text:p>2140</text:p>
          </table:table-cell>
          <table:table-cell office:value-type="float" office:value="4.05842" calcext:value-type="float">
            <text:p>4.0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3417" calcext:value-type="float">
            <text:p>0.23341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41" calcext:value-type="float">
            <text:p>2141</text:p>
          </table:table-cell>
          <table:table-cell office:value-type="float" office:value="4.05844" calcext:value-type="float">
            <text:p>4.0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3525" calcext:value-type="float">
            <text:p>0.233525</text:p>
          </table:table-cell>
          <table:table-cell office:value-type="float" office:value="270" calcext:value-type="float">
            <text:p>270</text:p>
          </table:table-cell>
          <table:table-cell office:value-type="float" office:value="80.0817" calcext:value-type="float">
            <text:p>80.0817</text:p>
          </table:table-cell>
          <table:table-cell office:value-type="float" office:value="0.0268163" calcext:value-type="float">
            <text:p>0.0268163</text:p>
          </table:table-cell>
        </table:table-row>
        <table:table-row table:style-name="ro1" table:visibility="filter">
          <table:table-cell office:value-type="float" office:value="2142" calcext:value-type="float">
            <text:p>2142</text:p>
          </table:table-cell>
          <table:table-cell office:value-type="float" office:value="4.05847" calcext:value-type="float">
            <text:p>4.0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3633" calcext:value-type="float">
            <text:p>0.233633</text:p>
          </table:table-cell>
          <table:table-cell office:value-type="float" office:value="270" calcext:value-type="float">
            <text:p>270</text:p>
          </table:table-cell>
          <table:table-cell office:value-type="float" office:value="59.9908" calcext:value-type="float">
            <text:p>59.990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43" calcext:value-type="float">
            <text:p>2143</text:p>
          </table:table-cell>
          <table:table-cell office:value-type="float" office:value="4.0587" calcext:value-type="float">
            <text:p>4.0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3729" calcext:value-type="float">
            <text:p>0.23372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44" calcext:value-type="float">
            <text:p>2144</text:p>
          </table:table-cell>
          <table:table-cell office:value-type="float" office:value="4.05902" calcext:value-type="float">
            <text:p>4.0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3819" calcext:value-type="float">
            <text:p>0.23381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45" calcext:value-type="float">
            <text:p>2145</text:p>
          </table:table-cell>
          <table:table-cell office:value-type="float" office:value="4.05918" calcext:value-type="float">
            <text:p>4.0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3919" calcext:value-type="float">
            <text:p>0.23391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46" calcext:value-type="float">
            <text:p>2146</text:p>
          </table:table-cell>
          <table:table-cell office:value-type="float" office:value="4.05921" calcext:value-type="float">
            <text:p>4.0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4026" calcext:value-type="float">
            <text:p>0.23402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47" calcext:value-type="float">
            <text:p>2147</text:p>
          </table:table-cell>
          <table:table-cell office:value-type="float" office:value="4.05957" calcext:value-type="float">
            <text:p>4.0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4115" calcext:value-type="float">
            <text:p>0.23411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48" calcext:value-type="float">
            <text:p>2148</text:p>
          </table:table-cell>
          <table:table-cell office:value-type="float" office:value="4.0597" calcext:value-type="float">
            <text:p>4.0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4216" calcext:value-type="float">
            <text:p>0.23421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49" calcext:value-type="float">
            <text:p>2149</text:p>
          </table:table-cell>
          <table:table-cell office:value-type="float" office:value="4.05972" calcext:value-type="float">
            <text:p>4.0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4324" calcext:value-type="float">
            <text:p>0.2343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50" calcext:value-type="float">
            <text:p>2150</text:p>
          </table:table-cell>
          <table:table-cell office:value-type="float" office:value="4.05995" calcext:value-type="float">
            <text:p>4.0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442" calcext:value-type="float">
            <text:p>0.2344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4.15057" calcext:value-type="float">
            <text:p>4.1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29409" calcext:value-type="float">
            <text:p>0.229409</text:p>
          </table:table-cell>
          <table:table-cell office:value-type="float" office:value="270" calcext:value-type="float">
            <text:p>270</text:p>
          </table:table-cell>
          <table:table-cell office:value-type="float" office:value="33.8174" calcext:value-type="float">
            <text:p>33.817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52" calcext:value-type="float">
            <text:p>2152</text:p>
          </table:table-cell>
          <table:table-cell office:value-type="float" office:value="4.15135" calcext:value-type="float">
            <text:p>4.1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29472" calcext:value-type="float">
            <text:p>0.22947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53" calcext:value-type="float">
            <text:p>2153</text:p>
          </table:table-cell>
          <table:table-cell office:value-type="float" office:value="4.15146" calcext:value-type="float">
            <text:p>4.1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29572" calcext:value-type="float">
            <text:p>0.22957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54" calcext:value-type="float">
            <text:p>2154</text:p>
          </table:table-cell>
          <table:table-cell office:value-type="float" office:value="4.1515" calcext:value-type="float">
            <text:p>4.1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29677" calcext:value-type="float">
            <text:p>0.22967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55" calcext:value-type="float">
            <text:p>2155</text:p>
          </table:table-cell>
          <table:table-cell office:value-type="float" office:value="4.15165" calcext:value-type="float">
            <text:p>4.1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29775" calcext:value-type="float">
            <text:p>0.22977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56" calcext:value-type="float">
            <text:p>2156</text:p>
          </table:table-cell>
          <table:table-cell office:value-type="float" office:value="4.15171" calcext:value-type="float">
            <text:p>4.1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29879" calcext:value-type="float">
            <text:p>0.2298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57" calcext:value-type="float">
            <text:p>2157</text:p>
          </table:table-cell>
          <table:table-cell office:value-type="float" office:value="4.15278" calcext:value-type="float">
            <text:p>4.1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29926" calcext:value-type="float">
            <text:p>0.22992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58" calcext:value-type="float">
            <text:p>2158</text:p>
          </table:table-cell>
          <table:table-cell office:value-type="float" office:value="4.15325" calcext:value-type="float">
            <text:p>4.1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30007" calcext:value-type="float">
            <text:p>0.23000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59" calcext:value-type="float">
            <text:p>2159</text:p>
          </table:table-cell>
          <table:table-cell office:value-type="float" office:value="4.15359" calcext:value-type="float">
            <text:p>4.1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30094" calcext:value-type="float">
            <text:p>0.23009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60" calcext:value-type="float">
            <text:p>2160</text:p>
          </table:table-cell>
          <table:table-cell office:value-type="float" office:value="4.15384" calcext:value-type="float">
            <text:p>4.1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0187" calcext:value-type="float">
            <text:p>0.230187</text:p>
          </table:table-cell>
          <table:table-cell office:value-type="float" office:value="270" calcext:value-type="float">
            <text:p>270</text:p>
          </table:table-cell>
          <table:table-cell office:value-type="float" office:value="48.6262" calcext:value-type="float">
            <text:p>48.626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61" calcext:value-type="float">
            <text:p>2161</text:p>
          </table:table-cell>
          <table:table-cell office:value-type="float" office:value="4.15386" calcext:value-type="float">
            <text:p>4.1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0292" calcext:value-type="float">
            <text:p>0.23029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62" calcext:value-type="float">
            <text:p>2162</text:p>
          </table:table-cell>
          <table:table-cell office:value-type="float" office:value="4.15398" calcext:value-type="float">
            <text:p>4.1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0392" calcext:value-type="float">
            <text:p>0.230392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63" calcext:value-type="float">
            <text:p>2163</text:p>
          </table:table-cell>
          <table:table-cell office:value-type="float" office:value="4.15414" calcext:value-type="float">
            <text:p>4.1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049" calcext:value-type="float">
            <text:p>0.2304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64" calcext:value-type="float">
            <text:p>2164</text:p>
          </table:table-cell>
          <table:table-cell office:value-type="float" office:value="4.15442" calcext:value-type="float">
            <text:p>4.1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0581" calcext:value-type="float">
            <text:p>0.2305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65" calcext:value-type="float">
            <text:p>2165</text:p>
          </table:table-cell>
          <table:table-cell office:value-type="float" office:value="4.1545" calcext:value-type="float">
            <text:p>4.1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0683" calcext:value-type="float">
            <text:p>0.23068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66" calcext:value-type="float">
            <text:p>2166</text:p>
          </table:table-cell>
          <table:table-cell office:value-type="float" office:value="4.15451" calcext:value-type="float">
            <text:p>4.1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0789" calcext:value-type="float">
            <text:p>0.23078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67" calcext:value-type="float">
            <text:p>2167</text:p>
          </table:table-cell>
          <table:table-cell office:value-type="float" office:value="4.15474" calcext:value-type="float">
            <text:p>4.1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0883" calcext:value-type="float">
            <text:p>0.23088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68" calcext:value-type="float">
            <text:p>2168</text:p>
          </table:table-cell>
          <table:table-cell office:value-type="float" office:value="4.15478" calcext:value-type="float">
            <text:p>4.1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0987" calcext:value-type="float">
            <text:p>0.230987</text:p>
          </table:table-cell>
          <table:table-cell office:value-type="float" office:value="270" calcext:value-type="float">
            <text:p>270</text:p>
          </table:table-cell>
          <table:table-cell office:value-type="float" office:value="22.1672" calcext:value-type="float">
            <text:p>22.16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69" calcext:value-type="float">
            <text:p>2169</text:p>
          </table:table-cell>
          <table:table-cell office:value-type="float" office:value="4.1548" calcext:value-type="float">
            <text:p>4.1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1093" calcext:value-type="float">
            <text:p>0.23109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70" calcext:value-type="float">
            <text:p>2170</text:p>
          </table:table-cell>
          <table:table-cell office:value-type="float" office:value="4.15509" calcext:value-type="float">
            <text:p>4.1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1183" calcext:value-type="float">
            <text:p>0.23118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2171" calcext:value-type="float">
            <text:p>2171</text:p>
          </table:table-cell>
          <table:table-cell office:value-type="float" office:value="4.1551" calcext:value-type="float">
            <text:p>4.1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1289" calcext:value-type="float">
            <text:p>0.23128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72" calcext:value-type="float">
            <text:p>2172</text:p>
          </table:table-cell>
          <table:table-cell office:value-type="float" office:value="4.15565" calcext:value-type="float">
            <text:p>4.1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1365" calcext:value-type="float">
            <text:p>0.23136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73" calcext:value-type="float">
            <text:p>2173</text:p>
          </table:table-cell>
          <table:table-cell office:value-type="float" office:value="4.15582" calcext:value-type="float">
            <text:p>4.1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1462" calcext:value-type="float">
            <text:p>0.23146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74" calcext:value-type="float">
            <text:p>2174</text:p>
          </table:table-cell>
          <table:table-cell office:value-type="float" office:value="4.15623" calcext:value-type="float">
            <text:p>4.1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1546" calcext:value-type="float">
            <text:p>0.23154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75" calcext:value-type="float">
            <text:p>2175</text:p>
          </table:table-cell>
          <table:table-cell office:value-type="float" office:value="4.15624" calcext:value-type="float">
            <text:p>4.1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1652" calcext:value-type="float">
            <text:p>0.23165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76" calcext:value-type="float">
            <text:p>2176</text:p>
          </table:table-cell>
          <table:table-cell office:value-type="float" office:value="4.15634" calcext:value-type="float">
            <text:p>4.1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1752" calcext:value-type="float">
            <text:p>0.23175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77" calcext:value-type="float">
            <text:p>2177</text:p>
          </table:table-cell>
          <table:table-cell office:value-type="float" office:value="4.15648" calcext:value-type="float">
            <text:p>4.1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1851" calcext:value-type="float">
            <text:p>0.23185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78" calcext:value-type="float">
            <text:p>2178</text:p>
          </table:table-cell>
          <table:table-cell office:value-type="float" office:value="4.15653" calcext:value-type="float">
            <text:p>4.1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1955" calcext:value-type="float">
            <text:p>0.23195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79" calcext:value-type="float">
            <text:p>2179</text:p>
          </table:table-cell>
          <table:table-cell office:value-type="float" office:value="4.15663" calcext:value-type="float">
            <text:p>4.1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2056" calcext:value-type="float">
            <text:p>0.23205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80" calcext:value-type="float">
            <text:p>2180</text:p>
          </table:table-cell>
          <table:table-cell office:value-type="float" office:value="4.15675" calcext:value-type="float">
            <text:p>4.1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2156" calcext:value-type="float">
            <text:p>0.23215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81" calcext:value-type="float">
            <text:p>2181</text:p>
          </table:table-cell>
          <table:table-cell office:value-type="float" office:value="4.15679" calcext:value-type="float">
            <text:p>4.1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226" calcext:value-type="float">
            <text:p>0.2322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82" calcext:value-type="float">
            <text:p>2182</text:p>
          </table:table-cell>
          <table:table-cell office:value-type="float" office:value="4.15689" calcext:value-type="float">
            <text:p>4.1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2361" calcext:value-type="float">
            <text:p>0.23236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83" calcext:value-type="float">
            <text:p>2183</text:p>
          </table:table-cell>
          <table:table-cell office:value-type="float" office:value="4.15737" calcext:value-type="float">
            <text:p>4.1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2441" calcext:value-type="float">
            <text:p>0.23244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84" calcext:value-type="float">
            <text:p>2184</text:p>
          </table:table-cell>
          <table:table-cell office:value-type="float" office:value="4.15751" calcext:value-type="float">
            <text:p>4.1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2539" calcext:value-type="float">
            <text:p>0.23253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85" calcext:value-type="float">
            <text:p>2185</text:p>
          </table:table-cell>
          <table:table-cell office:value-type="float" office:value="4.15759" calcext:value-type="float">
            <text:p>4.1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2641" calcext:value-type="float">
            <text:p>0.23264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86" calcext:value-type="float">
            <text:p>2186</text:p>
          </table:table-cell>
          <table:table-cell office:value-type="float" office:value="4.15778" calcext:value-type="float">
            <text:p>4.1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2737" calcext:value-type="float">
            <text:p>0.23273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87" calcext:value-type="float">
            <text:p>2187</text:p>
          </table:table-cell>
          <table:table-cell office:value-type="float" office:value="4.15801" calcext:value-type="float">
            <text:p>4.1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2831" calcext:value-type="float">
            <text:p>0.23283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88" calcext:value-type="float">
            <text:p>2188</text:p>
          </table:table-cell>
          <table:table-cell office:value-type="float" office:value="4.15836" calcext:value-type="float">
            <text:p>4.1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2917" calcext:value-type="float">
            <text:p>0.23291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89" calcext:value-type="float">
            <text:p>2189</text:p>
          </table:table-cell>
          <table:table-cell office:value-type="float" office:value="4.15841" calcext:value-type="float">
            <text:p>4.1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3021" calcext:value-type="float">
            <text:p>0.23302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90" calcext:value-type="float">
            <text:p>2190</text:p>
          </table:table-cell>
          <table:table-cell office:value-type="float" office:value="4.15842" calcext:value-type="float">
            <text:p>4.1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3127" calcext:value-type="float">
            <text:p>0.23312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91" calcext:value-type="float">
            <text:p>2191</text:p>
          </table:table-cell>
          <table:table-cell office:value-type="float" office:value="4.15844" calcext:value-type="float">
            <text:p>4.1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3232" calcext:value-type="float">
            <text:p>0.233232</text:p>
          </table:table-cell>
          <table:table-cell office:value-type="float" office:value="270" calcext:value-type="float">
            <text:p>270</text:p>
          </table:table-cell>
          <table:table-cell office:value-type="float" office:value="81.3832" calcext:value-type="float">
            <text:p>81.3832</text:p>
          </table:table-cell>
          <table:table-cell office:value-type="float" office:value="0.0267258" calcext:value-type="float">
            <text:p>0.0267258</text:p>
          </table:table-cell>
        </table:table-row>
        <table:table-row table:style-name="ro1" table:visibility="filter">
          <table:table-cell office:value-type="float" office:value="2192" calcext:value-type="float">
            <text:p>2192</text:p>
          </table:table-cell>
          <table:table-cell office:value-type="float" office:value="4.15847" calcext:value-type="float">
            <text:p>4.1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3337" calcext:value-type="float">
            <text:p>0.233337</text:p>
          </table:table-cell>
          <table:table-cell office:value-type="float" office:value="270" calcext:value-type="float">
            <text:p>270</text:p>
          </table:table-cell>
          <table:table-cell office:value-type="float" office:value="60.9844" calcext:value-type="float">
            <text:p>60.98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93" calcext:value-type="float">
            <text:p>2193</text:p>
          </table:table-cell>
          <table:table-cell office:value-type="float" office:value="4.1587" calcext:value-type="float">
            <text:p>4.1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3431" calcext:value-type="float">
            <text:p>0.23343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94" calcext:value-type="float">
            <text:p>2194</text:p>
          </table:table-cell>
          <table:table-cell office:value-type="float" office:value="4.15902" calcext:value-type="float">
            <text:p>4.1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3519" calcext:value-type="float">
            <text:p>0.23351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95" calcext:value-type="float">
            <text:p>2195</text:p>
          </table:table-cell>
          <table:table-cell office:value-type="float" office:value="4.15918" calcext:value-type="float">
            <text:p>4.1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3616" calcext:value-type="float">
            <text:p>0.23361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96" calcext:value-type="float">
            <text:p>2196</text:p>
          </table:table-cell>
          <table:table-cell office:value-type="float" office:value="4.15921" calcext:value-type="float">
            <text:p>4.1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3721" calcext:value-type="float">
            <text:p>0.23372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197" calcext:value-type="float">
            <text:p>2197</text:p>
          </table:table-cell>
          <table:table-cell office:value-type="float" office:value="4.15957" calcext:value-type="float">
            <text:p>4.1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3807" calcext:value-type="float">
            <text:p>0.23380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98" calcext:value-type="float">
            <text:p>2198</text:p>
          </table:table-cell>
          <table:table-cell office:value-type="float" office:value="4.1597" calcext:value-type="float">
            <text:p>4.1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3907" calcext:value-type="float">
            <text:p>0.23390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99" calcext:value-type="float">
            <text:p>2199</text:p>
          </table:table-cell>
          <table:table-cell office:value-type="float" office:value="4.15972" calcext:value-type="float">
            <text:p>4.1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4012" calcext:value-type="float">
            <text:p>0.23401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00" calcext:value-type="float">
            <text:p>2200</text:p>
          </table:table-cell>
          <table:table-cell office:value-type="float" office:value="4.15995" calcext:value-type="float">
            <text:p>4.1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4105" calcext:value-type="float">
            <text:p>0.2341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4.25057" calcext:value-type="float">
            <text:p>4.2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29219" calcext:value-type="float">
            <text:p>0.229219</text:p>
          </table:table-cell>
          <table:table-cell office:value-type="float" office:value="270" calcext:value-type="float">
            <text:p>270</text:p>
          </table:table-cell>
          <table:table-cell office:value-type="float" office:value="34.7533" calcext:value-type="float">
            <text:p>34.75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02" calcext:value-type="float">
            <text:p>2202</text:p>
          </table:table-cell>
          <table:table-cell office:value-type="float" office:value="4.25135" calcext:value-type="float">
            <text:p>4.2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2928" calcext:value-type="float">
            <text:p>0.2292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03" calcext:value-type="float">
            <text:p>2203</text:p>
          </table:table-cell>
          <table:table-cell office:value-type="float" office:value="4.25146" calcext:value-type="float">
            <text:p>4.2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29379" calcext:value-type="float">
            <text:p>0.22937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04" calcext:value-type="float">
            <text:p>2204</text:p>
          </table:table-cell>
          <table:table-cell office:value-type="float" office:value="4.2515" calcext:value-type="float">
            <text:p>4.2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29481" calcext:value-type="float">
            <text:p>0.22948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05" calcext:value-type="float">
            <text:p>2205</text:p>
          </table:table-cell>
          <table:table-cell office:value-type="float" office:value="4.25165" calcext:value-type="float">
            <text:p>4.2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29577" calcext:value-type="float">
            <text:p>0.22957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06" calcext:value-type="float">
            <text:p>2206</text:p>
          </table:table-cell>
          <table:table-cell office:value-type="float" office:value="4.25171" calcext:value-type="float">
            <text:p>4.2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29678" calcext:value-type="float">
            <text:p>0.22967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07" calcext:value-type="float">
            <text:p>2207</text:p>
          </table:table-cell>
          <table:table-cell office:value-type="float" office:value="4.25278" calcext:value-type="float">
            <text:p>4.2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29724" calcext:value-type="float">
            <text:p>0.22972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08" calcext:value-type="float">
            <text:p>2208</text:p>
          </table:table-cell>
          <table:table-cell office:value-type="float" office:value="4.25325" calcext:value-type="float">
            <text:p>4.2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29803" calcext:value-type="float">
            <text:p>0.2298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09" calcext:value-type="float">
            <text:p>2209</text:p>
          </table:table-cell>
          <table:table-cell office:value-type="float" office:value="4.25359" calcext:value-type="float">
            <text:p>4.2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29888" calcext:value-type="float">
            <text:p>0.22988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10" calcext:value-type="float">
            <text:p>2210</text:p>
          </table:table-cell>
          <table:table-cell office:value-type="float" office:value="4.25384" calcext:value-type="float">
            <text:p>4.2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29979" calcext:value-type="float">
            <text:p>0.229979</text:p>
          </table:table-cell>
          <table:table-cell office:value-type="float" office:value="270" calcext:value-type="float">
            <text:p>270</text:p>
          </table:table-cell>
          <table:table-cell office:value-type="float" office:value="49.5885" calcext:value-type="float">
            <text:p>49.58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11" calcext:value-type="float">
            <text:p>2211</text:p>
          </table:table-cell>
          <table:table-cell office:value-type="float" office:value="4.25386" calcext:value-type="float">
            <text:p>4.2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30082" calcext:value-type="float">
            <text:p>0.23008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12" calcext:value-type="float">
            <text:p>2212</text:p>
          </table:table-cell>
          <table:table-cell office:value-type="float" office:value="4.25398" calcext:value-type="float">
            <text:p>4.2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3018" calcext:value-type="float">
            <text:p>0.23018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13" calcext:value-type="float">
            <text:p>2213</text:p>
          </table:table-cell>
          <table:table-cell office:value-type="float" office:value="4.25414" calcext:value-type="float">
            <text:p>4.2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0275" calcext:value-type="float">
            <text:p>0.23027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14" calcext:value-type="float">
            <text:p>2214</text:p>
          </table:table-cell>
          <table:table-cell office:value-type="float" office:value="4.25442" calcext:value-type="float">
            <text:p>4.2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0364" calcext:value-type="float">
            <text:p>0.23036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15" calcext:value-type="float">
            <text:p>2215</text:p>
          </table:table-cell>
          <table:table-cell office:value-type="float" office:value="4.2545" calcext:value-type="float">
            <text:p>4.2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0463" calcext:value-type="float">
            <text:p>0.23046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16" calcext:value-type="float">
            <text:p>2216</text:p>
          </table:table-cell>
          <table:table-cell office:value-type="float" office:value="4.25451" calcext:value-type="float">
            <text:p>4.2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0567" calcext:value-type="float">
            <text:p>0.23056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17" calcext:value-type="float">
            <text:p>2217</text:p>
          </table:table-cell>
          <table:table-cell office:value-type="float" office:value="4.25474" calcext:value-type="float">
            <text:p>4.2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0659" calcext:value-type="float">
            <text:p>0.23065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18" calcext:value-type="float">
            <text:p>2218</text:p>
          </table:table-cell>
          <table:table-cell office:value-type="float" office:value="4.25478" calcext:value-type="float">
            <text:p>4.2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0761" calcext:value-type="float">
            <text:p>0.230761</text:p>
          </table:table-cell>
          <table:table-cell office:value-type="float" office:value="270" calcext:value-type="float">
            <text:p>270</text:p>
          </table:table-cell>
          <table:table-cell office:value-type="float" office:value="23.0803" calcext:value-type="float">
            <text:p>23.08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19" calcext:value-type="float">
            <text:p>2219</text:p>
          </table:table-cell>
          <table:table-cell office:value-type="float" office:value="4.2548" calcext:value-type="float">
            <text:p>4.2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0863" calcext:value-type="float">
            <text:p>0.2308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20" calcext:value-type="float">
            <text:p>2220</text:p>
          </table:table-cell>
          <table:table-cell office:value-type="float" office:value="4.25509" calcext:value-type="float">
            <text:p>4.2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0952" calcext:value-type="float">
            <text:p>0.23095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2221" calcext:value-type="float">
            <text:p>2221</text:p>
          </table:table-cell>
          <table:table-cell office:value-type="float" office:value="4.2551" calcext:value-type="float">
            <text:p>4.2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1055" calcext:value-type="float">
            <text:p>0.23105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22" calcext:value-type="float">
            <text:p>2222</text:p>
          </table:table-cell>
          <table:table-cell office:value-type="float" office:value="4.25565" calcext:value-type="float">
            <text:p>4.2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1129" calcext:value-type="float">
            <text:p>0.23112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23" calcext:value-type="float">
            <text:p>2223</text:p>
          </table:table-cell>
          <table:table-cell office:value-type="float" office:value="4.25582" calcext:value-type="float">
            <text:p>4.2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1224" calcext:value-type="float">
            <text:p>0.23122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24" calcext:value-type="float">
            <text:p>2224</text:p>
          </table:table-cell>
          <table:table-cell office:value-type="float" office:value="4.25623" calcext:value-type="float">
            <text:p>4.2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1306" calcext:value-type="float">
            <text:p>0.23130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25" calcext:value-type="float">
            <text:p>2225</text:p>
          </table:table-cell>
          <table:table-cell office:value-type="float" office:value="4.25624" calcext:value-type="float">
            <text:p>4.2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141" calcext:value-type="float">
            <text:p>0.2314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26" calcext:value-type="float">
            <text:p>2226</text:p>
          </table:table-cell>
          <table:table-cell office:value-type="float" office:value="4.25634" calcext:value-type="float">
            <text:p>4.2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1508" calcext:value-type="float">
            <text:p>0.2315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27" calcext:value-type="float">
            <text:p>2227</text:p>
          </table:table-cell>
          <table:table-cell office:value-type="float" office:value="4.25648" calcext:value-type="float">
            <text:p>4.2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1604" calcext:value-type="float">
            <text:p>0.23160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28" calcext:value-type="float">
            <text:p>2228</text:p>
          </table:table-cell>
          <table:table-cell office:value-type="float" office:value="4.25653" calcext:value-type="float">
            <text:p>4.2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1706" calcext:value-type="float">
            <text:p>0.23170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29" calcext:value-type="float">
            <text:p>2229</text:p>
          </table:table-cell>
          <table:table-cell office:value-type="float" office:value="4.25663" calcext:value-type="float">
            <text:p>4.2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1804" calcext:value-type="float">
            <text:p>0.23180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30" calcext:value-type="float">
            <text:p>2230</text:p>
          </table:table-cell>
          <table:table-cell office:value-type="float" office:value="4.25675" calcext:value-type="float">
            <text:p>4.2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1902" calcext:value-type="float">
            <text:p>0.2319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31" calcext:value-type="float">
            <text:p>2231</text:p>
          </table:table-cell>
          <table:table-cell office:value-type="float" office:value="4.25679" calcext:value-type="float">
            <text:p>4.2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2003" calcext:value-type="float">
            <text:p>0.2320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32" calcext:value-type="float">
            <text:p>2232</text:p>
          </table:table-cell>
          <table:table-cell office:value-type="float" office:value="4.25689" calcext:value-type="float">
            <text:p>4.2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2102" calcext:value-type="float">
            <text:p>0.23210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33" calcext:value-type="float">
            <text:p>2233</text:p>
          </table:table-cell>
          <table:table-cell office:value-type="float" office:value="4.25737" calcext:value-type="float">
            <text:p>4.2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218" calcext:value-type="float">
            <text:p>0.232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34" calcext:value-type="float">
            <text:p>2234</text:p>
          </table:table-cell>
          <table:table-cell office:value-type="float" office:value="4.25751" calcext:value-type="float">
            <text:p>4.2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2276" calcext:value-type="float">
            <text:p>0.23227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35" calcext:value-type="float">
            <text:p>2235</text:p>
          </table:table-cell>
          <table:table-cell office:value-type="float" office:value="4.25759" calcext:value-type="float">
            <text:p>4.2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2376" calcext:value-type="float">
            <text:p>0.23237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36" calcext:value-type="float">
            <text:p>2236</text:p>
          </table:table-cell>
          <table:table-cell office:value-type="float" office:value="4.25778" calcext:value-type="float">
            <text:p>4.2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2469" calcext:value-type="float">
            <text:p>0.23246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37" calcext:value-type="float">
            <text:p>2237</text:p>
          </table:table-cell>
          <table:table-cell office:value-type="float" office:value="4.25801" calcext:value-type="float">
            <text:p>4.2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2561" calcext:value-type="float">
            <text:p>0.23256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38" calcext:value-type="float">
            <text:p>2238</text:p>
          </table:table-cell>
          <table:table-cell office:value-type="float" office:value="4.25836" calcext:value-type="float">
            <text:p>4.2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2645" calcext:value-type="float">
            <text:p>0.23264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39" calcext:value-type="float">
            <text:p>2239</text:p>
          </table:table-cell>
          <table:table-cell office:value-type="float" office:value="4.25841" calcext:value-type="float">
            <text:p>4.2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2746" calcext:value-type="float">
            <text:p>0.23274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40" calcext:value-type="float">
            <text:p>2240</text:p>
          </table:table-cell>
          <table:table-cell office:value-type="float" office:value="4.25842" calcext:value-type="float">
            <text:p>4.2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285" calcext:value-type="float">
            <text:p>0.2328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41" calcext:value-type="float">
            <text:p>2241</text:p>
          </table:table-cell>
          <table:table-cell office:value-type="float" office:value="4.25844" calcext:value-type="float">
            <text:p>4.2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2953" calcext:value-type="float">
            <text:p>0.232953</text:p>
          </table:table-cell>
          <table:table-cell office:value-type="float" office:value="270" calcext:value-type="float">
            <text:p>270</text:p>
          </table:table-cell>
          <table:table-cell office:value-type="float" office:value="82.6847" calcext:value-type="float">
            <text:p>82.6847</text:p>
          </table:table-cell>
          <table:table-cell office:value-type="float" office:value="0.0266226" calcext:value-type="float">
            <text:p>0.0266226</text:p>
          </table:table-cell>
        </table:table-row>
        <table:table-row table:style-name="ro1" table:visibility="filter">
          <table:table-cell office:value-type="float" office:value="2242" calcext:value-type="float">
            <text:p>2242</text:p>
          </table:table-cell>
          <table:table-cell office:value-type="float" office:value="4.25847" calcext:value-type="float">
            <text:p>4.2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3055" calcext:value-type="float">
            <text:p>0.233055</text:p>
          </table:table-cell>
          <table:table-cell office:value-type="float" office:value="270" calcext:value-type="float">
            <text:p>270</text:p>
          </table:table-cell>
          <table:table-cell office:value-type="float" office:value="62.015" calcext:value-type="float">
            <text:p>62.01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43" calcext:value-type="float">
            <text:p>2243</text:p>
          </table:table-cell>
          <table:table-cell office:value-type="float" office:value="4.2587" calcext:value-type="float">
            <text:p>4.2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3147" calcext:value-type="float">
            <text:p>0.23314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44" calcext:value-type="float">
            <text:p>2244</text:p>
          </table:table-cell>
          <table:table-cell office:value-type="float" office:value="4.25902" calcext:value-type="float">
            <text:p>4.2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3233" calcext:value-type="float">
            <text:p>0.23323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45" calcext:value-type="float">
            <text:p>2245</text:p>
          </table:table-cell>
          <table:table-cell office:value-type="float" office:value="4.25918" calcext:value-type="float">
            <text:p>4.2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3328" calcext:value-type="float">
            <text:p>0.23332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46" calcext:value-type="float">
            <text:p>2246</text:p>
          </table:table-cell>
          <table:table-cell office:value-type="float" office:value="4.25921" calcext:value-type="float">
            <text:p>4.2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343" calcext:value-type="float">
            <text:p>0.2334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47" calcext:value-type="float">
            <text:p>2247</text:p>
          </table:table-cell>
          <table:table-cell office:value-type="float" office:value="4.25957" calcext:value-type="float">
            <text:p>4.2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3515" calcext:value-type="float">
            <text:p>0.23351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48" calcext:value-type="float">
            <text:p>2248</text:p>
          </table:table-cell>
          <table:table-cell office:value-type="float" office:value="4.2597" calcext:value-type="float">
            <text:p>4.2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3612" calcext:value-type="float">
            <text:p>0.23361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49" calcext:value-type="float">
            <text:p>2249</text:p>
          </table:table-cell>
          <table:table-cell office:value-type="float" office:value="4.25972" calcext:value-type="float">
            <text:p>4.2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3714" calcext:value-type="float">
            <text:p>0.23371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50" calcext:value-type="float">
            <text:p>2250</text:p>
          </table:table-cell>
          <table:table-cell office:value-type="float" office:value="4.25995" calcext:value-type="float">
            <text:p>4.2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3805" calcext:value-type="float">
            <text:p>0.2338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4.35057" calcext:value-type="float">
            <text:p>4.3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29037" calcext:value-type="float">
            <text:p>0.229037</text:p>
          </table:table-cell>
          <table:table-cell office:value-type="float" office:value="270" calcext:value-type="float">
            <text:p>270</text:p>
          </table:table-cell>
          <table:table-cell office:value-type="float" office:value="35.7199" calcext:value-type="float">
            <text:p>35.71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52" calcext:value-type="float">
            <text:p>2252</text:p>
          </table:table-cell>
          <table:table-cell office:value-type="float" office:value="4.35135" calcext:value-type="float">
            <text:p>4.3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29098" calcext:value-type="float">
            <text:p>0.22909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53" calcext:value-type="float">
            <text:p>2253</text:p>
          </table:table-cell>
          <table:table-cell office:value-type="float" office:value="4.35146" calcext:value-type="float">
            <text:p>4.3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29194" calcext:value-type="float">
            <text:p>0.22919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54" calcext:value-type="float">
            <text:p>2254</text:p>
          </table:table-cell>
          <table:table-cell office:value-type="float" office:value="4.3515" calcext:value-type="float">
            <text:p>4.3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29294" calcext:value-type="float">
            <text:p>0.22929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55" calcext:value-type="float">
            <text:p>2255</text:p>
          </table:table-cell>
          <table:table-cell office:value-type="float" office:value="4.35165" calcext:value-type="float">
            <text:p>4.3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29387" calcext:value-type="float">
            <text:p>0.2293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56" calcext:value-type="float">
            <text:p>2256</text:p>
          </table:table-cell>
          <table:table-cell office:value-type="float" office:value="4.35171" calcext:value-type="float">
            <text:p>4.3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29486" calcext:value-type="float">
            <text:p>0.2294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57" calcext:value-type="float">
            <text:p>2257</text:p>
          </table:table-cell>
          <table:table-cell office:value-type="float" office:value="4.35278" calcext:value-type="float">
            <text:p>4.3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29531" calcext:value-type="float">
            <text:p>0.2295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58" calcext:value-type="float">
            <text:p>2258</text:p>
          </table:table-cell>
          <table:table-cell office:value-type="float" office:value="4.35325" calcext:value-type="float">
            <text:p>4.3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29608" calcext:value-type="float">
            <text:p>0.22960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59" calcext:value-type="float">
            <text:p>2259</text:p>
          </table:table-cell>
          <table:table-cell office:value-type="float" office:value="4.35359" calcext:value-type="float">
            <text:p>4.3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29692" calcext:value-type="float">
            <text:p>0.229692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60" calcext:value-type="float">
            <text:p>2260</text:p>
          </table:table-cell>
          <table:table-cell office:value-type="float" office:value="4.35384" calcext:value-type="float">
            <text:p>4.35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2978" calcext:value-type="float">
            <text:p>0.22978</text:p>
          </table:table-cell>
          <table:table-cell office:value-type="float" office:value="270" calcext:value-type="float">
            <text:p>270</text:p>
          </table:table-cell>
          <table:table-cell office:value-type="float" office:value="50.5731" calcext:value-type="float">
            <text:p>50.573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2261" calcext:value-type="float">
            <text:p>2261</text:p>
          </table:table-cell>
          <table:table-cell office:value-type="float" office:value="4.35386" calcext:value-type="float">
            <text:p>4.3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29881" calcext:value-type="float">
            <text:p>0.22988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62" calcext:value-type="float">
            <text:p>2262</text:p>
          </table:table-cell>
          <table:table-cell office:value-type="float" office:value="4.35398" calcext:value-type="float">
            <text:p>4.3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29976" calcext:value-type="float">
            <text:p>0.229976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63" calcext:value-type="float">
            <text:p>2263</text:p>
          </table:table-cell>
          <table:table-cell office:value-type="float" office:value="4.35414" calcext:value-type="float">
            <text:p>4.3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30069" calcext:value-type="float">
            <text:p>0.23006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64" calcext:value-type="float">
            <text:p>2264</text:p>
          </table:table-cell>
          <table:table-cell office:value-type="float" office:value="4.35442" calcext:value-type="float">
            <text:p>4.3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0156" calcext:value-type="float">
            <text:p>0.23015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65" calcext:value-type="float">
            <text:p>2265</text:p>
          </table:table-cell>
          <table:table-cell office:value-type="float" office:value="4.3545" calcext:value-type="float">
            <text:p>4.3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0254" calcext:value-type="float">
            <text:p>0.23025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66" calcext:value-type="float">
            <text:p>2266</text:p>
          </table:table-cell>
          <table:table-cell office:value-type="float" office:value="4.35451" calcext:value-type="float">
            <text:p>4.3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0355" calcext:value-type="float">
            <text:p>0.23035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67" calcext:value-type="float">
            <text:p>2267</text:p>
          </table:table-cell>
          <table:table-cell office:value-type="float" office:value="4.35474" calcext:value-type="float">
            <text:p>4.3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0445" calcext:value-type="float">
            <text:p>0.23044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68" calcext:value-type="float">
            <text:p>2268</text:p>
          </table:table-cell>
          <table:table-cell office:value-type="float" office:value="4.35478" calcext:value-type="float">
            <text:p>4.3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0544" calcext:value-type="float">
            <text:p>0.230544</text:p>
          </table:table-cell>
          <table:table-cell office:value-type="float" office:value="270" calcext:value-type="float">
            <text:p>270</text:p>
          </table:table-cell>
          <table:table-cell office:value-type="float" office:value="24.0303" calcext:value-type="float">
            <text:p>24.030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69" calcext:value-type="float">
            <text:p>2269</text:p>
          </table:table-cell>
          <table:table-cell office:value-type="float" office:value="4.3548" calcext:value-type="float">
            <text:p>4.3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0645" calcext:value-type="float">
            <text:p>0.23064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70" calcext:value-type="float">
            <text:p>2270</text:p>
          </table:table-cell>
          <table:table-cell office:value-type="float" office:value="4.35509" calcext:value-type="float">
            <text:p>4.3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0731" calcext:value-type="float">
            <text:p>0.230731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2271" calcext:value-type="float">
            <text:p>2271</text:p>
          </table:table-cell>
          <table:table-cell office:value-type="float" office:value="4.3551" calcext:value-type="float">
            <text:p>4.3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0832" calcext:value-type="float">
            <text:p>0.23083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72" calcext:value-type="float">
            <text:p>2272</text:p>
          </table:table-cell>
          <table:table-cell office:value-type="float" office:value="4.35565" calcext:value-type="float">
            <text:p>4.3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0904" calcext:value-type="float">
            <text:p>0.23090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73" calcext:value-type="float">
            <text:p>2273</text:p>
          </table:table-cell>
          <table:table-cell office:value-type="float" office:value="4.35582" calcext:value-type="float">
            <text:p>4.3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0997" calcext:value-type="float">
            <text:p>0.23099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74" calcext:value-type="float">
            <text:p>2274</text:p>
          </table:table-cell>
          <table:table-cell office:value-type="float" office:value="4.35623" calcext:value-type="float">
            <text:p>4.3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1077" calcext:value-type="float">
            <text:p>0.23107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75" calcext:value-type="float">
            <text:p>2275</text:p>
          </table:table-cell>
          <table:table-cell office:value-type="float" office:value="4.35624" calcext:value-type="float">
            <text:p>4.3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1178" calcext:value-type="float">
            <text:p>0.23117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76" calcext:value-type="float">
            <text:p>2276</text:p>
          </table:table-cell>
          <table:table-cell office:value-type="float" office:value="4.35634" calcext:value-type="float">
            <text:p>4.3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1274" calcext:value-type="float">
            <text:p>0.23127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77" calcext:value-type="float">
            <text:p>2277</text:p>
          </table:table-cell>
          <table:table-cell office:value-type="float" office:value="4.35648" calcext:value-type="float">
            <text:p>4.3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1368" calcext:value-type="float">
            <text:p>0.23136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78" calcext:value-type="float">
            <text:p>2278</text:p>
          </table:table-cell>
          <table:table-cell office:value-type="float" office:value="4.35653" calcext:value-type="float">
            <text:p>4.3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1468" calcext:value-type="float">
            <text:p>0.23146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79" calcext:value-type="float">
            <text:p>2279</text:p>
          </table:table-cell>
          <table:table-cell office:value-type="float" office:value="4.35663" calcext:value-type="float">
            <text:p>4.3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1564" calcext:value-type="float">
            <text:p>0.23156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80" calcext:value-type="float">
            <text:p>2280</text:p>
          </table:table-cell>
          <table:table-cell office:value-type="float" office:value="4.35675" calcext:value-type="float">
            <text:p>4.3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1659" calcext:value-type="float">
            <text:p>0.23165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81" calcext:value-type="float">
            <text:p>2281</text:p>
          </table:table-cell>
          <table:table-cell office:value-type="float" office:value="4.35679" calcext:value-type="float">
            <text:p>4.3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1758" calcext:value-type="float">
            <text:p>0.2317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82" calcext:value-type="float">
            <text:p>2282</text:p>
          </table:table-cell>
          <table:table-cell office:value-type="float" office:value="4.35689" calcext:value-type="float">
            <text:p>4.3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1855" calcext:value-type="float">
            <text:p>0.23185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83" calcext:value-type="float">
            <text:p>2283</text:p>
          </table:table-cell>
          <table:table-cell office:value-type="float" office:value="4.35737" calcext:value-type="float">
            <text:p>4.3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1931" calcext:value-type="float">
            <text:p>0.23193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84" calcext:value-type="float">
            <text:p>2284</text:p>
          </table:table-cell>
          <table:table-cell office:value-type="float" office:value="4.35751" calcext:value-type="float">
            <text:p>4.3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2025" calcext:value-type="float">
            <text:p>0.23202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85" calcext:value-type="float">
            <text:p>2285</text:p>
          </table:table-cell>
          <table:table-cell office:value-type="float" office:value="4.35759" calcext:value-type="float">
            <text:p>4.3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2122" calcext:value-type="float">
            <text:p>0.2321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86" calcext:value-type="float">
            <text:p>2286</text:p>
          </table:table-cell>
          <table:table-cell office:value-type="float" office:value="4.35778" calcext:value-type="float">
            <text:p>4.3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2213" calcext:value-type="float">
            <text:p>0.23221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87" calcext:value-type="float">
            <text:p>2287</text:p>
          </table:table-cell>
          <table:table-cell office:value-type="float" office:value="4.35801" calcext:value-type="float">
            <text:p>4.3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2303" calcext:value-type="float">
            <text:p>0.2323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88" calcext:value-type="float">
            <text:p>2288</text:p>
          </table:table-cell>
          <table:table-cell office:value-type="float" office:value="4.35836" calcext:value-type="float">
            <text:p>4.3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2386" calcext:value-type="float">
            <text:p>0.2323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89" calcext:value-type="float">
            <text:p>2289</text:p>
          </table:table-cell>
          <table:table-cell office:value-type="float" office:value="4.35841" calcext:value-type="float">
            <text:p>4.3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2485" calcext:value-type="float">
            <text:p>0.23248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90" calcext:value-type="float">
            <text:p>2290</text:p>
          </table:table-cell>
          <table:table-cell office:value-type="float" office:value="4.35842" calcext:value-type="float">
            <text:p>4.3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2586" calcext:value-type="float">
            <text:p>0.23258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91" calcext:value-type="float">
            <text:p>2291</text:p>
          </table:table-cell>
          <table:table-cell office:value-type="float" office:value="4.35844" calcext:value-type="float">
            <text:p>4.3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2686" calcext:value-type="float">
            <text:p>0.232686</text:p>
          </table:table-cell>
          <table:table-cell office:value-type="float" office:value="270" calcext:value-type="float">
            <text:p>270</text:p>
          </table:table-cell>
          <table:table-cell office:value-type="float" office:value="83.9865" calcext:value-type="float">
            <text:p>83.9865</text:p>
          </table:table-cell>
          <table:table-cell office:value-type="float" office:value="0.0265438" calcext:value-type="float">
            <text:p>0.0265438</text:p>
          </table:table-cell>
        </table:table-row>
        <table:table-row table:style-name="ro1" table:visibility="filter">
          <table:table-cell office:value-type="float" office:value="2292" calcext:value-type="float">
            <text:p>2292</text:p>
          </table:table-cell>
          <table:table-cell office:value-type="float" office:value="4.35847" calcext:value-type="float">
            <text:p>4.3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2786" calcext:value-type="float">
            <text:p>0.232786</text:p>
          </table:table-cell>
          <table:table-cell office:value-type="float" office:value="270" calcext:value-type="float">
            <text:p>270</text:p>
          </table:table-cell>
          <table:table-cell office:value-type="float" office:value="63.0822" calcext:value-type="float">
            <text:p>63.08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93" calcext:value-type="float">
            <text:p>2293</text:p>
          </table:table-cell>
          <table:table-cell office:value-type="float" office:value="4.3587" calcext:value-type="float">
            <text:p>4.3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2876" calcext:value-type="float">
            <text:p>0.23287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94" calcext:value-type="float">
            <text:p>2294</text:p>
          </table:table-cell>
          <table:table-cell office:value-type="float" office:value="4.35902" calcext:value-type="float">
            <text:p>4.3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296" calcext:value-type="float">
            <text:p>0.2329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95" calcext:value-type="float">
            <text:p>2295</text:p>
          </table:table-cell>
          <table:table-cell office:value-type="float" office:value="4.35918" calcext:value-type="float">
            <text:p>4.3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3053" calcext:value-type="float">
            <text:p>0.23305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96" calcext:value-type="float">
            <text:p>2296</text:p>
          </table:table-cell>
          <table:table-cell office:value-type="float" office:value="4.35921" calcext:value-type="float">
            <text:p>4.3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3153" calcext:value-type="float">
            <text:p>0.23315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297" calcext:value-type="float">
            <text:p>2297</text:p>
          </table:table-cell>
          <table:table-cell office:value-type="float" office:value="4.35957" calcext:value-type="float">
            <text:p>4.3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3235" calcext:value-type="float">
            <text:p>0.2332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98" calcext:value-type="float">
            <text:p>2298</text:p>
          </table:table-cell>
          <table:table-cell office:value-type="float" office:value="4.3597" calcext:value-type="float">
            <text:p>4.3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333" calcext:value-type="float">
            <text:p>0.2333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99" calcext:value-type="float">
            <text:p>2299</text:p>
          </table:table-cell>
          <table:table-cell office:value-type="float" office:value="4.35972" calcext:value-type="float">
            <text:p>4.3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343" calcext:value-type="float">
            <text:p>0.2334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00" calcext:value-type="float">
            <text:p>2300</text:p>
          </table:table-cell>
          <table:table-cell office:value-type="float" office:value="4.35995" calcext:value-type="float">
            <text:p>4.3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3519" calcext:value-type="float">
            <text:p>0.23351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01" calcext:value-type="float">
            <text:p>2301</text:p>
          </table:table-cell>
          <table:table-cell office:value-type="float" office:value="4.39384" calcext:value-type="float">
            <text:p>4.39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1819" calcext:value-type="float">
            <text:p>0.231819</text:p>
          </table:table-cell>
          <table:table-cell office:value-type="float" office:value="270" calcext:value-type="float">
            <text:p>270</text:p>
          </table:table-cell>
          <table:table-cell office:value-type="float" office:value="51.3958" calcext:value-type="float">
            <text:p>51.3958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filter">
          <table:table-cell office:value-type="float" office:value="2302" calcext:value-type="float">
            <text:p>2302</text:p>
          </table:table-cell>
          <table:table-cell office:value-type="float" office:value="4.43384" calcext:value-type="float">
            <text:p>4.43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29827" calcext:value-type="float">
            <text:p>0.229827</text:p>
          </table:table-cell>
          <table:table-cell office:value-type="float" office:value="270" calcext:value-type="float">
            <text:p>270</text:p>
          </table:table-cell>
          <table:table-cell office:value-type="float" office:value="51.3958" calcext:value-type="float">
            <text:p>51.395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4.45057" calcext:value-type="float">
            <text:p>4.45057</text:p>
          </table:table-cell>
          <table:table-cell office:value-type="float" office:value="1714636915" calcext:value-type="float">
            <text:p>1714636915</text:p>
          </table:table-cell>
          <table:table-cell office:value-type="float" office:value="0.229063" calcext:value-type="float">
            <text:p>0.229063</text:p>
          </table:table-cell>
          <table:table-cell office:value-type="float" office:value="270" calcext:value-type="float">
            <text:p>270</text:p>
          </table:table-cell>
          <table:table-cell office:value-type="float" office:value="36.697" calcext:value-type="float">
            <text:p>36.69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304" calcext:value-type="float">
            <text:p>2304</text:p>
          </table:table-cell>
          <table:table-cell office:value-type="float" office:value="4.45135" calcext:value-type="float">
            <text:p>4.45135</text:p>
          </table:table-cell>
          <table:table-cell office:value-type="float" office:value="1365180540" calcext:value-type="float">
            <text:p>1365180540</text:p>
          </table:table-cell>
          <table:table-cell office:value-type="float" office:value="0.229122" calcext:value-type="float">
            <text:p>0.2291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05" calcext:value-type="float">
            <text:p>2305</text:p>
          </table:table-cell>
          <table:table-cell office:value-type="float" office:value="4.45146" calcext:value-type="float">
            <text:p>4.45146</text:p>
          </table:table-cell>
          <table:table-cell office:value-type="float" office:value="2038664370" calcext:value-type="float">
            <text:p>2038664370</text:p>
          </table:table-cell>
          <table:table-cell office:value-type="float" office:value="0.229216" calcext:value-type="float">
            <text:p>0.22921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06" calcext:value-type="float">
            <text:p>2306</text:p>
          </table:table-cell>
          <table:table-cell office:value-type="float" office:value="4.4515" calcext:value-type="float">
            <text:p>4.4515</text:p>
          </table:table-cell>
          <table:table-cell office:value-type="float" office:value="1540383426" calcext:value-type="float">
            <text:p>1540383426</text:p>
          </table:table-cell>
          <table:table-cell office:value-type="float" office:value="0.229314" calcext:value-type="float">
            <text:p>0.22931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07" calcext:value-type="float">
            <text:p>2307</text:p>
          </table:table-cell>
          <table:table-cell office:value-type="float" office:value="4.45165" calcext:value-type="float">
            <text:p>4.45165</text:p>
          </table:table-cell>
          <table:table-cell office:value-type="float" office:value="149798315" calcext:value-type="float">
            <text:p>149798315</text:p>
          </table:table-cell>
          <table:table-cell office:value-type="float" office:value="0.229405" calcext:value-type="float">
            <text:p>0.22940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08" calcext:value-type="float">
            <text:p>2308</text:p>
          </table:table-cell>
          <table:table-cell office:value-type="float" office:value="4.45171" calcext:value-type="float">
            <text:p>4.45171</text:p>
          </table:table-cell>
          <table:table-cell office:value-type="float" office:value="294702567" calcext:value-type="float">
            <text:p>294702567</text:p>
          </table:table-cell>
          <table:table-cell office:value-type="float" office:value="0.229502" calcext:value-type="float">
            <text:p>0.22950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09" calcext:value-type="float">
            <text:p>2309</text:p>
          </table:table-cell>
          <table:table-cell office:value-type="float" office:value="4.45278" calcext:value-type="float">
            <text:p>4.45278</text:p>
          </table:table-cell>
          <table:table-cell office:value-type="float" office:value="608413784" calcext:value-type="float">
            <text:p>608413784</text:p>
          </table:table-cell>
          <table:table-cell office:value-type="float" office:value="0.229546" calcext:value-type="float">
            <text:p>0.229546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10" calcext:value-type="float">
            <text:p>2310</text:p>
          </table:table-cell>
          <table:table-cell office:value-type="float" office:value="4.45325" calcext:value-type="float">
            <text:p>4.45325</text:p>
          </table:table-cell>
          <table:table-cell office:value-type="float" office:value="336465782" calcext:value-type="float">
            <text:p>336465782</text:p>
          </table:table-cell>
          <table:table-cell office:value-type="float" office:value="0.229621" calcext:value-type="float">
            <text:p>0.22962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11" calcext:value-type="float">
            <text:p>2311</text:p>
          </table:table-cell>
          <table:table-cell office:value-type="float" office:value="4.45359" calcext:value-type="float">
            <text:p>4.45359</text:p>
          </table:table-cell>
          <table:table-cell office:value-type="float" office:value="628175011" calcext:value-type="float">
            <text:p>628175011</text:p>
          </table:table-cell>
          <table:table-cell office:value-type="float" office:value="0.229703" calcext:value-type="float">
            <text:p>0.22970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12" calcext:value-type="float">
            <text:p>2312</text:p>
          </table:table-cell>
          <table:table-cell office:value-type="float" office:value="4.45386" calcext:value-type="float">
            <text:p>4.45386</text:p>
          </table:table-cell>
          <table:table-cell office:value-type="float" office:value="304089172" calcext:value-type="float">
            <text:p>304089172</text:p>
          </table:table-cell>
          <table:table-cell office:value-type="float" office:value="0.229788" calcext:value-type="float">
            <text:p>0.22978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13" calcext:value-type="float">
            <text:p>2313</text:p>
          </table:table-cell>
          <table:table-cell office:value-type="float" office:value="4.45398" calcext:value-type="float">
            <text:p>4.45398</text:p>
          </table:table-cell>
          <table:table-cell office:value-type="float" office:value="1973594324" calcext:value-type="float">
            <text:p>1973594324</text:p>
          </table:table-cell>
          <table:table-cell office:value-type="float" office:value="0.229882" calcext:value-type="float">
            <text:p>0.229882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4.66033e-310</text:p>
          </table:table-cell>
          <table:table-cell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14" calcext:value-type="float">
            <text:p>2314</text:p>
          </table:table-cell>
          <table:table-cell office:value-type="float" office:value="4.45414" calcext:value-type="float">
            <text:p>4.45414</text:p>
          </table:table-cell>
          <table:table-cell office:value-type="float" office:value="2145174067" calcext:value-type="float">
            <text:p>2145174067</text:p>
          </table:table-cell>
          <table:table-cell office:value-type="float" office:value="0.229973" calcext:value-type="float">
            <text:p>0.22997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15" calcext:value-type="float">
            <text:p>2315</text:p>
          </table:table-cell>
          <table:table-cell office:value-type="float" office:value="4.45442" calcext:value-type="float">
            <text:p>4.45442</text:p>
          </table:table-cell>
          <table:table-cell office:value-type="float" office:value="2089018456" calcext:value-type="float">
            <text:p>2089018456</text:p>
          </table:table-cell>
          <table:table-cell office:value-type="float" office:value="0.230058" calcext:value-type="float">
            <text:p>0.23005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16" calcext:value-type="float">
            <text:p>2316</text:p>
          </table:table-cell>
          <table:table-cell office:value-type="float" office:value="4.4545" calcext:value-type="float">
            <text:p>4.4545</text:p>
          </table:table-cell>
          <table:table-cell office:value-type="float" office:value="1303455736" calcext:value-type="float">
            <text:p>1303455736</text:p>
          </table:table-cell>
          <table:table-cell office:value-type="float" office:value="0.230153" calcext:value-type="float">
            <text:p>0.23015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17" calcext:value-type="float">
            <text:p>2317</text:p>
          </table:table-cell>
          <table:table-cell office:value-type="float" office:value="4.45451" calcext:value-type="float">
            <text:p>4.45451</text:p>
          </table:table-cell>
          <table:table-cell office:value-type="float" office:value="1059961393" calcext:value-type="float">
            <text:p>1059961393</text:p>
          </table:table-cell>
          <table:table-cell office:value-type="float" office:value="0.230252" calcext:value-type="float">
            <text:p>0.23025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18" calcext:value-type="float">
            <text:p>2318</text:p>
          </table:table-cell>
          <table:table-cell office:value-type="float" office:value="4.45474" calcext:value-type="float">
            <text:p>4.45474</text:p>
          </table:table-cell>
          <table:table-cell office:value-type="float" office:value="2044897763" calcext:value-type="float">
            <text:p>2044897763</text:p>
          </table:table-cell>
          <table:table-cell office:value-type="float" office:value="0.230339" calcext:value-type="float">
            <text:p>0.23033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19" calcext:value-type="float">
            <text:p>2319</text:p>
          </table:table-cell>
          <table:table-cell office:value-type="float" office:value="4.45478" calcext:value-type="float">
            <text:p>4.45478</text:p>
          </table:table-cell>
          <table:table-cell office:value-type="float" office:value="1957747793" calcext:value-type="float">
            <text:p>1957747793</text:p>
          </table:table-cell>
          <table:table-cell office:value-type="float" office:value="0.230437" calcext:value-type="float">
            <text:p>0.230437</text:p>
          </table:table-cell>
          <table:table-cell office:value-type="float" office:value="270" calcext:value-type="float">
            <text:p>270</text:p>
          </table:table-cell>
          <table:table-cell office:value-type="float" office:value="25.1295" calcext:value-type="float">
            <text:p>25.12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320" calcext:value-type="float">
            <text:p>2320</text:p>
          </table:table-cell>
          <table:table-cell office:value-type="float" office:value="4.4548" calcext:value-type="float">
            <text:p>4.4548</text:p>
          </table:table-cell>
          <table:table-cell office:value-type="float" office:value="424238335" calcext:value-type="float">
            <text:p>424238335</text:p>
          </table:table-cell>
          <table:table-cell office:value-type="float" office:value="0.230535" calcext:value-type="float">
            <text:p>0.2305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21" calcext:value-type="float">
            <text:p>2321</text:p>
          </table:table-cell>
          <table:table-cell office:value-type="float" office:value="4.45509" calcext:value-type="float">
            <text:p>4.45509</text:p>
          </table:table-cell>
          <table:table-cell office:value-type="float" office:value="859484421" calcext:value-type="float">
            <text:p>859484421</text:p>
          </table:table-cell>
          <table:table-cell office:value-type="float" office:value="0.230619" calcext:value-type="float">
            <text:p>0.23061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33e-310</text:p>
          </table:table-cell>
        </table:table-row>
        <table:table-row table:style-name="ro1" table:visibility="filter">
          <table:table-cell office:value-type="float" office:value="2322" calcext:value-type="float">
            <text:p>2322</text:p>
          </table:table-cell>
          <table:table-cell office:value-type="float" office:value="4.4551" calcext:value-type="float">
            <text:p>4.4551</text:p>
          </table:table-cell>
          <table:table-cell office:value-type="float" office:value="1125898167" calcext:value-type="float">
            <text:p>1125898167</text:p>
          </table:table-cell>
          <table:table-cell office:value-type="float" office:value="0.230718" calcext:value-type="float">
            <text:p>0.23071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23" calcext:value-type="float">
            <text:p>2323</text:p>
          </table:table-cell>
          <table:table-cell office:value-type="float" office:value="4.45565" calcext:value-type="float">
            <text:p>4.45565</text:p>
          </table:table-cell>
          <table:table-cell office:value-type="float" office:value="1653377373" calcext:value-type="float">
            <text:p>1653377373</text:p>
          </table:table-cell>
          <table:table-cell office:value-type="float" office:value="0.230789" calcext:value-type="float">
            <text:p>0.23078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24" calcext:value-type="float">
            <text:p>2324</text:p>
          </table:table-cell>
          <table:table-cell office:value-type="float" office:value="4.45582" calcext:value-type="float">
            <text:p>4.45582</text:p>
          </table:table-cell>
          <table:table-cell office:value-type="float" office:value="783368690" calcext:value-type="float">
            <text:p>783368690</text:p>
          </table:table-cell>
          <table:table-cell office:value-type="float" office:value="0.230879" calcext:value-type="float">
            <text:p>0.2308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25" calcext:value-type="float">
            <text:p>2325</text:p>
          </table:table-cell>
          <table:table-cell office:value-type="float" office:value="4.45623" calcext:value-type="float">
            <text:p>4.45623</text:p>
          </table:table-cell>
          <table:table-cell office:value-type="float" office:value="635723058" calcext:value-type="float">
            <text:p>635723058</text:p>
          </table:table-cell>
          <table:table-cell office:value-type="float" office:value="0.230958" calcext:value-type="float">
            <text:p>0.23095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26" calcext:value-type="float">
            <text:p>2326</text:p>
          </table:table-cell>
          <table:table-cell office:value-type="float" office:value="4.45624" calcext:value-type="float">
            <text:p>4.45624</text:p>
          </table:table-cell>
          <table:table-cell office:value-type="float" office:value="468703135" calcext:value-type="float">
            <text:p>468703135</text:p>
          </table:table-cell>
          <table:table-cell office:value-type="float" office:value="0.231057" calcext:value-type="float">
            <text:p>0.23105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27" calcext:value-type="float">
            <text:p>2327</text:p>
          </table:table-cell>
          <table:table-cell office:value-type="float" office:value="4.45634" calcext:value-type="float">
            <text:p>4.45634</text:p>
          </table:table-cell>
          <table:table-cell office:value-type="float" office:value="861021530" calcext:value-type="float">
            <text:p>861021530</text:p>
          </table:table-cell>
          <table:table-cell office:value-type="float" office:value="0.23115" calcext:value-type="float">
            <text:p>0.2311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28" calcext:value-type="float">
            <text:p>2328</text:p>
          </table:table-cell>
          <table:table-cell office:value-type="float" office:value="4.45648" calcext:value-type="float">
            <text:p>4.45648</text:p>
          </table:table-cell>
          <table:table-cell office:value-type="float" office:value="1649760492" calcext:value-type="float">
            <text:p>1649760492</text:p>
          </table:table-cell>
          <table:table-cell office:value-type="float" office:value="0.231243" calcext:value-type="float">
            <text:p>0.23124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29" calcext:value-type="float">
            <text:p>2329</text:p>
          </table:table-cell>
          <table:table-cell office:value-type="float" office:value="4.45653" calcext:value-type="float">
            <text:p>4.45653</text:p>
          </table:table-cell>
          <table:table-cell office:value-type="float" office:value="278722862" calcext:value-type="float">
            <text:p>278722862</text:p>
          </table:table-cell>
          <table:table-cell office:value-type="float" office:value="0.231339" calcext:value-type="float">
            <text:p>0.23133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30" calcext:value-type="float">
            <text:p>2330</text:p>
          </table:table-cell>
          <table:table-cell office:value-type="float" office:value="4.45663" calcext:value-type="float">
            <text:p>4.45663</text:p>
          </table:table-cell>
          <table:table-cell office:value-type="float" office:value="1315634022" calcext:value-type="float">
            <text:p>1315634022</text:p>
          </table:table-cell>
          <table:table-cell office:value-type="float" office:value="0.231434" calcext:value-type="float">
            <text:p>0.23143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31" calcext:value-type="float">
            <text:p>2331</text:p>
          </table:table-cell>
          <table:table-cell office:value-type="float" office:value="4.45675" calcext:value-type="float">
            <text:p>4.45675</text:p>
          </table:table-cell>
          <table:table-cell office:value-type="float" office:value="1101513929" calcext:value-type="float">
            <text:p>1101513929</text:p>
          </table:table-cell>
          <table:table-cell office:value-type="float" office:value="0.231527" calcext:value-type="float">
            <text:p>0.23152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32" calcext:value-type="float">
            <text:p>2332</text:p>
          </table:table-cell>
          <table:table-cell office:value-type="float" office:value="4.45679" calcext:value-type="float">
            <text:p>4.45679</text:p>
          </table:table-cell>
          <table:table-cell office:value-type="float" office:value="1350490027" calcext:value-type="float">
            <text:p>1350490027</text:p>
          </table:table-cell>
          <table:table-cell office:value-type="float" office:value="0.231624" calcext:value-type="float">
            <text:p>0.23162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33" calcext:value-type="float">
            <text:p>2333</text:p>
          </table:table-cell>
          <table:table-cell office:value-type="float" office:value="4.45689" calcext:value-type="float">
            <text:p>4.45689</text:p>
          </table:table-cell>
          <table:table-cell office:value-type="float" office:value="1656478042" calcext:value-type="float">
            <text:p>1656478042</text:p>
          </table:table-cell>
          <table:table-cell office:value-type="float" office:value="0.231718" calcext:value-type="float">
            <text:p>0.23171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34" calcext:value-type="float">
            <text:p>2334</text:p>
          </table:table-cell>
          <table:table-cell office:value-type="float" office:value="4.45737" calcext:value-type="float">
            <text:p>4.45737</text:p>
          </table:table-cell>
          <table:table-cell office:value-type="float" office:value="1967513926" calcext:value-type="float">
            <text:p>1967513926</text:p>
          </table:table-cell>
          <table:table-cell office:value-type="float" office:value="0.231792" calcext:value-type="float">
            <text:p>0.23179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35" calcext:value-type="float">
            <text:p>2335</text:p>
          </table:table-cell>
          <table:table-cell office:value-type="float" office:value="4.45751" calcext:value-type="float">
            <text:p>4.45751</text:p>
          </table:table-cell>
          <table:table-cell office:value-type="float" office:value="1726956429" calcext:value-type="float">
            <text:p>1726956429</text:p>
          </table:table-cell>
          <table:table-cell office:value-type="float" office:value="0.231884" calcext:value-type="float">
            <text:p>0.23188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36" calcext:value-type="float">
            <text:p>2336</text:p>
          </table:table-cell>
          <table:table-cell office:value-type="float" office:value="4.45759" calcext:value-type="float">
            <text:p>4.45759</text:p>
          </table:table-cell>
          <table:table-cell office:value-type="float" office:value="1102520059" calcext:value-type="float">
            <text:p>1102520059</text:p>
          </table:table-cell>
          <table:table-cell office:value-type="float" office:value="0.23198" calcext:value-type="float">
            <text:p>0.2319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37" calcext:value-type="float">
            <text:p>2337</text:p>
          </table:table-cell>
          <table:table-cell office:value-type="float" office:value="4.45778" calcext:value-type="float">
            <text:p>4.45778</text:p>
          </table:table-cell>
          <table:table-cell office:value-type="float" office:value="1801979802" calcext:value-type="float">
            <text:p>1801979802</text:p>
          </table:table-cell>
          <table:table-cell office:value-type="float" office:value="0.232069" calcext:value-type="float">
            <text:p>0.23206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38" calcext:value-type="float">
            <text:p>2338</text:p>
          </table:table-cell>
          <table:table-cell office:value-type="float" office:value="4.45801" calcext:value-type="float">
            <text:p>4.45801</text:p>
          </table:table-cell>
          <table:table-cell office:value-type="float" office:value="1025202362" calcext:value-type="float">
            <text:p>1025202362</text:p>
          </table:table-cell>
          <table:table-cell office:value-type="float" office:value="0.232156" calcext:value-type="float">
            <text:p>0.23215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39" calcext:value-type="float">
            <text:p>2339</text:p>
          </table:table-cell>
          <table:table-cell office:value-type="float" office:value="4.45836" calcext:value-type="float">
            <text:p>4.45836</text:p>
          </table:table-cell>
          <table:table-cell office:value-type="float" office:value="719885386" calcext:value-type="float">
            <text:p>719885386</text:p>
          </table:table-cell>
          <table:table-cell office:value-type="float" office:value="0.232237" calcext:value-type="float">
            <text:p>0.232237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40" calcext:value-type="float">
            <text:p>2340</text:p>
          </table:table-cell>
          <table:table-cell office:value-type="float" office:value="4.45841" calcext:value-type="float">
            <text:p>4.45841</text:p>
          </table:table-cell>
          <table:table-cell office:value-type="float" office:value="1734575198" calcext:value-type="float">
            <text:p>1734575198</text:p>
          </table:table-cell>
          <table:table-cell office:value-type="float" office:value="0.232334" calcext:value-type="float">
            <text:p>0.232334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41" calcext:value-type="float">
            <text:p>2341</text:p>
          </table:table-cell>
          <table:table-cell office:value-type="float" office:value="4.45842" calcext:value-type="float">
            <text:p>4.45842</text:p>
          </table:table-cell>
          <table:table-cell office:value-type="float" office:value="756898537" calcext:value-type="float">
            <text:p>756898537</text:p>
          </table:table-cell>
          <table:table-cell office:value-type="float" office:value="0.232433" calcext:value-type="float">
            <text:p>0.232433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42" calcext:value-type="float">
            <text:p>2342</text:p>
          </table:table-cell>
          <table:table-cell office:value-type="float" office:value="4.45844" calcext:value-type="float">
            <text:p>4.45844</text:p>
          </table:table-cell>
          <table:table-cell office:value-type="float" office:value="1804289383" calcext:value-type="float">
            <text:p>1804289383</text:p>
          </table:table-cell>
          <table:table-cell office:value-type="float" office:value="0.232531" calcext:value-type="float">
            <text:p>0.232531</text:p>
          </table:table-cell>
          <table:table-cell office:value-type="float" office:value="270" calcext:value-type="float">
            <text:p>270</text:p>
          </table:table-cell>
          <table:table-cell office:value-type="float" office:value="85.2885" calcext:value-type="float">
            <text:p>85.2885</text:p>
          </table:table-cell>
          <table:table-cell office:value-type="float" office:value="0.0264418" calcext:value-type="float">
            <text:p>0.0264418</text:p>
          </table:table-cell>
        </table:table-row>
        <table:table-row table:style-name="ro1" table:visibility="filter">
          <table:table-cell office:value-type="float" office:value="2343" calcext:value-type="float">
            <text:p>2343</text:p>
          </table:table-cell>
          <table:table-cell office:value-type="float" office:value="4.45847" calcext:value-type="float">
            <text:p>4.45847</text:p>
          </table:table-cell>
          <table:table-cell office:value-type="float" office:value="846930886" calcext:value-type="float">
            <text:p>846930886</text:p>
          </table:table-cell>
          <table:table-cell office:value-type="float" office:value="0.232629" calcext:value-type="float">
            <text:p>0.232629</text:p>
          </table:table-cell>
          <table:table-cell office:value-type="float" office:value="270" calcext:value-type="float">
            <text:p>270</text:p>
          </table:table-cell>
          <table:table-cell office:value-type="float" office:value="64.1853" calcext:value-type="float">
            <text:p>64.185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344" calcext:value-type="float">
            <text:p>2344</text:p>
          </table:table-cell>
          <table:table-cell office:value-type="float" office:value="4.4587" calcext:value-type="float">
            <text:p>4.4587</text:p>
          </table:table-cell>
          <table:table-cell office:value-type="float" office:value="1189641421" calcext:value-type="float">
            <text:p>1189641421</text:p>
          </table:table-cell>
          <table:table-cell office:value-type="float" office:value="0.232716" calcext:value-type="float">
            <text:p>0.23271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45" calcext:value-type="float">
            <text:p>2345</text:p>
          </table:table-cell>
          <table:table-cell office:value-type="float" office:value="4.45902" calcext:value-type="float">
            <text:p>4.45902</text:p>
          </table:table-cell>
          <table:table-cell office:value-type="float" office:value="35005211" calcext:value-type="float">
            <text:p>35005211</text:p>
          </table:table-cell>
          <table:table-cell office:value-type="float" office:value="0.232798" calcext:value-type="float">
            <text:p>0.23279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46" calcext:value-type="float">
            <text:p>2346</text:p>
          </table:table-cell>
          <table:table-cell office:value-type="float" office:value="4.45918" calcext:value-type="float">
            <text:p>4.45918</text:p>
          </table:table-cell>
          <table:table-cell office:value-type="float" office:value="1131176229" calcext:value-type="float">
            <text:p>1131176229</text:p>
          </table:table-cell>
          <table:table-cell office:value-type="float" office:value="0.232889" calcext:value-type="float">
            <text:p>0.232889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47" calcext:value-type="float">
            <text:p>2347</text:p>
          </table:table-cell>
          <table:table-cell office:value-type="float" office:value="4.45921" calcext:value-type="float">
            <text:p>4.45921</text:p>
          </table:table-cell>
          <table:table-cell office:value-type="float" office:value="1914544919" calcext:value-type="float">
            <text:p>1914544919</text:p>
          </table:table-cell>
          <table:table-cell office:value-type="float" office:value="0.232987" calcext:value-type="float">
            <text:p>0.232987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48" calcext:value-type="float">
            <text:p>2348</text:p>
          </table:table-cell>
          <table:table-cell office:value-type="float" office:value="4.45957" calcext:value-type="float">
            <text:p>4.45957</text:p>
          </table:table-cell>
          <table:table-cell office:value-type="float" office:value="596516649" calcext:value-type="float">
            <text:p>596516649</text:p>
          </table:table-cell>
          <table:table-cell office:value-type="float" office:value="0.233068" calcext:value-type="float">
            <text:p>0.23306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49" calcext:value-type="float">
            <text:p>2349</text:p>
          </table:table-cell>
          <table:table-cell office:value-type="float" office:value="4.4597" calcext:value-type="float">
            <text:p>4.4597</text:p>
          </table:table-cell>
          <table:table-cell office:value-type="float" office:value="521595368" calcext:value-type="float">
            <text:p>521595368</text:p>
          </table:table-cell>
          <table:table-cell office:value-type="float" office:value="0.23316" calcext:value-type="float">
            <text:p>0.2331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50" calcext:value-type="float">
            <text:p>2350</text:p>
          </table:table-cell>
          <table:table-cell office:value-type="float" office:value="4.45972" calcext:value-type="float">
            <text:p>4.45972</text:p>
          </table:table-cell>
          <table:table-cell office:value-type="float" office:value="1369133069" calcext:value-type="float">
            <text:p>1369133069</text:p>
          </table:table-cell>
          <table:table-cell office:value-type="float" office:value="0.233258" calcext:value-type="float">
            <text:p>0.23325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51" calcext:value-type="float">
            <text:p>2351</text:p>
          </table:table-cell>
          <table:table-cell office:value-type="float" office:value="4.45995" calcext:value-type="float">
            <text:p>4.45995</text:p>
          </table:table-cell>
          <table:table-cell office:value-type="float" office:value="233665123" calcext:value-type="float">
            <text:p>233665123</text:p>
          </table:table-cell>
          <table:table-cell office:value-type="float" office:value="0.233345" calcext:value-type="float">
            <text:p>0.23334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4.6605e-310</text:p>
          </table:table-cell>
        </table:table-row>
        <table:table-row table:style-name="ro1" table:visibility="filter">
          <table:table-cell office:value-type="float" office:value="2352" calcext:value-type="float">
            <text:p>2352</text:p>
          </table:table-cell>
          <table:table-cell office:value-type="float" office:value="4.47384" calcext:value-type="float">
            <text:p>4.47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272" calcext:value-type="float">
            <text:p>0.23272</text:p>
          </table:table-cell>
          <table:table-cell office:value-type="float" office:value="270" calcext:value-type="float">
            <text:p>270</text:p>
          </table:table-cell>
          <table:table-cell office:value-type="float" office:value="51.7952" calcext:value-type="float">
            <text:p>51.795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353" calcext:value-type="float">
            <text:p>2353</text:p>
          </table:table-cell>
          <table:table-cell office:value-type="float" office:value="4.51384" calcext:value-type="float">
            <text:p>4.51384</text:p>
          </table:table-cell>
          <table:table-cell office:value-type="float" office:value="1681692777" calcext:value-type="float">
            <text:p>1681692777</text:p>
          </table:table-cell>
          <table:table-cell office:value-type="float" office:value="0.230756" calcext:value-type="float">
            <text:p>0.230756</text:p>
          </table:table-cell>
          <table:table-cell office:value-type="float" office:value="270" calcext:value-type="float">
            <text:p>270</text:p>
          </table:table-cell>
          <table:table-cell office:value-type="float" office:value="52.2017" calcext:value-type="float">
            <text:p>52.201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CAMSent.A1:CAMSent.G2354" table:display-filter-buttons="true">
          <table:filter>
            <table:filter-and>
              <table:filter-condition table:field-number="2" table:value="1714636915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03T01:19:32.742656847</dc:date>
    <meta:editing-duration>PT3M2S</meta:editing-duration>
    <meta:editing-cycles>1</meta:editing-cycles>
    <meta:document-statistic meta:table-count="1" meta:cell-count="16478" meta:object-count="0"/>
  </office:meta>
</office:document-meta>
</file>